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Versions/Version5" manifest:media-type=""/>
  <manifest:file-entry manifest:full-path="Versions/Version4" manifest:media-type=""/>
  <manifest:file-entry manifest:full-path="Versions/Version3" manifest:media-type=""/>
  <manifest:file-entry manifest:full-path="Versions/Version2" manifest:media-type=""/>
  <manifest:file-entry manifest:full-path="Versions/Version1" manifest:media-type=""/>
  <manifest:file-entry manifest:full-path="settings.xml" manifest:media-type="text/xml"/>
  <manifest:file-entry manifest:full-path="meta.xml" manifest:media-type="text/xml"/>
  <manifest:file-entry manifest:full-path="VersionList.xml"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5in" table:align="center" fo:keep-with-next="always"/>
    </style:style>
    <style:style style:name="Table1.A" style:family="table-column">
      <style:table-column-properties style:column-width="1.5in"/>
    </style:style>
    <style:style style:name="Table1.B" style:family="table-column">
      <style:table-column-properties style:column-width="1in"/>
    </style:style>
    <style:style style:name="Table1.A1" style:family="table-cell">
      <style:table-cell-properties fo:background-color="#c0c0c0" fo:padding="0.0382in" fo:border-left="0.05pt solid #000000" fo:border-right="none" fo:border-top="0.05pt solid #000000" fo:border-bottom="none">
        <style:background-image/>
      </style:table-cell-properties>
    </style:style>
    <style:style style:name="Table1.B1" style:family="table-cell">
      <style:table-cell-properties fo:background-color="#c0c0c0" fo:padding="0.0382in" fo:border-left="none" fo:border-right="0.05pt solid #000000" fo:border-top="0.05pt solid #000000" fo:border-bottom="none">
        <style:background-image/>
      </style:table-cell-properties>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none" fo:border-right="0.05pt solid #000000" fo:border-top="none" fo:border-bottom="none"/>
    </style:style>
    <style:style style:name="Table1.A3" style:family="table-cell">
      <style:table-cell-properties fo:background-color="transparent" fo:padding="0.0382in" fo:border-left="0.05pt solid #000000" fo:border-right="none" fo:border-top="none" fo:border-bottom="none">
        <style:background-image/>
      </style:table-cell-properties>
    </style:style>
    <style:style style:name="Table1.B3" style:family="table-cell">
      <style:table-cell-properties fo:padding="0.0382in" fo:border-left="none" fo:border-right="0.05pt solid #000000" fo:border-top="none" fo:border-bottom="none"/>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0.05pt solid #000000" fo:border-top="none" fo:border-bottom="0.05pt solid #000000"/>
    </style:style>
    <style:style style:name="P1" style:family="paragraph" style:parent-style-name="Standard">
      <style:text-properties fo:font-size="12pt" officeooo:rsid="002b39eb" officeooo:paragraph-rsid="007cd33f" style:font-size-asian="12pt" style:font-size-complex="12pt"/>
    </style:style>
    <style:style style:name="P2" style:family="paragraph" style:parent-style-name="Standard" style:list-style-name="L1">
      <style:text-properties fo:font-size="12pt" officeooo:rsid="0098e026" officeooo:paragraph-rsid="0098e026" style:font-size-asian="12pt" style:font-size-complex="12pt"/>
    </style:style>
    <style:style style:name="P3" style:family="paragraph" style:parent-style-name="Standard">
      <style:text-properties fo:font-size="12pt" officeooo:rsid="007b7ab9" officeooo:paragraph-rsid="0099e98d" style:font-size-asian="12pt" style:font-size-complex="12pt"/>
    </style:style>
    <style:style style:name="P4" style:family="paragraph" style:parent-style-name="Standard">
      <style:text-properties fo:font-size="12pt" officeooo:rsid="009b798e" officeooo:paragraph-rsid="009b798e" style:font-size-asian="12pt" style:font-size-complex="12pt"/>
    </style:style>
    <style:style style:name="P5" style:family="paragraph" style:parent-style-name="Standard">
      <style:text-properties fo:font-size="12pt" officeooo:rsid="0099e98d" officeooo:paragraph-rsid="00cba959" style:font-size-asian="12pt" style:font-size-complex="12pt"/>
    </style:style>
    <style:style style:name="P6" style:family="paragraph" style:parent-style-name="Standard">
      <style:text-properties fo:font-size="12pt" officeooo:rsid="00c136f0" officeooo:paragraph-rsid="0099e98d" style:font-size-asian="12pt" style:font-size-complex="12pt"/>
    </style:style>
    <style:style style:name="P7" style:family="paragraph" style:parent-style-name="Standard" style:list-style-name="L1">
      <style:text-properties fo:font-size="12pt" officeooo:rsid="0099e98d" officeooo:paragraph-rsid="0099e98d" style:font-size-asian="12pt" style:font-size-complex="12pt"/>
    </style:style>
    <style:style style:name="P8" style:family="paragraph" style:parent-style-name="Standard" style:list-style-name="L1">
      <style:text-properties fo:font-size="12pt" officeooo:rsid="007b7ab9" officeooo:paragraph-rsid="0099e98d" style:font-size-asian="12pt" style:font-size-complex="12pt"/>
    </style:style>
    <style:style style:name="P9" style:family="paragraph" style:parent-style-name="Standard" style:list-style-name="L2">
      <style:text-properties fo:font-size="12pt" officeooo:rsid="00c136f0" officeooo:paragraph-rsid="0098e026" style:font-size-asian="12pt" style:font-size-complex="12pt"/>
    </style:style>
    <style:style style:name="P10" style:family="paragraph" style:parent-style-name="Standard" style:list-style-name="L2">
      <style:text-properties fo:font-size="12pt" officeooo:rsid="0099e98d" officeooo:paragraph-rsid="0098e026" style:font-size-asian="12pt" style:font-size-complex="12pt"/>
    </style:style>
    <style:style style:name="P11" style:family="paragraph" style:parent-style-name="Standard" style:list-style-name="L2">
      <style:text-properties fo:font-size="12pt" officeooo:rsid="0098e026" officeooo:paragraph-rsid="0098e026" style:font-size-asian="12pt" style:font-size-complex="12pt"/>
    </style:style>
    <style:style style:name="P12" style:family="paragraph" style:parent-style-name="Standard" style:list-style-name="L2">
      <style:text-properties fo:font-size="12pt" officeooo:rsid="007b7ab9" officeooo:paragraph-rsid="0098e026" style:font-size-asian="12pt" style:font-size-complex="12pt"/>
    </style:style>
    <style:style style:name="P13" style:family="paragraph" style:parent-style-name="Standard" style:list-style-name="L1">
      <style:text-properties fo:font-size="12pt" officeooo:rsid="00be779f" officeooo:paragraph-rsid="0098e026" style:font-size-asian="12pt" style:font-size-complex="12pt"/>
    </style:style>
    <style:style style:name="P14" style:family="paragraph" style:parent-style-name="Standard">
      <style:text-properties fo:font-size="12pt" officeooo:rsid="0098e026" officeooo:paragraph-rsid="0098e026" style:font-size-asian="12pt" style:font-size-complex="12pt"/>
    </style:style>
    <style:style style:name="P15" style:family="paragraph" style:parent-style-name="Standard">
      <style:text-properties fo:font-size="12pt" officeooo:paragraph-rsid="0098e026" style:font-size-asian="12pt" style:font-size-complex="12pt"/>
    </style:style>
    <style:style style:name="P16" style:family="paragraph" style:parent-style-name="Standard">
      <style:text-properties fo:font-size="12pt" officeooo:rsid="002b4400" officeooo:paragraph-rsid="002b4400" style:font-size-asian="12pt" style:font-size-complex="12pt"/>
    </style:style>
    <style:style style:name="P17" style:family="paragraph" style:parent-style-name="Heading_20_1">
      <style:text-properties officeooo:rsid="00c0350f" officeooo:paragraph-rsid="00c0350f"/>
    </style:style>
    <style:style style:name="P18" style:family="paragraph" style:parent-style-name="Heading_20_1">
      <style:text-properties officeooo:paragraph-rsid="00c0350f"/>
    </style:style>
    <style:style style:name="P19" style:family="paragraph" style:parent-style-name="Standard">
      <style:text-properties fo:font-size="12pt" officeooo:rsid="006e87e7" officeooo:paragraph-rsid="006eae17" style:font-size-asian="12pt" style:font-size-complex="12pt"/>
    </style:style>
    <style:style style:name="P20" style:family="paragraph" style:parent-style-name="Standard">
      <style:text-properties fo:font-size="12pt" officeooo:rsid="006eae17" officeooo:paragraph-rsid="00856091" style:font-size-asian="12pt" style:font-size-complex="12pt"/>
    </style:style>
    <style:style style:name="P21" style:family="paragraph" style:parent-style-name="Standard">
      <style:text-properties fo:font-size="12pt" officeooo:paragraph-rsid="007d2f15" style:font-size-asian="12pt" style:font-size-complex="12pt"/>
    </style:style>
    <style:style style:name="P22" style:family="paragraph" style:parent-style-name="Standard">
      <style:text-properties fo:font-size="12pt" officeooo:paragraph-rsid="0087c35e" style:font-size-asian="12pt" style:font-size-complex="12pt"/>
    </style:style>
    <style:style style:name="P23" style:family="paragraph" style:parent-style-name="Standard">
      <style:text-properties fo:font-size="12pt" officeooo:paragraph-rsid="00c4b803" style:font-size-asian="12pt" style:font-size-complex="12pt"/>
    </style:style>
    <style:style style:name="P24" style:family="paragraph" style:parent-style-name="Standard">
      <style:text-properties fo:font-size="12pt" officeooo:rsid="006edeab" officeooo:paragraph-rsid="006f8135" style:font-size-asian="12pt" style:font-size-complex="12pt"/>
    </style:style>
    <style:style style:name="P25" style:family="paragraph" style:parent-style-name="Standard">
      <style:text-properties fo:font-size="12pt" officeooo:paragraph-rsid="006f8135" style:font-size-asian="12pt" style:font-size-complex="12pt"/>
    </style:style>
    <style:style style:name="P26" style:family="paragraph" style:parent-style-name="Standard">
      <style:text-properties fo:font-size="12pt" officeooo:rsid="006f8135" officeooo:paragraph-rsid="006edeab" style:font-size-asian="12pt" style:font-size-complex="12pt"/>
    </style:style>
    <style:style style:name="P27" style:family="paragraph" style:parent-style-name="Standard">
      <style:text-properties fo:font-size="12pt" officeooo:paragraph-rsid="006edeab" style:font-size-asian="12pt" style:font-size-complex="12pt"/>
    </style:style>
    <style:style style:name="P28" style:family="paragraph" style:parent-style-name="Standard">
      <style:text-properties fo:font-size="12pt" officeooo:rsid="006eae17" officeooo:paragraph-rsid="006f8135" style:font-size-asian="12pt" style:font-size-complex="12pt"/>
    </style:style>
    <style:style style:name="P29" style:family="paragraph" style:parent-style-name="Heading_20_6">
      <style:text-properties fo:font-size="11pt" officeooo:rsid="00155e14" style:font-size-asian="11pt" style:font-size-complex="11pt"/>
    </style:style>
    <style:style style:name="P30" style:family="paragraph" style:parent-style-name="Standard">
      <style:text-properties fo:font-size="11pt" officeooo:rsid="008b5a3b" officeooo:paragraph-rsid="008e4625" style:font-size-asian="11pt" style:font-size-complex="11pt"/>
    </style:style>
    <style:style style:name="P31" style:family="paragraph" style:parent-style-name="Standard">
      <style:text-properties fo:font-size="11pt" officeooo:rsid="008e4625" officeooo:paragraph-rsid="008eb027" style:font-size-asian="11pt" style:font-size-complex="11pt"/>
    </style:style>
    <style:style style:name="P32" style:family="paragraph" style:parent-style-name="Standard">
      <style:text-properties fo:font-size="11pt" officeooo:rsid="00be779f" officeooo:paragraph-rsid="00be779f" style:font-size-asian="11pt" style:font-size-complex="11pt"/>
    </style:style>
    <style:style style:name="P33" style:family="paragraph" style:parent-style-name="Standard">
      <style:text-properties fo:font-size="11pt" officeooo:rsid="008b5a3b" officeooo:paragraph-rsid="008b5a3b" style:font-size-asian="11pt" style:font-size-complex="11pt"/>
    </style:style>
    <style:style style:name="P34" style:family="paragraph" style:parent-style-name="Standard">
      <style:text-properties fo:font-size="11pt" officeooo:rsid="008b5a3b" officeooo:paragraph-rsid="00be779f" style:font-size-asian="11pt" style:font-size-complex="11pt"/>
    </style:style>
    <style:style style:name="P35" style:family="paragraph" style:parent-style-name="Standard">
      <style:text-properties fo:font-size="11pt" officeooo:rsid="00ba9ed8" officeooo:paragraph-rsid="008eb8f2" style:font-size-asian="11pt" style:font-size-complex="11pt"/>
    </style:style>
    <style:style style:name="P36" style:family="paragraph" style:parent-style-name="Standard">
      <style:text-properties fo:font-size="11pt" officeooo:rsid="008eb8f2" officeooo:paragraph-rsid="008eb8f2" style:font-size-asian="11pt" style:font-size-complex="11pt"/>
    </style:style>
    <style:style style:name="P37" style:family="paragraph" style:parent-style-name="Standard">
      <style:text-properties fo:font-size="11pt" officeooo:rsid="00ba9ed8" officeooo:paragraph-rsid="00ba9ed8" style:font-size-asian="11pt" style:font-size-complex="11pt"/>
    </style:style>
    <style:style style:name="P38" style:family="paragraph" style:parent-style-name="Standard">
      <style:text-properties fo:font-size="11pt" officeooo:rsid="002d79e1" officeooo:paragraph-rsid="008b5a3b" style:font-size-asian="11pt" style:font-size-complex="11pt"/>
    </style:style>
    <style:style style:name="P39" style:family="paragraph" style:parent-style-name="Standard">
      <style:text-properties fo:font-size="11pt" officeooo:rsid="0032c971" officeooo:paragraph-rsid="0032c971" style:font-size-asian="11pt" style:font-size-complex="11pt"/>
    </style:style>
    <style:style style:name="P40" style:family="paragraph" style:parent-style-name="Standard">
      <style:text-properties fo:font-size="11pt" officeooo:rsid="002d79e1" officeooo:paragraph-rsid="0032c971" style:font-size-asian="11pt" style:font-size-complex="11pt"/>
    </style:style>
    <style:style style:name="P41" style:family="paragraph" style:parent-style-name="Heading_20_1">
      <style:text-properties fo:font-size="11pt" officeooo:rsid="001ac2d5" style:font-size-asian="11pt" style:font-size-complex="11pt"/>
    </style:style>
    <style:style style:name="P42" style:family="paragraph" style:parent-style-name="Standard">
      <style:text-properties fo:font-size="11pt" officeooo:rsid="001ac2d5" officeooo:paragraph-rsid="001ac2d5" style:font-size-asian="11pt" style:font-size-complex="11pt"/>
    </style:style>
    <style:style style:name="P43" style:family="paragraph" style:parent-style-name="Text_20_body">
      <style:text-properties fo:font-size="11pt" officeooo:rsid="001ac2d5" style:font-size-asian="11pt" style:font-size-complex="11pt"/>
    </style:style>
    <style:style style:name="P44" style:family="paragraph" style:parent-style-name="Standard">
      <style:text-properties fo:font-size="11pt" officeooo:rsid="002b39eb" officeooo:paragraph-rsid="006bd6e3" style:font-size-asian="11pt" style:font-size-complex="11pt"/>
    </style:style>
    <style:style style:name="P45" style:family="paragraph" style:parent-style-name="Standard">
      <style:text-properties fo:font-size="11pt" officeooo:rsid="002b4400" officeooo:paragraph-rsid="006bd6e3" style:font-size-asian="11pt" style:font-size-complex="11pt"/>
    </style:style>
    <style:style style:name="P46" style:family="paragraph" style:parent-style-name="Standard">
      <style:text-properties fo:font-size="11pt" officeooo:rsid="0011002d" officeooo:paragraph-rsid="006bd6e3" style:font-size-asian="11pt" style:font-size-complex="11pt"/>
    </style:style>
    <style:style style:name="P47" style:family="paragraph" style:parent-style-name="Standard">
      <style:text-properties fo:font-size="11pt" officeooo:rsid="0011a1e0" officeooo:paragraph-rsid="006bd6e3" style:font-size-asian="11pt" style:font-size-complex="11pt"/>
    </style:style>
    <style:style style:name="P48" style:family="paragraph" style:parent-style-name="Standard">
      <style:text-properties fo:font-size="11pt" officeooo:rsid="00074a65" officeooo:paragraph-rsid="0024d895" style:font-size-asian="11pt" style:font-size-complex="11pt"/>
    </style:style>
    <style:style style:name="P49" style:family="paragraph" style:parent-style-name="Standard">
      <style:text-properties fo:font-size="11pt" officeooo:rsid="0016b657" officeooo:paragraph-rsid="006bd6e3" style:font-size-asian="11pt" style:font-size-complex="11pt"/>
    </style:style>
    <style:style style:name="P50" style:family="paragraph" style:parent-style-name="Standard">
      <style:text-properties fo:font-size="11pt" officeooo:rsid="00172bef" officeooo:paragraph-rsid="006bd6e3" style:font-size-asian="11pt" style:font-size-complex="11pt"/>
    </style:style>
    <style:style style:name="P51" style:family="paragraph" style:parent-style-name="Standard">
      <style:text-properties fo:font-size="11pt" officeooo:rsid="0018cdc7" officeooo:paragraph-rsid="006bd6e3" style:font-size-asian="11pt" style:font-size-complex="11pt"/>
    </style:style>
    <style:style style:name="P52" style:family="paragraph" style:parent-style-name="Standard">
      <style:text-properties fo:font-size="11pt" officeooo:rsid="002133b8" officeooo:paragraph-rsid="0024d895" style:font-size-asian="11pt" style:font-size-complex="11pt"/>
    </style:style>
    <style:style style:name="P53" style:family="paragraph" style:parent-style-name="Standard">
      <style:text-properties fo:font-size="11pt" officeooo:rsid="000eebb4" officeooo:paragraph-rsid="0024d895" style:font-size-asian="11pt" style:font-size-complex="11pt"/>
    </style:style>
    <style:style style:name="P54" style:family="paragraph" style:parent-style-name="Standard">
      <style:text-properties fo:font-size="11pt" officeooo:rsid="000885cc" officeooo:paragraph-rsid="0024d895" style:font-size-asian="11pt" style:font-size-complex="11pt"/>
    </style:style>
    <style:style style:name="P55" style:family="paragraph" style:parent-style-name="Standard">
      <style:text-properties fo:font-size="11pt" officeooo:paragraph-rsid="0024d895" style:font-size-asian="11pt" style:font-size-complex="11pt"/>
    </style:style>
    <style:style style:name="P56" style:family="paragraph" style:parent-style-name="Standard">
      <style:text-properties fo:font-size="11pt" officeooo:paragraph-rsid="00271cee" style:font-size-asian="11pt" style:font-size-complex="11pt"/>
    </style:style>
    <style:style style:name="P57" style:family="paragraph" style:parent-style-name="Standard">
      <style:text-properties fo:font-size="11pt" officeooo:rsid="0025eacb" officeooo:paragraph-rsid="006bd6e3" style:font-size-asian="11pt" style:font-size-complex="11pt"/>
    </style:style>
    <style:style style:name="P58" style:family="paragraph" style:parent-style-name="Standard">
      <style:text-properties fo:font-size="11pt" officeooo:rsid="002593c0" officeooo:paragraph-rsid="006bd6e3" style:font-size-asian="11pt" style:font-size-complex="11pt"/>
    </style:style>
    <style:style style:name="P59" style:family="paragraph" style:parent-style-name="Standard">
      <style:text-properties fo:font-size="11pt" officeooo:rsid="00246c50" officeooo:paragraph-rsid="0024d895" style:font-size-asian="11pt" style:font-size-complex="11pt"/>
    </style:style>
    <style:style style:name="P60" style:family="paragraph" style:parent-style-name="Standard">
      <style:text-properties fo:font-size="11pt" officeooo:rsid="00271cee" officeooo:paragraph-rsid="00271cee" style:font-size-asian="11pt" style:font-size-complex="11pt"/>
    </style:style>
    <style:style style:name="P61" style:family="paragraph" style:parent-style-name="Standard">
      <style:text-properties fo:font-size="11pt" officeooo:rsid="0025f0ef" officeooo:paragraph-rsid="0025f0ef" style:font-size-asian="11pt" style:font-size-complex="11pt"/>
    </style:style>
    <style:style style:name="P62" style:family="paragraph" style:parent-style-name="Standard">
      <style:text-properties fo:font-size="11pt" officeooo:rsid="002bfa24" officeooo:paragraph-rsid="006bd6e3" style:font-size-asian="11pt" style:font-size-complex="11pt"/>
    </style:style>
    <style:style style:name="P63" style:family="paragraph" style:parent-style-name="Standard">
      <style:text-properties fo:font-size="11pt" officeooo:rsid="002b66cb" officeooo:paragraph-rsid="002b66cb" style:font-size-asian="11pt" style:font-size-complex="11pt"/>
    </style:style>
    <style:style style:name="P64" style:family="paragraph" style:parent-style-name="Standard">
      <style:text-properties fo:font-size="11pt" officeooo:rsid="003e2d39" officeooo:paragraph-rsid="003e2d39" style:font-size-asian="11pt" style:font-size-complex="11pt"/>
    </style:style>
    <style:style style:name="P65" style:family="paragraph" style:parent-style-name="Standard">
      <style:text-properties fo:font-size="11pt" officeooo:rsid="003e2d39" officeooo:paragraph-rsid="00400cd6" style:font-size-asian="11pt" style:font-size-complex="11pt"/>
    </style:style>
    <style:style style:name="P66" style:family="paragraph" style:parent-style-name="Standard">
      <style:text-properties fo:font-size="11pt" officeooo:rsid="003e2d39" officeooo:paragraph-rsid="00416fcc" style:font-size-asian="11pt" style:font-size-complex="11pt"/>
    </style:style>
    <style:style style:name="P67" style:family="paragraph" style:parent-style-name="Standard">
      <style:text-properties fo:font-size="11pt" officeooo:rsid="004402de" officeooo:paragraph-rsid="004402de" style:font-size-asian="11pt" style:font-size-complex="11pt"/>
    </style:style>
    <style:style style:name="P68" style:family="paragraph" style:parent-style-name="Standard">
      <style:text-properties fo:font-size="11pt" officeooo:rsid="00400cd6" officeooo:paragraph-rsid="00400cd6" style:font-size-asian="11pt" style:font-size-complex="11pt"/>
    </style:style>
    <style:style style:name="P69" style:family="paragraph" style:parent-style-name="Standard">
      <style:text-properties fo:font-size="11pt" officeooo:rsid="00416fcc" officeooo:paragraph-rsid="00400cd6" style:font-size-asian="11pt" style:font-size-complex="11pt"/>
    </style:style>
    <style:style style:name="P70" style:family="paragraph" style:parent-style-name="Standard">
      <style:text-properties fo:font-size="11pt" officeooo:rsid="00416fcc" officeooo:paragraph-rsid="00416fcc" style:font-size-asian="11pt" style:font-size-complex="11pt"/>
    </style:style>
    <style:style style:name="P71" style:family="paragraph" style:parent-style-name="Standard">
      <style:text-properties fo:font-size="11pt" officeooo:rsid="004197f7" officeooo:paragraph-rsid="004197f7" style:font-size-asian="11pt" style:font-size-complex="11pt"/>
    </style:style>
    <style:style style:name="P72" style:family="paragraph" style:parent-style-name="Standard">
      <style:text-properties fo:font-size="11pt" officeooo:rsid="0042229f" officeooo:paragraph-rsid="0042229f" style:font-size-asian="11pt" style:font-size-complex="11pt"/>
    </style:style>
    <style:style style:name="P73" style:family="paragraph" style:parent-style-name="Standard">
      <style:text-properties fo:font-size="11pt" officeooo:rsid="00452a6f" officeooo:paragraph-rsid="003e2d39" style:font-size-asian="11pt" style:font-size-complex="11pt"/>
    </style:style>
    <style:style style:name="P74" style:family="paragraph" style:parent-style-name="Standard">
      <style:text-properties fo:font-size="11pt" officeooo:rsid="00452a6f" officeooo:paragraph-rsid="00452a6f" style:font-size-asian="11pt" style:font-size-complex="11pt"/>
    </style:style>
    <style:style style:name="P75" style:family="paragraph" style:parent-style-name="Standard">
      <style:text-properties fo:font-size="11pt" officeooo:rsid="00466573" officeooo:paragraph-rsid="006bd6e3" style:font-size-asian="11pt" style:font-size-complex="11pt"/>
    </style:style>
    <style:style style:name="P76" style:family="paragraph" style:parent-style-name="Standard">
      <style:text-properties fo:font-size="11pt" officeooo:rsid="004834bb" officeooo:paragraph-rsid="006bd6e3" style:font-size-asian="11pt" style:font-size-complex="11pt"/>
    </style:style>
    <style:style style:name="P77" style:family="paragraph" style:parent-style-name="Standard">
      <style:text-properties fo:font-size="11pt" officeooo:rsid="004b8da1" officeooo:paragraph-rsid="006bd6e3" style:font-size-asian="11pt" style:font-size-complex="11pt"/>
    </style:style>
    <style:style style:name="P78" style:family="paragraph" style:parent-style-name="Standard">
      <style:text-properties fo:font-size="11pt" officeooo:rsid="004c682d" officeooo:paragraph-rsid="006bd6e3" style:font-size-asian="11pt" style:font-size-complex="11pt"/>
    </style:style>
    <style:style style:name="P79" style:family="paragraph" style:parent-style-name="Standard">
      <style:text-properties fo:font-size="11pt" officeooo:rsid="0067c1f8" officeooo:paragraph-rsid="006bd6e3" style:font-size-asian="11pt" style:font-size-complex="11pt"/>
    </style:style>
    <style:style style:name="P80" style:family="paragraph" style:parent-style-name="Standard">
      <style:text-properties fo:font-size="11pt" officeooo:rsid="0068f81e" officeooo:paragraph-rsid="006bd6e3" style:font-size-asian="11pt" style:font-size-complex="11pt"/>
    </style:style>
    <style:style style:name="P81" style:family="paragraph" style:parent-style-name="Standard">
      <style:text-properties fo:font-size="11pt" officeooo:rsid="005e35d3" officeooo:paragraph-rsid="006bd6e3" style:font-size-asian="11pt" style:font-size-complex="11pt"/>
    </style:style>
    <style:style style:name="P82" style:family="paragraph" style:parent-style-name="Standard">
      <style:text-properties fo:font-size="11pt" officeooo:rsid="005e8a41" officeooo:paragraph-rsid="006bd6e3" style:font-size-asian="11pt" style:font-size-complex="11pt"/>
    </style:style>
    <style:style style:name="P83" style:family="paragraph" style:parent-style-name="Standard">
      <style:text-properties fo:font-size="11pt" officeooo:rsid="0061315b" officeooo:paragraph-rsid="006bd6e3" style:font-size-asian="11pt" style:font-size-complex="11pt"/>
    </style:style>
    <style:style style:name="P84" style:family="paragraph" style:parent-style-name="Standard">
      <style:text-properties fo:font-size="11pt" officeooo:rsid="00628db8" officeooo:paragraph-rsid="006bd6e3" style:font-size-asian="11pt" style:font-size-complex="11pt"/>
    </style:style>
    <style:style style:name="P85" style:family="paragraph" style:parent-style-name="Standard">
      <style:text-properties fo:font-size="11pt" officeooo:rsid="00667cfa" officeooo:paragraph-rsid="006bd6e3" style:font-size-asian="11pt" style:font-size-complex="11pt"/>
    </style:style>
    <style:style style:name="P86" style:family="paragraph" style:parent-style-name="Standard">
      <style:text-properties fo:font-size="11pt" officeooo:rsid="00661dc8" officeooo:paragraph-rsid="006bd6e3" style:font-size-asian="11pt" style:font-size-complex="11pt"/>
    </style:style>
    <style:style style:name="P87" style:family="paragraph" style:parent-style-name="Standard">
      <style:text-properties fo:font-size="11pt" officeooo:paragraph-rsid="0069b62e" style:font-size-asian="11pt" style:font-size-complex="11pt"/>
    </style:style>
    <style:style style:name="P88" style:family="paragraph" style:parent-style-name="Standard">
      <style:text-properties fo:font-size="11pt" officeooo:paragraph-rsid="006bd6e3" style:font-size-asian="11pt" style:font-size-complex="11pt"/>
    </style:style>
    <style:style style:name="P89" style:family="paragraph" style:parent-style-name="Standard">
      <style:text-properties fo:font-size="11pt" officeooo:rsid="00699c6b" officeooo:paragraph-rsid="00699c6b" style:font-size-asian="11pt" style:font-size-complex="11pt"/>
    </style:style>
    <style:style style:name="P90" style:family="paragraph" style:parent-style-name="Standard">
      <style:text-properties fo:font-size="11pt" officeooo:rsid="0069b62e" officeooo:paragraph-rsid="0069b62e" style:font-size-asian="11pt" style:font-size-complex="11pt"/>
    </style:style>
    <style:style style:name="P91" style:family="paragraph" style:parent-style-name="Standard">
      <style:text-properties fo:font-size="11pt" officeooo:rsid="009cc52b" officeooo:paragraph-rsid="009cc52b" style:font-size-asian="11pt" style:font-size-complex="11pt"/>
    </style:style>
    <style:style style:name="P92" style:family="paragraph" style:parent-style-name="Standard">
      <style:text-properties officeooo:paragraph-rsid="0084ab07"/>
    </style:style>
    <style:style style:name="P93" style:family="paragraph" style:parent-style-name="Standard">
      <style:text-properties officeooo:paragraph-rsid="006bd6e3"/>
    </style:style>
    <style:style style:name="P94" style:family="paragraph" style:parent-style-name="Drawing">
      <style:paragraph-properties fo:text-align="center" style:justify-single-word="false"/>
    </style:style>
    <style:style style:name="P95" style:family="paragraph" style:parent-style-name="Standard">
      <style:paragraph-properties fo:padding="0.0291in" fo:border-left="none" fo:border-right="none" fo:border-top="none" fo:border-bottom="0.06pt solid #000000" style:join-border="false"/>
      <style:text-properties fo:font-size="11pt" officeooo:rsid="003e2d39" officeooo:paragraph-rsid="0024d895" style:font-size-asian="11pt" style:font-size-complex="11pt"/>
    </style:style>
    <style:style style:name="P96" style:family="paragraph" style:parent-style-name="Preformatted_20_Text">
      <style:paragraph-properties fo:margin-top="0in" fo:margin-bottom="0.1965in" style:contextual-spacing="false"/>
    </style:style>
    <style:style style:name="P97" style:family="paragraph" style:parent-style-name="Preformatted_20_Text">
      <style:text-properties fo:font-size="11pt" officeooo:rsid="003e2d39" officeooo:paragraph-rsid="003e2d39" style:font-size-asian="11pt" style:font-size-complex="11pt"/>
    </style:style>
    <style:style style:name="P98" style:family="paragraph" style:parent-style-name="Text_20_body">
      <style:text-properties officeooo:paragraph-rsid="0084ab07"/>
    </style:style>
    <style:style style:name="P99" style:family="paragraph" style:parent-style-name="Text_20_body">
      <style:paragraph-properties fo:text-align="center" style:justify-single-word="false"/>
      <style:text-properties officeooo:rsid="007b7ab9"/>
    </style:style>
    <style:style style:name="P100" style:family="paragraph" style:parent-style-name="Text_20_body">
      <style:text-properties officeooo:rsid="00527b20"/>
    </style:style>
    <style:style style:name="P101" style:family="paragraph" style:parent-style-name="Table_20_Contents">
      <style:paragraph-properties fo:text-align="center" style:justify-single-word="false"/>
      <style:text-properties officeooo:paragraph-rsid="0084ab07"/>
    </style:style>
    <style:style style:name="P102" style:family="paragraph" style:parent-style-name="Table_20_Contents">
      <style:text-properties officeooo:paragraph-rsid="0084ab07"/>
    </style:style>
    <style:style style:name="P103" style:family="paragraph" style:parent-style-name="Table">
      <style:paragraph-properties fo:text-align="center" style:justify-single-word="false"/>
      <style:text-properties officeooo:paragraph-rsid="0084ab07"/>
    </style:style>
    <style:style style:name="P104" style:family="paragraph" style:parent-style-name="Heading">
      <style:paragraph-properties fo:text-align="center" style:justify-single-word="false"/>
      <style:text-properties officeooo:rsid="007b7ab9"/>
    </style:style>
    <style:style style:name="P105" style:family="paragraph" style:parent-style-name="Heading">
      <style:text-properties officeooo:rsid="00527b20"/>
    </style:style>
    <style:style style:name="P106" style:family="paragraph" style:parent-style-name="Heading">
      <style:paragraph-properties fo:text-align="center" style:justify-single-word="false"/>
      <style:text-properties fo:font-size="24pt" officeooo:rsid="007b7ab9" officeooo:paragraph-rsid="00b6e2fc" style:font-size-asian="24pt" style:font-size-complex="24pt"/>
    </style:style>
    <style:style style:name="P107" style:family="paragraph" style:parent-style-name="Footnote">
      <style:text-properties officeooo:rsid="007bb045" officeooo:paragraph-rsid="007bb045"/>
    </style:style>
    <style:style style:name="P108" style:family="paragraph" style:parent-style-name="Footnote">
      <style:text-properties officeooo:rsid="00927d21" officeooo:paragraph-rsid="00927d21"/>
    </style:style>
    <style:style style:name="P109" style:family="paragraph" style:parent-style-name="Contents_20_10">
      <style:paragraph-properties>
        <style:tab-stops>
          <style:tab-stop style:position="5.1563in" style:type="right" style:leader-style="dotted" style:leader-text="."/>
        </style:tab-stops>
      </style:paragraph-properties>
    </style:style>
    <style:style style:name="P110" style:family="paragraph" style:parent-style-name="Contents_20_4">
      <style:paragraph-properties>
        <style:tab-stops>
          <style:tab-stop style:position="6.3354in" style:type="right" style:leader-style="dotted" style:leader-text="."/>
        </style:tab-stops>
      </style:paragraph-properties>
    </style:style>
    <style:style style:name="P111" style:family="paragraph" style:parent-style-name="Contents_20_3">
      <style:paragraph-properties>
        <style:tab-stops>
          <style:tab-stop style:position="6.5319in" style:type="right" style:leader-style="dotted" style:leader-text="."/>
        </style:tab-stops>
      </style:paragraph-properties>
    </style:style>
    <style:style style:name="P112" style:family="paragraph" style:parent-style-name="Contents_20_1">
      <style:paragraph-properties>
        <style:tab-stops>
          <style:tab-stop style:position="6.9252in" style:type="right" style:leader-style="dotted" style:leader-text="."/>
        </style:tab-stops>
      </style:paragraph-properties>
    </style:style>
    <style:style style:name="P113" style:family="paragraph" style:parent-style-name="Contents_20_5">
      <style:paragraph-properties>
        <style:tab-stops>
          <style:tab-stop style:position="6.139in" style:type="right" style:leader-style="dotted" style:leader-text="."/>
        </style:tab-stops>
      </style:paragraph-properties>
    </style:style>
    <style:style style:name="P114" style:family="paragraph" style:parent-style-name="Text_20_body">
      <style:text-properties fo:font-size="11pt" officeooo:rsid="001ac2d5" style:font-size-asian="11pt" style:font-size-complex="11pt"/>
    </style:style>
    <style:style style:name="P115" style:family="paragraph" style:parent-style-name="Text_20_body">
      <style:text-properties officeooo:paragraph-rsid="00d5607b"/>
    </style:style>
    <style:style style:name="P116" style:family="paragraph" style:parent-style-name="Text_20_body">
      <style:text-properties officeooo:paragraph-rsid="00d8d419"/>
    </style:style>
    <style:style style:name="P117" style:family="paragraph" style:parent-style-name="Text_20_body" style:list-style-name="L3">
      <style:text-properties fo:font-size="12pt" officeooo:rsid="00720594" officeooo:paragraph-rsid="00b6e2fc" style:font-size-asian="12pt" style:font-size-complex="12pt"/>
    </style:style>
    <style:style style:name="P118" style:family="paragraph" style:parent-style-name="Text_20_body" style:list-style-name="L3">
      <style:text-properties fo:font-size="12pt" officeooo:paragraph-rsid="00b6e2fc" style:font-size-asian="12pt" style:font-size-complex="12pt"/>
    </style:style>
    <style:style style:name="P119" style:family="paragraph" style:parent-style-name="Text_20_body" style:list-style-name="L3">
      <style:text-properties fo:font-size="12pt" officeooo:paragraph-rsid="00bc1894" style:font-size-asian="12pt" style:font-size-complex="12pt"/>
    </style:style>
    <style:style style:name="P120" style:family="paragraph" style:parent-style-name="Standard" style:list-style-name="L2">
      <style:text-properties fo:font-size="11pt" officeooo:rsid="0098e026" officeooo:paragraph-rsid="00d5607b" style:font-size-asian="11pt" style:font-size-complex="11pt"/>
    </style:style>
    <style:style style:name="P121" style:family="paragraph" style:parent-style-name="Standard">
      <style:text-properties fo:font-size="11pt" officeooo:rsid="008e4625" officeooo:paragraph-rsid="008eb027" style:font-size-asian="11pt" style:font-size-complex="11pt"/>
    </style:style>
    <style:style style:name="P122" style:family="paragraph" style:parent-style-name="Standard" style:list-style-name="L2">
      <style:text-properties fo:font-size="11pt" officeooo:rsid="00cd19b6" officeooo:paragraph-rsid="00d5607b" style:font-size-asian="11pt" style:font-size-complex="11pt"/>
    </style:style>
    <style:style style:name="P123" style:family="paragraph" style:parent-style-name="Standard">
      <style:text-properties fo:font-size="11pt" officeooo:rsid="00be779f" officeooo:paragraph-rsid="00be779f" style:font-size-asian="11pt" style:font-size-complex="11pt"/>
    </style:style>
    <style:style style:name="P124" style:family="paragraph" style:parent-style-name="Standard" style:list-style-name="L18">
      <style:text-properties fo:font-size="11pt" officeooo:paragraph-rsid="006bd6e3" style:font-size-asian="11pt" style:font-size-complex="11pt"/>
    </style:style>
    <style:style style:name="P125" style:family="paragraph" style:parent-style-name="Standard">
      <style:text-properties fo:font-size="11pt" officeooo:rsid="008b5a3b" officeooo:paragraph-rsid="008e4625" style:font-size-asian="11pt" style:font-size-complex="11pt"/>
    </style:style>
    <style:style style:name="P126" style:family="paragraph" style:parent-style-name="Standard">
      <style:text-properties fo:font-size="11pt" officeooo:rsid="008b5a3b" officeooo:paragraph-rsid="008b5a3b" style:font-size-asian="11pt" style:font-size-complex="11pt"/>
    </style:style>
    <style:style style:name="P127" style:family="paragraph" style:parent-style-name="Standard">
      <style:text-properties fo:font-size="11pt" officeooo:rsid="008b5a3b" officeooo:paragraph-rsid="00be779f" style:font-size-asian="11pt" style:font-size-complex="11pt"/>
    </style:style>
    <style:style style:name="P128" style:family="paragraph" style:parent-style-name="Standard">
      <style:text-properties fo:font-size="11pt" officeooo:rsid="00ba9ed8" officeooo:paragraph-rsid="00ba9ed8" style:font-size-asian="11pt" style:font-size-complex="11pt"/>
    </style:style>
    <style:style style:name="P129" style:family="paragraph" style:parent-style-name="Standard">
      <style:text-properties fo:font-size="11pt" officeooo:rsid="00ba9ed8" officeooo:paragraph-rsid="008eb8f2" style:font-size-asian="11pt" style:font-size-complex="11pt"/>
    </style:style>
    <style:style style:name="P130" style:family="paragraph" style:parent-style-name="Standard">
      <style:text-properties fo:font-size="11pt" officeooo:rsid="002d79e1" officeooo:paragraph-rsid="008b5a3b" style:font-size-asian="11pt" style:font-size-complex="11pt"/>
    </style:style>
    <style:style style:name="P131" style:family="paragraph" style:parent-style-name="Standard">
      <style:text-properties fo:font-size="11pt" officeooo:rsid="002d79e1" officeooo:paragraph-rsid="0032c971" style:font-size-asian="11pt" style:font-size-complex="11pt"/>
    </style:style>
    <style:style style:name="P132" style:family="paragraph" style:parent-style-name="Standard">
      <style:text-properties fo:font-size="11pt" officeooo:rsid="008eb8f2" officeooo:paragraph-rsid="008eb8f2" style:font-size-asian="11pt" style:font-size-complex="11pt"/>
    </style:style>
    <style:style style:name="P133" style:family="paragraph" style:parent-style-name="Standard">
      <style:text-properties fo:font-size="11pt" officeooo:rsid="0032c971" officeooo:paragraph-rsid="0032c971" style:font-size-asian="11pt" style:font-size-complex="11pt"/>
    </style:style>
    <style:style style:name="P134" style:family="paragraph" style:parent-style-name="Standard">
      <style:text-properties fo:font-size="11pt" officeooo:rsid="001ac2d5" officeooo:paragraph-rsid="001ac2d5" style:font-size-asian="11pt" style:font-size-complex="11pt"/>
    </style:style>
    <style:style style:name="P135" style:family="paragraph" style:parent-style-name="Standard">
      <style:text-properties fo:font-size="11pt" officeooo:rsid="007813e9" officeooo:paragraph-rsid="00d8d419" style:font-size-asian="11pt" style:font-size-complex="11pt"/>
    </style:style>
    <style:style style:name="P136" style:family="paragraph" style:parent-style-name="Standard" style:list-style-name="L2">
      <style:text-properties officeooo:paragraph-rsid="00d5607b"/>
    </style:style>
    <style:style style:name="P137" style:family="paragraph" style:parent-style-name="Standard">
      <style:text-properties fo:font-size="12pt" style:font-size-asian="12pt" style:font-size-complex="12pt"/>
    </style:style>
    <style:style style:name="P138" style:family="paragraph" style:parent-style-name="Standard">
      <style:text-properties fo:font-size="12pt" officeooo:rsid="000d2b2c" officeooo:paragraph-rsid="00d58be0" style:font-size-asian="12pt" style:font-size-complex="12pt"/>
    </style:style>
    <style:style style:name="P139" style:family="paragraph" style:parent-style-name="Standard">
      <style:text-properties fo:font-size="12pt" officeooo:rsid="001ac2d5" officeooo:paragraph-rsid="00d58be0" style:font-size-asian="12pt" style:font-size-complex="12pt"/>
    </style:style>
    <style:style style:name="P140" style:family="paragraph" style:parent-style-name="Standard">
      <style:text-properties fo:font-size="12pt" officeooo:rsid="001ac2d5" officeooo:paragraph-rsid="001ac2d5" style:font-size-asian="12pt" style:font-size-complex="12pt"/>
    </style:style>
    <style:style style:name="P141" style:family="paragraph" style:parent-style-name="Standard">
      <style:text-properties fo:font-size="12pt" officeooo:rsid="000dcc24" officeooo:paragraph-rsid="00d58be0" style:font-size-asian="12pt" style:font-size-complex="12pt"/>
    </style:style>
    <style:style style:name="P142" style:family="paragraph" style:parent-style-name="Standard">
      <style:text-properties fo:font-size="12pt" officeooo:rsid="000e0eff" officeooo:paragraph-rsid="00d58be0" style:font-size-asian="12pt" style:font-size-complex="12pt"/>
    </style:style>
    <style:style style:name="P143" style:family="paragraph" style:parent-style-name="Standard">
      <style:text-properties fo:font-size="12pt" officeooo:rsid="0011043e" officeooo:paragraph-rsid="00d58be0" style:font-size-asian="12pt" style:font-size-complex="12pt"/>
    </style:style>
    <style:style style:name="P144" style:family="paragraph" style:parent-style-name="Standard">
      <style:text-properties fo:font-size="12pt" officeooo:rsid="00128cc1" officeooo:paragraph-rsid="00d58be0" style:font-size-asian="12pt" style:font-size-complex="12pt"/>
    </style:style>
    <style:style style:name="P145" style:family="paragraph" style:parent-style-name="Standard">
      <style:text-properties fo:font-size="12pt" officeooo:rsid="000e43e2" officeooo:paragraph-rsid="00d58be0" style:font-size-asian="12pt" style:font-size-complex="12pt"/>
    </style:style>
    <style:style style:name="P146" style:family="paragraph" style:parent-style-name="Standard">
      <style:text-properties fo:font-size="12pt" officeooo:rsid="002b39eb" officeooo:paragraph-rsid="007cd33f" style:font-size-asian="12pt" style:font-size-complex="12pt"/>
    </style:style>
    <style:style style:name="P147" style:family="paragraph" style:parent-style-name="Standard">
      <style:text-properties fo:font-size="12pt" officeooo:rsid="002b39eb" officeooo:paragraph-rsid="002b39eb" style:font-size-asian="12pt" style:font-size-complex="12pt"/>
    </style:style>
    <style:style style:name="P148" style:family="paragraph" style:parent-style-name="Standard">
      <style:text-properties fo:font-size="12pt" officeooo:rsid="002b39eb" officeooo:paragraph-rsid="00c32713" style:font-size-asian="12pt" style:font-size-complex="12pt"/>
    </style:style>
    <style:style style:name="P149" style:family="paragraph" style:parent-style-name="Standard">
      <style:text-properties fo:font-size="12pt" officeooo:rsid="002b39eb" officeooo:paragraph-rsid="00cdcb2d" style:font-size-asian="12pt" style:font-size-complex="12pt"/>
    </style:style>
    <style:style style:name="P150" style:family="paragraph" style:parent-style-name="Standard">
      <style:text-properties fo:font-size="12pt" officeooo:rsid="007b7ab9" officeooo:paragraph-rsid="007cd33f" style:font-size-asian="12pt" style:font-size-complex="12pt"/>
    </style:style>
    <style:style style:name="P151" style:family="paragraph" style:parent-style-name="Standard" style:list-style-name="L2">
      <style:text-properties fo:font-size="12pt" officeooo:rsid="007b7ab9" officeooo:paragraph-rsid="0099e98d" style:font-size-asian="12pt" style:font-size-complex="12pt"/>
    </style:style>
    <style:style style:name="P152" style:family="paragraph" style:parent-style-name="Standard" style:list-style-name="L2">
      <style:text-properties fo:font-size="12pt" officeooo:rsid="007b7ab9" officeooo:paragraph-rsid="0098e026" style:font-size-asian="12pt" style:font-size-complex="12pt"/>
    </style:style>
    <style:style style:name="P153" style:family="paragraph" style:parent-style-name="Standard" style:list-style-name="L1">
      <style:text-properties fo:font-size="12pt" officeooo:rsid="007b7ab9" officeooo:paragraph-rsid="0099e98d" style:font-size-asian="12pt" style:font-size-complex="12pt"/>
    </style:style>
    <style:style style:name="P154" style:family="paragraph" style:parent-style-name="Standard">
      <style:text-properties fo:font-size="12pt" officeooo:rsid="007b7ab9" officeooo:paragraph-rsid="0099e98d" style:font-size-asian="12pt" style:font-size-complex="12pt"/>
    </style:style>
    <style:style style:name="P155" style:family="paragraph" style:parent-style-name="Standard" style:list-style-name="L2">
      <style:text-properties fo:font-size="12pt" officeooo:rsid="0098e026" officeooo:paragraph-rsid="00cba959" style:font-size-asian="12pt" style:font-size-complex="12pt"/>
    </style:style>
    <style:style style:name="P156" style:family="paragraph" style:parent-style-name="Standard" style:list-style-name="L2">
      <style:text-properties fo:font-size="12pt" officeooo:rsid="0098e026" officeooo:paragraph-rsid="00c9f37d" style:font-size-asian="12pt" style:font-size-complex="12pt"/>
    </style:style>
    <style:style style:name="P157" style:family="paragraph" style:parent-style-name="Standard" style:list-style-name="L2">
      <style:text-properties fo:font-size="12pt" officeooo:rsid="0098e026" officeooo:paragraph-rsid="00cd19b6" style:font-size-asian="12pt" style:font-size-complex="12pt"/>
    </style:style>
    <style:style style:name="P158" style:family="paragraph" style:parent-style-name="Standard" style:list-style-name="L2">
      <style:text-properties fo:font-size="12pt" officeooo:rsid="0098e026" officeooo:paragraph-rsid="0098e026" style:font-size-asian="12pt" style:font-size-complex="12pt"/>
    </style:style>
    <style:style style:name="P159" style:family="paragraph" style:parent-style-name="Standard" style:list-style-name="L1">
      <style:text-properties fo:font-size="12pt" officeooo:rsid="0098e026" officeooo:paragraph-rsid="0098e026" style:font-size-asian="12pt" style:font-size-complex="12pt"/>
    </style:style>
    <style:style style:name="P160" style:family="paragraph" style:parent-style-name="Standard">
      <style:text-properties fo:font-size="12pt" officeooo:rsid="0098e026" officeooo:paragraph-rsid="00cdcb2d" style:font-size-asian="12pt" style:font-size-complex="12pt"/>
    </style:style>
    <style:style style:name="P161" style:family="paragraph" style:parent-style-name="Standard">
      <style:text-properties fo:font-size="12pt" officeooo:rsid="0098e026" officeooo:paragraph-rsid="0098e026" style:font-size-asian="12pt" style:font-size-complex="12pt"/>
    </style:style>
    <style:style style:name="P162" style:family="paragraph" style:parent-style-name="Standard" style:list-style-name="L2">
      <style:text-properties fo:font-size="12pt" officeooo:rsid="00cba959" officeooo:paragraph-rsid="00cba959" style:font-size-asian="12pt" style:font-size-complex="12pt"/>
    </style:style>
    <style:style style:name="P163" style:family="paragraph" style:parent-style-name="Standard" style:list-style-name="L2">
      <style:text-properties fo:font-size="12pt" officeooo:rsid="00c9f37d" officeooo:paragraph-rsid="00cba959" style:font-size-asian="12pt" style:font-size-complex="12pt"/>
    </style:style>
    <style:style style:name="P164" style:family="paragraph" style:parent-style-name="Standard" style:list-style-name="L2">
      <style:text-properties fo:font-size="12pt" officeooo:rsid="00cd19b6" officeooo:paragraph-rsid="00cd19b6" style:font-size-asian="12pt" style:font-size-complex="12pt"/>
    </style:style>
    <style:style style:name="P165" style:family="paragraph" style:parent-style-name="Standard" style:list-style-name="L2">
      <style:text-properties fo:font-size="12pt" officeooo:rsid="00be779f" officeooo:paragraph-rsid="00be779f" style:font-size-asian="12pt" style:font-size-complex="12pt"/>
    </style:style>
    <style:style style:name="P166" style:family="paragraph" style:parent-style-name="Standard" style:list-style-name="L2">
      <style:text-properties fo:font-size="12pt" officeooo:rsid="00be779f" officeooo:paragraph-rsid="00cba959" style:font-size-asian="12pt" style:font-size-complex="12pt"/>
    </style:style>
    <style:style style:name="P167" style:family="paragraph" style:parent-style-name="Standard" style:list-style-name="L2">
      <style:text-properties fo:font-size="12pt" officeooo:rsid="00be779f" officeooo:paragraph-rsid="00cd19b6" style:font-size-asian="12pt" style:font-size-complex="12pt"/>
    </style:style>
    <style:style style:name="P168" style:family="paragraph" style:parent-style-name="Standard" style:list-style-name="L1">
      <style:text-properties fo:font-size="12pt" officeooo:rsid="00be779f" officeooo:paragraph-rsid="0098e026" style:font-size-asian="12pt" style:font-size-complex="12pt"/>
    </style:style>
    <style:style style:name="P169" style:family="paragraph" style:parent-style-name="Standard">
      <style:text-properties fo:font-size="12pt" officeooo:rsid="00be779f" officeooo:paragraph-rsid="00be779f" style:font-size-asian="12pt" style:font-size-complex="12pt"/>
    </style:style>
    <style:style style:name="P170" style:family="paragraph" style:parent-style-name="Standard" style:list-style-name="L2">
      <style:text-properties fo:font-size="12pt" officeooo:rsid="009b798e" officeooo:paragraph-rsid="009b798e" style:font-size-asian="12pt" style:font-size-complex="12pt"/>
    </style:style>
    <style:style style:name="P171" style:family="paragraph" style:parent-style-name="Standard" style:list-style-name="L2">
      <style:text-properties fo:font-size="12pt" officeooo:rsid="009b798e" officeooo:paragraph-rsid="00cd19b6" style:font-size-asian="12pt" style:font-size-complex="12pt"/>
    </style:style>
    <style:style style:name="P172" style:family="paragraph" style:parent-style-name="Standard">
      <style:text-properties fo:font-size="12pt" officeooo:rsid="009b798e" officeooo:paragraph-rsid="009b798e" style:font-size-asian="12pt" style:font-size-complex="12pt"/>
    </style:style>
    <style:style style:name="P173" style:family="paragraph" style:parent-style-name="Standard" style:list-style-name="L2">
      <style:text-properties fo:font-size="12pt" officeooo:rsid="00c136f0" officeooo:paragraph-rsid="00c136f0" style:font-size-asian="12pt" style:font-size-complex="12pt"/>
    </style:style>
    <style:style style:name="P174" style:family="paragraph" style:parent-style-name="Standard" style:list-style-name="L2">
      <style:text-properties fo:font-size="12pt" officeooo:rsid="00c136f0" officeooo:paragraph-rsid="0099e98d" style:font-size-asian="12pt" style:font-size-complex="12pt"/>
    </style:style>
    <style:style style:name="P175" style:family="paragraph" style:parent-style-name="Standard" style:list-style-name="L2">
      <style:text-properties fo:font-size="12pt" officeooo:rsid="00c136f0" officeooo:paragraph-rsid="0098e026" style:font-size-asian="12pt" style:font-size-complex="12pt"/>
    </style:style>
    <style:style style:name="P176" style:family="paragraph" style:parent-style-name="Standard">
      <style:text-properties fo:font-size="12pt" officeooo:rsid="00c136f0" officeooo:paragraph-rsid="0099e98d" style:font-size-asian="12pt" style:font-size-complex="12pt"/>
    </style:style>
    <style:style style:name="P177" style:family="paragraph" style:parent-style-name="Standard" style:list-style-name="L2">
      <style:text-properties fo:font-size="12pt" officeooo:rsid="0099e98d" officeooo:paragraph-rsid="0099e98d" style:font-size-asian="12pt" style:font-size-complex="12pt"/>
    </style:style>
    <style:style style:name="P178" style:family="paragraph" style:parent-style-name="Standard" style:list-style-name="L2">
      <style:text-properties fo:font-size="12pt" officeooo:rsid="0099e98d" officeooo:paragraph-rsid="00cba959" style:font-size-asian="12pt" style:font-size-complex="12pt"/>
    </style:style>
    <style:style style:name="P179" style:family="paragraph" style:parent-style-name="Standard" style:list-style-name="L2">
      <style:text-properties fo:font-size="12pt" officeooo:rsid="0099e98d" officeooo:paragraph-rsid="00cd19b6" style:font-size-asian="12pt" style:font-size-complex="12pt"/>
    </style:style>
    <style:style style:name="P180" style:family="paragraph" style:parent-style-name="Standard" style:list-style-name="L2">
      <style:text-properties fo:font-size="12pt" officeooo:rsid="0099e98d" officeooo:paragraph-rsid="0098e026" style:font-size-asian="12pt" style:font-size-complex="12pt"/>
    </style:style>
    <style:style style:name="P181" style:family="paragraph" style:parent-style-name="Standard" style:list-style-name="L1">
      <style:text-properties fo:font-size="12pt" officeooo:rsid="0099e98d" officeooo:paragraph-rsid="0099e98d" style:font-size-asian="12pt" style:font-size-complex="12pt"/>
    </style:style>
    <style:style style:name="P182" style:family="paragraph" style:parent-style-name="Standard">
      <style:text-properties fo:font-size="12pt" officeooo:rsid="0099e98d" officeooo:paragraph-rsid="00cba959" style:font-size-asian="12pt" style:font-size-complex="12pt"/>
    </style:style>
    <style:style style:name="P183" style:family="paragraph" style:parent-style-name="Standard">
      <style:text-properties fo:font-size="12pt" officeooo:paragraph-rsid="0098e026" style:font-size-asian="12pt" style:font-size-complex="12pt"/>
    </style:style>
    <style:style style:name="P184" style:family="paragraph" style:parent-style-name="Standard">
      <style:text-properties fo:font-size="12pt" officeooo:rsid="00c32713" officeooo:paragraph-rsid="00c32713" style:font-size-asian="12pt" style:font-size-complex="12pt"/>
    </style:style>
    <style:style style:name="P185" style:family="paragraph" style:parent-style-name="Standard">
      <style:text-properties fo:font-size="12pt" officeooo:rsid="00c32713" officeooo:paragraph-rsid="00cdcb2d" style:font-size-asian="12pt" style:font-size-complex="12pt"/>
    </style:style>
    <style:style style:name="P186" style:family="paragraph" style:parent-style-name="Standard">
      <style:text-properties fo:font-size="12pt" officeooo:rsid="00155e14" officeooo:paragraph-rsid="002b39eb" style:font-size-asian="12pt" style:font-size-complex="12pt"/>
    </style:style>
    <style:style style:name="P187" style:family="paragraph" style:parent-style-name="Standard">
      <style:text-properties fo:font-size="12pt" officeooo:rsid="002b4400" officeooo:paragraph-rsid="002b39eb" style:font-size-asian="12pt" style:font-size-complex="12pt"/>
    </style:style>
    <style:style style:name="P188" style:family="paragraph" style:parent-style-name="Standard">
      <style:text-properties fo:font-size="12pt" officeooo:rsid="002b4400" officeooo:paragraph-rsid="002b4400" style:font-size-asian="12pt" style:font-size-complex="12pt"/>
    </style:style>
    <style:style style:name="P189" style:family="paragraph" style:parent-style-name="Standard">
      <style:text-properties fo:font-size="12pt" officeooo:rsid="002b4400" officeooo:paragraph-rsid="002d79e1" style:font-size-asian="12pt" style:font-size-complex="12pt"/>
    </style:style>
    <style:style style:name="P190" style:family="paragraph" style:parent-style-name="Standard">
      <style:text-properties fo:font-size="12pt" officeooo:rsid="006e87e7" officeooo:paragraph-rsid="006eae17" style:font-size-asian="12pt" style:font-size-complex="12pt"/>
    </style:style>
    <style:style style:name="P191" style:family="paragraph" style:parent-style-name="Standard">
      <style:text-properties fo:font-size="12pt" officeooo:rsid="006eae17" officeooo:paragraph-rsid="006eae17" style:font-size-asian="12pt" style:font-size-complex="12pt"/>
    </style:style>
    <style:style style:name="P192" style:family="paragraph" style:parent-style-name="Standard">
      <style:text-properties fo:font-size="12pt" officeooo:rsid="006eae17" officeooo:paragraph-rsid="00856091" style:font-size-asian="12pt" style:font-size-complex="12pt"/>
    </style:style>
    <style:style style:name="P193" style:family="paragraph" style:parent-style-name="Standard">
      <style:text-properties fo:font-size="12pt" officeooo:rsid="006eae17" officeooo:paragraph-rsid="006f8135" style:font-size-asian="12pt" style:font-size-complex="12pt"/>
    </style:style>
    <style:style style:name="P194" style:family="paragraph" style:parent-style-name="Standard">
      <style:text-properties fo:font-size="12pt" officeooo:paragraph-rsid="007d2f15" style:font-size-asian="12pt" style:font-size-complex="12pt"/>
    </style:style>
    <style:style style:name="P195" style:family="paragraph" style:parent-style-name="Standard">
      <style:text-properties fo:font-size="12pt" officeooo:rsid="006f8135" officeooo:paragraph-rsid="006edeab" style:font-size-asian="12pt" style:font-size-complex="12pt"/>
    </style:style>
    <style:style style:name="P196" style:family="paragraph" style:parent-style-name="Standard">
      <style:text-properties fo:font-size="12pt" officeooo:paragraph-rsid="0087c35e" style:font-size-asian="12pt" style:font-size-complex="12pt"/>
    </style:style>
    <style:style style:name="P197" style:family="paragraph" style:parent-style-name="Standard">
      <style:text-properties fo:font-size="12pt" officeooo:rsid="0087c35e" officeooo:paragraph-rsid="0087c35e" style:font-size-asian="12pt" style:font-size-complex="12pt"/>
    </style:style>
    <style:style style:name="P198" style:family="paragraph" style:parent-style-name="Standard">
      <style:text-properties fo:font-size="12pt" officeooo:rsid="0087c35e" officeooo:paragraph-rsid="00927d21" style:font-size-asian="12pt" style:font-size-complex="12pt"/>
    </style:style>
    <style:style style:name="P199" style:family="paragraph" style:parent-style-name="Standard">
      <style:text-properties fo:font-size="12pt" officeooo:rsid="00927d21" officeooo:paragraph-rsid="008179ab" style:font-size-asian="12pt" style:font-size-complex="12pt"/>
    </style:style>
    <style:style style:name="P200" style:family="paragraph" style:parent-style-name="Standard">
      <style:text-properties fo:font-size="12pt" officeooo:rsid="008179ab" officeooo:paragraph-rsid="008179ab" style:font-size-asian="12pt" style:font-size-complex="12pt"/>
    </style:style>
    <style:style style:name="P201" style:family="paragraph" style:parent-style-name="Standard">
      <style:text-properties fo:font-size="12pt" officeooo:rsid="0076b4e4" officeooo:paragraph-rsid="0076b4e4" style:font-size-asian="12pt" style:font-size-complex="12pt"/>
    </style:style>
    <style:style style:name="P202" style:family="paragraph" style:parent-style-name="Standard">
      <style:text-properties fo:font-size="12pt" officeooo:paragraph-rsid="00c4b803" style:font-size-asian="12pt" style:font-size-complex="12pt"/>
    </style:style>
    <style:style style:name="P203" style:family="paragraph" style:parent-style-name="Standard">
      <style:text-properties fo:font-size="12pt" officeooo:rsid="006edeab" officeooo:paragraph-rsid="006f8135" style:font-size-asian="12pt" style:font-size-complex="12pt"/>
    </style:style>
    <style:style style:name="P204" style:family="paragraph" style:parent-style-name="Standard">
      <style:text-properties fo:font-size="12pt" officeooo:paragraph-rsid="006f8135" style:font-size-asian="12pt" style:font-size-complex="12pt"/>
    </style:style>
    <style:style style:name="P205" style:family="paragraph" style:parent-style-name="Standard">
      <style:text-properties fo:font-size="12pt" officeooo:paragraph-rsid="006edeab" style:font-size-asian="12pt" style:font-size-complex="12pt"/>
    </style:style>
    <style:style style:name="P206" style:family="paragraph" style:parent-style-name="Standard">
      <style:text-properties fo:font-size="12pt" officeooo:rsid="008cf72a" officeooo:paragraph-rsid="008cf72a" style:font-size-asian="12pt" style:font-size-complex="12pt"/>
    </style:style>
    <style:style style:name="P207" style:family="paragraph" style:parent-style-name="Standard">
      <style:text-properties fo:font-size="12pt" officeooo:rsid="002d79e1" officeooo:paragraph-rsid="008cf72a" style:font-size-asian="12pt" style:font-size-complex="12pt"/>
    </style:style>
    <style:style style:name="P208" style:family="paragraph" style:parent-style-name="Standard">
      <style:text-properties fo:font-size="12pt" officeooo:rsid="002d79e1" officeooo:paragraph-rsid="008b5a3b" style:font-size-asian="12pt" style:font-size-complex="12pt"/>
    </style:style>
    <style:style style:name="P209" style:family="paragraph" style:parent-style-name="Standard">
      <style:text-properties fo:font-size="12pt" officeooo:rsid="002d79e1" officeooo:paragraph-rsid="002d79e1" style:font-size-asian="12pt" style:font-size-complex="12pt"/>
    </style:style>
    <style:style style:name="P210" style:family="paragraph" style:parent-style-name="Standard">
      <style:text-properties fo:font-size="12pt" officeooo:rsid="002d79e1" officeooo:paragraph-rsid="0032c971" style:font-size-asian="12pt" style:font-size-complex="12pt"/>
    </style:style>
    <style:style style:name="P211" style:family="paragraph" style:parent-style-name="Standard">
      <style:text-properties fo:font-size="12pt" officeooo:rsid="002d79e1" officeooo:paragraph-rsid="00340b75" style:font-size-asian="12pt" style:font-size-complex="12pt"/>
    </style:style>
    <style:style style:name="P212" style:family="paragraph" style:parent-style-name="Standard">
      <style:text-properties fo:font-size="12pt" officeooo:rsid="0094dc54" officeooo:paragraph-rsid="0094dc54" style:font-size-asian="12pt" style:font-size-complex="12pt"/>
    </style:style>
    <style:style style:name="P213" style:family="paragraph" style:parent-style-name="Standard">
      <style:text-properties fo:font-size="12pt" officeooo:rsid="008b5a3b" officeooo:paragraph-rsid="008e4625" style:font-size-asian="12pt" style:font-size-complex="12pt"/>
    </style:style>
    <style:style style:name="P214" style:family="paragraph" style:parent-style-name="Standard">
      <style:text-properties fo:font-size="12pt" officeooo:rsid="008b5a3b" officeooo:paragraph-rsid="008eb027" style:font-size-asian="12pt" style:font-size-complex="12pt"/>
    </style:style>
    <style:style style:name="P215" style:family="paragraph" style:parent-style-name="Standard">
      <style:text-properties fo:font-size="12pt" officeooo:rsid="008b5a3b" officeooo:paragraph-rsid="008d22e8" style:font-size-asian="12pt" style:font-size-complex="12pt"/>
    </style:style>
    <style:style style:name="P216" style:family="paragraph" style:parent-style-name="Standard">
      <style:text-properties fo:font-size="12pt" officeooo:rsid="008b5a3b" officeooo:paragraph-rsid="00be779f" style:font-size-asian="12pt" style:font-size-complex="12pt"/>
    </style:style>
    <style:style style:name="P217" style:family="paragraph" style:parent-style-name="Standard">
      <style:text-properties fo:font-size="12pt" officeooo:rsid="008b5a3b" officeooo:paragraph-rsid="008b5a3b" style:font-size-asian="12pt" style:font-size-complex="12pt"/>
    </style:style>
    <style:style style:name="P218" style:family="paragraph" style:parent-style-name="Standard">
      <style:text-properties fo:font-size="12pt" officeooo:rsid="008d22e8" officeooo:paragraph-rsid="008e4625" style:font-size-asian="12pt" style:font-size-complex="12pt"/>
    </style:style>
    <style:style style:name="P219" style:family="paragraph" style:parent-style-name="Standard">
      <style:text-properties fo:font-size="12pt" officeooo:rsid="008d22e8" officeooo:paragraph-rsid="008d22e8" style:font-size-asian="12pt" style:font-size-complex="12pt"/>
    </style:style>
    <style:style style:name="P220" style:family="paragraph" style:parent-style-name="Standard">
      <style:text-properties fo:font-size="12pt" officeooo:rsid="008eb027" officeooo:paragraph-rsid="008eb027" style:font-size-asian="12pt" style:font-size-complex="12pt"/>
    </style:style>
    <style:style style:name="P221" style:family="paragraph" style:parent-style-name="Standard">
      <style:text-properties fo:font-size="12pt" officeooo:rsid="008e4625" officeooo:paragraph-rsid="008eb027" style:font-size-asian="12pt" style:font-size-complex="12pt"/>
    </style:style>
    <style:style style:name="P222" style:family="paragraph" style:parent-style-name="Standard">
      <style:text-properties fo:font-size="12pt" officeooo:rsid="008fbd31" officeooo:paragraph-rsid="008eb8f2" style:font-size-asian="12pt" style:font-size-complex="12pt"/>
    </style:style>
    <style:style style:name="P223" style:family="paragraph" style:parent-style-name="Standard">
      <style:text-properties fo:font-size="12pt" officeooo:rsid="00ba9ed8" officeooo:paragraph-rsid="00ba9ed8" style:font-size-asian="12pt" style:font-size-complex="12pt"/>
    </style:style>
    <style:style style:name="P224" style:family="paragraph" style:parent-style-name="Standard">
      <style:text-properties fo:font-size="12pt" officeooo:rsid="00ba9ed8" officeooo:paragraph-rsid="008eb8f2" style:font-size-asian="12pt" style:font-size-complex="12pt"/>
    </style:style>
    <style:style style:name="P225" style:family="paragraph" style:parent-style-name="Standard">
      <style:text-properties fo:font-size="12pt" officeooo:rsid="00ba9ed8" officeooo:paragraph-rsid="00d23ba0" style:font-size-asian="12pt" style:font-size-complex="12pt"/>
    </style:style>
    <style:style style:name="P226" style:family="paragraph" style:parent-style-name="Standard">
      <style:text-properties fo:font-size="12pt" officeooo:rsid="008eb8f2" officeooo:paragraph-rsid="008eb8f2" style:font-size-asian="12pt" style:font-size-complex="12pt"/>
    </style:style>
    <style:style style:name="P227" style:family="paragraph" style:parent-style-name="Standard">
      <style:text-properties fo:font-size="12pt" officeooo:rsid="0030b20b" officeooo:paragraph-rsid="002d79e1" style:font-size-asian="12pt" style:font-size-complex="12pt"/>
    </style:style>
    <style:style style:name="P228" style:family="paragraph" style:parent-style-name="Standard">
      <style:text-properties fo:font-size="12pt" officeooo:rsid="0032c971" officeooo:paragraph-rsid="0032c971" style:font-size-asian="12pt" style:font-size-complex="12pt"/>
    </style:style>
    <style:style style:name="P229" style:family="paragraph" style:parent-style-name="Standard">
      <style:text-properties fo:font-size="12pt" officeooo:rsid="002dc33f" officeooo:paragraph-rsid="002d79e1" style:font-size-asian="12pt" style:font-size-complex="12pt"/>
    </style:style>
    <style:style style:name="P230" style:family="paragraph" style:parent-style-name="Standard">
      <style:text-properties fo:font-size="12pt" officeooo:rsid="002dc33f" officeooo:paragraph-rsid="002dc33f" style:font-size-asian="12pt" style:font-size-complex="12pt"/>
    </style:style>
    <style:style style:name="P231" style:family="paragraph" style:parent-style-name="Standard">
      <style:text-properties fo:font-size="12pt" officeooo:rsid="00c4f44d" officeooo:paragraph-rsid="00c4f44d" style:font-size-asian="12pt" style:font-size-complex="12pt"/>
    </style:style>
    <style:style style:name="P232" style:family="paragraph" style:parent-style-name="Standard">
      <style:text-properties fo:font-size="12pt" officeooo:rsid="007a83f4" officeooo:paragraph-rsid="007a83f4" style:font-size-asian="12pt" style:font-size-complex="12pt"/>
    </style:style>
    <style:style style:name="P233" style:family="paragraph" style:parent-style-name="Standard">
      <style:text-properties fo:font-size="12pt" officeooo:rsid="002ef0c0" officeooo:paragraph-rsid="002ef0c0" style:font-size-asian="12pt" style:font-size-complex="12pt"/>
    </style:style>
    <style:style style:name="P234" style:family="paragraph" style:parent-style-name="Standard">
      <style:text-properties fo:font-size="12pt" officeooo:rsid="00356de6" officeooo:paragraph-rsid="00356de6" style:font-size-asian="12pt" style:font-size-complex="12pt"/>
    </style:style>
    <style:style style:name="P235" style:family="paragraph" style:parent-style-name="Standard">
      <style:text-properties fo:font-size="12pt" officeooo:rsid="0016b657" officeooo:paragraph-rsid="0016b657" style:font-size-asian="12pt" style:font-size-complex="12pt"/>
    </style:style>
    <style:style style:name="P236" style:family="paragraph" style:parent-style-name="Standard">
      <style:text-properties fo:font-size="12pt" officeooo:rsid="00172bef" officeooo:paragraph-rsid="00172bef" style:font-size-asian="12pt" style:font-size-complex="12pt"/>
    </style:style>
    <style:style style:name="P237" style:family="paragraph" style:parent-style-name="Standard">
      <style:text-properties fo:font-size="12pt" officeooo:rsid="001f38f9" officeooo:paragraph-rsid="001f38f9" style:font-size-asian="12pt" style:font-size-complex="12pt"/>
    </style:style>
    <style:style style:name="P238" style:family="paragraph" style:parent-style-name="Standard">
      <style:text-properties fo:font-size="12pt" officeooo:rsid="001c80d0" officeooo:paragraph-rsid="001c80d0" style:font-size-asian="12pt" style:font-size-complex="12pt"/>
    </style:style>
    <style:style style:name="P239" style:family="paragraph" style:parent-style-name="Standard">
      <style:text-properties fo:font-size="12pt" officeooo:rsid="001b84d9" officeooo:paragraph-rsid="001b84d9" style:font-size-asian="12pt" style:font-size-complex="12pt"/>
    </style:style>
    <style:style style:name="P240" style:family="paragraph" style:parent-style-name="Standard">
      <style:text-properties fo:font-size="12pt" officeooo:rsid="0018cdc7" officeooo:paragraph-rsid="0018cdc7" style:font-size-asian="12pt" style:font-size-complex="12pt"/>
    </style:style>
    <style:style style:name="P241" style:family="paragraph" style:parent-style-name="Standard">
      <style:text-properties fo:font-size="12pt" officeooo:rsid="002ab7b1" officeooo:paragraph-rsid="002ab7b1" style:font-size-asian="12pt" style:font-size-complex="12pt"/>
    </style:style>
    <style:style style:name="P242" style:family="paragraph" style:parent-style-name="Standard">
      <style:text-properties fo:font-size="12pt" officeooo:rsid="00938fc8" officeooo:paragraph-rsid="00938fc8" style:font-size-asian="12pt" style:font-size-complex="12pt"/>
    </style:style>
    <style:style style:name="P243" style:family="paragraph" style:parent-style-name="Standard">
      <style:text-properties fo:font-size="12pt" officeooo:rsid="007813e9" officeooo:paragraph-rsid="007813e9" style:font-size-asian="12pt" style:font-size-complex="12pt"/>
    </style:style>
    <style:style style:name="P244" style:family="paragraph" style:parent-style-name="Standard">
      <style:text-properties fo:font-size="12pt" officeooo:paragraph-rsid="00938fc8" style:font-size-asian="12pt" style:font-size-complex="12pt"/>
    </style:style>
    <style:style style:name="P245" style:family="paragraph" style:parent-style-name="Standard">
      <style:text-properties fo:font-size="12pt" officeooo:rsid="00833fb8" officeooo:paragraph-rsid="00833fb8" style:font-size-asian="12pt" style:font-size-complex="12pt"/>
    </style:style>
    <style:style style:name="P246" style:family="paragraph" style:parent-style-name="Standard">
      <style:text-properties fo:font-size="12pt" officeooo:rsid="0083bd93" officeooo:paragraph-rsid="0083bd93" style:font-size-asian="12pt" style:font-size-complex="12pt"/>
    </style:style>
    <style:style style:name="P247" style:family="paragraph" style:parent-style-name="Standard" style:list-style-name="L4">
      <style:text-properties fo:font-size="12pt" style:font-size-asian="12pt" style:font-size-complex="12pt"/>
    </style:style>
    <style:style style:name="P248" style:family="paragraph" style:parent-style-name="Standard" style:list-style-name="L5">
      <style:text-properties fo:font-size="12pt" style:font-size-asian="12pt" style:font-size-complex="12pt"/>
    </style:style>
    <style:style style:name="P249" style:family="paragraph" style:parent-style-name="Standard" style:list-style-name="L6">
      <style:text-properties fo:font-size="12pt" style:font-size-asian="12pt" style:font-size-complex="12pt"/>
    </style:style>
    <style:style style:name="P250" style:family="paragraph" style:parent-style-name="Standard">
      <style:text-properties fo:font-size="12pt" officeooo:rsid="0039f11b" officeooo:paragraph-rsid="0039f11b" style:font-size-asian="12pt" style:font-size-complex="12pt"/>
    </style:style>
    <style:style style:name="P251" style:family="paragraph" style:parent-style-name="Standard">
      <style:text-properties fo:font-size="12pt" officeooo:paragraph-rsid="0039f11b" style:font-size-asian="12pt" style:font-size-complex="12pt"/>
    </style:style>
    <style:style style:name="P252" style:family="paragraph" style:parent-style-name="Standard">
      <style:text-properties fo:font-size="12pt" officeooo:rsid="003ad8c0" officeooo:paragraph-rsid="0039f11b" style:font-size-asian="12pt" style:font-size-complex="12pt"/>
    </style:style>
    <style:style style:name="P253" style:family="paragraph" style:parent-style-name="Standard">
      <style:text-properties fo:font-size="12pt" officeooo:paragraph-rsid="00a58a83" style:font-size-asian="12pt" style:font-size-complex="12pt"/>
    </style:style>
    <style:style style:name="P254" style:family="paragraph" style:parent-style-name="Standard" style:list-style-name="L7">
      <style:text-properties fo:font-size="12pt" officeooo:paragraph-rsid="00a58a83" style:font-size-asian="12pt" style:font-size-complex="12pt"/>
    </style:style>
    <style:style style:name="P255" style:family="paragraph" style:parent-style-name="Standard">
      <style:text-properties fo:font-size="12pt" officeooo:rsid="00a3d6cb" officeooo:paragraph-rsid="00a58a83" style:font-size-asian="12pt" style:font-size-complex="12pt"/>
    </style:style>
    <style:style style:name="P256" style:family="paragraph" style:parent-style-name="Standard" style:list-style-name="L8">
      <style:text-properties fo:font-size="12pt" style:font-size-asian="12pt" style:font-size-complex="12pt"/>
    </style:style>
    <style:style style:name="P257" style:family="paragraph" style:parent-style-name="Standard" style:list-style-name="L9">
      <style:text-properties fo:font-size="12pt" style:font-size-asian="12pt" style:font-size-complex="12pt"/>
    </style:style>
    <style:style style:name="P258" style:family="paragraph" style:parent-style-name="Standard" style:list-style-name="L10">
      <style:text-properties fo:font-size="12pt" style:font-size-asian="12pt" style:font-size-complex="12pt"/>
    </style:style>
    <style:style style:name="P259" style:family="paragraph" style:parent-style-name="Standard" style:list-style-name="L11">
      <style:text-properties fo:font-size="12pt" style:font-size-asian="12pt" style:font-size-complex="12pt"/>
    </style:style>
    <style:style style:name="P260" style:family="paragraph" style:parent-style-name="Standard" style:list-style-name="L12">
      <style:text-properties fo:font-size="12pt" style:font-size-asian="12pt" style:font-size-complex="12pt"/>
    </style:style>
    <style:style style:name="P261" style:family="paragraph" style:parent-style-name="Standard" style:list-style-name="L13">
      <style:text-properties fo:font-size="12pt" style:font-size-asian="12pt" style:font-size-complex="12pt"/>
    </style:style>
    <style:style style:name="P262" style:family="paragraph" style:parent-style-name="Standard" style:list-style-name="L14">
      <style:text-properties fo:font-size="12pt" style:font-size-asian="12pt" style:font-size-complex="12pt"/>
    </style:style>
    <style:style style:name="P263" style:family="paragraph" style:parent-style-name="Standard" style:list-style-name="L15">
      <style:text-properties fo:font-size="12pt" style:font-size-asian="12pt" style:font-size-complex="12pt"/>
    </style:style>
    <style:style style:name="P264" style:family="paragraph" style:parent-style-name="Standard" style:list-style-name="L16">
      <style:text-properties fo:font-size="12pt" style:font-size-asian="12pt" style:font-size-complex="12pt"/>
    </style:style>
    <style:style style:name="P265" style:family="paragraph" style:parent-style-name="Standard" style:list-style-name="L17">
      <style:text-properties fo:font-size="12pt" style:font-size-asian="12pt" style:font-size-complex="12pt"/>
    </style:style>
    <style:style style:name="P266" style:family="paragraph" style:parent-style-name="Standard">
      <style:text-properties fo:font-size="12pt" officeooo:rsid="00246c50" officeooo:paragraph-rsid="00246c50" style:font-size-asian="12pt" style:font-size-complex="12pt"/>
    </style:style>
    <style:style style:name="P267" style:family="paragraph" style:parent-style-name="Standard">
      <style:text-properties fo:font-size="12pt" officeooo:rsid="00074a65" officeooo:paragraph-rsid="00009e1b" style:font-size-asian="12pt" style:font-size-complex="12pt"/>
    </style:style>
    <style:style style:name="P268" style:family="paragraph" style:parent-style-name="Standard">
      <style:text-properties fo:font-size="12pt" officeooo:rsid="00074a65" officeooo:paragraph-rsid="00074a65" style:font-size-asian="12pt" style:font-size-complex="12pt"/>
    </style:style>
    <style:style style:name="P269" style:family="paragraph" style:parent-style-name="Standard">
      <style:text-properties officeooo:paragraph-rsid="00d8d419"/>
    </style:style>
    <style:style style:name="P270" style:family="paragraph" style:parent-style-name="Standard">
      <style:paragraph-properties fo:padding="0.0291in" fo:border-left="none" fo:border-right="none" fo:border-top="none" fo:border-bottom="0.06pt solid #000000" style:join-border="false"/>
      <style:text-properties fo:font-size="12pt" officeooo:rsid="00009e1b" style:font-size-asian="12pt" style:font-size-complex="12pt"/>
    </style:style>
    <style:style style:name="P271" style:family="paragraph" style:parent-style-name="Heading" style:master-page-name="First_20_Page">
      <style:paragraph-properties fo:text-align="center" style:justify-single-word="false" style:page-number="auto"/>
      <style:text-properties officeooo:rsid="007b7ab9"/>
    </style:style>
    <style:style style:name="P272" style:family="paragraph" style:parent-style-name="Heading_20_10">
      <style:text-properties fo:font-size="11pt" officeooo:rsid="007813e9" officeooo:paragraph-rsid="00d8d419" style:font-size-asian="11pt" style:font-size-complex="11pt"/>
    </style:style>
    <style:style style:name="P273" style:family="paragraph" style:parent-style-name="Heading_20_10">
      <style:text-properties fo:font-size="11pt" officeooo:rsid="004dfcc9" officeooo:paragraph-rsid="006bd6e3" style:font-size-asian="11pt" style:font-size-complex="11pt"/>
    </style:style>
    <style:style style:name="P274" style:family="paragraph" style:parent-style-name="Heading_20_10">
      <style:text-properties officeooo:rsid="007813e9"/>
    </style:style>
    <style:style style:name="P275" style:family="paragraph" style:parent-style-name="Heading_20_10">
      <style:text-properties officeooo:paragraph-rsid="0024d895"/>
    </style:style>
    <style:style style:name="P276" style:family="paragraph" style:parent-style-name="Heading_20_10">
      <style:text-properties officeooo:rsid="00271cee"/>
    </style:style>
    <style:style style:name="P277" style:family="paragraph" style:parent-style-name="Heading_20_10">
      <style:text-properties officeooo:paragraph-rsid="00271cee"/>
    </style:style>
    <style:style style:name="P278" style:family="paragraph" style:parent-style-name="Heading_20_10">
      <style:text-properties officeooo:rsid="0025f0ef" officeooo:paragraph-rsid="00271cee"/>
    </style:style>
    <style:style style:name="P279" style:family="paragraph" style:parent-style-name="Heading_20_10">
      <style:text-properties officeooo:rsid="00699c6b"/>
    </style:style>
    <style:style style:name="P280" style:family="paragraph" style:parent-style-name="Heading_20_10">
      <style:text-properties officeooo:rsid="00246c50" officeooo:paragraph-rsid="0024d895"/>
    </style:style>
    <style:style style:name="P281" style:family="paragraph" style:parent-style-name="Heading_20_10">
      <style:text-properties officeooo:paragraph-rsid="0069b62e"/>
    </style:style>
    <style:style style:name="P282" style:family="paragraph" style:parent-style-name="Heading_20_10">
      <style:text-properties officeooo:rsid="000885cc" officeooo:paragraph-rsid="0024d895"/>
    </style:style>
    <style:style style:name="P283" style:family="paragraph" style:parent-style-name="Heading_20_10">
      <style:text-properties officeooo:rsid="0069b62e"/>
    </style:style>
    <style:style style:name="P284" style:family="paragraph" style:parent-style-name="Heading_20_10">
      <style:text-properties officeooo:rsid="002b66cb"/>
    </style:style>
    <style:style style:name="P285" style:family="paragraph" style:parent-style-name="Heading_20_10">
      <style:text-properties officeooo:rsid="000eebb4" officeooo:paragraph-rsid="0024d895"/>
    </style:style>
    <style:style style:name="P286" style:family="paragraph" style:parent-style-name="Heading_20_10">
      <style:text-properties officeooo:rsid="009cc52b"/>
    </style:style>
    <style:style style:name="P287" style:family="paragraph" style:parent-style-name="Heading_20_10">
      <style:text-properties officeooo:rsid="002133b8" officeooo:paragraph-rsid="0024d895"/>
    </style:style>
    <style:style style:name="P288" style:family="paragraph" style:parent-style-name="Heading_20_10">
      <style:text-properties officeooo:rsid="004402de"/>
    </style:style>
    <style:style style:name="P289" style:family="paragraph" style:parent-style-name="Heading_20_10">
      <style:text-properties officeooo:paragraph-rsid="00d5607b"/>
    </style:style>
    <style:style style:name="P290" style:family="paragraph" style:parent-style-name="Heading_20_10">
      <style:paragraph-properties fo:text-align="start" style:justify-single-word="false"/>
    </style:style>
    <style:style style:name="P291" style:family="paragraph" style:parent-style-name="Heading_20_10">
      <style:text-properties fo:font-size="12pt" style:font-size-asian="12pt" style:font-size-complex="12pt"/>
    </style:style>
    <style:style style:name="P292" style:family="paragraph" style:parent-style-name="Heading_20_10">
      <style:text-properties fo:font-size="12pt" officeooo:rsid="007813e9" officeooo:paragraph-rsid="00938fc8" style:font-size-asian="12pt" style:font-size-complex="12pt"/>
    </style:style>
    <style:style style:name="P293" style:family="paragraph" style:parent-style-name="Heading_20_10">
      <style:text-properties fo:font-size="12pt" officeooo:rsid="000e0da5" officeooo:paragraph-rsid="00a58a83" style:font-size-asian="12pt" style:font-size-complex="12pt"/>
    </style:style>
    <style:style style:name="P294" style:family="paragraph" style:parent-style-name="Heading_20_1" style:list-style-name=""/>
    <style:style style:name="P295" style:family="paragraph" style:parent-style-name="Heading_20_1">
      <style:text-properties officeooo:rsid="007cd33f" officeooo:paragraph-rsid="007cd33f"/>
    </style:style>
    <style:style style:name="P296" style:family="paragraph" style:parent-style-name="Heading_20_1">
      <style:text-properties fo:font-size="11pt" officeooo:rsid="001ac2d5" style:font-size-asian="11pt" style:font-size-complex="11pt"/>
    </style:style>
    <style:style style:name="P297" style:family="paragraph" style:parent-style-name="Heading_20_1">
      <style:text-properties officeooo:rsid="00c0350f" officeooo:paragraph-rsid="00c0350f"/>
    </style:style>
    <style:style style:name="P298" style:family="paragraph" style:parent-style-name="Heading_20_1">
      <style:text-properties officeooo:paragraph-rsid="00c0350f"/>
    </style:style>
    <style:style style:name="P299" style:family="paragraph" style:parent-style-name="Heading_20_1">
      <style:text-properties fo:font-size="12pt" style:font-size-asian="12pt" style:font-size-complex="12pt"/>
    </style:style>
    <style:style style:name="P300" style:family="paragraph" style:parent-style-name="Heading_20_1" style:list-style-name="">
      <style:text-properties fo:font-size="12pt" officeooo:rsid="0098e026" style:font-size-asian="12pt" style:font-size-complex="12pt"/>
    </style:style>
    <style:style style:name="P301" style:family="paragraph" style:parent-style-name="Heading_20_1">
      <style:text-properties fo:font-size="12pt" officeooo:rsid="001ac2d5" style:font-size-asian="12pt" style:font-size-complex="12pt"/>
    </style:style>
    <style:style style:name="P302" style:family="paragraph" style:parent-style-name="Heading_20_1" style:list-style-name="">
      <style:text-properties fo:font-size="12pt" style:font-size-asian="12pt" style:font-size-complex="12pt"/>
    </style:style>
    <style:style style:name="P303" style:family="paragraph" style:parent-style-name="Heading_20_1" style:list-style-name="">
      <style:text-properties fo:font-size="12pt" style:font-size-asian="12pt" style:font-size-complex="12pt"/>
    </style:style>
    <style:style style:name="P304" style:family="paragraph" style:parent-style-name="Heading_20_1">
      <style:paragraph-properties fo:break-before="page"/>
    </style:style>
    <style:style style:name="P305" style:family="paragraph" style:parent-style-name="Heading_20_1">
      <style:paragraph-properties fo:break-before="page"/>
      <style:text-properties officeooo:rsid="00720594" officeooo:paragraph-rsid="00b6e2fc"/>
    </style:style>
    <style:style style:name="P306" style:family="paragraph" style:parent-style-name="Heading_20_1">
      <style:paragraph-properties fo:break-before="page"/>
      <style:text-properties officeooo:rsid="0098e026"/>
    </style:style>
    <style:style style:name="P307" style:family="paragraph" style:parent-style-name="Heading_20_1">
      <style:paragraph-properties fo:break-before="page"/>
      <style:text-properties officeooo:paragraph-rsid="00d58be0"/>
    </style:style>
    <style:style style:name="P308" style:family="paragraph" style:parent-style-name="Heading_20_1">
      <style:paragraph-properties fo:break-before="page"/>
      <style:text-properties fo:font-size="12pt" officeooo:rsid="00527b20" style:font-size-asian="12pt" style:font-size-complex="12pt"/>
    </style:style>
    <style:style style:name="P309" style:family="paragraph" style:parent-style-name="Heading_20_3">
      <style:text-properties officeooo:paragraph-rsid="0084ab07"/>
    </style:style>
    <style:style style:name="P310" style:family="paragraph" style:parent-style-name="Heading_20_3">
      <style:text-properties officeooo:rsid="00833fb8"/>
    </style:style>
    <style:style style:name="P311" style:family="paragraph" style:parent-style-name="Heading_20_3">
      <style:text-properties officeooo:rsid="007813e9"/>
    </style:style>
    <style:style style:name="P312" style:family="paragraph" style:parent-style-name="Heading_20_3">
      <style:text-properties officeooo:rsid="000dcc24" officeooo:paragraph-rsid="00d58be0"/>
    </style:style>
    <style:style style:name="P313" style:family="paragraph" style:parent-style-name="Heading_20_3">
      <style:text-properties officeooo:paragraph-rsid="00d8d419"/>
    </style:style>
    <style:style style:name="P314" style:family="paragraph" style:parent-style-name="Contents_20_Heading" style:master-page-name="Standard">
      <style:paragraph-properties style:page-number="1" fo:break-before="page"/>
    </style:style>
    <style:style style:name="P315" style:family="paragraph" style:parent-style-name="Heading_20_4">
      <style:text-properties officeooo:paragraph-rsid="0084ab07"/>
    </style:style>
    <style:style style:name="P316" style:family="paragraph" style:parent-style-name="Heading_20_4">
      <style:text-properties officeooo:paragraph-rsid="00d8d419"/>
    </style:style>
    <style:style style:name="P317" style:family="paragraph" style:parent-style-name="Table_20_Contents">
      <style:paragraph-properties fo:text-align="center" style:justify-single-word="false"/>
      <style:text-properties officeooo:paragraph-rsid="00d8d419"/>
    </style:style>
    <style:style style:name="P318" style:family="paragraph" style:parent-style-name="Table_20_Contents">
      <style:text-properties officeooo:paragraph-rsid="00d8d419"/>
    </style:style>
    <style:style style:name="P319" style:family="paragraph" style:parent-style-name="Table">
      <style:paragraph-properties fo:text-align="center" style:justify-single-word="false"/>
      <style:text-properties officeooo:paragraph-rsid="00d8d419"/>
    </style:style>
    <style:style style:name="P320" style:family="paragraph" style:parent-style-name="Heading_20_5">
      <style:text-properties officeooo:rsid="00938fc8"/>
    </style:style>
    <style:style style:name="P321" style:family="paragraph" style:parent-style-name="Figure">
      <style:paragraph-properties fo:text-align="center" style:justify-single-word="false"/>
    </style:style>
    <style:style style:name="P322" style:family="paragraph" style:parent-style-name="Heading_20_6">
      <style:text-properties fo:font-size="11pt" officeooo:rsid="00155e14" style:font-size-asian="11pt" style:font-size-complex="11pt"/>
    </style:style>
    <style:style style:name="P323" style:family="paragraph">
      <style:paragraph-properties fo:margin-left="0in" fo:margin-right="0in" fo:margin-top="0in" fo:margin-bottom="0in" fo:line-height="100%" fo:text-align="center" fo:text-indent="0in"/>
    </style:style>
    <style:style style:name="P324"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325"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26" style:family="paragraph">
      <style:paragraph-properties fo:margin-left="0in" fo:margin-right="0in" fo:margin-top="0in" fo:margin-bottom="0in" fo:line-height="100%" fo:text-indent="0in"/>
    </style:style>
    <style:style style:name="P327"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32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P329"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P33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33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2"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3"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334"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5" style:family="paragraph">
      <style:paragraph-properties fo:margin-left="0in" fo:margin-right="0in" fo:margin-top="0in" fo:margin-bottom="0in" fo:line-height="100%" fo:text-indent="0in"/>
      <style:text-properties fo:font-size="12pt"/>
    </style:style>
    <style:style style:name="P336"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337" style:family="paragraph">
      <style:paragraph-properties fo:margin-left="0in" fo:margin-right="0in" fo:margin-top="0in" fo:margin-bottom="0in" fo:line-height="100%" fo:text-align="start" fo:text-indent="0in"/>
      <style:text-properties fo:font-size="12pt"/>
    </style:style>
    <style:style style:name="P338"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339" style:family="paragraph">
      <style:paragraph-properties fo:margin-left="0in" fo:margin-right="0in" fo:margin-top="0in" fo:margin-bottom="0in" fo:line-height="100%" fo:text-align="center" fo:text-indent="0in"/>
      <style:text-properties fo:font-size="12pt"/>
    </style:style>
    <style:style style:name="P340"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officeooo:rsid="007b7ab9"/>
    </style:style>
    <style:style style:name="T2" style:family="text">
      <style:text-properties officeooo:rsid="00c136f0"/>
    </style:style>
    <style:style style:name="T3" style:family="text">
      <style:text-properties officeooo:rsid="00be779f"/>
    </style:style>
    <style:style style:name="T4" style:family="text">
      <style:text-properties officeooo:rsid="0099e98d"/>
    </style:style>
    <style:style style:name="T5" style:family="text">
      <style:text-properties officeooo:rsid="00b83d96"/>
    </style:style>
    <style:style style:name="T6" style:family="text">
      <style:text-properties officeooo:rsid="0098e026"/>
    </style:style>
    <style:style style:name="T7" style:family="text">
      <style:text-properties officeooo:rsid="00c32713"/>
    </style:style>
    <style:style style:name="T8" style:family="text">
      <style:text-properties officeooo:rsid="006eae17"/>
    </style:style>
    <style:style style:name="T9" style:family="text">
      <style:text-properties officeooo:rsid="00c4b803"/>
    </style:style>
    <style:style style:name="T10" style:family="text">
      <style:text-properties officeooo:rsid="007d2f15"/>
    </style:style>
    <style:style style:name="T11" style:family="text">
      <style:text-properties officeooo:rsid="0085b89f"/>
    </style:style>
    <style:style style:name="T12" style:family="text">
      <style:text-properties officeooo:rsid="00868ab9"/>
    </style:style>
    <style:style style:name="T13" style:family="text">
      <style:text-properties officeooo:rsid="00883214"/>
    </style:style>
    <style:style style:name="T14" style:family="text">
      <style:text-properties officeooo:rsid="006edeab"/>
    </style:style>
    <style:style style:name="T15" style:family="text">
      <style:text-properties officeooo:rsid="006f8135"/>
    </style:style>
    <style:style style:name="T16" style:family="text">
      <style:text-properties officeooo:rsid="006e87e7"/>
    </style:style>
    <style:style style:name="T17" style:family="text">
      <style:text-properties officeooo:rsid="002b39eb"/>
    </style:style>
    <style:style style:name="T18" style:family="text">
      <style:text-properties officeooo:rsid="002b4400"/>
    </style:style>
    <style:style style:name="T19" style:family="text">
      <style:text-properties officeooo:rsid="008eb8f2"/>
    </style:style>
    <style:style style:name="T20" style:family="text">
      <style:text-properties officeooo:rsid="008e4625"/>
    </style:style>
    <style:style style:name="T21" style:family="text">
      <style:text-properties officeooo:rsid="00c4f44d"/>
    </style:style>
    <style:style style:name="T22" style:family="text">
      <style:text-properties officeooo:rsid="0030b20b"/>
    </style:style>
    <style:style style:name="T23" style:family="text">
      <style:text-properties officeooo:rsid="00c0350f"/>
    </style:style>
    <style:style style:name="T24" style:family="text">
      <style:text-properties officeooo:rsid="007b7ab9"/>
    </style:style>
    <style:style style:name="T25" style:family="text">
      <style:text-properties officeooo:rsid="00c136f0"/>
    </style:style>
    <style:style style:name="T26" style:family="text">
      <style:text-properties officeooo:rsid="00be779f"/>
    </style:style>
    <style:style style:name="T27" style:family="text">
      <style:text-properties officeooo:rsid="0098e026"/>
    </style:style>
    <style:style style:name="T28" style:family="text">
      <style:text-properties officeooo:rsid="0099e98d"/>
    </style:style>
    <style:style style:name="T29" style:family="text">
      <style:text-properties officeooo:rsid="00c32713"/>
    </style:style>
    <style:style style:name="T30" style:family="text">
      <style:text-properties officeooo:rsid="006eae17"/>
    </style:style>
    <style:style style:name="T31" style:family="text">
      <style:text-properties officeooo:rsid="007d2f15"/>
    </style:style>
    <style:style style:name="T32" style:family="text">
      <style:text-properties officeooo:rsid="0085b89f"/>
    </style:style>
    <style:style style:name="T33" style:family="text">
      <style:text-properties officeooo:rsid="00c4b803"/>
    </style:style>
    <style:style style:name="T34" style:family="text">
      <style:text-properties officeooo:rsid="006edeab"/>
    </style:style>
    <style:style style:name="T35" style:family="text">
      <style:text-properties officeooo:rsid="006f8135"/>
    </style:style>
    <style:style style:name="T36" style:family="text">
      <style:text-properties officeooo:rsid="002b39eb"/>
    </style:style>
    <style:style style:name="T37" style:family="text">
      <style:text-properties officeooo:rsid="008e4625"/>
    </style:style>
    <style:style style:name="T38" style:family="text">
      <style:text-properties officeooo:rsid="0030b20b"/>
    </style:style>
    <style:style style:name="T39" style:family="text">
      <style:text-properties officeooo:rsid="00c6b009"/>
    </style:style>
    <style:style style:name="T40" style:family="text">
      <style:text-properties fo:font-size="11pt" officeooo:rsid="0016b657" style:font-size-asian="11pt" style:font-size-complex="11pt"/>
    </style:style>
    <style:style style:name="T41" style:family="text">
      <style:text-properties fo:font-size="11pt" officeooo:rsid="00172bef" style:font-size-asian="11pt" style:font-size-complex="11pt"/>
    </style:style>
    <style:style style:name="T42" style:family="text">
      <style:text-properties fo:font-size="11pt" officeooo:rsid="00cd19b6" style:font-size-asian="11pt" style:font-size-complex="11pt"/>
    </style:style>
    <style:style style:name="T43" style:family="text">
      <style:text-properties fo:font-size="11pt" officeooo:rsid="00d5607b" style:font-size-asian="11pt" style:font-size-complex="11pt"/>
    </style:style>
    <style:style style:name="T44" style:family="text">
      <style:text-properties officeooo:rsid="000885cc"/>
    </style:style>
    <style:style style:name="T45" style:family="text">
      <style:text-properties officeooo:rsid="000a425d"/>
    </style:style>
    <style:style style:name="T46" style:family="text">
      <style:text-properties officeooo:rsid="000c4243"/>
    </style:style>
    <style:style style:name="T47" style:family="text">
      <style:text-properties officeooo:rsid="0011a1e0"/>
    </style:style>
    <style:style style:name="T48" style:family="text">
      <style:text-properties officeooo:rsid="001e6164"/>
    </style:style>
    <style:style style:name="T49" style:family="text">
      <style:text-properties officeooo:rsid="002133b8"/>
    </style:style>
    <style:style style:name="T50" style:family="text">
      <style:text-properties officeooo:rsid="00246c50"/>
    </style:style>
    <style:style style:name="T51" style:family="text">
      <style:text-properties officeooo:rsid="002b4400"/>
    </style:style>
    <style:style style:name="T52" style:family="text">
      <style:text-properties officeooo:rsid="002d79e1"/>
    </style:style>
    <style:style style:name="T53" style:family="text">
      <style:text-properties officeooo:rsid="002dc33f"/>
    </style:style>
    <style:style style:name="T54" style:family="text">
      <style:text-properties officeooo:rsid="0030db71"/>
    </style:style>
    <style:style style:name="T55" style:family="text">
      <style:text-properties officeooo:rsid="0032c971"/>
    </style:style>
    <style:style style:name="T56" style:family="text">
      <style:text-properties officeooo:rsid="00340b75"/>
    </style:style>
    <style:style style:name="T57" style:family="text">
      <style:text-properties officeooo:rsid="0034da6a"/>
    </style:style>
    <style:style style:name="T58" style:family="text">
      <style:text-properties officeooo:rsid="0039f11b"/>
    </style:style>
    <style:style style:name="T59" style:family="text">
      <style:text-properties officeooo:rsid="003ad8c0"/>
    </style:style>
    <style:style style:name="T60" style:family="text">
      <style:text-properties officeooo:rsid="00400cd6"/>
    </style:style>
    <style:style style:name="T61" style:family="text">
      <style:text-properties officeooo:rsid="00416fcc"/>
    </style:style>
    <style:style style:name="T62" style:family="text">
      <style:text-properties officeooo:rsid="004197f7"/>
    </style:style>
    <style:style style:name="T63" style:family="text">
      <style:text-properties officeooo:rsid="00452a6f"/>
    </style:style>
    <style:style style:name="T64" style:family="text">
      <style:text-properties officeooo:rsid="00461d26"/>
    </style:style>
    <style:style style:name="T65" style:family="text">
      <style:text-properties officeooo:rsid="00466573"/>
    </style:style>
    <style:style style:name="T66" style:family="text">
      <style:text-properties officeooo:rsid="004834bb"/>
    </style:style>
    <style:style style:name="T67" style:family="text">
      <style:text-properties officeooo:rsid="004a0b61"/>
    </style:style>
    <style:style style:name="T68" style:family="text">
      <style:text-properties officeooo:rsid="004c682d"/>
    </style:style>
    <style:style style:name="T69" style:family="text">
      <style:text-properties officeooo:rsid="004d0e14"/>
    </style:style>
    <style:style style:name="T70" style:family="text">
      <style:text-properties officeooo:rsid="005e8a41"/>
    </style:style>
    <style:style style:name="T71" style:family="text">
      <style:text-properties officeooo:rsid="005f4133"/>
    </style:style>
    <style:style style:name="T72" style:family="text">
      <style:text-properties officeooo:rsid="0061315b"/>
    </style:style>
    <style:style style:name="T73" style:family="text">
      <style:text-properties officeooo:rsid="00628db8"/>
    </style:style>
    <style:style style:name="T74" style:family="text">
      <style:text-properties officeooo:rsid="0067c1f8"/>
    </style:style>
    <style:style style:name="T75" style:family="text">
      <style:text-properties officeooo:rsid="0068f81e"/>
    </style:style>
    <style:style style:name="T76" style:family="text">
      <style:text-properties officeooo:rsid="00699c6b"/>
    </style:style>
    <style:style style:name="T77" style:family="text">
      <style:text-properties officeooo:rsid="0069b62e"/>
    </style:style>
    <style:style style:name="T78" style:family="text">
      <style:text-properties officeooo:rsid="006ad8ef"/>
    </style:style>
    <style:style style:name="T79" style:family="text">
      <style:text-properties officeooo:rsid="006e87e7"/>
    </style:style>
    <style:style style:name="T80" style:family="text">
      <style:text-properties officeooo:rsid="007015fe"/>
    </style:style>
    <style:style style:name="T81" style:family="text">
      <style:text-properties officeooo:rsid="007cd33f"/>
    </style:style>
    <style:style style:name="T82" style:family="text">
      <style:text-properties officeooo:rsid="007f3030"/>
    </style:style>
    <style:style style:name="T83" style:family="text">
      <style:text-properties fo:font-weight="bold" style:font-weight-asian="bold" style:font-weight-complex="bold"/>
    </style:style>
    <style:style style:name="T84" style:family="text">
      <style:text-properties officeooo:rsid="00856091"/>
    </style:style>
    <style:style style:name="T85" style:family="text">
      <style:text-properties style:text-position="super 58%" officeooo:rsid="007b7ab9"/>
    </style:style>
    <style:style style:name="T86" style:family="text">
      <style:text-properties officeooo:rsid="00868ab9"/>
    </style:style>
    <style:style style:name="T87" style:family="text">
      <style:text-properties officeooo:rsid="0087c35e"/>
    </style:style>
    <style:style style:name="T88" style:family="text">
      <style:text-properties officeooo:rsid="00883214"/>
    </style:style>
    <style:style style:name="T89" style:family="text">
      <style:text-properties officeooo:rsid="0089e8b7"/>
    </style:style>
    <style:style style:name="T90" style:family="text">
      <style:text-properties officeooo:rsid="008b5a3b"/>
    </style:style>
    <style:style style:name="T91" style:family="text">
      <style:text-properties officeooo:rsid="008cf72a"/>
    </style:style>
    <style:style style:name="T92" style:family="text">
      <style:text-properties officeooo:rsid="008d22e8"/>
    </style:style>
    <style:style style:name="T93" style:family="text">
      <style:text-properties officeooo:rsid="008eb027"/>
    </style:style>
    <style:style style:name="T94" style:family="text">
      <style:text-properties officeooo:rsid="008eb8f2"/>
    </style:style>
    <style:style style:name="T95" style:family="text">
      <style:text-properties officeooo:rsid="00927d21"/>
    </style:style>
    <style:style style:name="T96" style:family="text">
      <style:text-properties officeooo:rsid="00938fc8"/>
    </style:style>
    <style:style style:name="T97" style:family="text">
      <style:text-properties officeooo:rsid="0094dc54"/>
    </style:style>
    <style:style style:name="T98" style:family="text">
      <style:text-properties officeooo:rsid="009b798e"/>
    </style:style>
    <style:style style:name="T99" style:family="text">
      <style:text-properties officeooo:rsid="009cc52b"/>
    </style:style>
    <style:style style:name="T100" style:family="text">
      <style:text-properties officeooo:rsid="00720594"/>
    </style:style>
    <style:style style:name="T101" style:family="text">
      <style:text-properties officeooo:rsid="00b83d96"/>
    </style:style>
    <style:style style:name="T102" style:family="text">
      <style:text-properties officeooo:rsid="00bc1894"/>
    </style:style>
    <style:style style:name="T103" style:family="text">
      <style:text-properties officeooo:rsid="0074a831"/>
    </style:style>
    <style:style style:name="T104" style:family="text">
      <style:text-properties officeooo:rsid="0003bd8f"/>
    </style:style>
    <style:style style:name="T105" style:family="text">
      <style:text-properties officeooo:rsid="00c4f44d"/>
    </style:style>
    <style:style style:name="T106" style:family="text">
      <style:text-properties officeooo:rsid="00c9f37d"/>
    </style:style>
    <style:style style:name="T107" style:family="text">
      <style:text-properties officeooo:rsid="00cba959"/>
    </style:style>
    <style:style style:name="T108" style:family="text">
      <style:text-properties officeooo:rsid="00cd19b6"/>
    </style:style>
    <style:style style:name="T109" style:family="text">
      <style:text-properties officeooo:rsid="00cdcb2d"/>
    </style:style>
    <style:style style:name="T110" style:family="text">
      <style:text-properties officeooo:rsid="00cea051"/>
    </style:style>
    <style:style style:name="T111" style:family="text">
      <style:text-properties officeooo:rsid="00cf677b"/>
    </style:style>
    <style:style style:name="T112" style:family="text">
      <style:text-properties officeooo:rsid="00d10e1b"/>
    </style:style>
    <style:style style:name="T113" style:family="text">
      <style:text-properties officeooo:rsid="00d23ba0"/>
    </style:style>
    <style:style style:name="T114" style:family="text">
      <style:text-properties officeooo:rsid="00d2e6a9"/>
    </style:style>
    <style:style style:name="T115" style:family="text">
      <style:text-properties officeooo:rsid="00c0350f"/>
    </style:style>
    <style:style style:name="T116" style:family="text">
      <style:text-properties officeooo:rsid="00c07110"/>
    </style:style>
    <style:style style:name="T117" style:family="text">
      <style:text-properties officeooo:rsid="00d38b8f"/>
    </style:style>
    <style:style style:name="T118" style:family="text">
      <style:text-properties officeooo:rsid="00d5607b"/>
    </style:style>
    <style:style style:name="T119" style:family="text">
      <style:text-properties officeooo:rsid="00d58be0"/>
    </style:style>
    <style:style style:name="T120" style:family="text">
      <style:text-properties officeooo:rsid="000d2b2c"/>
    </style:style>
    <style:style style:name="T121" style:family="text">
      <style:text-properties officeooo:rsid="001776a1"/>
    </style:style>
    <style:style style:name="T122" style:family="text">
      <style:text-properties officeooo:rsid="000dcc24"/>
    </style:style>
    <style:style style:name="T123" style:family="text">
      <style:text-properties fo:font-size="12pt" style:font-size-asian="12pt" style:font-size-complex="12pt"/>
    </style:style>
    <style:style style:name="T124" style:family="text">
      <style:text-properties fo:font-size="12pt" officeooo:rsid="000dcc24" style:font-size-asian="12pt" style:font-size-complex="12pt"/>
    </style:style>
    <style:style style:name="T125" style:family="text">
      <style:text-properties fo:font-size="12pt" officeooo:rsid="008cf72a" style:font-size-asian="12pt" style:font-size-complex="12pt"/>
    </style:style>
    <style:style style:name="T126" style:family="text">
      <style:text-properties fo:font-size="12pt" officeooo:rsid="00c4b803" style:font-size-asian="12pt" style:font-size-complex="12pt"/>
    </style:style>
    <style:style style:name="T127" style:family="text">
      <style:text-properties fo:font-size="12pt" officeooo:rsid="00c4f44d" style:font-size-asian="12pt" style:font-size-complex="12pt"/>
    </style:style>
    <style:style style:name="T128" style:family="text">
      <style:text-properties fo:font-size="12pt" officeooo:rsid="00cea051" style:font-size-asian="12pt" style:font-size-complex="12pt"/>
    </style:style>
    <style:style style:name="T129" style:family="text">
      <style:text-properties fo:font-size="12pt" fo:font-weight="bold" style:font-size-asian="12pt" style:font-weight-asian="bold" style:font-size-complex="12pt" style:font-weight-complex="bold"/>
    </style:style>
    <style:style style:name="T130" style:family="text">
      <style:text-properties fo:font-size="12pt" fo:font-weight="normal" style:font-size-asian="12pt" style:font-weight-asian="normal" style:font-size-complex="12pt" style:font-weight-complex="normal"/>
    </style:style>
    <style:style style:name="T131" style:family="text">
      <style:text-properties officeooo:rsid="000e0eff"/>
    </style:style>
    <style:style style:name="T132" style:family="text">
      <style:text-properties officeooo:rsid="0011043e"/>
    </style:style>
    <style:style style:name="T133" style:family="text">
      <style:text-properties officeooo:rsid="00128cc1"/>
    </style:style>
    <style:style style:name="T134" style:family="text">
      <style:text-properties officeooo:rsid="00143dca"/>
    </style:style>
    <style:style style:name="T135" style:family="text">
      <style:text-properties officeooo:rsid="00162728"/>
    </style:style>
    <style:style style:name="T136" style:family="text">
      <style:text-properties fo:font-style="italic" officeooo:rsid="00162728" style:font-style-asian="italic" style:font-style-complex="italic"/>
    </style:style>
    <style:style style:name="T137" style:family="text">
      <style:text-properties officeooo:rsid="001a6e42"/>
    </style:style>
    <style:style style:name="T138" style:family="text">
      <style:text-properties officeooo:rsid="0012135b"/>
    </style:style>
    <style:style style:name="T139" style:family="text">
      <style:text-properties officeooo:rsid="000e43e2"/>
    </style:style>
    <style:style style:name="T140" style:family="text">
      <style:text-properties officeooo:rsid="0010f352"/>
    </style:style>
    <style:style style:name="T141" style:family="text">
      <style:text-properties officeooo:rsid="000f7698"/>
    </style:style>
    <style:style style:name="T142" style:family="text">
      <style:text-properties fo:font-size="13pt" style:font-size-asian="13pt" style:font-size-complex="13pt"/>
    </style:style>
    <style:style style:name="T143" style:family="text">
      <style:text-properties style:use-window-font-color="true" style:text-outline="false" style:text-line-through-styl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144"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45"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46"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1"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1"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run-through" style:number-wrapped-paragraphs="1" style:vertical-pos="from-top" style:vertical-rel="paragraph" style:horizontal-pos="center"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72in" fo:min-width="0.197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8in" fo:min-width="0.15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717in" fo:min-width="0.15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72in" fo:min-width="0.15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992in" fo:min-width="0.128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8in" fo:min-width="0.15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72in" fo:min-width="0.1528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72in" fo:min-width="0.198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8in" fo:min-width="0.198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717in" fo:min-width="0.152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00ff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dc23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foreground"/>
    </style:style>
    <style:style style:name="gr20" style:family="graphic">
      <style:graphic-properties draw:stroke="solid" svg:stroke-width="0in" svg:stroke-color="#3465af" draw:marker-start="" draw:marker-start-width="0.0783in" draw:marker-start-center="false" draw:marker-end="" draw:marker-end-width="0.0783in" draw:marker-end-center="false" draw:fill="solid" draw:fill-color="#dc2300"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run-through="foreground"/>
    </style:style>
    <style:style style:name="gr21" style:family="graphic">
      <style:graphic-properties draw:stroke="none" svg:stroke-width="0in" svg:stroke-color="#3465af"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none" draw:fill-color="#99ccff"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foreground"/>
    </style:style>
    <style:style style:name="gr23" style:family="graphic">
      <style:graphic-properties draw:stroke="none" svg:stroke-width="0in" svg:stroke-color="#3465af" draw:marker-start="" draw:marker-start-width="0.0783in" draw:marker-start-center="false" draw:marker-end="" draw:marker-end-width="0.0783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run-through="foreground"/>
    </style:style>
    <style:style style:name="gr24" style:family="graphic">
      <style:graphic-properties draw:stroke="none" svg:stroke-width="0in" svg:stroke-color="#3465af" draw:marker-start="" draw:marker-start-width="0.0783in" draw:marker-start-center="false" draw:marker-end="" draw:marker-end-width="0.0783in" draw:marker-end-center="false" draw:fill="solid" draw:fill-color="#00ff00"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run-through="foreground"/>
    </style:style>
    <style:style style:name="gr2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svg:stroke-width="0.0201in" svg:stroke-color="#000000" draw:marker-start="" draw:marker-start-width="0.1098in" draw:marker-start-center="false" draw:marker-end="Arrow" draw:marker-end-width="0.15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8"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52in" fo:min-width="0.0937in"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2689in"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193in" fo:min-width="0in"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in"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0902in" fo:min-width="0in"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0437in" fo:min-width="0in"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0402in" fo:min-width="0in"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style:run-through="foreground" style:wrap="run-through" style:number-wrapped-paragraphs="1" style:vertical-pos="from-top" style:vertical-rel="paragraph" style:horizontal-pos="center" style:horizontal-rel="paragraph" draw:wrap-influence-on-position="once-concurrent" style:flow-with-text="false"/>
    </style:style>
    <style:style style:name="gr38" style:family="graphic">
      <style:graphic-properties style:protect="position size" style:run-through="foreground"/>
    </style:style>
  </office:automatic-styles>
  <office:body>
    <office:text text:use-soft-page-breaks="true">
      <text:tracked-changes text:track-changes="false">
        <text:changed-region xml:id="ct87393472" text:id="ct87393472">
          <text:insertion>
            <office:change-info>
              <dc:creator>John Johansen</dc:creator>
              <dc:date>2013-05-02T09:26:08</dc:date>
            </office:change-info>
          </text:insertion>
        </text:changed-region>
        <text:changed-region xml:id="ct49473024" text:id="ct49473024">
          <text:insertion>
            <office:change-info>
              <dc:creator>Jamie Strandboge</dc:creator>
              <dc:date>2013-04-30T23:58:00</dc:date>
            </office:change-info>
          </text:insertion>
        </text:changed-region>
        <text:changed-region xml:id="ct80161008" text:id="ct80161008">
          <text:insertion>
            <office:change-info>
              <dc:creator>John Johansen</dc:creator>
              <dc:date>2013-05-02T09:26:08</dc:date>
            </office:change-info>
          </text:insertion>
        </text:changed-region>
        <text:changed-region xml:id="ct89888480" text:id="ct89888480">
          <text:deletion>
            <office:change-info>
              <dc:creator>John Johansen</dc:creator>
              <dc:date>2013-05-02T09:26:08</dc:date>
            </office:change-info>
            <text:p text:style-name="P1"><text:span text:style-name="T1"><text:s/></text:span></text:p>
          </text:deletion>
        </text:changed-region>
        <text:changed-region xml:id="ct49474272" text:id="ct49474272">
          <text:insertion>
            <office:change-info>
              <dc:creator>John Johansen</dc:creator>
              <dc:date>2013-05-02T09:26:08</dc:date>
            </office:change-info>
          </text:insertion>
        </text:changed-region>
        <text:changed-region xml:id="ct37701872" text:id="ct37701872">
          <text:deletion>
            <office:change-info>
              <dc:creator>John Johansen</dc:creator>
              <dc:date>2013-05-02T09:26:08</dc:date>
            </office:change-info>
            <text:list xml:id="list8575840040220870925" text:style-name="L1">
              <text:list-item>
                <text:p text:style-name="P2">A label is a unique name</text:p>
              </text:list-item>
              <text:list-item>
                <text:p text:style-name="P2"/>
              </text:list-item>
            </text:list>
          </text:deletion>
        </text:changed-region>
        <text:changed-region xml:id="ct37831744" text:id="ct37831744">
          <text:insertion>
            <office:change-info>
              <dc:creator>John Johansen</dc:creator>
              <dc:date>2013-05-02T09:26:08</dc:date>
            </office:change-info>
          </text:insertion>
        </text:changed-region>
        <text:changed-region xml:id="ct49502912" text:id="ct49502912">
          <text:insertion>
            <office:change-info>
              <dc:creator>Jamie Strandboge</dc:creator>
              <dc:date>2013-05-01T00:01:00</dc:date>
            </office:change-info>
          </text:insertion>
        </text:changed-region>
        <text:changed-region xml:id="ct79837376" text:id="ct79837376">
          <text:insertion>
            <office:change-info>
              <dc:creator>John Johansen</dc:creator>
              <dc:date>2013-05-02T09:26:08</dc:date>
            </office:change-info>
          </text:insertion>
        </text:changed-region>
        <text:changed-region xml:id="ct49248144" text:id="ct49248144">
          <text:insertion>
            <office:change-info>
              <dc:creator>Jamie Strandboge</dc:creator>
              <dc:date>2013-05-01T00:02:00</dc:date>
            </office:change-info>
          </text:insertion>
        </text:changed-region>
        <text:changed-region xml:id="ct80923696" text:id="ct80923696">
          <text:insertion>
            <office:change-info>
              <dc:creator>John Johansen</dc:creator>
              <dc:date>2013-05-02T09:26:08</dc:date>
            </office:change-info>
          </text:insertion>
        </text:changed-region>
        <text:changed-region xml:id="ct49512080" text:id="ct49512080">
          <text:insertion>
            <office:change-info>
              <dc:creator>Jamie Strandboge</dc:creator>
              <dc:date>2013-05-01T00:03:00</dc:date>
            </office:change-info>
          </text:insertion>
        </text:changed-region>
        <text:changed-region xml:id="ct79442704" text:id="ct79442704">
          <text:insertion>
            <office:change-info>
              <dc:creator>John Johansen</dc:creator>
              <dc:date>2013-05-02T09:26:08</dc:date>
            </office:change-info>
          </text:insertion>
        </text:changed-region>
        <text:changed-region xml:id="ct49517632" text:id="ct49517632">
          <text:deletion>
            <office:change-info>
              <dc:creator>John Johansen</dc:creator>
              <dc:date>2013-05-02T05:10:00</dc:date>
            </office:change-info>
            <text:p text:style-name="P3"><text:span text:style-name="T2">jdstrand&gt; what is a subject in AppArmor model?</text:span></text:p>
          </text:deletion>
        </text:changed-region>
        <text:changed-region xml:id="ct55019264" text:id="ct55019264">
          <text:insertion>
            <office:change-info>
              <dc:creator>John Johansen</dc:creator>
              <dc:date>2013-05-02T09:26:08</dc:date>
            </office:change-info>
          </text:insertion>
        </text:changed-region>
        <text:changed-region xml:id="ct49518752" text:id="ct49518752">
          <text:insertion>
            <office:change-info>
              <dc:creator>Jamie Strandboge</dc:creator>
              <dc:date>2013-05-01T00:03:00</dc:date>
            </office:change-info>
          </text:insertion>
        </text:changed-region>
        <text:changed-region xml:id="ct49519152" text:id="ct49519152">
          <text:deletion>
            <office:change-info>
              <dc:creator>John Johansen</dc:creator>
              <dc:date>2013-05-02T05:27:00</dc:date>
            </office:change-info>
            <text:p text:style-name="P4"><text:span text:style-name="T2">either doesn't use them or uses a hybrid approach)object before now. Perhaps reference types, but in the form of a question “does AppArmor have types?” then define a type and say that AppArmor </text:span><text:s/><text:span text:style-name="T2">(jdstrand&gt; what is an object in AppArmor model? Should mention subject and </text:span></text:p>
          </text:deletion>
        </text:changed-region>
        <text:changed-region xml:id="ct49511024" text:id="ct49511024">
          <text:insertion>
            <office:change-info>
              <dc:creator>John Johansen</dc:creator>
              <dc:date>2013-05-02T05:16:00</dc:date>
            </office:change-info>
          </text:insertion>
        </text:changed-region>
        <text:changed-region xml:id="ct49504640" text:id="ct49504640">
          <text:insertion>
            <office:change-info>
              <dc:creator>John Johansen</dc:creator>
              <dc:date>2013-05-02T05:16:00</dc:date>
            </office:change-info>
          </text:insertion>
        </text:changed-region>
        <text:changed-region xml:id="ct82303568" text:id="ct82303568">
          <text:insertion>
            <office:change-info>
              <dc:creator>John Johansen</dc:creator>
              <dc:date>2013-05-02T09:26:08</dc:date>
            </office:change-info>
          </text:insertion>
        </text:changed-region>
        <text:changed-region xml:id="ct49514368" text:id="ct49514368">
          <text:insertion>
            <office:change-info>
              <dc:creator>Jamie Strandboge</dc:creator>
              <dc:date>2013-05-01T00:09:00</dc:date>
            </office:change-info>
          </text:insertion>
        </text:changed-region>
        <text:changed-region xml:id="ct86501664" text:id="ct86501664">
          <text:insertion>
            <office:change-info>
              <dc:creator>John Johansen</dc:creator>
              <dc:date>2013-05-02T09:26:08</dc:date>
            </office:change-info>
          </text:insertion>
        </text:changed-region>
        <text:changed-region xml:id="ct83032832" text:id="ct83032832">
          <text:insertion>
            <office:change-info>
              <dc:creator>John Johansen</dc:creator>
              <dc:date>2013-05-02T09:26:08</dc:date>
            </office:change-info>
          </text:insertion>
        </text:changed-region>
        <text:changed-region xml:id="ct49482944" text:id="ct49482944">
          <text:deletion>
            <office:change-info>
              <dc:creator>John Johansen</dc:creator>
              <dc:date>2013-05-02T05:30:00</dc:date>
            </office:change-info>
            <text:p text:style-name="P5"><text:s/></text:p>
          </text:deletion>
        </text:changed-region>
        <text:changed-region xml:id="ct78687760" text:id="ct78687760">
          <text:insertion>
            <office:change-info>
              <dc:creator>John Johansen</dc:creator>
              <dc:date>2013-05-02T09:26:08</dc:date>
            </office:change-info>
          </text:insertion>
        </text:changed-region>
        <text:changed-region xml:id="ct49540000" text:id="ct49540000">
          <text:deletion>
            <office:change-info>
              <dc:creator>John Johansen</dc:creator>
              <dc:date>2013-05-02T05:36:00</dc:date>
            </office:change-info>
            <text:p text:style-name="P6">t acts...”)<text:span text:style-name="T3"> </text:span>(jdstrand&gt; this is unclear. I think you mean that “a label without rules used on a subjec<text:span text:style-name="T4"> subject acts as an unconfined profile </text:span><text:span text:style-name="T3">with noexec</text:span></text:p>
          </text:deletion>
        </text:changed-region>
        <text:changed-region xml:id="ct78257952" text:id="ct78257952">
          <text:insertion>
            <office:change-info>
              <dc:creator>John Johansen</dc:creator>
              <dc:date>2013-05-02T09:26:08</dc:date>
            </office:change-info>
          </text:insertion>
        </text:changed-region>
        <text:changed-region xml:id="ct49540608" text:id="ct49540608">
          <text:deletion>
            <office:change-info>
              <dc:creator>John Johansen</dc:creator>
              <dc:date>2013-05-02T05:28:00</dc:date>
            </office:change-info>
            <text:p text:style-name="P6"><text:span text:style-name="T4">on a</text:span></text:p>
          </text:deletion>
        </text:changed-region>
        <text:changed-region xml:id="ct49244272" text:id="ct49244272">
          <text:insertion>
            <office:change-info>
              <dc:creator>John Johansen</dc:creator>
              <dc:date>2013-05-02T09:26:08</dc:date>
            </office:change-info>
          </text:insertion>
        </text:changed-region>
        <text:changed-region xml:id="ct88150784" text:id="ct88150784">
          <text:deletion>
            <office:change-info>
              <dc:creator>John Johansen</dc:creator>
              <dc:date>2013-05-02T09:26:08</dc:date>
            </office:change-info>
            <text:list xml:id="list1764804599" text:continue-numbering="true" text:style-name="L1">
              <text:list-item>
                <text:list>
                  <text:list-item>
                    <text:list>
                      <text:list-item>
                        <text:p text:style-name="P7">label without rules, these can be reloaded to be a profile</text:p>
                        <text:list>
                          <text:list-item>
                            <text:p text:style-name="P7">if used on a subject acts as an unconfined profile <text:span text:style-name="T3">with noexec</text:span></text:p>
                          </text:list-item>
                        </text:list>
                      </text:list-item>
                      <text:list-item>
                        <text:p text:style-name="P8"><text:span text:style-name="T5"/></text:p>
                      </text:list-item>
                    </text:list>
                  </text:list-item>
                </text:list>
              </text:list-item>
            </text:list>
          </text:deletion>
        </text:changed-region>
        <text:changed-region xml:id="ct32091376" text:id="ct32091376">
          <text:deletion>
            <office:change-info>
              <dc:creator>John Johansen</dc:creator>
              <dc:date>2013-05-02T05:38:00</dc:date>
            </office:change-info>
            <text:list xml:id="list6621302283618495909" text:style-name="L2">
              <text:list-item>
                <text:p text:style-name="P9">jdstrand&gt; move this to the beginning)<text:span text:style-name="T6"> </text:span>(<text:span text:style-name="T6">) are labeled, and their labeling is used to determine the rules that are enforced </text:span>(jdstrand&gt; define a subject with more example here)<text:span text:style-name="T6">Subjects (tasks, ..</text:span></text:p>
              </text:list-item>
            </text:list>
          </text:deletion>
        </text:changed-region>
        <text:changed-region xml:id="ct49870144" text:id="ct49870144">
          <text:insertion>
            <office:change-info>
              <dc:creator>John Johansen</dc:creator>
              <dc:date>2013-05-02T09:26:08</dc:date>
            </office:change-info>
          </text:insertion>
        </text:changed-region>
        <text:changed-region xml:id="ct75466880" text:id="ct75466880">
          <text:deletion>
            <office:change-info>
              <dc:creator>John Johansen</dc:creator>
              <dc:date>2013-05-02T05:44:00</dc:date>
            </office:change-info>
            <text:list xml:id="list1427283124" text:continue-numbering="true" text:style-name="L2">
              <text:list-item>
                <text:p text:style-name="P9"/>
              </text:list-item>
              <text:list-item>
                <text:p text:style-name="P10">are the profile/label name(s)<text:span text:style-name="T6"> </text:span><text:span text:style-name="T2">(eg, in the inode. </text:span><text:span text:style-name="T7">Jdstrand&gt; are there other ways to explicitly label?</text:span><text:span text:style-name="T2">)</text:span><text:span text:style-name="T6">is stored on object</text:span><text:span text:style-name="T2">label </text:span><text:span text:style-name="T6">, </text:span>and is stored only in memory</text:p>
              </text:list-item>
              <text:list-item>
                <text:p text:style-name="P11">explicit <text:s/><text:span text:style-name="T2">(jdstrand&gt; could be more clear?)</text:span></text:p>
              </text:list-item>
              <text:list-item>
                <text:p text:style-name="P11">implicit label is derived from rules of subjects accessing object<text:span text:style-name="T2">)</text:span> <text:span text:style-name="T2">(jdstrand&gt; define an object with examples. Move this to the beginning</text:span>Objects are labeled either implicitly or explicitly</text:p>
              </text:list-item>
            </text:list>
          </text:deletion>
        </text:changed-region>
        <text:changed-region xml:id="ct60848000" text:id="ct60848000">
          <text:deletion>
            <office:change-info>
              <dc:creator>John Johansen</dc:creator>
              <dc:date>2013-05-02T09:26:08</dc:date>
            </office:change-info>
            <text:list xml:id="list1856275143" text:continue-numbering="true" text:style-name="L2">
              <text:list-item>
                <text:p text:style-name="P11">Subjects (tasks, ..) are labeled, and their labeling is used to determine the rules that are enforced</text:p>
              </text:list-item>
              <text:list-item>
                <text:p text:style-name="P11">Objects are labeled either implicitly or explicitly</text:p>
                <text:list>
                  <text:list-item>
                    <text:p text:style-name="P12"><text:span text:style-name="T6">implicit label is derived from rules of subjects accessing object, </text:span><text:span text:style-name="T4">and is stored only in memory</text:span></text:p>
                  </text:list-item>
                  <text:list-item>
                    <text:p text:style-name="P11">explicit is stored on object</text:p>
                    <text:list>
                      <text:list-item>
                        <text:p text:style-name="P10">are the profile/label name(s)</text:p>
                      </text:list-item>
                    </text:list>
                  </text:list-item>
                </text:list>
              </text:list-item>
            </text:list>
            <text:list xml:id="list36760731" text:continue-list="list1764804599" text:style-name="L1">
              <text:list-item>
                <text:p text:style-name="P13"/>
              </text:list-item>
            </text:list>
          </text:deletion>
        </text:changed-region>
        <text:changed-region xml:id="ct75893392" text:id="ct75893392">
          <text:insertion>
            <office:change-info>
              <dc:creator>John Johansen</dc:creator>
              <dc:date>2013-05-02T09:26:08</dc:date>
            </office:change-info>
          </text:insertion>
        </text:changed-region>
        <text:changed-region xml:id="ct80259904" text:id="ct80259904">
          <text:insertion>
            <office:change-info>
              <dc:creator>John Johansen</dc:creator>
              <dc:date>2013-05-02T09:26:08</dc:date>
            </office:change-info>
          </text:insertion>
        </text:changed-region>
        <text:changed-region xml:id="ct75821296" text:id="ct75821296">
          <text:insertion>
            <office:change-info>
              <dc:creator>John Johansen</dc:creator>
              <dc:date>2013-05-02T09:26:08</dc:date>
            </office:change-info>
          </text:insertion>
        </text:changed-region>
        <text:changed-region xml:id="ct37697296" text:id="ct37697296">
          <text:insertion>
            <office:change-info>
              <dc:creator>John Johansen</dc:creator>
              <dc:date>2013-05-02T09:26:08</dc:date>
            </office:change-info>
          </text:insertion>
        </text:changed-region>
        <text:changed-region xml:id="ct84049936" text:id="ct84049936">
          <text:insertion>
            <office:change-info>
              <dc:creator>John Johansen</dc:creator>
              <dc:date>2013-05-02T09:26:08</dc:date>
            </office:change-info>
          </text:insertion>
        </text:changed-region>
        <text:changed-region xml:id="ct81476784" text:id="ct81476784">
          <text:insertion>
            <office:change-info>
              <dc:creator>John Johansen</dc:creator>
              <dc:date>2013-05-02T05:45:00</dc:date>
            </office:change-info>
          </text:insertion>
        </text:changed-region>
        <text:changed-region xml:id="ct77073520" text:id="ct77073520">
          <text:insertion>
            <office:change-info>
              <dc:creator>John Johansen</dc:creator>
              <dc:date>2013-05-02T09:26:08</dc:date>
            </office:change-info>
          </text:insertion>
        </text:changed-region>
        <text:changed-region xml:id="ct52033984" text:id="ct52033984">
          <text:insertion>
            <office:change-info>
              <dc:creator>John Johansen</dc:creator>
              <dc:date>2013-05-02T09:26:08</dc:date>
            </office:change-info>
          </text:insertion>
        </text:changed-region>
        <text:changed-region xml:id="ct76261568" text:id="ct76261568">
          <text:insertion>
            <office:change-info>
              <dc:creator>John Johansen</dc:creator>
              <dc:date>2013-05-02T05:47:00</dc:date>
            </office:change-info>
          </text:insertion>
        </text:changed-region>
        <text:changed-region xml:id="ct49817440" text:id="ct49817440">
          <text:insertion>
            <office:change-info>
              <dc:creator>John Johansen</dc:creator>
              <dc:date>2013-05-02T09:26:08</dc:date>
            </office:change-info>
          </text:insertion>
        </text:changed-region>
        <text:changed-region xml:id="ct80807232" text:id="ct80807232">
          <text:deletion>
            <office:change-info>
              <dc:creator>John Johansen</dc:creator>
              <dc:date>2013-05-02T09:26:08</dc:date>
            </office:change-info>
            <text:p text:style-name="P14"/>
            <text:p text:style-name="P15"/>
          </text:deletion>
        </text:changed-region>
        <text:changed-region xml:id="ct49550896" text:id="ct49550896">
          <text:insertion>
            <office:change-info>
              <dc:creator>Jamie Strandboge</dc:creator>
              <dc:date>2013-05-01T00:19:00</dc:date>
            </office:change-info>
          </text:insertion>
        </text:changed-region>
        <text:changed-region xml:id="ct81080848" text:id="ct81080848">
          <text:insertion>
            <office:change-info>
              <dc:creator>John Johansen</dc:creator>
              <dc:date>2013-05-02T09:26:08</dc:date>
            </office:change-info>
          </text:insertion>
        </text:changed-region>
        <text:changed-region xml:id="ct47910624" text:id="ct47910624">
          <text:insertion>
            <office:change-info>
              <dc:creator>Jamie Strandboge</dc:creator>
              <dc:date>2013-05-01T00:19:00</dc:date>
            </office:change-info>
          </text:insertion>
        </text:changed-region>
        <text:changed-region xml:id="ct49567040" text:id="ct49567040">
          <text:insertion>
            <office:change-info>
              <dc:creator>Jamie Strandboge</dc:creator>
              <dc:date>2013-05-01T00:20:00</dc:date>
            </office:change-info>
          </text:insertion>
        </text:changed-region>
        <text:changed-region xml:id="ct80115328" text:id="ct80115328">
          <text:insertion>
            <office:change-info>
              <dc:creator>John Johansen</dc:creator>
              <dc:date>2013-05-02T09:26:08</dc:date>
            </office:change-info>
          </text:insertion>
        </text:changed-region>
        <text:changed-region xml:id="ct47983584" text:id="ct47983584">
          <text:insertion>
            <office:change-info>
              <dc:creator>Jamie Strandboge</dc:creator>
              <dc:date>2013-05-01T00:20:00</dc:date>
            </office:change-info>
          </text:insertion>
        </text:changed-region>
        <text:changed-region xml:id="ct90553776" text:id="ct90553776">
          <text:insertion>
            <office:change-info>
              <dc:creator>John Johansen</dc:creator>
              <dc:date>2013-05-02T09:26:08</dc:date>
            </office:change-info>
          </text:insertion>
        </text:changed-region>
        <text:changed-region xml:id="ct32102192" text:id="ct32102192">
          <text:insertion>
            <office:change-info>
              <dc:creator>John Johansen</dc:creator>
              <dc:date>2013-05-02T09:26:08</dc:date>
            </office:change-info>
          </text:insertion>
        </text:changed-region>
        <text:changed-region xml:id="ct49568064" text:id="ct49568064">
          <text:insertion>
            <office:change-info>
              <dc:creator>Jamie Strandboge</dc:creator>
              <dc:date>2013-05-01T00:17:00</dc:date>
            </office:change-info>
          </text:insertion>
        </text:changed-region>
        <text:changed-region xml:id="ct49568464" text:id="ct49568464">
          <text:insertion>
            <office:change-info>
              <dc:creator>Jamie Strandboge</dc:creator>
              <dc:date>2013-05-01T00:17:00</dc:date>
            </office:change-info>
          </text:insertion>
        </text:changed-region>
        <text:changed-region xml:id="ct49568656" text:id="ct49568656">
          <text:insertion>
            <office:change-info>
              <dc:creator>Jamie Strandboge</dc:creator>
              <dc:date>2013-05-01T00:18:00</dc:date>
            </office:change-info>
          </text:insertion>
        </text:changed-region>
        <text:changed-region xml:id="ct78153760" text:id="ct78153760">
          <text:insertion>
            <office:change-info>
              <dc:creator>John Johansen</dc:creator>
              <dc:date>2013-05-02T09:26:08</dc:date>
            </office:change-info>
          </text:insertion>
        </text:changed-region>
        <text:changed-region xml:id="ct81120176" text:id="ct81120176">
          <text:deletion>
            <office:change-info>
              <dc:creator>John Johansen</dc:creator>
              <dc:date>2013-05-02T09:26:08</dc:date>
            </office:change-info>
            <text:p text:style-name="P16">ing</text:p>
          </text:deletion>
        </text:changed-region>
        <text:changed-region xml:id="ct86106400" text:id="ct86106400">
          <text:deletion>
            <office:change-info>
              <dc:creator>John Johansen</dc:creator>
              <dc:date>2013-05-02T09:26:08</dc:date>
            </office:change-info>
            <text:h text:style-name="P17" text:outline-level="1">Overview of the basics of AppArmor policy</text:h>
            <text:h text:style-name="P18" text:outline-level="1"/>
          </text:deletion>
        </text:changed-region>
        <text:changed-region xml:id="ct49556608" text:id="ct49556608">
          <text:deletion>
            <office:change-info>
              <dc:creator>Jamie Strandboge</dc:creator>
              <dc:date>2013-05-01T00:18:00</dc:date>
            </office:change-info>
            <text:p text:style-name="P19"><text:span text:style-name="T8">being </text:span></text:p>
          </text:deletion>
        </text:changed-region>
        <text:changed-region xml:id="ct49568848" text:id="ct49568848">
          <text:insertion>
            <office:change-info>
              <dc:creator>John Johansen</dc:creator>
              <dc:date>2013-05-02T09:26:08</dc:date>
            </office:change-info>
          </text:insertion>
        </text:changed-region>
        <text:changed-region xml:id="ct80537568" text:id="ct80537568">
          <text:deletion>
            <office:change-info>
              <dc:creator>John Johansen</dc:creator>
              <dc:date>2013-05-02T09:26:08</dc:date>
            </office:change-info>
            <text:p text:style-name="P19"><text:span text:style-name="T8">being en</text:span></text:p>
          </text:deletion>
        </text:changed-region>
        <text:changed-region xml:id="ct75996784" text:id="ct75996784">
          <text:deletion>
            <office:change-info>
              <dc:creator>John Johansen</dc:creator>
              <dc:date>2013-05-02T08:13:00</dc:date>
            </office:change-info>
            <text:p text:style-name="P19"><text:span text:style-name="T8"><text:s/></text:span></text:p>
          </text:deletion>
        </text:changed-region>
        <text:changed-region xml:id="ct49560144" text:id="ct49560144">
          <text:insertion>
            <office:change-info>
              <dc:creator>Jamie Strandboge</dc:creator>
              <dc:date>2013-05-01T00:18:00</dc:date>
            </office:change-info>
          </text:insertion>
        </text:changed-region>
        <text:changed-region xml:id="ct75744304" text:id="ct75744304">
          <text:insertion>
            <office:change-info>
              <dc:creator>John Johansen</dc:creator>
              <dc:date>2013-05-02T08:13:00</dc:date>
            </office:change-info>
          </text:insertion>
        </text:changed-region>
        <text:changed-region xml:id="ct54723216" text:id="ct54723216">
          <text:deletion>
            <office:change-info>
              <dc:creator>John Johansen</dc:creator>
              <dc:date>2013-05-02T09:26:08</dc:date>
            </office:change-info>
            <text:p text:style-name="P19"><text:span text:style-name="T8"><text:s/></text:span></text:p>
          </text:deletion>
        </text:changed-region>
        <text:changed-region xml:id="ct49567360" text:id="ct49567360">
          <text:deletion>
            <office:change-info>
              <dc:creator>Jamie Strandboge</dc:creator>
              <dc:date>2013-05-01T00:18:00</dc:date>
            </office:change-info>
            <text:p text:style-name="P20">s</text:p>
          </text:deletion>
        </text:changed-region>
        <text:changed-region xml:id="ct76019072" text:id="ct76019072">
          <text:deletion>
            <office:change-info>
              <dc:creator>John Johansen</dc:creator>
              <dc:date>2013-05-02T09:26:08</dc:date>
            </office:change-info>
            <text:p text:style-name="P20">s</text:p>
          </text:deletion>
        </text:changed-region>
        <text:changed-region xml:id="ct86203072" text:id="ct86203072">
          <text:insertion>
            <office:change-info>
              <dc:creator>John Johansen</dc:creator>
              <dc:date>2013-05-02T09:26:08</dc:date>
            </office:change-info>
          </text:insertion>
        </text:changed-region>
        <text:changed-region xml:id="ct78865136" text:id="ct78865136">
          <text:deletion>
            <office:change-info>
              <dc:creator>John Johansen</dc:creator>
              <dc:date>2013-05-02T08:13:00</dc:date>
            </office:change-info>
            <text:p text:style-name="P21">task </text:p>
          </text:deletion>
        </text:changed-region>
        <text:changed-region xml:id="ct76188192" text:id="ct76188192">
          <text:deletion>
            <office:change-info>
              <dc:creator>John Johansen</dc:creator>
              <dc:date>2013-05-02T08:13:00</dc:date>
            </office:change-info>
            <text:p text:style-name="P21"><text:span text:style-name="T9">(</text:span></text:p>
          </text:deletion>
          <text:insertion>
            <office:change-info office:chg-author="Jamie Strandboge" office:chg-date-time="2013-05-01T00:35:00"/>
          </text:insertion>
        </text:changed-region>
        <text:changed-region xml:id="ct26592992" text:id="ct26592992">
          <text:insertion>
            <office:change-info>
              <dc:creator>Jamie Strandboge</dc:creator>
              <dc:date>2013-05-01T00:35:00</dc:date>
            </office:change-info>
          </text:insertion>
        </text:changed-region>
        <text:changed-region xml:id="ct91478368" text:id="ct91478368">
          <text:insertion>
            <office:change-info>
              <dc:creator>John Johansen</dc:creator>
              <dc:date>2013-05-02T09:26:08</dc:date>
            </office:change-info>
          </text:insertion>
        </text:changed-region>
        <text:changed-region xml:id="ct45531968" text:id="ct45531968">
          <text:deletion>
            <office:change-info>
              <dc:creator>John Johansen</dc:creator>
              <dc:date>2013-05-02T08:13:00</dc:date>
            </office:change-info>
            <text:p text:style-name="P21"><text:span text:style-name="T9">)</text:span></text:p>
          </text:deletion>
          <text:insertion>
            <office:change-info office:chg-author="Jamie Strandboge" office:chg-date-time="2013-05-01T00:35:00"/>
          </text:insertion>
        </text:changed-region>
        <text:changed-region xml:id="ct64993392" text:id="ct64993392">
          <text:insertion>
            <office:change-info>
              <dc:creator>John Johansen</dc:creator>
              <dc:date>2013-05-02T09:26:08</dc:date>
            </office:change-info>
          </text:insertion>
        </text:changed-region>
        <text:changed-region xml:id="ct92139312" text:id="ct92139312">
          <text:deletion>
            <office:change-info>
              <dc:creator>John Johansen</dc:creator>
              <dc:date>2013-05-02T09:26:08</dc:date>
            </office:change-info>
            <text:p text:style-name="P21"><text:span text:style-name="T9">task </text:span></text:p>
          </text:deletion>
        </text:changed-region>
        <text:changed-region xml:id="ct84890304" text:id="ct84890304">
          <text:insertion>
            <office:change-info>
              <dc:creator>John Johansen</dc:creator>
              <dc:date>2013-05-02T09:26:08</dc:date>
            </office:change-info>
          </text:insertion>
        </text:changed-region>
        <text:changed-region xml:id="ct87936688" text:id="ct87936688">
          <text:insertion>
            <office:change-info>
              <dc:creator>Jamie Strandboge</dc:creator>
              <dc:date>2013-05-01T00:36:00</dc:date>
            </office:change-info>
          </text:insertion>
        </text:changed-region>
        <text:changed-region xml:id="ct37226144" text:id="ct37226144">
          <text:insertion>
            <office:change-info>
              <dc:creator>John Johansen</dc:creator>
              <dc:date>2013-05-02T09:26:08</dc:date>
            </office:change-info>
          </text:insertion>
        </text:changed-region>
        <text:changed-region xml:id="ct85672736" text:id="ct85672736">
          <text:insertion>
            <office:change-info>
              <dc:creator>Jamie Strandboge</dc:creator>
              <dc:date>2013-05-01T00:36:00</dc:date>
            </office:change-info>
          </text:insertion>
        </text:changed-region>
        <text:changed-region xml:id="ct64069584" text:id="ct64069584">
          <text:insertion>
            <office:change-info>
              <dc:creator>John Johansen</dc:creator>
              <dc:date>2013-05-02T09:26:08</dc:date>
            </office:change-info>
          </text:insertion>
        </text:changed-region>
        <text:changed-region xml:id="ct77749216" text:id="ct77749216">
          <text:deletion>
            <office:change-info>
              <dc:creator>John Johansen</dc:creator>
              <dc:date>2013-05-02T09:26:08</dc:date>
            </office:change-info>
            <text:p text:style-name="P21"><text:span text:style-name="T10">, </text:span><text:span text:style-name="T11">they</text:span></text:p>
          </text:deletion>
        </text:changed-region>
        <text:changed-region xml:id="ct64535920" text:id="ct64535920">
          <text:insertion>
            <office:change-info>
              <dc:creator>Jamie Strandboge</dc:creator>
              <dc:date>2013-05-01T00:36:00</dc:date>
            </office:change-info>
          </text:insertion>
        </text:changed-region>
        <text:changed-region xml:id="ct82184688" text:id="ct82184688">
          <text:insertion>
            <office:change-info>
              <dc:creator>John Johansen</dc:creator>
              <dc:date>2013-05-02T09:26:08</dc:date>
            </office:change-info>
          </text:insertion>
        </text:changed-region>
        <text:changed-region xml:id="ct45531744" text:id="ct45531744">
          <text:deletion>
            <office:change-info>
              <dc:creator>John Johansen</dc:creator>
              <dc:date>2013-05-02T08:14:00</dc:date>
            </office:change-info>
            <text:p text:style-name="P22"><text:span text:style-name="T12">set of state </text:span><text:span text:style-name="T3">(</text:span></text:p>
          </text:deletion>
        </text:changed-region>
        <text:changed-region xml:id="ct84204912" text:id="ct84204912">
          <text:deletion>
            <office:change-info>
              <dc:creator>John Johansen</dc:creator>
              <dc:date>2013-05-02T09:26:08</dc:date>
            </office:change-info>
            <text:p text:style-name="P22"><text:span text:style-name="T12">set of state </text:span><text:span text:style-name="T3">(</text:span></text:p>
          </text:deletion>
        </text:changed-region>
        <text:changed-region xml:id="ct76571600" text:id="ct76571600">
          <text:insertion>
            <office:change-info>
              <dc:creator>John Johansen</dc:creator>
              <dc:date>2013-05-02T09:26:08</dc:date>
            </office:change-info>
          </text:insertion>
        </text:changed-region>
        <text:changed-region xml:id="ct56131840" text:id="ct56131840">
          <text:deletion>
            <office:change-info>
              <dc:creator>John Johansen</dc:creator>
              <dc:date>2013-05-02T08:14:00</dc:date>
            </office:change-info>
            <text:p text:style-name="P22"><text:span text:style-name="T3">) </text:span><text:span text:style-name="T12">information</text:span></text:p>
          </text:deletion>
        </text:changed-region>
        <text:changed-region xml:id="ct42761888" text:id="ct42761888">
          <text:deletion>
            <office:change-info>
              <dc:creator>John Johansen</dc:creator>
              <dc:date>2013-05-02T08:15:00</dc:date>
            </office:change-info>
            <text:p text:style-name="P22"><text:span text:style-name="T12"><text:s/></text:span><text:span text:style-name="T9">(jdstrand&gt; 'state' here is confusing to me-- it makes me think of </text:span></text:p>
          </text:deletion>
          <text:insertion>
            <office:change-info office:chg-author="Jamie Strandboge" office:chg-date-time="2013-05-01T00:37:00"/>
          </text:insertion>
        </text:changed-region>
        <text:changed-region xml:id="ct83969072" text:id="ct83969072">
          <text:deletion>
            <office:change-info>
              <dc:creator>John Johansen</dc:creator>
              <dc:date>2013-05-02T08:15:00</dc:date>
            </office:change-info>
            <text:p text:style-name="P22"><text:span text:style-name="T9">OOP where objects may carry state, which is not intend</text:span></text:p>
          </text:deletion>
          <text:insertion>
            <office:change-info office:chg-author="Jamie Strandboge" office:chg-date-time="2013-05-01T00:38:00"/>
          </text:insertion>
        </text:changed-region>
        <text:changed-region xml:id="ct26108848" text:id="ct26108848">
          <text:insertion>
            <office:change-info>
              <dc:creator>John Johansen</dc:creator>
              <dc:date>2013-05-02T09:26:08</dc:date>
            </office:change-info>
          </text:insertion>
        </text:changed-region>
        <text:changed-region xml:id="ct85407984" text:id="ct85407984">
          <text:deletion>
            <office:change-info>
              <dc:creator>John Johansen</dc:creator>
              <dc:date>2013-05-02T09:26:08</dc:date>
            </office:change-info>
            <text:p text:style-name="P22"><text:span text:style-name="T3">e) </text:span><text:span text:style-name="T12">information</text:span></text:p>
          </text:deletion>
        </text:changed-region>
        <text:changed-region xml:id="ct45411456" text:id="ct45411456">
          <text:insertion>
            <office:change-info>
              <dc:creator>John Johansen</dc:creator>
              <dc:date>2013-05-02T09:26:08</dc:date>
            </office:change-info>
          </text:insertion>
        </text:changed-region>
        <text:changed-region xml:id="ct60886832" text:id="ct60886832">
          <text:insertion>
            <office:change-info>
              <dc:creator>John Johansen</dc:creator>
              <dc:date>2013-05-02T09:26:08</dc:date>
            </office:change-info>
          </text:insertion>
        </text:changed-region>
        <text:changed-region xml:id="ct90725744" text:id="ct90725744">
          <text:insertion>
            <office:change-info>
              <dc:creator>John Johansen</dc:creator>
              <dc:date>2013-05-02T09:26:08</dc:date>
            </office:change-info>
          </text:insertion>
        </text:changed-region>
        <text:changed-region xml:id="ct48545456" text:id="ct48545456">
          <text:deletion>
            <office:change-info>
              <dc:creator>John Johansen</dc:creator>
              <dc:date>2013-05-02T08:15:00</dc:date>
            </office:change-info>
            <text:p text:style-name="P22"><text:span text:style-name="T13">limited by </text:span><text:span text:style-name="T3">a set of rules</text:span></text:p>
          </text:deletion>
        </text:changed-region>
        <text:changed-region xml:id="ct86625136" text:id="ct86625136">
          <text:deletion>
            <office:change-info>
              <dc:creator>John Johansen</dc:creator>
              <dc:date>2013-05-02T08:16:00</dc:date>
            </office:change-info>
            <text:p text:style-name="P22"><text:span text:style-name="T3"><text:s/></text:span></text:p>
          </text:deletion>
        </text:changed-region>
        <text:changed-region xml:id="ct89907984" text:id="ct89907984">
          <text:deletion>
            <office:change-info>
              <dc:creator>John Johansen</dc:creator>
              <dc:date>2013-05-02T08:16:00</dc:date>
            </office:change-info>
            <text:p text:style-name="P22"><text:span text:style-name="T9">(jdstrand&gt; don't use rules her,e it makes people think of policy rules) </text:span></text:p>
          </text:deletion>
          <text:insertion>
            <office:change-info office:chg-author="Jamie Strandboge" office:chg-date-time="2013-05-01T00:39:00"/>
          </text:insertion>
        </text:changed-region>
        <text:changed-region xml:id="ct86720736" text:id="ct86720736">
          <text:insertion>
            <office:change-info>
              <dc:creator>John Johansen</dc:creator>
              <dc:date>2013-05-02T09:26:08</dc:date>
            </office:change-info>
          </text:insertion>
        </text:changed-region>
        <text:changed-region xml:id="ct64396192" text:id="ct64396192">
          <text:deletion>
            <office:change-info>
              <dc:creator>John Johansen</dc:creator>
              <dc:date>2013-05-02T09:26:08</dc:date>
            </office:change-info>
            <text:p text:style-name="P22"><text:span text:style-name="T13">limited by </text:span><text:span text:style-name="T3">a set of rules of what is allowed</text:span><text:span text:style-name="T13"> and </text:span></text:p>
          </text:deletion>
        </text:changed-region>
        <text:changed-region xml:id="ct91365440" text:id="ct91365440">
          <text:insertion>
            <office:change-info>
              <dc:creator>John Johansen</dc:creator>
              <dc:date>2013-05-02T09:25:00</dc:date>
            </office:change-info>
          </text:insertion>
        </text:changed-region>
        <text:changed-region xml:id="ct49591360" text:id="ct49591360">
          <text:insertion>
            <office:change-info>
              <dc:creator>Jamie Strandboge</dc:creator>
              <dc:date>2013-05-01T00:41:00</dc:date>
            </office:change-info>
          </text:insertion>
        </text:changed-region>
        <text:changed-region xml:id="ct49595872" text:id="ct49595872">
          <text:insertion>
            <office:change-info>
              <dc:creator>Jamie Strandboge</dc:creator>
              <dc:date>2013-05-01T00:42:00</dc:date>
            </office:change-info>
          </text:insertion>
        </text:changed-region>
        <text:changed-region xml:id="ct49581344" text:id="ct49581344">
          <text:insertion>
            <office:change-info>
              <dc:creator>Jamie Strandboge</dc:creator>
              <dc:date>2013-05-01T00:43:00</dc:date>
            </office:change-info>
          </text:insertion>
        </text:changed-region>
        <text:changed-region xml:id="ct49581536" text:id="ct49581536">
          <text:deletion>
            <office:change-info>
              <dc:creator>Jamie Strandboge</dc:creator>
              <dc:date>2013-05-01T00:43:00</dc:date>
            </office:change-info>
            <text:p text:style-name="P23"><text:span text:style-name="T9"/></text:p>
            <text:p text:style-name="P24"/>
            <text:p text:style-name="P25"><text:span text:style-name="T14"><text:s/></text:span><text:span text:style-name="T15">A label that is just a name is known as a simple label.</text:span></text:p>
            <text:p text:style-name="P26"/>
            <text:p text:style-name="P27"/>
            <text:p text:style-name="P23"><text:s text:c="2"/>In AppArmor. A label can be anything from an individual unit (explicit label, profile), or a representation of a set of units like an implicit label or profile stack.</text:p>
          </text:deletion>
        </text:changed-region>
        <text:changed-region xml:id="ct82236784" text:id="ct82236784">
          <text:deletion>
            <office:change-info>
              <dc:creator>John Johansen</dc:creator>
              <dc:date>2013-05-02T09:26:08</dc:date>
            </office:change-info>
            <text:p text:style-name="P24"/>
            <text:p text:style-name="P24"/>
            <text:p text:style-name="P25"><text:span text:style-name="T14"><text:s/></text:span><text:span text:style-name="T15">A label that is just a name is known as a simple label.</text:span></text:p>
            <text:p text:style-name="P26"/>
            <text:p text:style-name="P27"/>
            <text:p text:style-name="P27"><text:s text:c="2"/>In AppArmor. A label can be anything from an individual unit (explicit label, profile), or a representation of a set of units like an implicit label or profile stack.</text:p>
            <text:p text:style-name="P28"/>
          </text:deletion>
        </text:changed-region>
        <text:changed-region xml:id="ct76287744" text:id="ct76287744">
          <text:insertion>
            <office:change-info>
              <dc:creator>John Johansen</dc:creator>
              <dc:date>2013-05-02T09:26:08</dc:date>
            </office:change-info>
          </text:insertion>
        </text:changed-region>
        <text:changed-region xml:id="ct49581024" text:id="ct49581024">
          <text:insertion>
            <office:change-info>
              <dc:creator>Jamie Strandboge</dc:creator>
              <dc:date>2013-05-01T00:43:00</dc:date>
            </office:change-info>
          </text:insertion>
        </text:changed-region>
        <text:changed-region xml:id="ct49575504" text:id="ct49575504">
          <text:insertion>
            <office:change-info>
              <dc:creator>Jamie Strandboge</dc:creator>
              <dc:date>2013-05-01T00:44:00</dc:date>
            </office:change-info>
          </text:insertion>
        </text:changed-region>
        <text:changed-region xml:id="ct85756192" text:id="ct85756192">
          <text:insertion>
            <office:change-info>
              <dc:creator>John Johansen</dc:creator>
              <dc:date>2013-05-02T09:26:08</dc:date>
            </office:change-info>
          </text:insertion>
        </text:changed-region>
        <text:changed-region xml:id="ct78845920" text:id="ct78845920">
          <text:insertion>
            <office:change-info>
              <dc:creator>Jamie Strandboge</dc:creator>
              <dc:date>2013-05-01T00:44:00</dc:date>
            </office:change-info>
          </text:insertion>
        </text:changed-region>
        <text:changed-region xml:id="ct78424800" text:id="ct78424800">
          <text:insertion>
            <office:change-info>
              <dc:creator>John Johansen</dc:creator>
              <dc:date>2013-05-02T09:26:08</dc:date>
            </office:change-info>
          </text:insertion>
        </text:changed-region>
        <text:changed-region xml:id="ct85081008" text:id="ct85081008">
          <text:deletion>
            <office:change-info>
              <dc:creator>John Johansen</dc:creator>
              <dc:date>2013-05-02T09:26:08</dc:date>
            </office:change-info>
            <text:h text:style-name="P29" text:outline-level="6">Profiles</text:h>
            <text:h text:style-name="P29" text:outline-level="6"><text:span text:style-name="T16"/></text:h>
          </text:deletion>
        </text:changed-region>
        <text:changed-region xml:id="ct49579424" text:id="ct49579424">
          <text:deletion>
            <office:change-info>
              <dc:creator>Jamie Strandboge</dc:creator>
              <dc:date>2013-05-01T00:44:00</dc:date>
            </office:change-info>
            <text:h text:style-name="P29" text:outline-level="6"><text:span text:style-name="T17">s</text:span></text:h>
          </text:deletion>
        </text:changed-region>
        <text:changed-region xml:id="ct91130368" text:id="ct91130368">
          <text:deletion>
            <office:change-info>
              <dc:creator>John Johansen</dc:creator>
              <dc:date>2013-05-02T09:26:08</dc:date>
            </office:change-info>
            <text:h text:style-name="P29" text:outline-level="6"><text:span text:style-name="T17">s</text:span></text:h>
          </text:deletion>
        </text:changed-region>
        <text:changed-region xml:id="ct78729968" text:id="ct78729968">
          <text:insertion>
            <office:change-info>
              <dc:creator>John Johansen</dc:creator>
              <dc:date>2013-05-02T08:20:00</dc:date>
            </office:change-info>
          </text:insertion>
        </text:changed-region>
        <text:changed-region xml:id="ct80110064" text:id="ct80110064">
          <text:insertion>
            <office:change-info>
              <dc:creator>John Johansen</dc:creator>
              <dc:date>2013-05-02T09:26:08</dc:date>
            </office:change-info>
          </text:insertion>
        </text:changed-region>
        <text:changed-region xml:id="ct74062432" text:id="ct74062432">
          <text:deletion>
            <office:change-info>
              <dc:creator>John Johansen</dc:creator>
              <dc:date>2013-05-02T08:18:00</dc:date>
            </office:change-info>
            <text:h text:style-name="P29" text:outline-level="6"><text:span text:style-name="T18">subject</text:span></text:h>
          </text:deletion>
        </text:changed-region>
        <text:changed-region xml:id="ct49616464" text:id="ct49616464">
          <text:deletion>
            <office:change-info>
              <dc:creator>John Johansen</dc:creator>
              <dc:date>2013-05-02T08:20:00</dc:date>
            </office:change-info>
            <text:h text:style-name="P29" text:outline-level="6"><text:span text:style-name="T18"><text:s/></text:span><text:span text:style-name="T9">(jdstrand&gt; is the choice of 'subject' here meant to add</text:span></text:h>
          </text:deletion>
          <text:insertion>
            <office:change-info office:chg-author="Jamie Strandboge" office:chg-date-time="2013-05-01T00:45:00"/>
          </text:insertion>
        </text:changed-region>
        <text:changed-region xml:id="ct49617680" text:id="ct49617680">
          <text:deletion>
            <office:change-info>
              <dc:creator>John Johansen</dc:creator>
              <dc:date>2013-05-02T08:20:00</dc:date>
            </office:change-info>
            <text:h text:style-name="P29" text:outline-level="6"><text:span text:style-name="T9"><text:s/>clarity to why applications are subjects?)</text:span></text:h>
          </text:deletion>
          <text:insertion>
            <office:change-info office:chg-author="Jamie Strandboge" office:chg-date-time="2013-05-01T00:46:00"/>
          </text:insertion>
        </text:changed-region>
        <text:changed-region xml:id="ct48687952" text:id="ct48687952">
          <text:deletion>
            <office:change-info>
              <dc:creator>John Johansen</dc:creator>
              <dc:date>2013-05-02T08:20:00</dc:date>
            </office:change-info>
            <text:h text:style-name="P29" text:outline-level="6"><text:span text:style-name="T18"><text:s/>to the restriction of a profile</text:span></text:h>
          </text:deletion>
        </text:changed-region>
        <text:changed-region xml:id="ct49620480" text:id="ct49620480">
          <text:deletion>
            <office:change-info>
              <dc:creator>John Johansen</dc:creator>
              <dc:date>2013-05-02T08:20:00</dc:date>
            </office:change-info>
            <text:h text:style-name="P29" text:outline-level="6"><text:span text:style-name="T18">,</text:span></text:h>
          </text:deletion>
          <text:insertion>
            <office:change-info office:chg-author="Jamie Strandboge" office:chg-date-time="2013-05-01T00:45:00"/>
          </text:insertion>
        </text:changed-region>
        <text:changed-region xml:id="ct76669648" text:id="ct76669648">
          <text:deletion>
            <office:change-info>
              <dc:creator>John Johansen</dc:creator>
              <dc:date>2013-05-02T08:20:00</dc:date>
            </office:change-info>
            <text:h text:style-name="P29" text:outline-level="6"><text:span text:style-name="T18"><text:s/></text:span></text:h>
          </text:deletion>
        </text:changed-region>
        <text:changed-region xml:id="ct32013392" text:id="ct32013392">
          <text:insertion>
            <office:change-info>
              <dc:creator>John Johansen</dc:creator>
              <dc:date>2013-05-02T09:26:08</dc:date>
            </office:change-info>
          </text:insertion>
        </text:changed-region>
        <text:changed-region xml:id="ct80522672" text:id="ct80522672">
          <text:deletion>
            <office:change-info>
              <dc:creator>John Johansen</dc:creator>
              <dc:date>2013-05-02T09:26:08</dc:date>
            </office:change-info>
            <text:h text:style-name="P29" text:outline-level="6"><text:span text:style-name="T18">subject to the restriction of a profile it i</text:span></text:h>
          </text:deletion>
        </text:changed-region>
        <text:changed-region xml:id="ct86347216" text:id="ct86347216">
          <text:insertion>
            <office:change-info>
              <dc:creator>John Johansen</dc:creator>
              <dc:date>2013-05-02T09:26:08</dc:date>
            </office:change-info>
          </text:insertion>
        </text:changed-region>
        <text:changed-region xml:id="ct49624192" text:id="ct49624192">
          <text:insertion>
            <office:change-info>
              <dc:creator>Jamie Strandboge</dc:creator>
              <dc:date>2013-05-01T00:44:00</dc:date>
            </office:change-info>
          </text:insertion>
        </text:changed-region>
        <text:changed-region xml:id="ct78902736" text:id="ct78902736">
          <text:insertion>
            <office:change-info>
              <dc:creator>John Johansen</dc:creator>
              <dc:date>2013-05-02T09:26:08</dc:date>
            </office:change-info>
          </text:insertion>
        </text:changed-region>
        <text:changed-region xml:id="ct49572480" text:id="ct49572480">
          <text:insertion>
            <office:change-info>
              <dc:creator>Jamie Strandboge</dc:creator>
              <dc:date>2013-05-01T00:46:00</dc:date>
            </office:change-info>
          </text:insertion>
        </text:changed-region>
        <text:changed-region xml:id="ct77930016" text:id="ct77930016">
          <text:insertion>
            <office:change-info>
              <dc:creator>John Johansen</dc:creator>
              <dc:date>2013-05-02T09:26:08</dc:date>
            </office:change-info>
          </text:insertion>
        </text:changed-region>
        <text:changed-region xml:id="ct49600928" text:id="ct49600928">
          <text:insertion>
            <office:change-info>
              <dc:creator>Jamie Strandboge</dc:creator>
              <dc:date>2013-05-01T00:46:00</dc:date>
            </office:change-info>
          </text:insertion>
        </text:changed-region>
        <text:changed-region xml:id="ct46976768" text:id="ct46976768">
          <text:insertion>
            <office:change-info>
              <dc:creator>John Johansen</dc:creator>
              <dc:date>2013-05-02T09:26:08</dc:date>
            </office:change-info>
          </text:insertion>
        </text:changed-region>
        <text:changed-region xml:id="ct49569760" text:id="ct49569760">
          <text:insertion>
            <office:change-info>
              <dc:creator>Jamie Strandboge</dc:creator>
              <dc:date>2013-05-01T00:47:00</dc:date>
            </office:change-info>
          </text:insertion>
        </text:changed-region>
        <text:changed-region xml:id="ct49313472" text:id="ct49313472">
          <text:insertion>
            <office:change-info>
              <dc:creator>Jamie Strandboge</dc:creator>
              <dc:date>2013-05-01T00:47:00</dc:date>
            </office:change-info>
          </text:insertion>
        </text:changed-region>
        <text:changed-region xml:id="ct81114080" text:id="ct81114080">
          <text:insertion>
            <office:change-info>
              <dc:creator>John Johansen</dc:creator>
              <dc:date>2013-05-02T09:26:08</dc:date>
            </office:change-info>
          </text:insertion>
        </text:changed-region>
        <text:changed-region xml:id="ct79458864" text:id="ct79458864">
          <text:insertion>
            <office:change-info>
              <dc:creator>Jamie Strandboge</dc:creator>
              <dc:date>2013-05-01T00:47:00</dc:date>
            </office:change-info>
          </text:insertion>
        </text:changed-region>
        <text:changed-region xml:id="ct79285344" text:id="ct79285344">
          <text:deletion>
            <office:change-info>
              <dc:creator>John Johansen</dc:creator>
              <dc:date>2013-05-02T08:44:00</dc:date>
            </office:change-info>
            <text:h text:style-name="Heading_20_10" text:outline-level="10"><text:span text:style-name="T19"><text:s/>Inheritance</text:span></text:h>
          </text:deletion>
        </text:changed-region>
        <text:changed-region xml:id="ct86617088" text:id="ct86617088">
          <text:deletion>
            <office:change-info>
              <dc:creator>John Johansen</dc:creator>
              <dc:date>2013-05-02T09:26:08</dc:date>
            </office:change-info>
            <text:h text:style-name="Heading_20_10" text:outline-level="10"><text:span text:style-name="T19"><text:s/>Inheritance</text:span></text:h>
          </text:deletion>
        </text:changed-region>
        <text:changed-region xml:id="ct83948528" text:id="ct83948528">
          <text:insertion>
            <office:change-info>
              <dc:creator>John Johansen</dc:creator>
              <dc:date>2013-05-02T09:26:08</dc:date>
            </office:change-info>
          </text:insertion>
        </text:changed-region>
        <text:changed-region xml:id="ct49554768" text:id="ct49554768">
          <text:insertion>
            <office:change-info>
              <dc:creator>Jamie Strandboge</dc:creator>
              <dc:date>2013-05-01T00:48:00</dc:date>
            </office:change-info>
          </text:insertion>
        </text:changed-region>
        <text:changed-region xml:id="ct54408288" text:id="ct54408288">
          <text:insertion>
            <office:change-info>
              <dc:creator>John Johansen</dc:creator>
              <dc:date>2013-05-02T09:26:08</dc:date>
            </office:change-info>
          </text:insertion>
        </text:changed-region>
        <text:changed-region xml:id="ct49305600" text:id="ct49305600">
          <text:insertion>
            <office:change-info>
              <dc:creator>Jamie Strandboge</dc:creator>
              <dc:date>2013-05-01T00:48:00</dc:date>
            </office:change-info>
          </text:insertion>
        </text:changed-region>
        <text:changed-region xml:id="ct49485200" text:id="ct49485200">
          <text:deletion>
            <office:change-info>
              <dc:creator>Jamie Strandboge</dc:creator>
              <dc:date>2013-05-01T00:48:00</dc:date>
            </office:change-info>
            <text:p text:style-name="P30"><text:span text:style-name="T20">n</text:span></text:p>
          </text:deletion>
        </text:changed-region>
        <text:changed-region xml:id="ct83888368" text:id="ct83888368">
          <text:deletion>
            <office:change-info>
              <dc:creator>John Johansen</dc:creator>
              <dc:date>2013-05-02T09:26:08</dc:date>
            </office:change-info>
            <text:p text:style-name="P30"><text:span text:style-name="T20">n</text:span></text:p>
          </text:deletion>
        </text:changed-region>
        <text:changed-region xml:id="ct72605552" text:id="ct72605552">
          <text:deletion>
            <office:change-info>
              <dc:creator>John Johansen</dc:creator>
              <dc:date>2013-05-02T08:43:00</dc:date>
            </office:change-info>
            <text:p text:style-name="P30"><text:span text:style-name="T20">version</text:span></text:p>
          </text:deletion>
        </text:changed-region>
        <text:changed-region xml:id="ct79228880" text:id="ct79228880">
          <text:insertion>
            <office:change-info>
              <dc:creator>John Johansen</dc:creator>
              <dc:date>2013-05-02T08:45:00</dc:date>
            </office:change-info>
          </text:insertion>
        </text:changed-region>
        <text:changed-region xml:id="ct90615808" text:id="ct90615808">
          <text:deletion>
            <office:change-info>
              <dc:creator>John Johansen</dc:creator>
              <dc:date>2013-05-02T09:26:08</dc:date>
            </office:change-info>
            <text:p text:style-name="P30"><text:span text:style-name="T20">version</text:span></text:p>
          </text:deletion>
        </text:changed-region>
        <text:changed-region xml:id="ct89889712" text:id="ct89889712">
          <text:insertion>
            <office:change-info>
              <dc:creator>John Johansen</dc:creator>
              <dc:date>2013-05-02T09:26:08</dc:date>
            </office:change-info>
          </text:insertion>
        </text:changed-region>
        <text:changed-region xml:id="ct49620672" text:id="ct49620672">
          <text:deletion>
            <office:change-info>
              <dc:creator>John Johansen</dc:creator>
              <dc:date>2013-05-02T08:45:00</dc:date>
            </office:change-info>
            <text:p text:style-name="P30"><text:span text:style-name="T21">(jdstrand&gt; the use of verson makes me think of a numbered version-- is version the best word choice?)</text:span></text:p>
          </text:deletion>
          <text:insertion>
            <office:change-info office:chg-author="Jamie Strandboge" office:chg-date-time="2013-05-01T00:49:00"/>
          </text:insertion>
        </text:changed-region>
        <text:changed-region xml:id="ct81064000" text:id="ct81064000">
          <text:deletion>
            <office:change-info>
              <dc:creator>John Johansen</dc:creator>
              <dc:date>2013-05-02T09:26:08</dc:date>
            </office:change-info>
            <text:p text:style-name="P30"><text:span text:style-name="T20">.</text:span></text:p>
          </text:deletion>
        </text:changed-region>
        <text:changed-region xml:id="ct49620864" text:id="ct49620864">
          <text:insertion>
            <office:change-info>
              <dc:creator>Jamie Strandboge</dc:creator>
              <dc:date>2013-05-01T00:49:00</dc:date>
            </office:change-info>
          </text:insertion>
        </text:changed-region>
        <text:changed-region xml:id="ct49617872" text:id="ct49617872">
          <text:deletion>
            <office:change-info>
              <dc:creator>Jamie Strandboge</dc:creator>
              <dc:date>2013-05-01T00:50:00</dc:date>
            </office:change-info>
            <text:p text:style-name="P31">e</text:p>
          </text:deletion>
        </text:changed-region>
        <text:changed-region xml:id="ct49320336" text:id="ct49320336">
          <text:deletion>
            <office:change-info>
              <dc:creator>Jamie Strandboge</dc:creator>
              <dc:date>2013-05-01T00:49:00</dc:date>
            </office:change-info>
            <text:p text:style-name="P31">, </text:p>
          </text:deletion>
        </text:changed-region>
        <text:changed-region xml:id="ct80023216" text:id="ct80023216">
          <text:insertion>
            <office:change-info>
              <dc:creator>John Johansen</dc:creator>
              <dc:date>2013-05-02T09:26:08</dc:date>
            </office:change-info>
          </text:insertion>
        </text:changed-region>
        <text:changed-region xml:id="ct49618064" text:id="ct49618064">
          <text:insertion>
            <office:change-info>
              <dc:creator>Jamie Strandboge</dc:creator>
              <dc:date>2013-05-01T00:50:00</dc:date>
            </office:change-info>
          </text:insertion>
        </text:changed-region>
        <text:changed-region xml:id="ct88266064" text:id="ct88266064">
          <text:deletion>
            <office:change-info>
              <dc:creator>John Johansen</dc:creator>
              <dc:date>2013-05-02T09:26:08</dc:date>
            </office:change-info>
            <text:p text:style-name="P31">, e</text:p>
          </text:deletion>
        </text:changed-region>
        <text:changed-region xml:id="ct49596128" text:id="ct49596128">
          <text:insertion>
            <office:change-info>
              <dc:creator>Jamie Strandboge</dc:creator>
              <dc:date>2013-05-01T00:50:00</dc:date>
            </office:change-info>
          </text:insertion>
        </text:changed-region>
        <text:changed-region xml:id="ct78033552" text:id="ct78033552">
          <text:insertion>
            <office:change-info>
              <dc:creator>John Johansen</dc:creator>
              <dc:date>2013-05-02T09:26:08</dc:date>
            </office:change-info>
          </text:insertion>
        </text:changed-region>
        <text:changed-region xml:id="ct83521056" text:id="ct83521056">
          <text:deletion>
            <office:change-info>
              <dc:creator>John Johansen</dc:creator>
              <dc:date>2013-05-02T09:26:08</dc:date>
            </office:change-info>
            <text:p text:style-name="P31">lternate</text:p>
          </text:deletion>
        </text:changed-region>
        <text:changed-region xml:id="ct49603296" text:id="ct49603296">
          <text:insertion>
            <office:change-info>
              <dc:creator>Jamie Strandboge</dc:creator>
              <dc:date>2013-05-01T00:50:00</dc:date>
            </office:change-info>
          </text:insertion>
        </text:changed-region>
        <text:changed-region xml:id="ct49329776" text:id="ct49329776">
          <text:insertion>
            <office:change-info>
              <dc:creator>Jamie Strandboge</dc:creator>
              <dc:date>2013-05-01T00:51:00</dc:date>
            </office:change-info>
          </text:insertion>
        </text:changed-region>
        <text:changed-region xml:id="ct49586384" text:id="ct49586384">
          <text:insertion>
            <office:change-info>
              <dc:creator>Jamie Strandboge</dc:creator>
              <dc:date>2013-05-01T00:52:00</dc:date>
            </office:change-info>
          </text:insertion>
        </text:changed-region>
        <text:changed-region xml:id="ct80441664" text:id="ct80441664">
          <text:insertion>
            <office:change-info>
              <dc:creator>John Johansen</dc:creator>
              <dc:date>2013-05-02T09:26:08</dc:date>
            </office:change-info>
          </text:insertion>
        </text:changed-region>
        <text:changed-region xml:id="ct65252736" text:id="ct65252736">
          <text:insertion>
            <office:change-info>
              <dc:creator>Jamie Strandboge</dc:creator>
              <dc:date>2013-05-01T00:52:00</dc:date>
            </office:change-info>
          </text:insertion>
        </text:changed-region>
        <text:changed-region xml:id="ct49624704" text:id="ct49624704">
          <text:deletion>
            <office:change-info>
              <dc:creator>Jamie Strandboge</dc:creator>
              <dc:date>2013-05-01T00:50:00</dc:date>
            </office:change-info>
            <text:p text:style-name="P32">Can be viewed as modifying the rules</text:p>
          </text:deletion>
        </text:changed-region>
        <text:changed-region xml:id="ct80775136" text:id="ct80775136">
          <text:insertion>
            <office:change-info>
              <dc:creator>John Johansen</dc:creator>
              <dc:date>2013-05-02T09:26:08</dc:date>
            </office:change-info>
          </text:insertion>
        </text:changed-region>
        <text:changed-region xml:id="ct49326000" text:id="ct49326000">
          <text:insertion>
            <office:change-info>
              <dc:creator>Jamie Strandboge</dc:creator>
              <dc:date>2013-05-01T00:52:00</dc:date>
            </office:change-info>
          </text:insertion>
        </text:changed-region>
        <text:changed-region xml:id="ct49327184" text:id="ct49327184">
          <text:deletion>
            <office:change-info>
              <dc:creator>Jamie Strandboge</dc:creator>
              <dc:date>2013-05-01T00:52:00</dc:date>
            </office:change-info>
            <text:p text:style-name="P32">ing</text:p>
          </text:deletion>
        </text:changed-region>
        <text:changed-region xml:id="ct85375632" text:id="ct85375632">
          <text:insertion>
            <office:change-info>
              <dc:creator>John Johansen</dc:creator>
              <dc:date>2013-05-02T09:26:08</dc:date>
            </office:change-info>
          </text:insertion>
        </text:changed-region>
        <text:changed-region xml:id="ct49551248" text:id="ct49551248">
          <text:insertion>
            <office:change-info>
              <dc:creator>Jamie Strandboge</dc:creator>
              <dc:date>2013-05-01T00:52:00</dc:date>
            </office:change-info>
          </text:insertion>
        </text:changed-region>
        <text:changed-region xml:id="ct49310032" text:id="ct49310032">
          <text:insertion>
            <office:change-info>
              <dc:creator>Jamie Strandboge</dc:creator>
              <dc:date>2013-05-01T00:53:00</dc:date>
            </office:change-info>
          </text:insertion>
        </text:changed-region>
        <text:changed-region xml:id="ct49623808" text:id="ct49623808">
          <text:insertion>
            <office:change-info>
              <dc:creator>Jamie Strandboge</dc:creator>
              <dc:date>2013-05-01T00:54:00</dc:date>
            </office:change-info>
          </text:insertion>
        </text:changed-region>
        <text:changed-region xml:id="ct85894672" text:id="ct85894672">
          <text:insertion>
            <office:change-info>
              <dc:creator>John Johansen</dc:creator>
              <dc:date>2013-05-02T09:26:08</dc:date>
            </office:change-info>
          </text:insertion>
        </text:changed-region>
        <text:changed-region xml:id="ct49624000" text:id="ct49624000">
          <text:insertion>
            <office:change-info>
              <dc:creator>Jamie Strandboge</dc:creator>
              <dc:date>2013-05-01T00:54:00</dc:date>
            </office:change-info>
          </text:insertion>
        </text:changed-region>
        <text:changed-region xml:id="ct80692496" text:id="ct80692496">
          <text:insertion>
            <office:change-info>
              <dc:creator>John Johansen</dc:creator>
              <dc:date>2013-05-02T09:26:08</dc:date>
            </office:change-info>
          </text:insertion>
        </text:changed-region>
        <text:changed-region xml:id="ct53410720" text:id="ct53410720">
          <text:deletion>
            <office:change-info>
              <dc:creator>John Johansen</dc:creator>
              <dc:date>2013-05-02T08:48:00</dc:date>
            </office:change-info>
            <text:p text:style-name="P32"><text:span text:style-name="T21">???</text:span></text:p>
          </text:deletion>
          <text:insertion>
            <office:change-info office:chg-author="Jamie Strandboge" office:chg-date-time="2013-05-01T00:54:00"/>
          </text:insertion>
        </text:changed-region>
        <text:changed-region xml:id="ct48568384" text:id="ct48568384">
          <text:insertion>
            <office:change-info>
              <dc:creator>Jamie Strandboge</dc:creator>
              <dc:date>2013-05-01T00:54:00</dc:date>
            </office:change-info>
          </text:insertion>
        </text:changed-region>
        <text:changed-region xml:id="ct32176144" text:id="ct32176144">
          <text:insertion>
            <office:change-info>
              <dc:creator>John Johansen</dc:creator>
              <dc:date>2013-05-02T09:26:08</dc:date>
            </office:change-info>
          </text:insertion>
        </text:changed-region>
        <text:changed-region xml:id="ct49335120" text:id="ct49335120">
          <text:insertion>
            <office:change-info>
              <dc:creator>Jamie Strandboge</dc:creator>
              <dc:date>2013-05-01T00:54:00</dc:date>
            </office:change-info>
          </text:insertion>
        </text:changed-region>
        <text:changed-region xml:id="ct49317328" text:id="ct49317328">
          <text:insertion>
            <office:change-info>
              <dc:creator>Jamie Strandboge</dc:creator>
              <dc:date>2013-05-01T00:55:00</dc:date>
            </office:change-info>
          </text:insertion>
        </text:changed-region>
        <text:changed-region xml:id="ct54348608" text:id="ct54348608">
          <text:insertion>
            <office:change-info>
              <dc:creator>John Johansen</dc:creator>
              <dc:date>2013-05-02T09:26:08</dc:date>
            </office:change-info>
          </text:insertion>
        </text:changed-region>
        <text:changed-region xml:id="ct49332592" text:id="ct49332592">
          <text:insertion>
            <office:change-info>
              <dc:creator>Jamie Strandboge</dc:creator>
              <dc:date>2013-05-01T00:55:00</dc:date>
            </office:change-info>
          </text:insertion>
        </text:changed-region>
        <text:changed-region xml:id="ct49328736" text:id="ct49328736">
          <text:insertion>
            <office:change-info>
              <dc:creator>Jamie Strandboge</dc:creator>
              <dc:date>2013-05-01T00:56:00</dc:date>
            </office:change-info>
          </text:insertion>
        </text:changed-region>
        <text:changed-region xml:id="ct80324400" text:id="ct80324400">
          <text:insertion>
            <office:change-info>
              <dc:creator>John Johansen</dc:creator>
              <dc:date>2013-05-02T09:26:08</dc:date>
            </office:change-info>
          </text:insertion>
        </text:changed-region>
        <text:changed-region xml:id="ct75615040" text:id="ct75615040">
          <text:deletion>
            <office:change-info>
              <dc:creator>John Johansen</dc:creator>
              <dc:date>2013-05-02T09:11:00</dc:date>
            </office:change-info>
            <text:p text:style-name="P32">+</text:p>
          </text:deletion>
        </text:changed-region>
        <text:changed-region xml:id="ct87201024" text:id="ct87201024">
          <text:insertion>
            <office:change-info>
              <dc:creator>John Johansen</dc:creator>
              <dc:date>2013-05-02T09:26:08</dc:date>
            </office:change-info>
          </text:insertion>
        </text:changed-region>
        <text:changed-region xml:id="ct49330320" text:id="ct49330320">
          <text:insertion>
            <office:change-info>
              <dc:creator>Jamie Strandboge</dc:creator>
              <dc:date>2013-05-01T00:56:00</dc:date>
            </office:change-info>
          </text:insertion>
        </text:changed-region>
        <text:changed-region xml:id="ct79467216" text:id="ct79467216">
          <text:insertion>
            <office:change-info>
              <dc:creator>John Johansen</dc:creator>
              <dc:date>2013-05-02T09:26:08</dc:date>
            </office:change-info>
          </text:insertion>
        </text:changed-region>
        <text:changed-region xml:id="ct79411408" text:id="ct79411408">
          <text:deletion>
            <office:change-info>
              <dc:creator>John Johansen</dc:creator>
              <dc:date>2013-05-02T08:49:00</dc:date>
            </office:change-info>
            <text:p text:style-name="P32"><text:span text:style-name="T21">all access except exec is allowed. Exec is denied (and logged?)</text:span></text:p>
          </text:deletion>
          <text:insertion>
            <office:change-info office:chg-author="Jamie Strandboge" office:chg-date-time="2013-05-01T00:56:00"/>
          </text:insertion>
        </text:changed-region>
        <text:changed-region xml:id="ct48382592" text:id="ct48382592">
          <text:insertion>
            <office:change-info>
              <dc:creator>Jamie Strandboge</dc:creator>
              <dc:date>2013-05-01T00:56:00</dc:date>
            </office:change-info>
          </text:insertion>
        </text:changed-region>
        <text:changed-region xml:id="ct65250832" text:id="ct65250832">
          <text:deletion>
            <office:change-info>
              <dc:creator>John Johansen</dc:creator>
              <dc:date>2013-05-02T08:48:00</dc:date>
            </office:change-info>
            <text:p text:style-name="P32"><text:span text:style-name="T21"/></text:p>
            <text:p text:style-name="P32"><text:span text:style-name="T21"/></text:p>
          </text:deletion>
        </text:changed-region>
        <text:changed-region xml:id="ct49596320" text:id="ct49596320">
          <text:insertion>
            <office:change-info>
              <dc:creator>John Johansen</dc:creator>
              <dc:date>2013-05-02T09:26:08</dc:date>
            </office:change-info>
          </text:insertion>
        </text:changed-region>
        <text:changed-region xml:id="ct83604048" text:id="ct83604048">
          <text:deletion>
            <office:change-info>
              <dc:creator>John Johansen</dc:creator>
              <dc:date>2013-05-02T09:26:08</dc:date>
            </office:change-info>
            <text:p text:style-name="P32">Can be viewed as modifying the rules</text:p>
            <text:p text:style-name="P32">enforcing</text:p>
            <text:p text:style-name="P32">kill</text:p>
            <text:p text:style-name="P32">audit</text:p>
            <text:p text:style-name="P32">complain</text:p>
            <text:p text:style-name="P32">unconfined</text:p>
            <text:p text:style-name="P32">+noexec</text:p>
            <text:p text:style-name="P33"/>
            <text:p text:style-name="P34"/>
          </text:deletion>
        </text:changed-region>
        <text:changed-region xml:id="ct79393056" text:id="ct79393056">
          <text:deletion>
            <office:change-info>
              <dc:creator>John Johansen</dc:creator>
              <dc:date>2013-05-02T09:09:00</dc:date>
            </office:change-info>
            <text:p text:style-name="P35"/>
            <text:p text:style-name="P36"/>
            <text:p text:style-name="P36"/>
            <text:p text:style-name="P35"/>
          </text:deletion>
        </text:changed-region>
        <text:changed-region xml:id="ct88411936" text:id="ct88411936">
          <text:insertion>
            <office:change-info>
              <dc:creator>John Johansen</dc:creator>
              <dc:date>2013-05-02T09:26:08</dc:date>
            </office:change-info>
          </text:insertion>
        </text:changed-region>
        <text:changed-region xml:id="ct78900816" text:id="ct78900816">
          <text:deletion>
            <office:change-info>
              <dc:creator>John Johansen</dc:creator>
              <dc:date>2013-05-02T08:50:00</dc:date>
            </office:change-info>
            <text:p text:style-name="P37">- labels when used on a subject it has a mode</text:p>
          </text:deletion>
        </text:changed-region>
        <text:changed-region xml:id="ct49571696" text:id="ct49571696">
          <text:deletion>
            <office:change-info>
              <dc:creator>John Johansen</dc:creator>
              <dc:date>2013-05-02T08:50:00</dc:date>
            </office:change-info>
            <text:p text:style-name="P37"><text:s/><text:span text:style-name="T21">(jdstrand&gt; unclear)</text:span></text:p>
          </text:deletion>
          <text:insertion>
            <office:change-info office:chg-author="Jamie Strandboge" office:chg-date-time="2013-05-01T00:58:00"/>
          </text:insertion>
        </text:changed-region>
        <text:changed-region xml:id="ct82799168" text:id="ct82799168">
          <text:insertion>
            <office:change-info>
              <dc:creator>John Johansen</dc:creator>
              <dc:date>2013-05-02T09:26:08</dc:date>
            </office:change-info>
          </text:insertion>
        </text:changed-region>
        <text:changed-region xml:id="ct77940560" text:id="ct77940560">
          <text:deletion>
            <office:change-info>
              <dc:creator>John Johansen</dc:creator>
              <dc:date>2013-05-02T09:20:00</dc:date>
            </office:change-info>
            <text:p text:style-name="P37">- the mode is that of the profile or the </text:p>
          </text:deletion>
        </text:changed-region>
        <text:changed-region xml:id="ct49336976" text:id="ct49336976">
          <text:deletion>
            <office:change-info>
              <dc:creator>John Johansen</dc:creator>
              <dc:date>2013-05-02T09:20:00</dc:date>
            </office:change-info>
            <text:p text:style-name="P37"><text:span text:style-name="T21">ac</text:span></text:p>
          </text:deletion>
          <text:insertion>
            <office:change-info office:chg-author="Jamie Strandboge" office:chg-date-time="2013-05-01T00:57:00"/>
          </text:insertion>
        </text:changed-region>
        <text:changed-region xml:id="ct77079968" text:id="ct77079968">
          <text:deletion>
            <office:change-info>
              <dc:creator>John Johansen</dc:creator>
              <dc:date>2013-05-02T09:20:00</dc:date>
            </office:change-info>
            <text:p text:style-name="P37">cum</text:p>
          </text:deletion>
        </text:changed-region>
        <text:changed-region xml:id="ct49334304" text:id="ct49334304">
          <text:deletion>
            <office:change-info>
              <dc:creator>Jamie Strandboge</dc:creator>
              <dc:date>2013-05-01T00:57:00</dc:date>
            </office:change-info>
            <text:p text:style-name="P37">m</text:p>
          </text:deletion>
        </text:changed-region>
        <text:changed-region xml:id="ct42473264" text:id="ct42473264">
          <text:deletion>
            <office:change-info>
              <dc:creator>John Johansen</dc:creator>
              <dc:date>2013-05-02T09:20:00</dc:date>
            </office:change-info>
            <text:p text:style-name="P37">ulation of the first letter of the modes for each profile in the label, in the same order</text:p>
          </text:deletion>
        </text:changed-region>
        <text:changed-region xml:id="ct49334496" text:id="ct49334496">
          <text:deletion>
            <office:change-info>
              <dc:creator>John Johansen</dc:creator>
              <dc:date>2013-05-02T09:20:00</dc:date>
            </office:change-info>
            <text:p text:style-name="P37"><text:s/><text:span text:style-name="T21">(jdstrand&gt; unclear)</text:span></text:p>
          </text:deletion>
          <text:insertion>
            <office:change-info office:chg-author="Jamie Strandboge" office:chg-date-time="2013-05-01T00:58:00"/>
          </text:insertion>
        </text:changed-region>
        <text:changed-region xml:id="ct29215024" text:id="ct29215024">
          <text:deletion>
            <office:change-info>
              <dc:creator>John Johansen</dc:creator>
              <dc:date>2013-05-02T09:20:00</dc:date>
            </office:change-info>
            <text:p text:style-name="P37"><text:span text:style-name="T21"/></text:p>
            <text:p text:style-name="P37"><text:s text:c="2"/>- </text:p>
            <text:p text:style-name="P37"><text:span text:style-name="T21"/></text:p>
          </text:deletion>
        </text:changed-region>
        <text:changed-region xml:id="ct55787888" text:id="ct55787888">
          <text:insertion>
            <office:change-info>
              <dc:creator>John Johansen</dc:creator>
              <dc:date>2013-05-02T09:26:08</dc:date>
            </office:change-info>
          </text:insertion>
        </text:changed-region>
        <text:changed-region xml:id="ct80429648" text:id="ct80429648">
          <text:deletion>
            <office:change-info>
              <dc:creator>John Johansen</dc:creator>
              <dc:date>2013-05-02T09:26:08</dc:date>
            </office:change-info>
            <text:p text:style-name="P36"/>
            <text:p text:style-name="P36"/>
            <text:p text:style-name="P36"/>
            <text:p text:style-name="P37">Label modes</text:p>
            <text:p text:style-name="P37">- labels when used on a subject it has a mode</text:p>
            <text:p text:style-name="P37">- the mode is that of the profile or the cummulation of the first letter of the modes for each profile in the label, in the same order</text:p>
            <text:p text:style-name="P37"><text:s text:c="2"/>- </text:p>
            <text:p text:style-name="P36"/>
            <text:p text:style-name="P36"/>
          </text:deletion>
        </text:changed-region>
        <text:changed-region xml:id="ct80193824" text:id="ct80193824">
          <text:insertion>
            <office:change-info>
              <dc:creator>John Johansen</dc:creator>
              <dc:date>2013-05-02T09:26:08</dc:date>
            </office:change-info>
          </text:insertion>
        </text:changed-region>
        <text:changed-region xml:id="ct49336576" text:id="ct49336576">
          <text:insertion>
            <office:change-info>
              <dc:creator>Jamie Strandboge</dc:creator>
              <dc:date>2013-05-01T00:58:00</dc:date>
            </office:change-info>
          </text:insertion>
        </text:changed-region>
        <text:changed-region xml:id="ct49587360" text:id="ct49587360">
          <text:insertion>
            <office:change-info>
              <dc:creator>Jamie Strandboge</dc:creator>
              <dc:date>2013-05-01T00:59:00</dc:date>
            </office:change-info>
          </text:insertion>
        </text:changed-region>
        <text:changed-region xml:id="ct85219872" text:id="ct85219872">
          <text:insertion>
            <office:change-info>
              <dc:creator>John Johansen</dc:creator>
              <dc:date>2013-05-02T09:26:08</dc:date>
            </office:change-info>
          </text:insertion>
        </text:changed-region>
        <text:changed-region xml:id="ct79066368" text:id="ct79066368">
          <text:deletion>
            <office:change-info>
              <dc:creator>John Johansen</dc:creator>
              <dc:date>2013-05-02T09:26:08</dc:date>
            </office:change-info>
            <text:p text:style-name="P38"><text:span text:style-name="T22"><text:s/></text:span></text:p>
          </text:deletion>
        </text:changed-region>
        <text:changed-region xml:id="ct49625040" text:id="ct49625040">
          <text:insertion>
            <office:change-info>
              <dc:creator>Jamie Strandboge</dc:creator>
              <dc:date>2013-05-01T00:59:00</dc:date>
            </office:change-info>
          </text:insertion>
        </text:changed-region>
        <text:changed-region xml:id="ct77377344" text:id="ct77377344">
          <text:insertion>
            <office:change-info>
              <dc:creator>John Johansen</dc:creator>
              <dc:date>2013-05-02T09:26:08</dc:date>
            </office:change-info>
          </text:insertion>
        </text:changed-region>
        <text:changed-region xml:id="ct77554384" text:id="ct77554384">
          <text:deletion>
            <office:change-info>
              <dc:creator>John Johansen</dc:creator>
              <dc:date>2013-05-02T09:26:08</dc:date>
            </office:change-info>
            <text:p text:style-name="P38"><text:span text:style-name="T22">against an</text:span></text:p>
          </text:deletion>
        </text:changed-region>
        <text:changed-region xml:id="ct49587552" text:id="ct49587552">
          <text:insertion>
            <office:change-info>
              <dc:creator>Jamie Strandboge</dc:creator>
              <dc:date>2013-05-01T00:59:00</dc:date>
            </office:change-info>
          </text:insertion>
        </text:changed-region>
        <text:changed-region xml:id="ct49625232" text:id="ct49625232">
          <text:insertion>
            <office:change-info>
              <dc:creator>John Johansen</dc:creator>
              <dc:date>2013-05-02T09:26:08</dc:date>
            </office:change-info>
          </text:insertion>
        </text:changed-region>
        <text:changed-region xml:id="ct49340096" text:id="ct49340096">
          <text:insertion>
            <office:change-info>
              <dc:creator>Jamie Strandboge</dc:creator>
              <dc:date>2013-05-01T01:00:00</dc:date>
            </office:change-info>
          </text:insertion>
        </text:changed-region>
        <text:changed-region xml:id="ct82936192" text:id="ct82936192">
          <text:insertion>
            <office:change-info>
              <dc:creator>John Johansen</dc:creator>
              <dc:date>2013-05-02T09:26:08</dc:date>
            </office:change-info>
          </text:insertion>
        </text:changed-region>
        <text:changed-region xml:id="ct81751264" text:id="ct81751264">
          <text:deletion>
            <office:change-info>
              <dc:creator>John Johansen</dc:creator>
              <dc:date>2013-05-02T09:26:08</dc:date>
            </office:change-info>
            <text:p text:style-name="P39"># - explicit label</text:p>
            <text:p text:style-name="P40"/>
          </text:deletion>
        </text:changed-region>
        <text:changed-region xml:id="ct49339664" text:id="ct49339664">
          <text:insertion>
            <office:change-info>
              <dc:creator>Jamie Strandboge</dc:creator>
              <dc:date>2013-05-01T01:01:00</dc:date>
            </office:change-info>
          </text:insertion>
        </text:changed-region>
        <text:changed-region xml:id="ct77549440" text:id="ct77549440">
          <text:insertion>
            <office:change-info>
              <dc:creator>John Johansen</dc:creator>
              <dc:date>2013-05-02T09:26:08</dc:date>
            </office:change-info>
          </text:insertion>
        </text:changed-region>
        <text:changed-region xml:id="ct26501280" text:id="ct26501280">
          <text:insertion>
            <office:change-info>
              <dc:creator>John Johansen</dc:creator>
              <dc:date>2013-05-02T09:26:08</dc:date>
            </office:change-info>
          </text:insertion>
        </text:changed-region>
        <text:changed-region xml:id="ct49572672" text:id="ct49572672">
          <text:insertion>
            <office:change-info>
              <dc:creator>Jamie Strandboge</dc:creator>
              <dc:date>2013-05-01T01:01:00</dc:date>
            </office:change-info>
          </text:insertion>
        </text:changed-region>
        <text:changed-region xml:id="ct49588336" text:id="ct49588336">
          <text:insertion>
            <office:change-info>
              <dc:creator>Jamie Strandboge</dc:creator>
              <dc:date>2013-05-01T01:02:00</dc:date>
            </office:change-info>
          </text:insertion>
        </text:changed-region>
        <text:changed-region xml:id="ct80804928" text:id="ct80804928">
          <text:insertion>
            <office:change-info>
              <dc:creator>John Johansen</dc:creator>
              <dc:date>2013-05-02T09:26:08</dc:date>
            </office:change-info>
          </text:insertion>
        </text:changed-region>
        <text:changed-region xml:id="ct79675824" text:id="ct79675824">
          <text:insertion>
            <office:change-info>
              <dc:creator>Jamie Strandboge</dc:creator>
              <dc:date>2013-05-01T01:02:00</dc:date>
            </office:change-info>
          </text:insertion>
        </text:changed-region>
        <text:changed-region xml:id="ct80349696" text:id="ct80349696">
          <text:insertion>
            <office:change-info>
              <dc:creator>John Johansen</dc:creator>
              <dc:date>2013-05-02T09:26:08</dc:date>
            </office:change-info>
          </text:insertion>
        </text:changed-region>
        <text:changed-region xml:id="ct80951552" text:id="ct80951552">
          <text:deletion>
            <office:change-info>
              <dc:creator>John Johansen</dc:creator>
              <dc:date>2013-05-02T09:26:08</dc:date>
            </office:change-info>
            <text:h text:style-name="P41" text:outline-level="1"><text:span text:style-name="T23">AppArmor</text:span> <text:span text:style-name="T23">L</text:span>abeling –<text:span text:style-name="T23"> bringing it all together????</text:span></text:h>
            <text:p text:style-name="P42"/>
            <text:p text:style-name="P43"><text:span text:style-name="T2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1"/>
      <text:p text:style-name="P99"/>
      <text:p text:style-name="P99"/>
      <text:p text:style-name="P99"/>
      <text:p text:style-name="P99"/>
      <text:p text:style-name="P104"/>
      <text:p text:style-name="P99"/>
      <text:p text:style-name="P99"/>
      <text:p text:style-name="P99"/>
      <text:p text:style-name="P106">Understanding AppArmor Policy</text:p>
      <text:p text:style-name="P10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4">Table of Contents</text:p>
          </text:index-title>
          <text:p text:style-name="P112"><text:a xlink:type="simple" xlink:href="#__RefHeading__7157_510320029" text:style-name="Index_20_Link" text:visited-style-name="Index_20_Link">AppArmor Documentation<text:tab/>3</text:a></text:p>
          <text:p text:style-name="P112"><text:a xlink:type="simple" xlink:href="#__RefHeading__2703_2002668406" text:style-name="Index_20_Link" text:visited-style-name="Index_20_Link">Preface<text:tab/>3</text:a></text:p>
          <text:p text:style-name="P112"><text:a xlink:type="simple" xlink:href="#__RefHeading__5632_1298471193" text:style-name="Index_20_Link" text:visited-style-name="Index_20_Link">Overview (TLDR version)<text:tab/>4</text:a></text:p>
          <text:p text:style-name="P112"><text:a xlink:type="simple" xlink:href="#__RefHeading__2325_2002668406" text:style-name="Index_20_Link" text:visited-style-name="Index_20_Link">Introduction<text:tab/>5</text:a></text:p>
          <text:p text:style-name="P112"><text:a xlink:type="simple" xlink:href="#__RefHeading__2327_2002668406" text:style-name="Index_20_Link" text:visited-style-name="Index_20_Link">Policy<text:tab/>5</text:a></text:p>
          <text:p text:style-name="P111"><text:a xlink:type="simple" xlink:href="#__RefHeading__2329_2002668406" text:style-name="Index_20_Link" text:visited-style-name="Index_20_Link">Labels<text:tab/>5</text:a></text:p>
          <text:p text:style-name="P109"><text:a xlink:type="simple" xlink:href="#__RefHeading__2331_2002668406" text:style-name="Index_20_Link" text:visited-style-name="Index_20_Link">Explicit label<text:tab/>6</text:a></text:p>
          <text:p text:style-name="P109"><text:a xlink:type="simple" xlink:href="#__RefHeading__2333_2002668406" text:style-name="Index_20_Link" text:visited-style-name="Index_20_Link">Implicit label<text:tab/>6</text:a></text:p>
          <text:p text:style-name="P109"><text:a xlink:type="simple" xlink:href="#__RefHeading__2335_2002668406" text:style-name="Index_20_Link" text:visited-style-name="Index_20_Link">Simple label<text:tab/>6</text:a></text:p>
          <text:p text:style-name="P109"><text:a xlink:type="simple" xlink:href="#__RefHeading__2337_2002668406" text:style-name="Index_20_Link" text:visited-style-name="Index_20_Link">Compound label<text:tab/>6</text:a></text:p>
          <text:p text:style-name="P113"><text:a xlink:type="simple" xlink:href="#__RefHeading__2339_2002668406" text:style-name="Index_20_Link" text:visited-style-name="Index_20_Link">Profiles<text:tab/>6</text:a></text:p>
          <text:p text:style-name="P109"><text:a xlink:type="simple" xlink:href="#__RefHeading__5449_1830547727" text:style-name="Index_20_Link" text:visited-style-name="Index_20_Link">Profile names<text:tab/>6</text:a></text:p>
          <text:p text:style-name="P109"><text:a xlink:type="simple" xlink:href="#__RefHeading__5451_1830547727" text:style-name="Index_20_Link" text:visited-style-name="Index_20_Link">Attachment specification<text:tab/>6</text:a></text:p>
          <text:p text:style-name="P109"><text:a xlink:type="simple" xlink:href="#__RefHeading__5453_1830547727" text:style-name="Index_20_Link" text:visited-style-name="Index_20_Link">Profile Alternates (Conditional Profiles) <text:s/>Instantiation? Inheritance<text:tab/>6</text:a></text:p>
          <text:p text:style-name="P109"><text:a xlink:type="simple" xlink:href="#__RefHeading__5455_1830547727" text:style-name="Index_20_Link" text:visited-style-name="Index_20_Link">Profile modes<text:tab/>7</text:a></text:p>
          <text:p text:style-name="P111"><text:a xlink:type="simple" xlink:href="#__RefHeading__2341_2002668406" text:style-name="Index_20_Link" text:visited-style-name="Index_20_Link">Policy Namespaces<text:tab/>9</text:a></text:p>
          <text:p text:style-name="P113"><text:a xlink:type="simple" xlink:href="#__RefHeading__2343_2002668406" text:style-name="Index_20_Link" text:visited-style-name="Index_20_Link">User policy namespaces<text:tab/>10</text:a></text:p>
          <text:p text:style-name="P113"><text:a xlink:type="simple" xlink:href="#__RefHeading__5457_1830547727" text:style-name="Index_20_Link" text:visited-style-name="Index_20_Link">Namespace names<text:tab/>10</text:a></text:p>
          <text:p text:style-name="P113"><text:a xlink:type="simple" xlink:href="#__RefHeading__2345_2002668406" text:style-name="Index_20_Link" text:visited-style-name="Index_20_Link">Namespaces and labels names<text:tab/>10</text:a></text:p>
          <text:p text:style-name="P113"><text:a xlink:type="simple" xlink:href="#__RefHeading__5459_1830547727" text:style-name="Index_20_Link" text:visited-style-name="Index_20_Link">Policy namespaces interaction with system namespaces<text:tab/>10</text:a></text:p>
          <text:p text:style-name="P111"><text:a xlink:type="simple" xlink:href="#__RefHeading__5461_1830547727" text:style-name="Index_20_Link" text:visited-style-name="Index_20_Link">Deriving labels from Domains (Inter Domain)<text:tab/>10</text:a></text:p>
          <text:p text:style-name="P110"><text:a xlink:type="simple" xlink:href="#__RefHeading__5463_1830547727" text:style-name="Index_20_Link" text:visited-style-name="Index_20_Link">Regular expressions based rules and implicit labels<text:tab/>11</text:a></text:p>
          <text:p text:style-name="P111"><text:a xlink:type="simple" xlink:href="#__RefHeading__5465_1830547727" text:style-name="Index_20_Link" text:visited-style-name="Index_20_Link">Bringing permissions into the analysis<text:tab/>13</text:a></text:p>
          <text:p text:style-name="P109"><text:a xlink:type="simple" xlink:href="#__RefHeading__2351_2002668406" text:style-name="Index_20_Link" text:visited-style-name="Index_20_Link">Explicit Labeling<text:tab/>16</text:a></text:p>
          <text:p text:style-name="P109"><text:a xlink:type="simple" xlink:href="#__RefHeading__2353_2002668406" text:style-name="Index_20_Link" text:visited-style-name="Index_20_Link">Stacking - dynamic composition of profiles<text:tab/>16</text:a></text:p>
          <text:p text:style-name="P111"><text:a xlink:type="simple" xlink:href="#__RefHeading__5467_1830547727" text:style-name="Index_20_Link" text:visited-style-name="Index_20_Link">System Namespaces<text:tab/>17</text:a></text:p>
          <text:p text:style-name="P109"><text:a xlink:type="simple" xlink:href="#__RefHeading__2355_2002668406" text:style-name="Index_20_Link" text:visited-style-name="Index_20_Link">Conditionals<text:tab/>17</text:a></text:p>
          <text:p text:style-name="P109"><text:a xlink:type="simple" xlink:href="#__RefHeading__2357_2002668406" text:style-name="Index_20_Link" text:visited-style-name="Index_20_Link">Permission Check<text:tab/>17</text:a></text:p>
          <text:p text:style-name="P111"><text:a xlink:type="simple" xlink:href="#__RefHeading__2359_2002668406" text:style-name="Index_20_Link" text:visited-style-name="Index_20_Link">Delegation<text:tab/>20</text:a></text:p>
          <text:p text:style-name="P109"><text:a xlink:type="simple" xlink:href="#__RefHeading__2361_2002668406" text:style-name="Index_20_Link" text:visited-style-name="Index_20_Link">Implicit Delegation<text:tab/>20</text:a></text:p>
          <text:p text:style-name="P109"><text:a xlink:type="simple" xlink:href="#__RefHeading__2363_2002668406" text:style-name="Index_20_Link" text:visited-style-name="Index_20_Link">Explicit Delegation<text:tab/>20</text:a></text:p>
          <text:p text:style-name="P109"><text:a xlink:type="simple" xlink:href="#__RefHeading__4021_510320029" text:style-name="Index_20_Link" text:visited-style-name="Index_20_Link">----------------------------<text:tab/>22</text:a></text:p>
          <text:p text:style-name="P112"><text:a xlink:type="simple" xlink:href="#__RefHeading__2369_2002668406" text:style-name="Index_20_Link" text:visited-style-name="Index_20_Link">Glossary of Terms<text:tab/>25</text:a></text:p>
          <text:p text:style-name="P109"><text:a xlink:type="simple" xlink:href="#__RefHeading__2371_2002668406" text:style-name="Index_20_Link" text:visited-style-name="Index_20_Link">Task<text:tab/>25</text:a></text:p>
          <text:p text:style-name="P109"><text:a xlink:type="simple" xlink:href="#__RefHeading__2373_2002668406" text:style-name="Index_20_Link" text:visited-style-name="Index_20_Link">Confinement<text:tab/>26</text:a></text:p>
          <text:p text:style-name="P109"><text:a xlink:type="simple" xlink:href="#__RefHeading__2375_2002668406" text:style-name="Index_20_Link" text:visited-style-name="Index_20_Link">Confined<text:tab/>26</text:a></text:p>
          <text:p text:style-name="P109"><text:a xlink:type="simple" xlink:href="#__RefHeading__2377_2002668406" text:style-name="Index_20_Link" text:visited-style-name="Index_20_Link">Unconfined<text:tab/>26</text:a></text:p>
          <text:p text:style-name="P109"><text:a xlink:type="simple" xlink:href="#__RefHeading__2379_2002668406" text:style-name="Index_20_Link" text:visited-style-name="Index_20_Link">Profile<text:tab/>26</text:a></text:p>
          <text:p text:style-name="P109"><text:a xlink:type="simple" xlink:href="#__RefHeading__2381_2002668406" text:style-name="Index_20_Link" text:visited-style-name="Index_20_Link">Profile name<text:tab/>26</text:a></text:p>
          <text:p text:style-name="P109"><text:a xlink:type="simple" xlink:href="#__RefHeading__2383_2002668406" text:style-name="Index_20_Link" text:visited-style-name="Index_20_Link">Attachment<text:tab/>26</text:a></text:p>
          <text:p text:style-name="P109"><text:a xlink:type="simple" xlink:href="#__RefHeading__2385_2002668406" text:style-name="Index_20_Link" text:visited-style-name="Index_20_Link">Fully qualified profile name<text:tab/>26</text:a></text:p>
          <text:p text:style-name="P109"><text:a xlink:type="simple" xlink:href="#__RefHeading__2387_2002668406" text:style-name="Index_20_Link" text:visited-style-name="Index_20_Link">Policy<text:tab/>26</text:a></text:p>
          <text:p text:style-name="P109"><text:a xlink:type="simple" xlink:href="#__RefHeading__2389_2002668406" text:style-name="Index_20_Link" text:visited-style-name="Index_20_Link">Subprofile/Child profile<text:tab/>26</text:a></text:p>
          <text:p text:style-name="P109"><text:a xlink:type="simple" xlink:href="#__RefHeading__2391_2002668406" text:style-name="Index_20_Link" text:visited-style-name="Index_20_Link">Sibling profile<text:tab/>26</text:a></text:p>
          <text:p text:style-name="P109"><text:a xlink:type="simple" xlink:href="#__RefHeading__2393_2002668406" text:style-name="Index_20_Link" text:visited-style-name="Index_20_Link">Hat profile<text:tab/>26</text:a></text:p>
          <text:p text:style-name="P109"><text:a xlink:type="simple" xlink:href="#__RefHeading__2395_2002668406" text:style-name="Index_20_Link" text:visited-style-name="Index_20_Link">change_hat<text:tab/>26</text:a></text:p>
          <text:p text:style-name="P109"><text:soft-page-break/><text:a xlink:type="simple" xlink:href="#__RefHeading__2397_2002668406" text:style-name="Index_20_Link" text:visited-style-name="Index_20_Link">Domain<text:tab/>26</text:a></text:p>
          <text:p text:style-name="P109"><text:a xlink:type="simple" xlink:href="#__RefHeading__2399_2002668406" text:style-name="Index_20_Link" text:visited-style-name="Index_20_Link">Domain transition<text:tab/>26</text:a></text:p>
          <text:p text:style-name="P109"><text:a xlink:type="simple" xlink:href="#__RefHeading__2401_2002668406" text:style-name="Index_20_Link" text:visited-style-name="Index_20_Link">change_profile<text:tab/>27</text:a></text:p>
          <text:p text:style-name="P109"><text:a xlink:type="simple" xlink:href="#__RefHeading__2403_2002668406" text:style-name="Index_20_Link" text:visited-style-name="Index_20_Link">Label<text:tab/>27</text:a></text:p>
          <text:p text:style-name="P109"><text:a xlink:type="simple" xlink:href="#__RefHeading__2405_2002668406" text:style-name="Index_20_Link" text:visited-style-name="Index_20_Link">Explicit label<text:tab/>27</text:a></text:p>
          <text:p text:style-name="P109"><text:a xlink:type="simple" xlink:href="#__RefHeading__2407_2002668406" text:style-name="Index_20_Link" text:visited-style-name="Index_20_Link">Implicit label<text:tab/>27</text:a></text:p>
          <text:p text:style-name="P109"><text:a xlink:type="simple" xlink:href="#__RefHeading__2409_2002668406" text:style-name="Index_20_Link" text:visited-style-name="Index_20_Link">Simple label<text:tab/>27</text:a></text:p>
          <text:p text:style-name="P109"><text:a xlink:type="simple" xlink:href="#__RefHeading__2411_2002668406" text:style-name="Index_20_Link" text:visited-style-name="Index_20_Link">Compound label (name)<text:tab/>27</text:a></text:p>
          <text:p text:style-name="P109"><text:a xlink:type="simple" xlink:href="#__RefHeading__2413_2002668406" text:style-name="Index_20_Link" text:visited-style-name="Index_20_Link">Term<text:tab/>27</text:a></text:p>
          <text:p text:style-name="P109"><text:a xlink:type="simple" xlink:href="#__RefHeading__2415_2002668406" text:style-name="Index_20_Link" text:visited-style-name="Index_20_Link">Access path<text:tab/>27</text:a></text:p>
          <text:p text:style-name="P109"><text:a xlink:type="simple" xlink:href="#__RefHeading__2417_2002668406" text:style-name="Index_20_Link" text:visited-style-name="Index_20_Link">Handle<text:tab/>27</text:a></text:p>
          <text:p text:style-name="P109"><text:a xlink:type="simple" xlink:href="#__RefHeading__2419_2002668406" text:style-name="Index_20_Link" text:visited-style-name="Index_20_Link">Disconnected paths<text:tab/>27</text:a></text:p>
          <text:p text:style-name="P109"><text:a xlink:type="simple" xlink:href="#__RefHeading__2421_2002668406" text:style-name="Index_20_Link" text:visited-style-name="Index_20_Link">Revalidate/Revalidation<text:tab/>28</text:a></text:p>
          <text:p text:style-name="P109"><text:a xlink:type="simple" xlink:href="#__RefHeading__2423_2002668406" text:style-name="Index_20_Link" text:visited-style-name="Index_20_Link">Revoke/Revocation<text:tab/>28</text:a></text:p>
          <text:p text:style-name="P109"><text:a xlink:type="simple" xlink:href="#__RefHeading__2425_2002668406" text:style-name="Index_20_Link" text:visited-style-name="Index_20_Link">Taint/tainting<text:tab/>28</text:a></text:p>
          <text:p text:style-name="P109"><text:a xlink:type="simple" xlink:href="#__RefHeading__2427_2002668406" text:style-name="Index_20_Link" text:visited-style-name="Index_20_Link">Taint loss<text:tab/>28</text:a></text:p>
          <text:p text:style-name="P109"><text:a xlink:type="simple" xlink:href="#__RefHeading__2429_2002668406" text:style-name="Index_20_Link" text:visited-style-name="Index_20_Link">Namespace<text:tab/>28</text:a></text:p>
          <text:p text:style-name="P109"><text:a xlink:type="simple" xlink:href="#__RefHeading__2431_2002668406" text:style-name="Index_20_Link" text:visited-style-name="Index_20_Link">Policy Namespaces<text:tab/>28</text:a></text:p>
          <text:p text:style-name="P109"><text:a xlink:type="simple" xlink:href="#__RefHeading__2433_2002668406" text:style-name="Index_20_Link" text:visited-style-name="Index_20_Link">User policy namespaces<text:tab/>28</text:a></text:p>
          <text:p text:style-name="P109"><text:a xlink:type="simple" xlink:href="#__RefHeading__2435_2002668406" text:style-name="Index_20_Link" text:visited-style-name="Index_20_Link">Profile stack<text:tab/>28</text:a></text:p>
          <text:p text:style-name="P109"><text:a xlink:type="simple" xlink:href="#__RefHeading__2437_2002668406" text:style-name="Index_20_Link" text:visited-style-name="Index_20_Link">Stacking<text:tab/>28</text:a></text:p>
          <text:p text:style-name="P109"><text:a xlink:type="simple" xlink:href="#__RefHeading__2439_2002668406" text:style-name="Index_20_Link" text:visited-style-name="Index_20_Link">Conditional<text:tab/>28</text:a></text:p>
          <text:p text:style-name="P109"><text:a xlink:type="simple" xlink:href="#__RefHeading__2441_2002668406" text:style-name="Index_20_Link" text:visited-style-name="Index_20_Link">Variable<text:tab/>29</text:a></text:p>
          <text:p text:style-name="P109"><text:a xlink:type="simple" xlink:href="#__RefHeading__2443_2002668406" text:style-name="Index_20_Link" text:visited-style-name="Index_20_Link">Static variable (compile time)<text:tab/>29</text:a></text:p>
          <text:p text:style-name="P109"><text:a xlink:type="simple" xlink:href="#__RefHeading__2445_2002668406" text:style-name="Index_20_Link" text:visited-style-name="Index_20_Link">dynamic variable (usually a kernel variable)<text:tab/>29</text:a></text:p>
          <text:p text:style-name="P109"><text:a xlink:type="simple" xlink:href="#__RefHeading__4023_510320029" text:style-name="Index_20_Link" text:visited-style-name="Index_20_Link">Instance variable<text:tab/>29</text:a></text:p>
          <text:p text:style-name="P109"><text:a xlink:type="simple" xlink:href="#__RefHeading__2447_2002668406" text:style-name="Index_20_Link" text:visited-style-name="Index_20_Link">System kernel variable<text:tab/>29</text:a></text:p>
          <text:p text:style-name="P109"><text:a xlink:type="simple" xlink:href="#__RefHeading__2449_2002668406" text:style-name="Index_20_Link" text:visited-style-name="Index_20_Link">Namespace kernel variable<text:tab/>29</text:a></text:p>
          <text:p text:style-name="P109"><text:a xlink:type="simple" xlink:href="#__RefHeading__2451_2002668406" text:style-name="Index_20_Link" text:visited-style-name="Index_20_Link">Profile kernel variable<text:tab/>29</text:a></text:p>
          <text:p text:style-name="P109"><text:a xlink:type="simple" xlink:href="#__RefHeading__2453_2002668406" text:style-name="Index_20_Link" text:visited-style-name="Index_20_Link">Instance kernel variable<text:tab/>29</text:a></text:p>
          <text:p text:style-name="P109"><text:a xlink:type="simple" xlink:href="#__RefHeading__2455_2002668406" text:style-name="Index_20_Link" text:visited-style-name="Index_20_Link">Conditional variable<text:tab/>29</text:a></text:p>
          <text:p text:style-name="P109"><text:a xlink:type="simple" xlink:href="#__RefHeading__2457_2002668406" text:style-name="Index_20_Link" text:visited-style-name="Index_20_Link">Matching variable<text:tab/>29</text:a></text:p>
          <text:p text:style-name="P109"><text:a xlink:type="simple" xlink:href="#__RefHeading__2459_2002668406" text:style-name="Index_20_Link" text:visited-style-name="Index_20_Link">Policy Compilation<text:tab/>29</text:a></text:p>
          <text:p text:style-name="P109"><text:a xlink:type="simple" xlink:href="#__RefHeading__2461_2002668406" text:style-name="Index_20_Link" text:visited-style-name="Index_20_Link">Policy Cache<text:tab/>29</text:a></text:p>
          <text:p text:style-name="P109"><text:a xlink:type="simple" xlink:href="#__RefHeading__2463_2002668406" text:style-name="Index_20_Link" text:visited-style-name="Index_20_Link">Permission Check<text:tab/>29</text:a></text:p>
          <text:p text:style-name="P109"><text:a xlink:type="simple" xlink:href="#__RefHeading__2465_2002668406" text:style-name="Index_20_Link" text:visited-style-name="Index_20_Link">Delegation<text:tab/>29</text:a></text:p>
          <text:p text:style-name="P109"><text:a xlink:type="simple" xlink:href="#__RefHeading__2467_2002668406" text:style-name="Index_20_Link" text:visited-style-name="Index_20_Link">Implicit Delegation<text:tab/>30</text:a></text:p>
          <text:p text:style-name="P109"><text:a xlink:type="simple" xlink:href="#__RefHeading__2469_2002668406" text:style-name="Index_20_Link" text:visited-style-name="Index_20_Link">Explicit Delegation<text:tab/>30</text:a></text:p>
          <text:p text:style-name="P109"><text:a xlink:type="simple" xlink:href="#__RefHeading__2471_2002668406" text:style-name="Index_20_Link" text:visited-style-name="Index_20_Link">Explicit Object Delegation<text:tab/>30</text:a></text:p>
          <text:p text:style-name="P109"><text:a xlink:type="simple" xlink:href="#__RefHeading__2473_2002668406" text:style-name="Index_20_Link" text:visited-style-name="Index_20_Link">Explicit Rule Delegation<text:tab/>30</text:a></text:p>
          <text:p text:style-name="P109"><text:a xlink:type="simple" xlink:href="#__RefHeading__2475_2002668406" text:style-name="Index_20_Link" text:visited-style-name="Index_20_Link">Profile instance<text:tab/>30</text:a></text:p>
          <text:p text:style-name="P109"><text:a xlink:type="simple" xlink:href="#__RefHeading__2477_2002668406" text:style-name="Index_20_Link" text:visited-style-name="Index_20_Link">Derived profile<text:tab/>30</text:a></text:p>
          <text:p text:style-name="P109"><text:a xlink:type="simple" xlink:href="#__RefHeading__2479_2002668406" text:style-name="Index_20_Link" text:visited-style-name="Index_20_Link">Context<text:tab/>30</text:a></text:p>
          <text:p text:style-name="P109"><text:a xlink:type="simple" xlink:href="#__RefHeading__2481_2002668406" text:style-name="Index_20_Link" text:visited-style-name="Index_20_Link">Security Identifier (secid)<text:tab/>30</text:a></text:p>
        </text:index-body>
      </text:table-of-content>
      <text:p text:style-name="P100"/>
      <text:h text:style-name="P294" text:outline-level="1"/>
      <text:h text:style-name="P305" text:outline-level="1"><text:bookmark-start text:name="__RefHeading__7157_510320029"/>AppArmor Documentation<text:bookmark-end text:name="__RefHeading__7157_510320029"/></text:h>
      <text:list xml:id="list5734176113211244435" text:style-name="L3">
        <text:list-item>
          <text:p text:style-name="P117">AppArmor Core Policy Reference Manual</text:p>
        </text:list-item>
        <text:list-item>
          <text:p text:style-name="P118"><text:span text:style-name="T100">Understanding AppArmor Policy </text:span><text:span text:style-name="T102">(this document)</text:span></text:p>
        </text:list-item>
        <text:list-item>
          <text:p text:style-name="P117">AppArmor Developer Documentation</text:p>
          <text:list>
            <text:list-item>
              <text:p text:style-name="P117">Kernel Notes</text:p>
            </text:list-item>
            <text:list-item>
              <text:p text:style-name="P117">Policy Layout and Encoding</text:p>
            </text:list-item>
            <text:list-item>
              <text:p text:style-name="P117">HFA</text:p>
            </text:list-item>
            <text:list-item>
              <text:p text:style-name="P117">Policy Compilation</text:p>
            </text:list-item>
            <text:list-item>
              <text:p text:style-name="P119"><text:span text:style-name="T103">Extending AppArmor </text:span><text:span text:style-name="T104">into </text:span><text:span text:style-name="T103">userspace</text:span></text:p>
            </text:list-item>
            <text:list-item>
              <text:p text:style-name="P117">AppArmor APIs and Interfaces</text:p>
            </text:list-item>
          </text:list>
        </text:list-item>
        <text:list-item>
          <text:p text:style-name="P117">Tech Docs</text:p>
          <text:list>
            <text:list-item>
              <text:p text:style-name="P117">HFA variables</text:p>
            </text:list-item>
          </text:list>
        </text:list-item>
      </text:list>
      <text:h text:style-name="P295" text:outline-level="1"><text:bookmark-start text:name="__RefHeading__2703_2002668406"/>Preface<text:bookmark-end text:name="__RefHeading__2703_2002668406"/></text:h>
      <text:p text:style-name="P1"><text:span text:style-name="T1">This document is </text:span><text:span text:style-name="T81">intended for policy authors who want to have a better understanding of AppArmor policy. It is </text:span><text:span text:style-name="T1">a mid</text:span><text:change-start text:change-id="ct87393472"/><text:change-end text:change-id="ct87393472"/><text:change-start text:change-id="ct49473024"/><text:span text:style-name="T2">-</text:span><text:change-end text:change-id="ct49473024"/><text:change-start text:change-id="ct80161008"/><text:span text:style-name="T1"> </text:span><text:change-end text:change-id="ct80161008"/><text:change text:change-id="ct89888480"/><text:span text:style-name="T1">level description of the concepts </text:span><text:span text:style-name="T81">in</text:span><text:span text:style-name="T1"> AppArmor policy as enforced on a system. While it uses example rules from the AppArmor reference language</text:span><text:span text:style-name="T1"><text:note text:id="ftn1" text:note-class="footnote"><text:note-citation>1</text:note-citation><text:note-body><text:p text:style-name="P107">See the AppArmor Core Policy Reference Manual</text:p></text:note-body></text:note></text:span><text:span text:style-name="T1"> it does not describe the language in any detail and alternate languages could be created to express </text:span><text:span text:style-name="T81">policy</text:span><text:span text:style-name="T1">. Similarily while it may mention some of the implementation details of the enforcement engine </text:span><text:span text:style-name="T81">in passing</text:span><text:span text:style-name="T1">, such mentions are intended as examples only and actual detail should be obtained from developer documents</text:span><text:span text:style-name="T1"><text:note text:id="ftn2" text:note-class="footnote"><text:note-citation>2</text:note-citation><text:note-body><text:p text:style-name="P107">See the AppArmor Developer Manual<text:span text:style-name="T3">s</text:span></text:p></text:note-body></text:note></text:span><text:span text:style-name="T1"> and source code.</text:span></text:p>
      <text:p text:style-name="P150"/>
      <text:h text:style-name="P300" text:outline-level="1"/>
      <text:h text:style-name="P306" text:outline-level="1"><text:bookmark-start text:name="__RefHeading__5632_1298471193"/>Overview (TLDR version)<text:bookmark-end text:name="__RefHeading__5632_1298471193"/></text:h>
      <text:list xml:id="list735911524" text:continue-list="list1856275143" text:style-name="L2">
        <text:list-item>
          <text:p text:style-name="P155"><text:change-start text:change-id="ct49474272"/><text:span text:style-name="T107">AppArmor is a hybrid access control system</text:span><text:span text:style-name="T107"> that provides enforcement via rules being enforced on a subject</text:span><text:span text:style-name="T107"> as it accesses objects</text:span></text:p>
          <text:list>
            <text:list-item>
              <text:p text:style-name="P155"><text:span text:style-name="T107">rules are based on access path</text:span><text:span text:style-name="T107">, object properties, and requested permissions.</text:span></text:p>
            </text:list-item>
            <text:list-item>
              <text:p text:style-name="P155"><text:span text:style-name="T107">apparmor is not based</text:span><text:span text:style-name="T107"> on type enforcement, though the label can be used similar to a type</text:span></text:p>
              <text:list>
                <text:list-item>
                  <text:p text:style-name="P162">the apparmor label does not make a distinction between type and domain (extended type on subject)</text:p>
                </text:list-item>
              </text:list>
            </text:list-item>
          </text:list>
        </text:list-item>
        <text:list-item>
          <text:p text:style-name="P163">Subject (a task/process or a proxy for a task/process)</text:p>
          <text:list>
            <text:list-item>
              <text:p text:style-name="P164">subjects are labeled</text:p>
            </text:list-item>
            <text:list-item>
              <text:p text:style-name="P164">the labeling on a subject determines the set of rules being enforced</text:p>
            </text:list-item>
          </text:list>
        </text:list-item>
        <text:list-item>
          <text:p text:style-name="P156"><text:span text:style-name="T106">Proxy (a task/process or ob</text:span><text:span text:style-name="T106">ject acting on the behalf of another Subject using that subjects security context.</text:span></text:p>
        </text:list-item>
        <text:list-item>
          <text:p text:style-name="P156"><text:span text:style-name="T106">Object </text:span><text:span text:style-name="T107">(files, records, messages, …)</text:span></text:p>
          <text:list>
            <text:list-item>
              <text:p text:style-name="P164">are labeled either explicitly, or implicitly</text:p>
            </text:list-item>
            <text:list-item>
              <text:p text:style-name="P164"/>
            </text:list-item>
          </text:list>
        </text:list-item>
        <text:list-item>
          <text:p text:style-name="P156">A label is a unique name</text:p>
          <text:list>
            <text:list-item>
              <text:p text:style-name="P157"><text:span text:style-name="T108">an explicit label is a label directly stored on an object</text:span><text:span text:style-name="T108"> (eg. inode)</text:span></text:p>
              <text:list>
                <text:list-item>
                  <text:p text:style-name="P164">identies it as an exception from the implicit labeling</text:p>
                </text:list-item>
              </text:list>
            </text:list-item>
            <text:list-item>
              <text:p text:style-name="P157"><text:span text:style-name="T108">an imp</text:span><text:span text:style-name="T108">licit label is the access label for an object derived from the set of access rules</text:span><text:span text:style-name="T108"> being enforced</text:span></text:p>
            </text:list-item>
          </text:list>
        </text:list-item>
      </text:list>
      <text:list xml:id="list251712622" text:continue-list="list36760731" text:style-name="L1">
        <text:list-item>
          <text:p text:style-name="P2"><text:change-end text:change-id="ct49474272"/><text:change text:change-id="ct37701872"/>A profile is a label with rules and <text:span text:style-name="T3">mode</text:span></text:p>
        </text:list-item>
      </text:list>
      <text:list xml:id="list1450138484" text:continue-list="list735911524" text:style-name="L2">
        <text:list-item>
          <text:list>
            <text:list-item>
              <text:p text:style-name="P165">the profile mode is just a modifier of the rules in the profile<text:change-start text:change-id="ct37831744"/><text:change-end text:change-id="ct37831744"/><text:change-start text:change-id="ct49502912"/> <text:span text:style-name="T2">(eg complain</text:span><text:change-end text:change-id="ct49502912"/><text:change-start text:change-id="ct79837376"/><text:change-start text:change-id="ct49248144"/><text:span text:style-name="T2"> or enforce mode)</text:span><text:change-end text:change-id="ct79837376"/><text:change-end text:change-id="ct49248144"/>.</text:p>
            </text:list-item>
            <text:list-item>
              <text:p text:style-name="P151"><text:span text:style-name="T4">rules are applied </text:span><text:span text:style-name="T98">from</text:span><text:span text:style-name="T4"> the subject</text:span><text:change-start text:change-id="ct80923696"/><text:change-end text:change-id="ct80923696"/><text:change-start text:change-id="ct49512080"/><text:span text:style-name="T4"> </text:span><text:span text:style-name="T2">(</text:span><text:change-end text:change-id="ct49512080"/><text:change-start text:change-id="ct79442704"/><text:span text:style-name="T106">task/process or proxy for a task/processes)</text:span><text:change-end text:change-id="ct79442704"/><text:change text:change-id="ct49517632"/><text:change-start text:change-id="ct55019264"/><text:change-start text:change-id="ct49518752"/><text:span text:style-name="T2">)</text:span><text:change-end text:change-id="ct55019264"/><text:change-end text:change-id="ct49518752"/></text:p>
            </text:list-item>
            <text:list-item>
              <text:p text:style-name="P170">rules that don't specify a label don't apply to explicitly labeled objects<text:change text:change-id="ct49519152"/></text:p>
            </text:list-item>
            <text:list-item>
              <text:p text:style-name="P170">rules can specify a label to determine permissions when an object has that label</text:p>
            </text:list-item>
          </text:list>
        </text:list-item>
        <text:list-item>
          <text:p text:style-name="P165">All labels are profiles, however</text:p>
          <text:list>
            <text:list-item>
              <text:p text:style-name="P165"><text:change-start text:change-id="ct49511024"/><text:span text:style-name="T107">the word </text:span><text:change-end text:change-id="ct49511024"/>profile is used to refer to labels that have had a set of rules/modes explicitly defined</text:p>
            </text:list-item>
            <text:list-item>
              <text:p text:style-name="P165">A label that has not been explicitly defined as a profile is treated as being in the unconfined, noexec mode<text:change-start text:change-id="ct49504640"/></text:p>
            </text:list-item>
            <text:list-item>
              <text:p text:style-name="P162"><text:change-end text:change-id="ct49504640"/><text:change-start text:change-id="ct82303568"/>Two profiles are defined by default for every namespace</text:p>
              <text:list>
                <text:list-item>
                  <text:p text:style-name="P166"><text:span text:style-name="T107">the unconfined profile </text:span><text:span text:style-name="T107">–</text:span><text:span text:style-name="T107"> which</text:span><text:span text:style-name="T107"> has a mode of unconfined and is immutable.</text:span></text:p>
                </text:list-item>
                <text:list-item>
                  <text:p text:style-name="P166"><text:span text:style-name="T107">the default profile – which has a mode of unconfined and </text:span><text:span text:style-name="T107">can be replaced or removed.</text:span><text:change-end text:change-id="ct82303568"/><text:change-start text:change-id="ct49514368"/></text:p>
                </text:list-item>
              </text:list>
              <text:p text:style-name="P173"><text:change-end text:change-id="ct49514368"/><text:change-start text:change-id="ct86501664"/>jdstrand&gt; what about the default profile?<text:change-end text:change-id="ct86501664"/></text:p>
            </text:list-item>
          </text:list>
        </text:list-item>
        <text:list-item>
          <text:p text:style-name="P177">labels can be simple or compound</text:p>
          <text:list>
            <text:list-item>
              <text:p text:style-name="P177">simple == a single name</text:p>
              <text:list>
                <text:list-item>
                  <text:p text:style-name="P177">profile</text:p>
                </text:list-item>
                <text:list-item>
                  <text:p text:style-name="P178"><text:change-start text:change-id="ct83032832"/>label</text:p>
                  <text:list>
                    <text:list-item>
                      <text:p text:style-name="P178"><text:span text:style-name="T107">profile</text:span><text:change-end text:change-id="ct83032832"/><text:change text:change-id="ct49482944"/><text:change-start text:change-id="ct78687760"/>without <text:span text:style-name="T107">explicitly defined </text:span>rules, these can be reloaded to be a profile</text:p>
                    </text:list-item>
                    <text:list-item>
                      <text:p text:style-name="P178"><text:span text:style-name="T108">a</text:span><text:span text:style-name="T108"> </text:span><text:span text:style-name="T107">labels </text:span><text:span text:style-name="T108">mode is unconfined, noexec</text:span></text:p>
                    </text:list-item>
                    <text:list-item>
                      <text:p text:style-name="P179"><text:span text:style-name="T108">a label</text:span><text:span text:style-name="T108"> attached to a subject </text:span><text:span text:style-name="T108">enforces its mode of</text:span><text:span text:style-name="T108"> unconfined, noexec</text:span></text:p>
                    </text:list-item>
                    <text:list-item>
                      <text:p text:style-name="P174"><text:change-end text:change-id="ct78687760"/><text:change text:change-id="ct49540000"/><text:change-start text:change-id="ct78257952"/><text:change-end text:change-id="ct78257952"/><text:change text:change-id="ct49540608"/><text:change-start text:change-id="ct49244272"/><text:span text:style-name="T4">if used </text:span><text:change-end text:change-id="ct49244272"/></text:p>
                    </text:list-item>
                  </text:list>
                </text:list-item>
              </text:list>
            </text:list-item>
          </text:list>
        </text:list-item>
      </text:list>
      <text:list xml:id="list381580670" text:continue-list="list251712622" text:style-name="L1">
        <text:list-item>
          <text:list>
            <text:list-item>
              <text:list>
                <text:list-item>
                  <text:p text:style-name="P8"><text:change text:change-id="ct88150784"/><text:span text:style-name="T5">a </text:span><text:span text:style-name="T6">compound label </text:span><text:span text:style-name="T5">is</text:span><text:span text:style-name="T6"> </text:span><text:span text:style-name="T4">a set of</text:span><text:span text:style-name="T6"> multiple profiles/labels</text:span></text:p>
                </text:list-item>
              </text:list>
            </text:list-item>
          </text:list>
        </text:list-item>
      </text:list>
      <text:list xml:id="list1353440199" text:continue-list="list1450138484" text:style-name="L2">
        <text:list-item>
          <text:list>
            <text:list-item>
              <text:list>
                <text:list-item>
                  <text:p text:style-name="P177"><text:soft-page-break/>name is the profile/label names joined with //&amp;</text:p>
                </text:list-item>
                <text:list-item>
                  <text:p text:style-name="P177">rule permissions are the intersection of all profiles/labels</text:p>
                </text:list-item>
              </text:list>
            </text:list-item>
          </text:list>
        </text:list-item>
        <text:list-item>
          <text:p text:style-name="P9"><text:change text:change-id="ct32091376"/><text:change-start text:change-id="ct49870144"/><text:span text:style-name="T6"/></text:p>
        </text:list-item>
        <text:list-item>
          <text:p text:style-name="P11"><text:change-end text:change-id="ct49870144"/><text:change text:change-id="ct75466880"/></text:p>
        </text:list-item>
      </text:list>
      <text:list xml:id="list743744928" text:continue-list="list381580670" text:style-name="L1">
        <text:list-item>
          <text:p text:style-name="P13"><text:change text:change-id="ct60848000"/>When two subjects communicate the permissions <text:change-start text:change-id="ct75893392"/><text:span text:style-name="T7">the </text:span><text:change-end text:change-id="ct75893392"/>two access are cross checked. That is <text:change-start text:change-id="ct80259904"/>“<text:change-end text:change-id="ct80259904"/>can A talk to B<text:change-start text:change-id="ct75821296"/>?”<text:change-end text:change-id="ct75821296"/> and <text:change-start text:change-id="ct37697296"/>“<text:change-end text:change-id="ct37697296"/>can B talk to A<text:change-start text:change-id="ct84049936"/>?”<text:change-end text:change-id="ct84049936"/>.<text:change-start text:change-id="ct81476784"/></text:p>
        </text:list-item>
      </text:list>
      <text:list xml:id="list395347697" text:continue-list="list1353440199" text:style-name="L2">
        <text:list-item>
          <text:list>
            <text:list-item>
              <text:p text:style-name="P167"><text:span text:style-name="T108">neither A or B dominates</text:span><text:change-end text:change-id="ct81476784"/><text:change-start text:change-id="ct77073520"/><text:span text:style-name="T108">, the permissions granted are the intersection of what is allowed</text:span></text:p>
            </text:list-item>
          </text:list>
        </text:list-item>
        <text:list-item>
          <text:p text:style-name="P170"><text:change-end text:change-id="ct77073520"/>Profiles and labels exist within a Policy namespace<text:change-start text:change-id="ct52033984"/> <text:span text:style-name="T7">(jdstrand&gt; is the namespace name part of the label?)</text:span><text:change-end text:change-id="ct52033984"/></text:p>
          <text:list>
            <text:list-item>
              <text:p text:style-name="P170">Policy namespaces have a unique name</text:p>
            </text:list-item>
            <text:list-item>
              <text:p text:style-name="P170">Are hierarchical<text:change-start text:change-id="ct76261568"/></text:p>
            </text:list-item>
            <text:list-item>
              <text:p text:style-name="P171"><text:span text:style-name="T108">the namespace name is prepended to the label name when viewed from outside the namespace</text:span><text:change-end text:change-id="ct76261568"/><text:change-start text:change-id="ct49817440"/><text:span text:style-name="T108"> (from a parent namespace)</text:span></text:p>
            </text:list-item>
            <text:list-item>
              <text:p text:style-name="P164">within a namespace the namespace name is not visible and is not part of the label name</text:p>
            </text:list-item>
            <text:list-item>
              <text:p text:style-name="P164"/>
            </text:list-item>
          </text:list>
        </text:list-item>
      </text:list>
      <text:p text:style-name="P160"><text:span text:style-name="T109">jj&gt; this is too long we need to trim it. This is ideally a quick summary and some one who needs more can look at the references</text:span></text:p>
      <text:p text:style-name="P160"><text:span text:style-name="T109"/></text:p>
      <text:p text:style-name="P15"><text:change-end text:change-id="ct49817440"/><text:change text:change-id="ct80807232"/></text:p>
      <text:h text:style-name="P304" text:outline-level="1"><text:bookmark-start text:name="__RefHeading__2325_2002668406"/>Introduction<text:bookmark-end text:name="__RefHeading__2325_2002668406"/></text:h>
      <text:p text:style-name="P147">AppArmor is a flexible <text:span text:style-name="T3">hybrid </text:span><text:change-start text:change-id="ct49550896"/><text:span text:style-name="T7">(jdstrand&gt; hybrid-enforcement or HE (maybe?)</text:span><text:change-end text:change-id="ct49550896"/><text:change-start text:change-id="ct81080848"/><text:span text:style-name="T7"> </text:span><text:span text:style-name="T109">maybe?</text:span><text:change-end text:change-id="ct81080848"/><text:change-start text:change-id="ct47910624"/><text:span text:style-name="T7"> </text:span><text:change-end text:change-id="ct47910624"/>security system that can be used to provide application sandboxes, resource usage limits, MAC (mandatory access control) policy, and even an MLS style policy. It consists of a number of userspace tools and libraries and a kernel based enforcement engine.</text:p>
      <text:p text:style-name="P147"><text:change-start text:change-id="ct49567040"/></text:p>
      <text:p text:style-name="P184">Jdstrand&gt; maybe add background on TE and DTE. Eg: “Other existing security systems exist, such as Type Enforcement (TE) which defines types for each object and the applies a global policy to these defined types and the more flexible Domain Type Enforcement (DTE) which defines types for each object and different policy domains that apply to these defined types.</text:p>
      <text:p text:style-name="P185"><text:change-end text:change-id="ct49567040"/><text:change-start text:change-id="ct80115328"/><text:span text:style-name="T109"/></text:p>
      <text:p text:style-name="P185"><text:span text:style-name="T109">jj&gt; Not here. Maybe add a reference to them, or a reference and an appendix, I'd rather keep this focused as a mid level view for people interested in authoring policy, than deep dive into differences.</text:span></text:p>
      <text:p text:style-name="P184"><text:change-end text:change-id="ct80115328"/><text:change-start text:change-id="ct47983584"/></text:p>
      <text:p text:style-name="P148"><text:span text:style-name="T7">Where TE and DTE can be thought of as taking an object-centric view, AppArmor takes a subject-centric view and uses Hybrid Enforcement (HE) to focus on the application. In the HE model, </text:span><text:span text:style-name="T9">the concepts of </text:span><text:span text:style-name="T7">domain rules and typed objects are combined for each subject such that policy can </text:span><text:span text:style-name="T9">more flexibly describe </text:span><text:span text:style-name="T7">interactions between subjects </text:span><text:span text:style-name="T9">as well as accesses to objects</text:span><text:span text:style-name="T7">.” - reword</text:span></text:p>
      <text:p text:style-name="P147"><text:change-end text:change-id="ct47983584"/><text:change-start text:change-id="ct90553776"/></text:p>
      <text:p text:style-name="P149"><text:span text:style-name="T109">jj&gt; hrmmm not quite</text:span></text:p>
      <text:p text:style-name="P149"><text:span text:style-name="T109">TE and DTE (DTE is really just a variant of TE. Take a tuple view. Rules are based on</text:span></text:p>
      <text:p text:style-name="P149"><text:span text:style-name="T109"><text:s text:c="3"/>subject object permissions</text:span></text:p>
      <text:p text:style-name="P149"><text:span text:style-name="T109">TE sets the rules up as a global set of rules and some TE systems (selinux) don't distinguish between subject domain types and object types. They are the same.</text:span></text:p>
      <text:p text:style-name="P149"><text:span text:style-name="T109">DTE explicitly splits them into a domain type that can exist on subjects as it contains the rules and object types.</text:span></text:p>
      <text:p text:style-name="P149"><text:span text:style-name="T109"/></text:p>
      <text:p text:style-name="P149"><text:span text:style-name="T109">Apparmor takes the view that the “types” are the same (similar to TE), but allows/has (the implicit mode can be seen as defining rules) rules on all types, just that the rules are not enforced when the “type” is on an object. I quote “type” because we are not exactly doing a type but a label that could be a the equiv of a type if partitioned correctly (or on a subject) but is often not a type because we don't force the rule partioning on the object labels, and handle it lazily. This allows us to dynamically change what type is possible with delegation.</text:span></text:p>
      <text:p text:style-name="P149"><text:span text:style-name="T109"/></text:p>
      <text:p text:style-name="P149"><text:span text:style-name="T109">We do need to explain this but it will need to be more gradual through out the document and in the appendix</text:span></text:p>
      <text:p text:style-name="P149"><text:span text:style-name="T109"/></text:p>
      <text:p text:style-name="P186"><text:change-end text:change-id="ct90553776"/><text:span text:style-name="T17">The level of security provided is dependent on the policy, which </text:span><text:span text:style-name="T8">is</text:span><text:span text:style-name="T17"> the set of rules that define what permissions are allowed. Policy is largely written from the point of view of an application (subject), but mechanisms are provided for specifying </text:span><text:span text:style-name="T8">some </text:span><text:span text:style-name="T17">policy from a global </text:span><text:span text:style-name="T18">point of view</text:span><text:span text:style-name="T17">.</text:span></text:p>
      <text:p text:style-name="P187"/>
      <text:p text:style-name="P16">The <text:span text:style-name="T8">A</text:span>pp<text:span text:style-name="T8">A</text:span>rmor system is flexible in its enforcement requirements <text:change-start text:change-id="ct32102192"/><text:change-start text:change-id="ct49568064"/><text:span text:style-name="T7">and </text:span><text:change-end text:change-id="ct32102192"/><text:change-end text:change-id="ct49568064"/>provid<text:change-start text:change-id="ct49568464"/><text:span text:style-name="T7">e</text:span><text:change-end text:change-id="ct49568464"/><text:change-start text:change-id="ct49568656"/><text:span text:style-name="T7">s</text:span><text:change-end text:change-id="ct49568656"/><text:change-start text:change-id="ct78153760"/>ing<text:change-end text:change-id="ct78153760"/><text:change text:change-id="ct81120176"/> the ability to define restriction based on both access paths and labeling.</text:p>
      <text:p text:style-name="P16"/>
      <text:h text:style-name="P18" text:outline-level="1"><text:bookmark-start text:name="__RefHeading__2327_2002668406"/><text:change text:change-id="ct86106400"/><text:soft-page-break/>Policy<text:bookmark-end text:name="__RefHeading__2327_2002668406"/></text:h>
      <text:p text:style-name="P19">AppArmor policy <text:span text:style-name="T8">is the full set of rules that are </text:span><text:change text:change-id="ct49556608"/><text:change-start text:change-id="ct49568848"/><text:span text:style-name="T8">en</text:span><text:change-end text:change-id="ct49568848"/><text:change text:change-id="ct80537568"/><text:span text:style-name="T8">forced on a system. It is defined by specifying the behavior of several interacting component</text:span><text:change text:change-id="ct75996784"/><text:change-start text:change-id="ct49560144"/><text:span text:style-name="T7">s</text:span><text:change-end text:change-id="ct49560144"/><text:change-start text:change-id="ct75744304"/><text:span text:style-name="T7"> </text:span><text:change-end text:change-id="ct75744304"/><text:change text:change-id="ct54723216"/><text:span text:style-name="T8">(labels, profiles, namespaces, </text:span><text:span text:style-name="T84">variables</text:span><text:span text:style-name="T8">).</text:span></text:p>
      <text:p text:style-name="P191"/>
      <text:p text:style-name="P20">The AppArmor project<text:change text:change-id="ct49567360"/><text:change text:change-id="ct76019072"/> provides a reference language<text:span text:style-name="T85"><text:note-ref text:note-class="footnote" text:reference-format="text" text:ref-name="ftn1">1</text:note-ref></text:span> to define system policy and a compiler to build and load it into the kernel for enforcement.</text:p>
      <text:p text:style-name="P191"/>
      <text:h text:style-name="Heading_20_3" text:outline-level="3"><text:bookmark-start text:name="__RefHeading__2329_2002668406"/>Labels<text:bookmark-end text:name="__RefHeading__2329_2002668406"/></text:h>
      <text:p text:style-name="P21"><text:span text:style-name="T8">Labels are the base unit of mediation in AppArmor </text:span><text:span text:style-name="T11">even though they are </text:span><text:span text:style-name="T3">the direct use of a label is a special situation <text:s/></text:span><text:span text:style-name="T11">in reference policy</text:span><text:change-start text:change-id="ct86203072"/><text:span text:style-name="T11"> </text:span><text:span text:style-name="T9">(jdstrand&gt; reword)</text:span><text:change-end text:change-id="ct86203072"/><text:span text:style-name="T8">. </text:span><text:span text:style-name="T14">They are </text:span><text:span text:style-name="T76">the</text:span> mediation <text:span text:style-name="T3">identifier </text:span>attached to an object, which is used in determining what permissions a <text:change text:change-id="ct78865136"/><text:change text:change-id="ct76188192"/><text:change-start text:change-id="ct26592992"/><text:span text:style-name="T9">subject</text:span><text:change-end text:change-id="ct26592992"/><text:change-start text:change-id="ct91478368"/><text:span text:style-name="T9"> </text:span><text:span text:style-name="T109">(task)</text:span><text:change-end text:change-id="ct91478368"/><text:change text:change-id="ct45531968"/><text:change-start text:change-id="ct64993392"/><text:span text:style-name="T9"> </text:span><text:change-end text:change-id="ct64993392"/><text:change text:change-id="ct92139312"/>has when accessing <text:span text:style-name="T89">the</text:span> object. <text:span text:style-name="T10">In AppArmor</text:span><text:change-start text:change-id="ct84890304"/><text:span text:style-name="T10">,</text:span><text:change-end text:change-id="ct84890304"/><text:span text:style-name="T10"> labels are applied to all objects but for most objects the label is </text:span><text:change-start text:change-id="ct87936688"/><text:span text:style-name="T9">implied </text:span><text:change-end text:change-id="ct87936688"/><text:change-start text:change-id="ct37226144"/><text:span text:style-name="T9">and </text:span><text:change-end text:change-id="ct37226144"/><text:span text:style-name="T10">not permanently stored</text:span><text:change-start text:change-id="ct85672736"/><text:span text:style-name="T10"> </text:span><text:span text:style-name="T9">and</text:span><text:change-end text:change-id="ct85672736"/><text:change-start text:change-id="ct64069584"/><text:span text:style-name="T10">, </text:span><text:span text:style-name="T11">they</text:span><text:change-end text:change-id="ct64069584"/><text:change text:change-id="ct77749216"/><text:span text:style-name="T11"> are</text:span><text:span text:style-name="T82"> lazily</text:span><text:span text:style-name="T10"> generated as needed at run time </text:span><text:span text:style-name="T82">from the set of rules being enforced</text:span><text:span text:style-name="T10">. </text:span><text:span text:style-name="T82">Labels that are lazily generated from rules are known as implicit labels while labels that are </text:span><text:span text:style-name="T84">stored on an object </text:span><text:change-start text:change-id="ct64535920"/><text:span text:style-name="T9">(eg, in the</text:span><text:change-end text:change-id="ct64535920"/><text:change-start text:change-id="ct82184688"/><text:span text:style-name="T9"> inode) </text:span><text:change-end text:change-id="ct82184688"/><text:span text:style-name="T84">are known as explicit labels.</text:span></text:p>
      <text:p text:style-name="P26"/>
      <text:p text:style-name="P22"><text:span text:style-name="T11">All labels share a few basic properties, a name which can be used to specify interactions with the label, </text:span><text:span text:style-name="T87">a </text:span><text:change text:change-id="ct45531744"/><text:change text:change-id="ct84204912"/><text:span text:style-name="T3">mod</text:span><text:change-start text:change-id="ct76571600"/><text:span text:style-name="T3">e</text:span><text:change-end text:change-id="ct76571600"/><text:change text:change-id="ct56131840"/><text:change text:change-id="ct42761888"/><text:change text:change-id="ct83969072"/><text:change-start text:change-id="ct26108848"/><text:span text:style-name="T9">ed)</text:span><text:change-end text:change-id="ct26108848"/><text:change text:change-id="ct85407984"/><text:span text:style-name="T12">, </text:span><text:span text:style-name="T87">and</text:span><text:change-start text:change-id="ct45411456"/><text:span text:style-name="T87">,</text:span><text:change-end text:change-id="ct45411456"/><text:span text:style-name="T87"> if the label is a profile</text:span><text:change-start text:change-id="ct60886832"/><text:span text:style-name="T87">,</text:span><text:change-end text:change-id="ct60886832"/><text:span text:style-name="T87"> a set of rules. </text:span><text:span text:style-name="T13">The label name is </text:span><text:change-start text:change-id="ct90725744"/><text:span text:style-name="T110">must conform to a defined format and </text:span><text:change-end text:change-id="ct90725744"/><text:change text:change-id="ct48545456"/><text:change text:change-id="ct86625136"/><text:change text:change-id="ct89907984"/><text:change-start text:change-id="ct86720736"/><text:span text:style-name="T3">of what is allowed</text:span><text:span text:style-name="T13"> and </text:span><text:change-end text:change-id="ct86720736"/><text:change text:change-id="ct64396192"/><text:span text:style-name="T13">is unique within a policy namespace.</text:span></text:p>
      <text:p text:style-name="P197"/>
      <text:p text:style-name="P198">The <text:span text:style-name="T3">label name</text:span> is unique <text:span text:style-name="T3">only </text:span>within its policy namespace. <text:span text:style-name="T95">Labels from different namespace with the same name are unique when the policy namespace name is prepended, this is known as a fully qualified name (fq name).</text:span></text:p>
      <text:p text:style-name="P199"/>
      <text:p text:style-name="P169">Name restrictions.</text:p>
      <text:p text:style-name="P169">Namespace names</text:p>
      <text:p text:style-name="P200">simple names compound <text:change-start text:change-id="ct91365440"/><text:span text:style-name="T114">labels/</text:span><text:change-end text:change-id="ct91365440"/>names</text:p>
      <text:p text:style-name="P169">fqnames</text:p>
      <text:p text:style-name="P169"/>
      <text:p text:style-name="P201"/>
      <text:p text:style-name="P23"><text:change-start text:change-id="ct49591360"/><text:span text:style-name="T14">A label can be anything from an individual unit (</text:span><text:span text:style-name="T9">ie, an </text:span><text:span text:style-name="T14">explicit label </text:span><text:span text:style-name="T9">or</text:span><text:span text:style-name="T14"> </text:span><text:span text:style-name="T9">a </text:span><text:span text:style-name="T14">profile), a representation of a set of units </text:span><text:span text:style-name="T9">(ie </text:span><text:span text:style-name="T14">an implicit label or </text:span><text:span text:style-name="T9">a </text:span><text:span text:style-name="T14">profile stack</text:span><text:change-end text:change-id="ct49591360"/><text:change-start text:change-id="ct49595872"/><text:span text:style-name="T14">, </text:span><text:span text:style-name="T9">or a simple l</text:span><text:change-end text:change-id="ct49595872"/><text:change-start text:change-id="ct49581344"/><text:span text:style-name="T9">abel (one that is just a name).</text:span><text:change-end text:change-id="ct49581344"/><text:change text:change-id="ct49581536"/></text:p>
      <text:p text:style-name="P28"><text:change text:change-id="ct82236784"/></text:p>
      <text:h text:style-name="Heading_20_5" text:outline-level="5"><text:bookmark-start text:name="__RefHeading__2339_2002668406"/><text:change-start text:change-id="ct76287744"/>Profiles<text:change-end text:change-id="ct76287744"/><text:change-start text:change-id="ct49581024"/> <text:span text:style-name="T9">(jdstrand&gt; is heading 5</text:span><text:change-end text:change-id="ct49581024"/><text:change-start text:change-id="ct49575504"/><text:span text:style-name="T9"> correct here?</text:span><text:change-end text:change-id="ct49575504"/><text:change-start text:change-id="ct85756192"/><text:span text:style-name="T9"> </text:span><text:span text:style-name="T110">jj&gt;Maybe the intent was to be a sub of Labels as they are just labels with explicit rules, but maybe it would be better if it was its own section instead of a subsection</text:span><text:change-end text:change-id="ct85756192"/><text:change-start text:change-id="ct78845920"/><text:span text:style-name="T9">)</text:span><text:bookmark-end text:name="__RefHeading__2339_2002668406"/><text:change-end text:change-id="ct78845920"/><text:change-start text:change-id="ct78424800"/></text:h>
      <text:p text:style-name="Standard"><text:change-end text:change-id="ct78424800"/><text:change text:change-id="ct85081008"/><text:span text:style-name="T16">P</text:span><text:span text:style-name="T17">rofile</text:span><text:span text:style-name="T8">s</text:span><text:span text:style-name="T17"> </text:span><text:span text:style-name="T16">are</text:span><text:span text:style-name="T17"> </text:span><text:span text:style-name="T76">label</text:span><text:span text:style-name="T16">s </text:span><text:span text:style-name="T76">with rules, and </text:span><text:span text:style-name="T16">are</text:span><text:span text:style-name="T76"> </text:span><text:span text:style-name="T90">how</text:span><text:span text:style-name="T17"> task confinement </text:span><text:span text:style-name="T90">is </text:span><text:span text:style-name="T91">specified</text:span><text:span text:style-name="T90"> </text:span><text:span text:style-name="T17">in AppArmor. <text:s/>Each profile has a unique name, some control flags, and a set</text:span><text:change text:change-id="ct49579424"/><text:change text:change-id="ct91130368"/><text:span text:style-name="T17"> of rules</text:span><text:span text:style-name="T18"> defining access rights, resources, and privileged operations that an application (subject) will be restricted to </text:span><text:span text:style-name="T91">when</text:span><text:span text:style-name="T18"> the profile is applied. If an application </text:span><text:change-start text:change-id="ct78729968"/><text:span text:style-name="T110">(subject) </text:span><text:change-end text:change-id="ct78729968"/><text:span text:style-name="T18">is </text:span><text:change-start text:change-id="ct80110064"/><text:span text:style-name="T110">labeled with a profile </text:span><text:change-end text:change-id="ct80110064"/><text:change text:change-id="ct74062432"/><text:change text:change-id="ct49616464"/><text:change text:change-id="ct49617680"/><text:change text:change-id="ct48687952"/><text:change text:change-id="ct49620480"/><text:change text:change-id="ct76669648"/><text:change-start text:change-id="ct32013392"/><text:span text:style-name="T110">and the profile is not set to the unconfined mode </text:span><text:span text:style-name="T18">it i</text:span><text:change-end text:change-id="ct32013392"/><text:change text:change-id="ct80522672"/><text:span text:style-name="T18">s said to be confined by the profile.</text:span><text:change-start text:change-id="ct86347216"/><text:change-start text:change-id="ct49624192"/><text:span text:style-name="T18"> </text:span><text:span text:style-name="T9">(jdstrand&gt; what about the mode?)</text:span><text:change-end text:change-id="ct86347216"/><text:change-end text:change-id="ct49624192"/></text:p>
      <text:p text:style-name="Standard"/>
      <text:h text:style-name="P290" text:outline-level="10"><text:bookmark-start text:name="__RefHeading__5449_1830547727"/><text:span text:style-name="T97">P</text:span>rofile names<text:bookmark-end text:name="__RefHeading__5449_1830547727"/></text:h>
      <text:p text:style-name="P207"><text:span text:style-name="T91">I</text:span><text:span text:style-name="T91">n addition to being a label name</text:span><text:change-start text:change-id="ct78902736"/><text:change-start text:change-id="ct49572480"/><text:span text:style-name="T91">,</text:span><text:change-end text:change-id="ct78902736"/><text:change-end text:change-id="ct49572480"/><text:span text:style-name="T91"> the profile name may also specify the profile</text:span><text:change-start text:change-id="ct77930016"/><text:change-start text:change-id="ct49600928"/><text:span text:style-name="T9">'</text:span><text:change-end text:change-id="ct77930016"/><text:change-end text:change-id="ct49600928"/><text:span text:style-name="T91">s attachment </text:span><text:soft-page-break/><text:span text:style-name="T91">specification, and as such has fewer restrictions placed on it than other types of label names. More specifically if the profile name is rooted (begins with the / character) it will provide the profile</text:span><text:change-start text:change-id="ct46976768"/><text:change-start text:change-id="ct49569760"/><text:span text:style-name="T9">'</text:span><text:change-end text:change-id="ct46976768"/><text:change-end text:change-id="ct49569760"/><text:span text:style-name="T91">s attachment specification if the profile does not specify an alternate attachment specification rule. The attachment specification of a profile when combined with execute rules is used to determine when a profile is attached to a task.</text:span><text:change-start text:change-id="ct49313472"/><text:span text:style-name="T91"> </text:span><text:span text:style-name="T21">(jdstrand&gt; should we mention path-based attachment more clearly here?</text:span><text:change-end text:change-id="ct49313472"/><text:change-start text:change-id="ct81114080"/><text:span text:style-name="T21"> </text:span><text:span text:style-name="T110">No below in the attachment specification section</text:span><text:change-end text:change-id="ct81114080"/><text:change-start text:change-id="ct79458864"/><text:span text:style-name="T21">)</text:span><text:change-end text:change-id="ct79458864"/></text:p>
      <text:p text:style-name="P206"/>
      <text:p text:style-name="P206">Hierarchical ???</text:p>
      <text:p text:style-name="P206"/>
      <text:h text:style-name="Heading_20_10" text:outline-level="10"><text:bookmark-start text:name="__RefHeading__5451_1830547727"/><text:span text:style-name="T97">A</text:span>ttachment specification<text:bookmark-end text:name="__RefHeading__5451_1830547727"/></text:h>
      <text:p text:style-name="P212">Foo</text:p>
      <text:h text:style-name="Heading_20_10" text:outline-level="10"><text:bookmark-start text:name="__RefHeading__5453_1830547727"/><text:span text:style-name="T20">P</text:span><text:span text:style-name="T92">rofile </text:span><text:span text:style-name="T20">A</text:span><text:span text:style-name="T92">lternates </text:span><text:span text:style-name="T20">(Conditional Profiles) <text:s/></text:span><text:span text:style-name="T19">Instantiation?</text:span><text:bookmark-end text:name="__RefHeading__5453_1830547727"/><text:change text:change-id="ct79285344"/><text:change text:change-id="ct86617088"/></text:h>
      <text:p text:style-name="P213"><text:span text:style-name="T92">Profile alternates provide a conv</text:span><text:change-start text:change-id="ct83948528"/><text:change-start text:change-id="ct49554768"/><text:span text:style-name="T21">en</text:span><text:change-end text:change-id="ct83948528"/><text:change-end text:change-id="ct49554768"/><text:span text:style-name="T92">ient way to specify multiple versions of a profile which are used under different conditions. </text:span><text:span text:style-name="T20">That is </text:span><text:change-start text:change-id="ct54408288"/><text:change-start text:change-id="ct49305600"/><text:span text:style-name="T21">to say </text:span><text:change-end text:change-id="ct54408288"/><text:change-end text:change-id="ct49305600"/><text:span text:style-name="T20">the same profile can be specified multiple times each with a different set of conditio</text:span><text:change text:change-id="ct49485200"/><text:span text:style-name="T20">n</text:span><text:change text:change-id="ct83888368"/><text:span text:style-name="T20">s, and the appropriate </text:span><text:change text:change-id="ct72605552"/><text:change-start text:change-id="ct79228880"/><text:span text:style-name="T111">variant</text:span><text:change-end text:change-id="ct79228880"/><text:change text:change-id="ct90615808"/><text:span text:style-name="T20"> of the profile is chosen at runtime for rule enforcement</text:span><text:change-start text:change-id="ct89889712"/><text:span text:style-name="T20">.</text:span><text:change-end text:change-id="ct89889712"/><text:change text:change-id="ct49620672"/><text:change text:change-id="ct81064000"/></text:p>
      <text:p text:style-name="P218"/>
      <text:p text:style-name="P220"><text:s text:c="2"/>profile example <text:s/>uid=fred { }</text:p>
      <text:p text:style-name="P220"><text:s text:c="2"/>profile example <text:s/>uid=george { }</text:p>
      <text:p text:style-name="P220"/>
      <text:p text:style-name="P221">Profile alternates are not actually separate profiles<text:change-start text:change-id="ct49620864"/>.<text:change-end text:change-id="ct49620864"/><text:change text:change-id="ct49617872"/><text:change text:change-id="ct49320336"/><text:change-start text:change-id="ct80023216"/><text:change-start text:change-id="ct49618064"/><text:span text:style-name="T21">E</text:span><text:change-end text:change-id="ct80023216"/><text:change-end text:change-id="ct49618064"/><text:change text:change-id="ct88266064"/>ach alternate shares the same unique label name and exists together with the other alternates. They are in fact just an a<text:change-start text:change-id="ct49596128"/><text:span text:style-name="T21">nother</text:span><text:change-end text:change-id="ct49596128"/><text:change-start text:change-id="ct78033552"/>lternate<text:change-end text:change-id="ct78033552"/><text:change text:change-id="ct83521056"/> way of specifying a single profile with different conditional rule blocks, except that the rule blocks can be loaded and replaced independently from each other.</text:p>
      <text:p text:style-name="P221"/>
      <text:p text:style-name="P214"><text:span text:style-name="T20">The ability to add, replace, and remove alternates independently </text:span><text:span text:style-name="T93">of replacing a single profile is provided for a few reasons. ?????</text:span></text:p>
      <text:p text:style-name="P219"/>
      <text:p text:style-name="P215"><text:span text:style-name="T92">??? </text:span><text:span text:style-name="T20">how to specify removal of an alternate</text:span></text:p>
      <text:p text:style-name="P219"/>
      <text:h text:style-name="Heading_20_10" text:outline-level="10"><text:bookmark-start text:name="__RefHeading__5455_1830547727"/><text:span text:style-name="T97">P</text:span>rofile modes<text:bookmark-end text:name="__RefHeading__5455_1830547727"/></text:h>
      <text:p text:style-name="P169"><text:change-start text:change-id="ct49603296"/><text:span text:style-name="T21">Profile modes</text:span><text:change-end text:change-id="ct49603296"/><text:change-start text:change-id="ct49329776"/><text:span text:style-name="T21"> are used to define how <text:s/>a profile behaves and can be viewed as a way to modi</text:span><text:change-end text:change-id="ct49329776"/><text:change-start text:change-id="ct49586384"/><text:span text:style-name="T21">fy all the rules</text:span><text:change-end text:change-id="ct49586384"/><text:change-start text:change-id="ct80441664"/><text:span text:style-name="T21"> </text:span><text:span text:style-name="T111">in the profile</text:span><text:change-end text:change-id="ct80441664"/><text:change-start text:change-id="ct65252736"/><text:span text:style-name="T21">. The different profile modes are:</text:span><text:change-end text:change-id="ct65252736"/><text:change text:change-id="ct49624704"/><text:change-start text:change-id="ct80775136"/></text:p>
      <text:p text:style-name="P169">enforc<text:change-end text:change-id="ct80775136"/><text:change-start text:change-id="ct49326000"/><text:span text:style-name="T21">e (default mode, unspecified access is denied and logged)</text:span><text:change-end text:change-id="ct49326000"/><text:change text:change-id="ct49327184"/><text:change-start text:change-id="ct85375632"/></text:p>
      <text:p text:style-name="P169">kill<text:change-end text:change-id="ct85375632"/><text:change-start text:change-id="ct49551248"/> <text:change-end text:change-id="ct49551248"/><text:change-start text:change-id="ct49310032"/><text:span text:style-name="T21">(unspecified access is denied, logged</text:span><text:change-end text:change-id="ct49310032"/><text:change-start text:change-id="ct49623808"/><text:span text:style-name="T21"> and the application is terminated)</text:span><text:change-end text:change-id="ct49623808"/><text:change-start text:change-id="ct85894672"/></text:p>
      <text:p text:style-name="P169">audit<text:change-end text:change-id="ct85894672"/><text:change-start text:change-id="ct49624000"/> <text:span text:style-name="T21">(all accesses are logged, unspecified access is </text:span><text:change-end text:change-id="ct49624000"/><text:change-start text:change-id="ct80692496"/><text:span text:style-name="T111">denied and logged</text:span><text:change-end text:change-id="ct80692496"/><text:change text:change-id="ct53410720"/><text:change-start text:change-id="ct48568384"/><text:span text:style-name="T21">)</text:span><text:change-end text:change-id="ct48568384"/><text:change-start text:change-id="ct32176144"/></text:p>
      <text:p text:style-name="P169">complain<text:change-end text:change-id="ct32176144"/><text:change-start text:change-id="ct49335120"/> <text:span text:style-name="T21">(</text:span><text:change-end text:change-id="ct49335120"/><text:change-start text:change-id="ct49317328"/><text:span text:style-name="T21">unspecified access is allowed, but logged)</text:span><text:change-end text:change-id="ct49317328"/><text:change-start text:change-id="ct54348608"/></text:p>
      <text:p text:style-name="P169">unconfined<text:change-end text:change-id="ct54348608"/><text:change-start text:change-id="ct49332592"/> <text:change-end text:change-id="ct49332592"/><text:change-start text:change-id="ct49328736"/><text:span text:style-name="T21">(all access is allowed)</text:span><text:change-end text:change-id="ct49328736"/><text:change-start text:change-id="ct80324400"/></text:p>
      <text:p text:style-name="P169"><text:change-end text:change-id="ct80324400"/><text:change text:change-id="ct75615040"/><text:change-start text:change-id="ct87201024"/>noexec<text:change-end text:change-id="ct87201024"/><text:change-start text:change-id="ct49330320"/> <text:span text:style-name="T21">(</text:span><text:change-end text:change-id="ct49330320"/><text:change-start text:change-id="ct79467216"/><text:span text:style-name="T111">Execute </text:span><text:span text:style-name="T113">and profile transition </text:span><text:span text:style-name="T111">permissions </text:span><text:span text:style-name="T113">are denied but all other access are treated as unconfined.</text:span><text:change-end text:change-id="ct79467216"/><text:change text:change-id="ct79411408"/><text:change-start text:change-id="ct48382592"/><text:span text:style-name="T21">)</text:span><text:change-end text:change-id="ct48382592"/><text:change text:change-id="ct65250832"/><text:change-start text:change-id="ct49596320"/></text:p>
      <text:p text:style-name="P216"><text:change-end text:change-id="ct49596320"/><text:change text:change-id="ct83604048"/></text:p>
      <text:p text:style-name="P217"/>
      <text:p text:style-name="P217"/>
      <text:p text:style-name="P217"/>
      <text:p text:style-name="P222"/>
      <text:p text:style-name="P223"><text:soft-page-break/>why label needs rule context – not unique to lookup perms, unless it is a name only label</text:p>
      <text:p text:style-name="P224"><text:change text:change-id="ct79393056"/><text:change-start text:change-id="ct88411936"/>Label <text:span text:style-name="T112">and </text:span>modes</text:p>
      <text:p text:style-name="P225"><text:span text:style-name="T113">Simple labels default to the noexec mode.</text:span></text:p>
      <text:p text:style-name="P223"><text:change-end text:change-id="ct88411936"/><text:change text:change-id="ct78900816"/><text:change text:change-id="ct49571696"/><text:change-start text:change-id="ct82799168"/><text:span text:style-name="T21"/></text:p>
      <text:p text:style-name="P223"/>
      <text:p text:style-name="P225"><text:span text:style-name="T113">Reporting of Modes</text:span></text:p>
      <text:p text:style-name="P225"><text:span text:style-name="T113">One interfaces that report the mode of a label/profile the mode may be reported as either it name or the first letter of its name. <text:s/>Compound labels always report a set of modes using the first letter of the modes of the labels that the compound label is made up of. The order of the modes reported are the same as those of the simple labels in the compound label. For example A//&amp;B (EU) means A is in the enforcing mode and B is in the unconfined mode.</text:span></text:p>
      <text:p text:style-name="P223"><text:change-end text:change-id="ct82799168"/><text:change text:change-id="ct77940560"/><text:change text:change-id="ct49336976"/><text:change text:change-id="ct77079968"/><text:change text:change-id="ct49334304"/><text:change text:change-id="ct42473264"/><text:change text:change-id="ct49334496"/><text:change text:change-id="ct29215024"/><text:change-start text:change-id="ct55787888"/><text:span text:style-name="T21"/></text:p>
      <text:p text:style-name="P226"><text:change-end text:change-id="ct55787888"/><text:change text:change-id="ct80429648"/></text:p>
      <text:p text:style-name="P226"/>
      <text:p text:style-name="P226"/>
      <text:p text:style-name="P226"/>
      <text:p text:style-name="P217">Att<text:change-start text:change-id="ct80193824"/><text:change-start text:change-id="ct49336576"/><text:span text:style-name="T21">a</text:span><text:change-end text:change-id="ct80193824"/><text:change-end text:change-id="ct49336576"/>chment specification stuff ...</text:p>
      <text:p text:style-name="P208"><text:span text:style-name="T90"><text:s/>The profile name may be used to provide t</text:span><text:span text:style-name="T22">he attachment specification</text:span><text:change-start text:change-id="ct49587360"/><text:span text:style-name="T22">. </text:span><text:span text:style-name="T21">This</text:span><text:change-end text:change-id="ct49587360"/><text:change-start text:change-id="ct85219872"/><text:span text:style-name="T22"> </text:span><text:change-end text:change-id="ct85219872"/><text:change text:change-id="ct79066368"/><text:span text:style-name="T22">is optional and used to determine when the profile attaches </text:span><text:change-start text:change-id="ct49625040"/><text:span text:style-name="T21">to the</text:span><text:change-end text:change-id="ct49625040"/><text:change-start text:change-id="ct77377344"/><text:span text:style-name="T22">against an</text:span><text:change-end text:change-id="ct77377344"/><text:change text:change-id="ct77554384"/><text:span text:style-name="T22"> executables name. The profile name and attachment specification are often the same but there is no requirement that they have any relation.</text:span></text:p>
      <text:p text:style-name="P227"/>
      <text:p text:style-name="P228">Profiles names have several limitations, hierarchical<text:change-start text:change-id="ct49587552"/> <text:span text:style-name="T21">(jdstrand&gt; all these could be m</text:span><text:change-end text:change-id="ct49587552"/><text:change-start text:change-id="ct49625232"/><text:change-start text:change-id="ct49340096"/><text:span text:style-name="T21">ore clear)</text:span><text:change-end text:change-id="ct49625232"/><text:change-end text:change-id="ct49340096"/></text:p>
      <text:p text:style-name="P209"><text:span text:style-name="T22">: </text:span><text:span text:style-name="T55">- namespace</text:span></text:p>
      <text:p text:style-name="P228">&amp; - stacked</text:p>
      <text:p text:style-name="P228">+ - delegation</text:p>
      <text:p text:style-name="P228"><text:change-start text:change-id="ct82936192"/># - explicit label –<text:span text:style-name="T113"> property of object/handle not the label or profile</text:span></text:p>
      <text:p text:style-name="P210"><text:change-end text:change-id="ct82936192"/><text:change text:change-id="ct81751264"/>//<text:span text:style-name="T55"> - path</text:span> separator</text:p>
      <text:p text:style-name="P211"><text:span text:style-name="T56">other </text:span><text:span text:style-name="T57">leading symbols are reserved</text:span></text:p>
      <text:p text:style-name="P209"/>
      <text:p text:style-name="P189"><text:span text:style-name="T52">/ </text:span><text:span text:style-name="T53">not allowed as a trailing character</text:span></text:p>
      <text:p text:style-name="P229"><text:change-start text:change-id="ct49339664"/></text:p>
      <text:p text:style-name="P229"/>
      <text:p text:style-name="P231">jdstreand&gt; we were talking about profiles, but now talking about labels. This should probably move?<text:change-end text:change-id="ct49339664"/><text:change-start text:change-id="ct77549440"/></text:p>
      <text:p text:style-name="P232"><text:change-end text:change-id="ct77549440"/>label/profile states - unconfined</text:p>
      <text:p text:style-name="P230"/>
      <text:p text:style-name="P230">domain transitions</text:p>
      <text:p text:style-name="P230">exec <text:span text:style-name="T54">- px</text:span></text:p>
      <text:p text:style-name="P230">noexec <text:span text:style-name="T54">- change_hat</text:span></text:p>
      <text:p text:style-name="P230"/>
      <text:p text:style-name="P233">whether object or handle is labeled depends on the type of object and its lifetime</text:p>
      <text:p text:style-name="P233"/>
      <text:p text:style-name="P230">not really the document to talk about syntax and sibling transitions, stacking transitions, multiple targets etc.</text:p>
      <text:p text:style-name="P230"/>
      <text:p text:style-name="P229"/>
      <text:p text:style-name="P234">for conditional label rules - must be able to communicate with every entry (profile or label) in the label, not just a subset, if passes test for every one then it updates the label with its label, label is updated via rcu</text:p>
      <text:p text:style-name="P234">use opportunistic locking</text:p>
      <text:p text:style-name="P234"><text:soft-page-break/></text:p>
      <text:p text:style-name="P234"/>
      <text:p text:style-name="P234"/>
      <text:p text:style-name="P234"/>
      <text:p text:style-name="P234"/>
      <text:p text:style-name="P16"/>
      <text:p text:style-name="P147"/>
      <text:p text:style-name="P147"/>
      <text:p text:style-name="P147"/>
      <text:p text:style-name="P137"/>
      <text:p text:style-name="P235">when to use labels, vs. implicit labeling, overlay to provide writable location</text:p>
      <text:p text:style-name="P235"/>
      <text:p text:style-name="P235">need to work on run time aliases</text:p>
      <text:p text:style-name="P235"/>
      <text:p text:style-name="P236"/>
      <text:p text:style-name="P236">Implicit labeling consistency in move/rename</text:p>
      <text:p text:style-name="P237">- labeling needs to be checked/reevaluated every move, rename, link, mount (move), unmount, profile manipulation. <text:s/>Basically check if any profile is invalid if so don't use it/remove it</text:p>
      <text:p text:style-name="P235"/>
      <text:p text:style-name="P238">Delegation and no-newprivs. Delegation from outside allowed? Need to track no newprivs to where it happened in stack.</text:p>
      <text:p text:style-name="P238"/>
      <text:p text:style-name="P235"/>
      <text:p text:style-name="P235"/>
      <text:p text:style-name="P140"><text:change-start text:change-id="ct26501280"/>Implementing implicit labeling<text:change-end text:change-id="ct26501280"/><text:change-start text:change-id="ct49572672"/> <text:span text:style-name="T21">(</text:span><text:change-end text:change-id="ct49572672"/><text:change-start text:change-id="ct49588336"/><text:span text:style-name="T21">jdstreand&gt; not this document?</text:span><text:change-end text:change-id="ct49588336"/><text:change-start text:change-id="ct80804928"/><text:span text:style-name="T21"> </text:span><text:span text:style-name="T113">H</text:span><text:change-end text:change-id="ct80804928"/><text:span text:style-name="T117">rmm a little bit</text:span><text:change-start text:change-id="ct79675824"/><text:span text:style-name="T21">)</text:span><text:change-end text:change-id="ct79675824"/><text:change-start text:change-id="ct80349696"/></text:p>
      <text:h text:style-name="P301" text:outline-level="1"><text:change-end text:change-id="ct80349696"/><text:change text:change-id="ct80951552"/><text:span text:style-name="T23"/></text:h>
      <text:p text:style-name="P140">global policy – single dfa: state provides label</text:p>
      <text:p text:style-name="P140">- problematic in dynamic system, changes in namespaces etc (have to recompile dfa etc)</text:p>
      <text:p text:style-name="P140"/>
      <text:p text:style-name="P140">- Solutions, multiple dfas and composition, options</text:p>
      <text:p text:style-name="P140"><text:s text:c="2"/>- list of profiles, can't check which path</text:p>
      <text:p text:style-name="P140"><text:s text:c="2"/>- list of profile states – could have multiple states for a give profile, can reconstruct which state, may represent multiple profiles, can not be shared across types (different states), <text:span text:style-name="T48">work for object label if you already have task profiles, for tasks need reverse mapping to find profiles from labels so you can ask new questions</text:span></text:p>
      <text:p text:style-name="P140"><text:s/>- list of accept states – per profile accept info</text:p>
      <text:p text:style-name="P140"/>
      <text:p text:style-name="P140">Storing on object vs Handle</text:p>
      <text:p text:style-name="P140">Object</text:p>
      <text:p text:style-name="P140">- need to update object with policy changes</text:p>
      <text:p text:style-name="P239">- need to update object for all policy on each mv/rename etc.</text:p>
      <text:p text:style-name="P140"/>
      <text:p text:style-name="P140">Handle</text:p>
      <text:p text:style-name="P140">- need to update as handle is passed around</text:p>
      <text:p text:style-name="P140">- Fall back to revalidation</text:p>
      <text:p text:style-name="P140">- can fail for disconnected paths</text:p>
      <text:p text:style-name="P140"/>
      <text:p text:style-name="P240"><text:soft-page-break/></text:p>
      <text:p text:style-name="P240"/>
      <text:p text:style-name="P240"/>
      <text:p text:style-name="P240"/>
      <text:p text:style-name="P241">Introduction</text:p>
      <text:p text:style-name="P241"/>
      <text:p text:style-name="P241">Profile</text:p>
      <text:p text:style-name="P241">- attachments</text:p>
      <text:p text:style-name="P241">- domain transitions</text:p>
      <text:p text:style-name="P241"/>
      <text:p text:style-name="P241">Label</text:p>
      <text:p text:style-name="P241">- task labeling</text:p>
      <text:p text:style-name="P241">- object labeling</text:p>
      <text:p text:style-name="P241"/>
      <text:p text:style-name="P223">Label modes</text:p>
      <text:p text:style-name="P223"/>
      <text:p text:style-name="P236"/>
      <text:p text:style-name="P236"/>
      <text:p text:style-name="P235"/>
      <text:h text:style-name="Heading_20_3" text:outline-level="3"><text:bookmark-start text:name="__RefHeading__2341_2002668406"/>Policy Namespaces<text:bookmark-end text:name="__RefHeading__2341_2002668406"/></text:h>
      <text:p text:style-name="P137">A policy namespace contains the set of <text:span text:style-name="T95">labels</text:span> <text:span text:style-name="T95">including the set of profiles </text:span>that <text:span text:style-name="T95">are</text:span> visible and available to attach to a given task. <text:s/>They allow separating <text:span text:style-name="T95">labels</text:span> into separate functional groups that can be managed independently, allowing for different policy to be applied to different groups within the system.</text:p>
      <text:p text:style-name="P137"/>
      <text:p text:style-name="P137">The <text:span text:style-name="T95">labels</text:span> with in a namespace are independent from the <text:span text:style-name="T95">label</text:span>s in another namespace. <text:s/>Thus while a <text:span text:style-name="T95">label</text:span> name must be unique within a policy namespace, each namespace can have its own unique version of a <text:span text:style-name="T95">label</text:span> that is tailored for the task it is confining. <text:s/>Just as importantly a namespace does not need to define <text:span text:style-name="T95">labels (or profiles)</text:span> for the same set of executables as other namespaces. <text:s/>The only <text:span text:style-name="T95">label</text:span> that a policy namespace is guaranteed to have is the unconfined profile which is unique for each namespace.</text:p>
      <text:p text:style-name="P137"/>
      <text:p text:style-name="P137">Policy namespaces are hierarchical, with a default root namespace defined on system setup. <text:s/>New namespaces are created as children of the root namespace, and those namespaces can define their own children.</text:p>
      <text:p text:style-name="P137"/>
      <text:p text:style-name="P137">Within the hierarchy the parent namespace has control over its children, that is it can see, define and manipulate the policy of its children, but its children cannot see<text:note text:id="ftn3" text:note-class="footnote"><text:note-citation>3</text:note-citation><text:note-body><text:p text:style-name="P108">The visibility of the parent namespace can leak into the children via audit logs, etc. If they don't have system namespacing applied</text:p></text:note-body></text:note> or manipulate the parent namespace. <text:s/>From the point of view of any child namespace it is the root namespace of the system.</text:p>
      <text:p text:style-name="P137"/>
      <text:p text:style-name="P137">When a task manipulates policy it does so against the current namespace, which is the namespace <text:span text:style-name="T95">at the “top” of the label stack. </text:span>If the current namespace is changed then said task will not be able to manipulate the original namespace, all manipulation will be applied to the new namespace.</text:p>
      <text:p text:style-name="P137"/>
      <text:p text:style-name="P137">Tasks inherit the current namespace from their parent. <text:s/>They can switch to a new policy namespace if a <text:soft-page-break/>the namespace has been defined and the tasks has sufficient permissions to perform the switch. <text:s/>After the switch is made the new namespace is what will be inherited by its children as their current namespace.</text:p>
      <text:p text:style-name="P137"/>
      <text:p text:style-name="P137">It is important to note that a switch to a new namespace can not be forced on a task (that is <text:span text:style-name="T47">only a </text:span>task can switch its own namespace), and that once the switch has been made the task can not switch back to the original namespace; it can not even see the original namespace as the new namespace will be a child of the original namespace. <text:s/>A change in policy namespace also means a change in profile confinement which may be a profile of the same name or could be a different profile entirely.</text:p>
      <text:h text:style-name="Heading_20_5" text:outline-level="5"><text:bookmark-start text:name="__RefHeading__2343_2002668406"/>User policy namespaces<text:bookmark-end text:name="__RefHeading__2343_2002668406"/></text:h>
      <text:p text:style-name="P137">User policy namespaces are a special namespace that allow a user to define policy for their own tasks. <text:s/>They allow for users to be able to define and manipulate MAC policy for their own tasks independent of what system policy defines.</text:p>
      <text:p text:style-name="P137"/>
      <text:p text:style-name="P137">User policy namespaces can have limits enforced on them by the system, and they may not be available on a given system.</text:p>
      <text:h text:style-name="P320" text:outline-level="5"><text:bookmark-start text:name="__RefHeading__5457_1830547727"/>Namespace names<text:bookmark-end text:name="__RefHeading__5457_1830547727"/></text:h>
      <text:p text:style-name="P242">begin with colon</text:p>
      <text:p text:style-name="P242">end with colon</text:p>
      <text:p text:style-name="P242">// after is optional</text:p>
      <text:p text:style-name="P242"/>
      <text:p text:style-name="P242">hierarchical // separating children</text:p>
      <text:h text:style-name="Heading_20_5" text:outline-level="5"><text:bookmark-start text:name="__RefHeading__2345_2002668406"/>Namespaces and <text:span text:style-name="T96">l</text:span>abels <text:span text:style-name="T96">names</text:span><text:bookmark-end text:name="__RefHeading__2345_2002668406"/></text:h>
      <text:p text:style-name="P242">Namespace names </text:p>
      <text:p text:style-name="P137">When an object has multiple labels that are from different namespaces the labels are stored in separate sets, one for each namespace.</text:p>
      <text:p text:style-name="P137"/>
      <text:p text:style-name="P137">When multiple labels are stored on an object a compound label is used to represent that combination of labels.</text:p>
      <text:p text:style-name="P137"/>
      <text:p text:style-name="P243">Visibility????</text:p>
      <text:p text:style-name="P243"/>
      <text:h text:style-name="P320" text:outline-level="5"><text:bookmark-start text:name="__RefHeading__5459_1830547727"/>Policy namespaces interaction with system namespaces<text:bookmark-end text:name="__RefHeading__5459_1830547727"/></text:h>
      <text:p text:style-name="P244">AppArmor policy namespace<text:span text:style-name="T96">s</text:span> are independent of the other linux system namespace, and can be used in conjunction with or independently of the other namespace types. <text:s/>It is important to note that the transition is done using a different api, and at no time does the new namespace and old namespace contain the same set of profiles, that is to say even if they are exactly the same they are considered as different profiles for the purposes of mediation (this is important for labeling and revalidation).</text:p>
      <text:h text:style-name="P292" text:outline-level="10"/>
      <text:h text:style-name="P274" text:outline-level="10"><text:bookmark-start text:name="__RefHeading__2351_2002668406"/>Explicit Labeling<text:bookmark-end text:name="__RefHeading__2351_2002668406"/></text:h>
      <text:p text:style-name="P243">Foo, can be simple or compound, per NS, profiles must agree on each label being set</text:p>
      <text:p text:style-name="P243"><text:soft-page-break/></text:p>
      <text:h text:style-name="Heading_20_10" text:outline-level="10"><text:bookmark-start text:name="__RefHeading__2353_2002668406"/>Stacking - dynamic composition of profiles<text:bookmark-end text:name="__RefHeading__2353_2002668406"/></text:h>
      <text:p text:style-name="P137">AppArmor allows for a task to be confined by multiple profiles, known as a stack, allowing for a limited dynamic composition. <text:s/>For mediation purposes a profile stack is a compound label, the only differences are that a task can explicitly request to modify its labeling and that the stack is responsible for tracking the tasks current namespace. <text:s/>As with compound labels there is a single set of profile for each namespace involved in the confinement.</text:p>
      <text:p text:style-name="P137"/>
      <text:p text:style-name="P137">Mediation of permission requests is based off of the intersection of all profiles, that is a permission request is only granted if it is allowed by all profiles that are labeling the task.</text:p>
      <text:p text:style-name="P137"/>
      <text:p text:style-name="P137">For domain transitions if the transition is allowed, then each profile determines its own transition independently and the results are combined to achieve the new label (stack). <text:s/>If multiple profiles make a transition to the same profile during the domain transition then size of the stack will be reduced as the labeling is a set of profiles.</text:p>
      <text:p text:style-name="P137"/>
      <text:p text:style-name="P137">It is not possible for the stack to have a profile used multiple times within the stack. <text:s/>If this occurs the entries within the stack will merge as all subsequent domain transitions and mediation requests will be the same. <text:s/>Profiles with the same name but in different namespaces are not considered to be the same, so a task could well be confined by a stack of two or more unconfined profiles as long as they where from different namespaces.</text:p>
      <text:p text:style-name="P137"/>
      <text:p text:style-name="P137">Once a task has created a stack there is no way for it to request that it be unstacked. <text:s/>Policy transitions may result in a stack being merged down, but this is an unlikely situation and is controlled by the policy author.</text:p>
      <text:p text:style-name="P137"/>
      <text:p text:style-name="P137">The current namespace will always be set to the last namespace added to the stack. <text:s/>This is used to determine which policy the tasks confined by the stack can manage. <text:s/>The current namespace can only be changed by new stacking calls or transition from the current namespace. <text:s/>Transitions from other namespaces in the stack do not change the current stack.</text:p>
      <text:p text:style-name="P137"/>
      <text:p text:style-name="P137">If there are other namespaces referenced within the stack, the tasks within can not manipulate or manage them but other tasks on the system with different confinement might be able to. <text:s/>That is not to say that other tasks can direcly change a tasks stack but that they may be able to load or unload policy to a namespace that the task can not because that namespace is not considered its current namespace.</text:p>
      <text:p text:style-name="P137"/>
      <text:p text:style-name="P137">When a task requests access to an unlabeled object the stack label is used as the basis for the initial implicit labeling. <text:s/>The exact labeling will depend on the policy and how it is loaded, as it may provide additional labeling information that can be extended beyond what the stack provides.</text:p>
      <text:p text:style-name="P137"/>
      <text:h text:style-name="P310" text:outline-level="3"><text:bookmark-start text:name="__RefHeading__5467_1830547727"/>System Namespaces<text:bookmark-end text:name="__RefHeading__5467_1830547727"/></text:h>
      <text:p text:style-name="P245">??? Determining permissions, access paths, …</text:p>
      <text:p text:style-name="P246">aliases if policy ns is shared,</text:p>
      <text:p text:style-name="P246">should switch to separate policy ns, or use explicit labeling</text:p>
      <text:h text:style-name="Heading_20_10" text:outline-level="10"><text:bookmark-start text:name="__RefHeading__2355_2002668406"/><text:soft-page-break/>Conditionals<text:bookmark-end text:name="__RefHeading__2355_2002668406"/></text:h>
      <text:p text:style-name="P137">AppArmor defines three types of conditionals that can be used from the kernel: kernel object, policy, and match; that can be used to dynamically determine permissions.</text:p>
      <text:p text:style-name="P137"/>
      <text:p text:style-name="P137">The kernel object conditional is based on values that are stored as part of the mediated object and is used during permission evaluation. <text:s/>Object uid and file system type are examples of object conditionals.</text:p>
      <text:p text:style-name="P137"/>
      <text:p text:style-name="P137">Policy conditionals are conditionals that can be toggled at run time to change what permissions a match can select. <text:s/>They can be used to support a wide variety of different policy model such as time based access restrictions.</text:p>
      <text:p text:style-name="P137"/>
      <text:p text:style-name="P137">Match conditionals are variables that have been embedded into the path matching engine and can be used to change which access paths result in a valid match. <text:s/>Match conditionals are an extension of policy conditionals, and rely on the matching engine supporting variables.</text:p>
      <text:h text:style-name="Heading_20_10" text:outline-level="10"><text:bookmark-start text:name="__RefHeading__2357_2002668406"/>Permission Check<text:bookmark-end text:name="__RefHeading__2357_2002668406"/></text:h>
      <text:p text:style-name="P137">When a task wishes to access an object a permission check is done to determine whether the task has sufficient permissions under its current confinement. <text:s/>The permission check is done in multiple steps and can succeed or fail at any point.</text:p>
      <text:p text:style-name="P137"/>
      <text:p text:style-name="P137">The permission check is done for each namespace in the tasks current labeling.</text:p>
      <text:p text:style-name="P137"/>
      <text:p text:style-name="P137">First the labeling on the object is checked. If the object is labeled with an implicit label that matches to the task's current labeling, or the task's labeling is a subset of the objects labeling then access is allowed because at some point a full permission check was already done. <text:s/>Note that the equivalence and subset tests are carried out against the labels within a namespace, not across namespace.</text:p>
      <text:p text:style-name="P137"/>
      <text:p text:style-name="P137">If the object has an explicit label it is checked against, the generic label permissions, and if access is allowed the permission check for the namespace is finished. This will only succeed if the label is granted for all connected and disconnected path checks.</text:p>
      <text:p text:style-name="P137"/>
      <text:p text:style-name="P137">If permission was not granted in the previous step, a path lookup for the object is done.</text:p>
      <text:p text:style-name="P137"/>
      <text:p text:style-name="P137">If the path is connected the path is matched against the match db for each profile confining the task (the stack). <text:s/>If the match results in an unconditional permission, it is used as the result. <text:s/>If however the match results in a conditional permission, the object and conditional index for the match are evaluated to determine if permission is granted. <text:s/>If the object is labeled with an explicit permission it may be evaluated here.</text:p>
      <text:p text:style-name="P137"/>
      <text:p text:style-name="P137">If the path is disconnected the disconnected path check is done. <text:s/>It may use the partial path and any object permissions. <text:s/>???? conditional proc – get rid of nasty sysctl</text:p>
      <text:p text:style-name="P137"><draw:frame draw:style-name="fr1" draw:name="Frame1" text:anchor-type="paragraph" svg:x="0in" svg:y="0.0008in" svg:width="6.7in" draw:z-index="0"><draw:text-box fo:min-height="10.002in"><text:p text:style-name="P94"><draw:g text:anchor-type="paragraph" draw:z-index="1" draw:style-name="gr1"><draw:custom-shape draw:style-name="gr2" draw:text-style-name="P324" xml:id="id3" draw:id="id3" svg:width="0.9295in" svg:height="0.9504in" svg:x="2.752in" svg:y="0.4744in"><text:p text:style-name="P323"><text:span text:style-name="T143">Is object</text:span></text:p><text:p text:style-name="P323"><text:span text:style-name="T143">explicitly</text:span></text:p><text:p text:style-name="P323"><text:span text:style-name="T143">labe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 draw:text-style-name="P324" xml:id="id5" draw:id="id5" svg:width="0.9295in" svg:height="0.9504in" svg:x="1.3591in" svg:y="0.4744in"><text:p text:style-name="P323"><text:span text:style-name="T143">Is object</text:span></text:p><text:p text:style-name="P323"><text:span text:style-name="T143">implicitly</text:span></text:p><text:p text:style-name="P323"><text:span text:style-name="T143">labe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 draw:text-style-name="P324" xml:id="id1" draw:id="id1" svg:width="0.9295in" svg:height="0.9504in" svg:x="4.1453in" svg:y="1.8992in"><text:p text:style-name="P323"><text:span text:style-name="T143">Is task</text:span></text:p><text:p text:style-name="P323"><text:span text:style-name="T143">allowed</text:span></text:p><text:p text:style-name="P323"><text:span text:style-name="T143">acces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 draw:text-style-name="P324" xml:id="id2" draw:id="id2" svg:width="0.9295in" svg:height="0.9504in" svg:x="4.1453in" svg:y="3.3244in"><text:p text:style-name="P323"><text:span text:style-name="T143">Are</text:span></text:p><text:p text:style-name="P323"><text:span text:style-name="T143">requested perms</text:span></text:p><text:p text:style-name="P323"><text:span text:style-name="T143">a subset of</text:span></text:p><text:p text:style-name="P323"><text:span text:style-name="T143">allow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 draw:text-style-name="P324" xml:id="id8" draw:id="id8" svg:width="0.9295in" svg:height="0.4752in" svg:x="2.752in" svg:y="2.8492in"><text:p text:style-name="P323"><text:span text:style-name="T143">Lookup</text:span></text:p><text:p text:style-name="P323"><text:span text:style-name="T143">Path</text:span></text:p><draw:enhanced-geometry svg:viewBox="0 0 21600 21600" draw:glue-points="10800 0 0 10800 10800 21600 21600 10800" draw:type="flowchart-process" draw:enhanced-path="M 0 0 L 21600 0 21600 21600 0 21600 0 0 Z N"/></draw:custom-shape><draw:custom-shape draw:style-name="gr2" draw:text-style-name="P324" xml:id="id6" draw:id="id6" svg:width="0.9287in" svg:height="0.9504in" svg:x="0.4307in" svg:y="1.8992in"><text:p text:style-name="P323"><text:span text:style-name="T143">Is task</text:span></text:p><text:p text:style-name="P323"><text:span text:style-name="T143">labeling a</text:span></text:p><text:p text:style-name="P323"><text:span text:style-name="T143">subse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 draw:text-style-name="P324" xml:id="id15" draw:id="id15" svg:width="0.9295in" svg:height="0.9504in" svg:x="4.1453in" svg:y="8.0752in"><text:p text:style-name="P323"><text:span text:style-name="T143">Is object</text:span></text:p><text:p text:style-name="P323"><text:span text:style-name="T143">Implicitly</text:span></text:p><text:p text:style-name="P323"><text:span text:style-name="T143">labe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 draw:text-style-name="P324" xml:id="id7" draw:id="id7" svg:width="0.9287in" svg:height="0.9504in" svg:x="0.4307in" svg:y="3.3244in"><text:p text:style-name="P323"><text:span text:style-name="T143">Are</text:span></text:p><text:p text:style-name="P323"><text:span text:style-name="T143">request perms</text:span></text:p><text:p text:style-name="P323"><text:span text:style-name="T143">a subset of</text:span></text:p><text:p text:style-name="P323"><text:span text:style-name="T143">cach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 draw:text-style-name="P324" xml:id="id13" draw:id="id13" svg:width="0.9295in" svg:height="0.9504in" svg:x="2.752in" svg:y="7.3626in"><text:p text:style-name="P323"><text:span text:style-name="T143">Audit</text:span></text:p><text:p text:style-name="P323"><text:span text:style-name="T143">Acces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 draw:text-style-name="P324" xml:id="id4" draw:id="id4" svg:width="0.9295in" svg:height="0.4752in" svg:x="4.1453in" svg:y="0.7118in"><text:p text:style-name="P323"><text:span text:style-name="T143">Lookup label's</text:span></text:p><text:p text:style-name="P323"><text:span text:style-name="T143">perms in profile</text:span></text:p><draw:enhanced-geometry svg:viewBox="0 0 21600 21600" draw:glue-points="10800 0 0 10800 10800 21600 21600 10800" draw:type="flowchart-process" draw:enhanced-path="M 0 0 L 21600 0 21600 21600 0 21600 0 0 Z N"/></draw:custom-shape><draw:connector draw:style-name="gr3" draw:text-style-name="P325" svg:x1="4.6098in" svg:y1="2.8492in" svg:x2="4.6098in" svg:y2="3.3244in" draw:start-shape="id1" draw:start-glue-point="6" draw:end-shape="id2" draw:end-glue-point="4" svg:d="m11709 7237v1207" svg:viewBox="0 0 2 1208"><text:p/></draw:connector><draw:connector draw:style-name="gr3" draw:text-style-name="P325" svg:x1="3.6811in" svg:y1="0.9492in" svg:x2="4.1453in" svg:y2="0.9492in" draw:start-shape="id3" draw:start-glue-point="7" draw:end-shape="id4" draw:end-glue-point="5" svg:d="m9350 2411h1179" svg:viewBox="0 0 1180 2"><text:p/></draw:connector><draw:connector draw:style-name="gr3" draw:text-style-name="P325" svg:x1="4.6098in" svg:y1="1.1866in" svg:x2="4.6098in" svg:y2="1.8992in" draw:start-shape="id4" draw:start-glue-point="6" draw:end-shape="id1" draw:end-glue-point="4" svg:d="m11709 3014v1810" svg:viewBox="0 0 2 1812"><text:p/></draw:connector><draw:connector draw:style-name="gr3" draw:text-style-name="P325" svg:x1="2.752in" svg:y1="0.9492in" svg:x2="2.2882in" svg:y2="0.9492in" draw:start-shape="id3" draw:start-glue-point="5" draw:end-shape="id5" draw:end-glue-point="7" svg:d="m6990 2411h-1178" svg:viewBox="0 0 1180 2"><text:p/></draw:connector><draw:connector draw:style-name="gr3" draw:text-style-name="P325" svg:x1="3.2146in" svg:y1="0in" svg:x2="3.2165in" svg:y2="0.4744in" draw:end-shape="id3" svg:d="m8165 0v353h5v852" svg:viewBox="0 0 7 1207"><text:p/></draw:connector><draw:connector draw:style-name="gr3" draw:text-style-name="P325" svg:x1="0.8953in" svg:y1="2.8492in" svg:x2="0.8953in" svg:y2="3.3244in" draw:start-shape="id6" draw:start-glue-point="6" draw:end-shape="id7" draw:end-glue-point="4" svg:d="m2274 7237v1207" svg:viewBox="0 0 2 1208"><text:p/></draw:connector><draw:connector draw:style-name="gr3" draw:text-style-name="P325" svg:x1="1.8236in" svg:y1="1.4244in" svg:x2="3.2165in" svg:y2="2.8492in" draw:start-shape="id5" draw:start-glue-point="6" draw:end-shape="id8" svg:d="m4632 3618v1811h3538v1808" svg:viewBox="0 0 3540 3621"><text:p/></draw:connector><draw:connector draw:style-name="gr3" draw:text-style-name="P325" svg:x1="1.3591in" svg:y1="0.9492in" svg:x2="0.4307in" svg:y2="2.3744in" draw:start-shape="id5" draw:start-glue-point="5" draw:end-shape="id6" draw:end-glue-point="5" svg:d="m3452 2411h-2861v3620h503" svg:viewBox="0 0 2863 3621"><text:p/></draw:connector><draw:connector draw:style-name="gr3" draw:text-style-name="P325" svg:x1="1.3591in" svg:y1="2.3744in" svg:x2="2.752in" svg:y2="3.0866in" draw:start-shape="id6" draw:start-glue-point="7" draw:end-shape="id8" draw:end-glue-point="5" svg:d="m3452 6031h1769v1809h1769" svg:viewBox="0 0 3540 1812"><text:p/></draw:connector><draw:connector draw:style-name="gr3" draw:text-style-name="P325" svg:x1="1.3591in" svg:y1="3.7992in" svg:x2="2.752in" svg:y2="3.0866in" draw:start-shape="id7" draw:start-glue-point="7" draw:end-shape="id8" draw:end-glue-point="5" svg:d="m3452 9650h1769v-1810h1769" svg:viewBox="0 0 3540 1812"><text:p/></draw:connector><draw:connector draw:style-name="gr3" draw:text-style-name="P325" svg:x1="4.1453in" svg:y1="2.3744in" svg:x2="3.6811in" svg:y2="3.0866in" draw:start-shape="id1" draw:start-glue-point="5" draw:end-shape="id8" draw:end-glue-point="7" svg:d="m10529 6031h-588v1809h-591" svg:viewBox="0 0 1180 1812"><text:p/></draw:connector><draw:connector draw:style-name="gr3" draw:text-style-name="P325" svg:x1="4.1453in" svg:y1="3.7992in" svg:x2="3.6811in" svg:y2="3.0866in" draw:start-shape="id2" draw:start-glue-point="5" draw:end-shape="id8" draw:end-glue-point="7" svg:d="m10529 9650h-648v-1810h-531" svg:viewBox="0 0 1180 1812"><text:p/></draw:connector><draw:frame draw:style-name="gr4" draw:text-style-name="P327" svg:width="0.4252in" svg:height="0.2594in" svg:x="1.8236in" svg:y="5.7in"><draw:text-box><text:p text:style-name="P326"><text:span text:style-name="T143">Yes</text:span></text:p></draw:text-box></draw:frame><draw:frame draw:style-name="gr4" draw:text-style-name="P327" svg:width="0.4252in" svg:height="0.2594in" svg:x="3.6346in" svg:y="0.7118in"><draw:text-box><text:p text:style-name="P326"><text:span text:style-name="T143">Yes</text:span></text:p></draw:text-box></draw:frame><draw:frame draw:style-name="gr5" draw:text-style-name="P327" svg:width="0.3768in" svg:height="0.2594in" svg:x="2.4272in" svg:y="0.7075in"><draw:text-box><text:p text:style-name="P326"><text:span text:style-name="T143">No</text:span></text:p></draw:text-box></draw:frame><draw:custom-shape draw:style-name="gr2" draw:text-style-name="P324" xml:id="id9" draw:id="id9" svg:width="0.9295in" svg:height="0.4752in" svg:x="2.752in" svg:y="3.7992in"><text:p text:style-name="P323"><text:span text:style-name="T143">Lookup path's</text:span></text:p><text:p text:style-name="P323"><text:span text:style-name="T143">permissions</text:span></text:p><draw:enhanced-geometry svg:viewBox="0 0 21600 21600" draw:glue-points="10800 0 0 10800 10800 21600 21600 10800" draw:type="flowchart-process" draw:enhanced-path="M 0 0 L 21600 0 21600 21600 0 21600 0 0 Z N"/></draw:custom-shape><draw:connector draw:style-name="gr3" draw:text-style-name="P328" svg:x1="3.2165in" svg:y1="3.3244in" svg:x2="3.2165in" svg:y2="3.7992in" draw:start-shape="id8" draw:start-glue-point="6" draw:end-shape="id9" draw:end-glue-point="4" svg:d="m8170 8444v1206" svg:viewBox="0 0 2 1208"><text:p/></draw:connector><draw:custom-shape draw:style-name="gr2" draw:text-style-name="P324" xml:id="id10" draw:id="id10" svg:width="0.9295in" svg:height="0.9504in" svg:x="2.752in" svg:y="4.75in"><text:p text:style-name="P323"><text:span text:style-name="T143">Are</text:span></text:p><text:p text:style-name="P323"><text:span text:style-name="T143">requested perms</text:span></text:p><text:p text:style-name="P323"><text:span text:style-name="T143">a subset of</text:span></text:p><text:p text:style-name="P323"><text:span text:style-name="T143">allow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 draw:text-style-name="P324" xml:id="id16" draw:id="id16" svg:width="0.9287in" svg:height="0.4752in" svg:x="5.539in" svg:y="8.3126in"><text:p text:style-name="P323"><text:span text:style-name="T143">Update implicit</text:span></text:p><text:p text:style-name="P323"><text:span text:style-name="T143">labeling</text:span></text:p><draw:enhanced-geometry svg:viewBox="0 0 21600 21600" draw:glue-points="10800 0 0 10800 10800 21600 21600 10800" draw:type="flowchart-process" draw:enhanced-path="M 0 0 L 21600 0 21600 21600 0 21600 0 0 Z N"/></draw:custom-shape><draw:connector draw:style-name="gr3" draw:text-style-name="P328" svg:x1="3.2165in" svg:y1="4.2744in" svg:x2="3.2165in" svg:y2="4.75in" draw:start-shape="id9" draw:start-glue-point="6" draw:end-shape="id10" draw:end-glue-point="4" svg:d="m8170 10857v1208" svg:viewBox="0 0 2 1210"><text:p/></draw:connector><draw:custom-shape draw:style-name="gr2" draw:text-style-name="P324" xml:id="id17" draw:id="id17" svg:width="0.9295in" svg:height="0.4752in" svg:x="2.752in" svg:y="9.0252in"><text:p text:style-name="P323"><text:span text:style-name="T143">Allow access</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324" xml:id="id18" draw:id="id18" svg:width="0.9295in" svg:height="0.4752in" svg:x="1.3591in" svg:y="7.1252in"><text:p text:style-name="P323"><text:span text:style-name="T143">Deny access</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324" xml:id="id14" draw:id="id14" svg:width="0.9295in" svg:height="0.4752in" svg:x="4.1453in" svg:y="6.8874in"><text:p text:style-name="P323"><text:span text:style-name="T143">Audit object</text:span></text:p><text:p text:style-name="P323"><text:span text:style-name="T143">access</text:span></text:p><draw:enhanced-geometry svg:viewBox="0 0 21600 21600" draw:glue-points="10800 0 0 10800 10800 21600 21600 10800" draw:type="flowchart-process" draw:enhanced-path="M 0 0 L 21600 0 21600 21600 0 21600 0 0 Z N"/></draw:custom-shape><draw:frame draw:style-name="gr6" draw:text-style-name="P329" svg:width="0.3768in" svg:height="0.5705in" svg:x="1.8236in" svg:y="1.4244in"><draw:text-box><text:p text:style-name="P326"><text:span text:style-name="T143">No</text:span></text:p></draw:text-box></draw:frame><draw:frame draw:style-name="gr6" draw:text-style-name="P329" svg:width="0.3768in" svg:height="0.5705in" svg:x="3.8902in" svg:y="2.3744in"><draw:text-box><text:p text:style-name="P326"><text:span text:style-name="T143">No</text:span></text:p></draw:text-box></draw:frame><draw:frame draw:style-name="gr7" draw:text-style-name="P327" svg:width="0.3768in" svg:height="0.2594in" svg:x="4.2618in" svg:y="8.978in"><draw:text-box><text:p text:style-name="P326"><text:span text:style-name="T143">No</text:span></text:p></draw:text-box></draw:frame><draw:frame draw:style-name="gr8" draw:text-style-name="P329" svg:width="0.348in" svg:height="0.4189in" svg:x="3.4256in" svg:y="8.3083in"><draw:text-box><text:p text:style-name="P326"><text:span text:style-name="T143">No</text:span></text:p></draw:text-box></draw:frame><draw:frame draw:style-name="gr9" draw:text-style-name="P327" svg:width="0.3768in" svg:height="0.2594in" svg:x="1.3827in" svg:y="2.3744in"><draw:text-box><text:p text:style-name="P326"><text:span text:style-name="T143">No</text:span></text:p></draw:text-box></draw:frame><draw:custom-shape draw:style-name="gr2" draw:text-style-name="P324" xml:id="id11" draw:id="id11" svg:width="0.9295in" svg:height="0.9504in" svg:x="1.3591in" svg:y="4.75in"><text:p text:style-name="P323"><text:span text:style-name="T143">Audit</text:span></text:p><text:p text:style-name="P323"><text:span text:style-name="T143">Acces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 draw:text-style-name="P324" xml:id="id12" draw:id="id12" svg:width="0.9295in" svg:height="0.4752in" svg:x="1.3591in" svg:y="6.1752in"><text:p text:style-name="P323"><text:span text:style-name="T143">Audit object</text:span></text:p><text:p text:style-name="P323"><text:span text:style-name="T143">access</text:span></text:p><draw:enhanced-geometry svg:viewBox="0 0 21600 21600" draw:glue-points="10800 0 0 10800 10800 21600 21600 10800" draw:type="flowchart-process" draw:enhanced-path="M 0 0 L 21600 0 21600 21600 0 21600 0 0 Z N"/></draw:custom-shape><draw:connector draw:style-name="gr3" draw:text-style-name="P328" svg:x1="1.8236in" svg:y1="5.7in" svg:x2="1.8236in" svg:y2="6.1752in" draw:start-shape="id11" draw:start-glue-point="6" draw:end-shape="id12" draw:end-glue-point="4" svg:d="m4632 14478v1207" svg:viewBox="0 0 2 1208"><text:p/></draw:connector><draw:connector draw:style-name="gr3" draw:text-style-name="P328" svg:x1="3.6811in" svg:y1="7.8374in" svg:x2="4.1453in" svg:y2="7.1252in" draw:start-shape="id13" draw:start-glue-point="7" draw:end-shape="id14" draw:end-glue-point="5" svg:d="m9350 19907h591v-1809h588" svg:viewBox="0 0 1180 1812"><text:p/></draw:connector><draw:connector draw:style-name="gr3" draw:text-style-name="P328" svg:x1="0.8953in" svg:y1="4.2744in" svg:x2="2.752in" svg:y2="7.8374in" draw:start-shape="id7" draw:start-glue-point="6" draw:end-shape="id13" draw:end-glue-point="5" svg:d="m2274 10857v9050h4716" svg:viewBox="0 0 4718 9052"><text:p/></draw:connector><draw:frame draw:style-name="gr10" draw:text-style-name="P327" svg:width="0.3768in" svg:height="0.2594in" svg:x="2.3807in" svg:y="4.9835in"><draw:text-box><text:p text:style-name="P326"><text:span text:style-name="T143">No</text:span></text:p></draw:text-box></draw:frame><draw:frame draw:style-name="gr11" draw:text-style-name="P327" svg:width="0.4252in" svg:height="0.2594in" svg:x="3.5201in" svg:y="7.3583in"><draw:text-box><text:p text:style-name="P326"><text:span text:style-name="T143">Yes</text:span></text:p></draw:text-box></draw:frame><draw:frame draw:style-name="gr12" draw:text-style-name="P327" svg:width="0.4252in" svg:height="0.2594in" svg:x="4.6098in" svg:y="4.3693in"><draw:text-box><text:p text:style-name="P326"><text:span text:style-name="T143">Yes</text:span></text:p></draw:text-box></draw:frame><draw:frame draw:style-name="gr11" draw:text-style-name="P327" svg:width="0.4252in" svg:height="0.2594in" svg:x="4.6098in" svg:y="2.8972in"><draw:text-box><text:p text:style-name="P326"><text:span text:style-name="T143">Yes</text:span></text:p></draw:text-box></draw:frame><draw:frame draw:style-name="gr4" draw:text-style-name="P327" svg:width="0.4252in" svg:height="0.2594in" svg:x="5.028in" svg:y="8.3126in"><draw:text-box><text:p text:style-name="P326"><text:span text:style-name="T143">Yes</text:span></text:p></draw:text-box></draw:frame><draw:frame draw:style-name="gr12" draw:text-style-name="P327" svg:width="0.4252in" svg:height="0.2594in" svg:x="2.8236in" svg:y="5.7945in"><draw:text-box><text:p text:style-name="P326"><text:span text:style-name="T143">Yes</text:span></text:p></draw:text-box></draw:frame><draw:frame draw:style-name="gr11" draw:text-style-name="P327" svg:width="0.4252in" svg:height="0.2594in" svg:x="0.8945in" svg:y="0.7118in"><draw:text-box><text:p text:style-name="P326"><text:span text:style-name="T143">Yes</text:span></text:p></draw:text-box></draw:frame><draw:frame draw:style-name="gr4" draw:text-style-name="P327" svg:width="0.4252in" svg:height="0.2594in" svg:x="0.502in" svg:y="2.8972in"><draw:text-box><text:p text:style-name="P326"><text:span text:style-name="T143">Yes</text:span></text:p></draw:text-box></draw:frame><draw:frame draw:style-name="gr4" draw:text-style-name="P327" svg:width="0.4252in" svg:height="0.2594in" svg:x="0.502in" svg:y="4.5598in"><draw:text-box><text:p text:style-name="P326"><text:span text:style-name="T143">Yes</text:span></text:p></draw:text-box></draw:frame><draw:connector draw:style-name="gr3" draw:text-style-name="P328" svg:x1="2.752in" svg:y1="5.2252in" svg:x2="2.2882in" svg:y2="5.2252in" draw:start-shape="id10" draw:start-glue-point="5" draw:end-shape="id11" draw:end-glue-point="7" svg:d="m6990 13272h-1178" svg:viewBox="0 0 1180 2"><text:p/></draw:connector><draw:connector draw:style-name="gr3" draw:text-style-name="P328" svg:x1="3.2165in" svg:y1="5.7in" svg:x2="3.2165in" svg:y2="7.3626in" draw:start-shape="id10" draw:start-glue-point="6" draw:end-shape="id13" draw:end-glue-point="4" svg:d="m8170 14478v4223" svg:viewBox="0 0 2 4225"><text:p/></draw:connector><draw:connector draw:style-name="gr3" draw:text-style-name="P328" svg:x1="4.6098in" svg:y1="4.2744in" svg:x2="3.2165in" svg:y2="7.3626in" draw:start-shape="id2" draw:start-glue-point="6" draw:end-shape="id13" draw:end-glue-point="4" svg:d="m11709 10857v3923h-3539v3921" svg:viewBox="0 0 3540 7846"><text:p/></draw:connector><draw:connector draw:style-name="gr3" draw:text-style-name="P328" svg:x1="4.6098in" svg:y1="7.3626in" svg:x2="4.6098in" svg:y2="8.0752in" draw:start-shape="id14" draw:start-glue-point="6" draw:end-shape="id15" draw:end-glue-point="4" svg:d="m11709 18701v1810" svg:viewBox="0 0 2 1812"><text:p/></draw:connector><draw:connector draw:style-name="gr3" draw:text-style-name="P328" svg:x1="5.0744in" svg:y1="8.55in" svg:x2="5.539in" svg:y2="8.55in" draw:start-shape="id15" draw:start-glue-point="7" draw:end-shape="id16" draw:end-glue-point="5" svg:d="m12889 21717h1180" svg:viewBox="0 0 1182 2"><text:p/></draw:connector><draw:connector draw:style-name="gr3" draw:text-style-name="P328" svg:x1="4.6098in" svg:y1="9.0252in" svg:x2="3.6811in" svg:y2="9.2626in" draw:start-shape="id15" draw:start-glue-point="6" draw:end-shape="id17" draw:end-glue-point="7" svg:d="m11709 22924v603h-2359" svg:viewBox="0 0 2360 605"><text:p/></draw:connector><draw:connector draw:style-name="gr3" draw:text-style-name="P328" svg:x1="6.0035in" svg:y1="8.7874in" svg:x2="3.6811in" svg:y2="9.2626in" draw:start-shape="id16" draw:start-glue-point="6" draw:end-shape="id17" svg:d="m15249 22320v1207h-5899" svg:viewBox="0 0 5900 1208"><text:p/></draw:connector><draw:connector draw:style-name="gr3" draw:text-style-name="P328" svg:x1="3.2165in" svg:y1="8.3126in" svg:x2="4.1453in" svg:y2="8.55in" draw:start-shape="id13" draw:start-glue-point="6" draw:end-shape="id15" draw:end-glue-point="5" svg:d="m8170 21114v603h2359" svg:viewBox="0 0 2360 605"><text:p/></draw:connector><draw:connector draw:style-name="gr3" draw:text-style-name="P328" svg:x1="1.8236in" svg:y1="6.65in" svg:x2="1.8236in" svg:y2="7.1252in" draw:start-shape="id12" draw:start-glue-point="6" draw:end-shape="id18" draw:end-glue-point="4" svg:d="m4632 16891v1207" svg:viewBox="0 0 2 1208"><text:p/></draw:connector><draw:connector draw:style-name="gr3" draw:text-style-name="P328" svg:x1="1.3591in" svg:y1="5.2252in" svg:x2="1.3591in" svg:y2="7.3626in" draw:start-shape="id11" draw:start-glue-point="5" draw:end-shape="id18" svg:d="m3452 13272h-501v5429h501" svg:viewBox="0 0 503 5431"><text:p/></draw:connector><draw:frame draw:style-name="gr7" draw:text-style-name="P327" svg:width="0.3768in" svg:height="0.2594in" svg:x="1.1736in" svg:y="5.3673in"><draw:text-box><text:p text:style-name="P326"><text:span text:style-name="T143">No</text:span></text:p></draw:text-box></draw:frame><draw:frame draw:style-name="gr9" draw:text-style-name="P327" svg:width="0.3768in" svg:height="0.2594in" svg:x="1.4055in" svg:y="3.5618in"><draw:text-box><text:p text:style-name="P326"><text:span text:style-name="T143">No</text:span></text:p></draw:text-box></draw:frame><draw:frame draw:style-name="gr13" draw:text-style-name="P329" svg:width="0.3768in" svg:height="0.5705in" svg:x="3.8665in" svg:y="3.7992in"><draw:text-box><text:p text:style-name="P326"><text:span text:style-name="T143">No</text:span></text:p></draw:text-box></draw:frame></draw:g>Drawing <text:sequence text:ref-name="refDrawing0" text:name="Drawing" text:formula="ooow:Drawing+1" style:num-format="1">1</text:sequence>: Permission check</text:p></draw:text-box></draw:frame><text:soft-page-break/></text:p>
      <text:h text:style-name="P291" text:outline-level="10"><text:soft-page-break/></text:h>
      <text:h text:style-name="P311" text:outline-level="3"><text:bookmark-start text:name="__RefHeading__2359_2002668406"/>Delegation<text:bookmark-end text:name="__RefHeading__2359_2002668406"/></text:h>
      <text:p text:style-name="P137">foo</text:p>
      <text:p text:style-name="P137"><text:bookmark-start text:name="__RefHeading__2361_20026684061"/>Implicit Delegation<text:bookmark-end text:name="__RefHeading__2361_20026684061"/></text:p>
      <text:p text:style-name="P137">Implicit delegation allows a profile to specify out of the set of objects that that the profile allows access to, a subset of objects that can be passed to another profile. Implicit allows for a basic form of delegation and dynamic profiles without modifying an application. <text:s/>However it will not work for applications that pass information via access path.</text:p>
      <text:p text:style-name="P137"/>
      <text:p text:style-name="P137">Implicit delegation is done at the open object level so that a task must have an opened object (eg. file) before it can be passed to another task/profile. <text:s/>The receiving task then has access to that object but does not have permission to open a new version of the object.</text:p>
      <text:p text:style-name="P137"/>
      <text:p text:style-name="P137">The passing of an object can be done at exec time through inheritance, or passing the object over an ipc communication channel (eg. unix domain socket).</text:p>
      <text:p text:style-name="P137"/>
      <text:p text:style-name="P137">Eg. If the file at /etc/example is passed a receiving task, that task has the rights to use the file via the handle that was passed but it can not open /etc/example, and it will lose access to the file if it closes the handle it was passed.</text:p>
      <text:p text:style-name="P137"/>
      <text:p text:style-name="P137">It is important to not that implicit delegation is done at the profile level with implicit labeling. <text:s/>When a access path is marked as being delegated, the permission set for that path is marked as having an implicit label of the profile + the target profile. <text:s/>If a particular path can be delegated to more than one target then it will be marked as being labeled with the full set of profiles. <text:s/>When an object is opened it is labeled with the implicit label (either the opening profile, or the set of profiles specified for that path). <text:s/>Subsequent accesses are done via the label check.</text:p>
      <text:p text:style-name="P137"/>
      <text:p text:style-name="P137">This means that the recipient task can redelegate the file but only to task that are allowed by the labeling. <text:s/>This means the initial task that delegates its authority must list the full set of profiles for all tasks that need to access the object.</text:p>
      <text:p text:style-name="P137"/>
      <text:p text:style-name="P137">The labeling implicit labeling that delegation places on an object is no different than standard implicit labels and may be updated by revalidation checks.</text:p>
      <text:p text:style-name="P137"/>
      <text:p text:style-name="P137">??? In some ways it would be nice to allow the inheritance tree, this would be a loosening of perms so could come later if such is needed</text:p>
      <text:p text:style-name="P137"/>
      <text:p text:style-name="P137">??? It would be nice to be able to specify delegation at the exec level instead of just profile because, the profile may depend on what is attached (eg. px may not find the expected profile).</text:p>
      <text:h text:style-name="Heading_20_10" text:outline-level="10"><text:bookmark-start text:name="__RefHeading__2363_2002668406"/>Explicit Delegation<text:bookmark-end text:name="__RefHeading__2363_2002668406"/></text:h>
      <text:p text:style-name="P137">Explicit Delegation allows a task to indicate an access path that can be passed to another task. <text:s/>This requires the application to have delegation logic.</text:p>
      <text:p text:style-name="P137"/>
      <text:p text:style-name="P137">Details pending.</text:p>
      <text:list xml:id="list8928185387092805424" text:style-name="L4">
        <text:list-item>
          <text:p text:style-name="P247">good for power box, file dialogs etc.</text:p>
        </text:list-item>
        <text:list-item>
          <text:p text:style-name="P247"><text:soft-page-break/>doesn't need to be as broad as implicit</text:p>
          <text:list>
            <text:list-item>
              <text:p text:style-name="P247">eg. can dynamically control the profile labeling set.</text:p>
            </text:list-item>
          </text:list>
        </text:list-item>
      </text:list>
      <text:list xml:id="list8485638147844451521" text:style-name="L5">
        <text:list-item>
          <text:p text:style-name="P248">could be implemented by reloading profiles, or allowing addition exact match rules.</text:p>
        </text:list-item>
        <text:list-item>
          <text:p text:style-name="P248">Could be limited to open files like implicit, but allowing tighter control of the labeling.</text:p>
        </text:list-item>
        <text:list-item>
          <text:p text:style-name="P248"/>
        </text:list-item>
      </text:list>
      <text:p text:style-name="P137"/>
      <text:p text:style-name="P137"><text:s/>delegation is done at the file descriptor level, and is controlled at the execution and file descriptor passing boundaries.</text:p>
      <text:p text:style-name="P137"/>
      <text:p text:style-name="P137">Add note: on how delegation plays into revalidation check</text:p>
      <text:p text:style-name="P137"/>
      <text:p text:style-name="P137"/>
      <text:p text:style-name="P137">Implicit labels – matching permission check vs label check</text:p>
      <text:list xml:id="list9216295742061991220" text:style-name="L6">
        <text:list-item>
          <text:p text:style-name="P249">only need to check if profiles in set and then if not add profile</text:p>
        </text:list-item>
        <text:list-item>
          <text:p text:style-name="P249">vs. label check. <text:s/>Eg. Ipc profile=A, the implicit label could expand and cause problems</text:p>
        </text:list-item>
        <text:list-item>
          <text:p text:style-name="P249"/>
        </text:list-item>
      </text:list>
      <text:p text:style-name="P137"/>
      <text:p text:style-name="P137"/>
      <text:p text:style-name="P250">Delegation and domain transitions</text:p>
      <text:p text:style-name="P250"/>
      <text:p text:style-name="P251"><text:span text:style-name="T58">- does the delegated object go through verification </text:span><text:span text:style-name="T59">like other object? With the current simple labeling plan it does, as there is no way to distinguish which profile was added via delegation.</text:span></text:p>
      <text:p text:style-name="P252"/>
      <text:p text:style-name="P252"/>
      <text:h text:style-name="P302" text:outline-level="1"/>
      <text:h text:style-name="P308" text:outline-level="1"/>
      <text:h text:style-name="P293" text:outline-level="10"><text:bookmark-start text:name="__RefHeading__4021_510320029"/>----------------------------<text:bookmark-end text:name="__RefHeading__4021_510320029"/></text:h>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Explanation of Profile attachment model – more indepth</text:p>
      <text:p text:style-name="P253"/>
      <text:p text:style-name="P253"/>
      <text:p text:style-name="P253"/>
      <text:p text:style-name="P253">Stack order does matter for the purposes of ipc</text:p>
      <text:list xml:id="list4871790363560117332" text:style-name="L7">
        <text:list-item>
          <text:p text:style-name="P254"/>
        </text:list-item>
      </text:list>
      <text:p text:style-name="P255">foo</text:p>
      <text:p text:style-name="P253"/>
      <text:p text:style-name="P253"/>
      <text:list xml:id="list486819499" text:continue-numbering="true" text:style-name="L7">
        <text:list-item>
          <text:p text:style-name="P254">that is system profile should care what usernamespace is labeling the object. <text:s/>Hrmm maybe not stack level but only labeling within the namespace</text:p>
        </text:list-item>
      </text:list>
      <text:p text:style-name="P253"/>
      <text:p text:style-name="P137"/>
      <text:p text:style-name="P137">Profiles, Labels and Stacking</text:p>
      <text:p text:style-name="P137"/>
      <text:p text:style-name="P137">A label is – base label, profile, set of profiles</text:p>
      <text:p text:style-name="P137"/>
      <text:p text:style-name="P137">A profile is a label with rules associated with it</text:p>
      <text:p text:style-name="P137"/>
      <text:p text:style-name="P137">A stack is a special label where ordering of the subcomponents matter for policy administration</text:p>
      <text:p text:style-name="P137"/>
      <text:p text:style-name="P137">A secid is a unique number that maps to a label</text:p>
      <text:p text:style-name="P137"/>
      <text:p text:style-name="P137">A compound name <text:s/>a text representation of </text:p>
      <text:p text:style-name="P137"/>
      <text:p text:style-name="P137">Context</text:p>
      <text:p text:style-name="P137">- set of labels and other necessary information for the object</text:p>
      <text:p text:style-name="P137"/>
      <text:p text:style-name="P137"/>
      <text:p text:style-name="P137"/>
      <text:p text:style-name="P137"/>
      <text:p text:style-name="P137"><text:soft-page-break/>Unconfined State/profile</text:p>
      <text:p text:style-name="P137"/>
      <text:p text:style-name="P137">no mediation except exec transitions, governed by /** px,</text:p>
      <text:p text:style-name="P137"/>
      <text:p text:style-name="P137"/>
      <text:p text:style-name="P137"/>
      <text:p text:style-name="P137"/>
      <text:p text:style-name="P137">over lapping label and implicit label rules, which gets applied</text:p>
      <text:p text:style-name="P137">ie.</text:p>
      <text:p text:style-name="P137"><text:s text:c="2"/>label=foo /** w,</text:p>
      <text:p text:style-name="P137"><text:s text:c="2"/>/** rw,</text:p>
      <text:p text:style-name="P137"/>
      <text:p text:style-name="P137">well obviously r is applied as implicit, but should w result in label or implicit labeling?</text:p>
      <text:list xml:id="list2210826531878466568" text:style-name="L8">
        <text:list-item>
          <text:p text:style-name="P256">seems like explicit should win the overlap.</text:p>
        </text:list-item>
      </text:list>
      <text:p text:style-name="P137"/>
      <text:p text:style-name="P137"/>
      <text:p text:style-name="P137">Need a section on the interaction of linux namespaces with apparmor policy</text:p>
      <text:p text:style-name="P137"/>
      <text:list xml:id="list7380460887816825364" text:style-name="L9">
        <text:list-item>
          <text:p text:style-name="P257">Do we want the parent namespace to be able to mark child namespace profiles as immutable, yes</text:p>
        </text:list-item>
        <text:list-item>
          <text:p text:style-name="P257">How do we handle ipc, application has files labeled with both namespaces</text:p>
        </text:list-item>
      </text:list>
      <text:p text:style-name="P137"/>
      <text:p text:style-name="P137">- How do policy namespaces interact with other system namespaces</text:p>
      <text:list xml:id="list777190000" text:continue-numbering="true" text:style-name="L9">
        <text:list-item>
          <text:p text:style-name="P257"/>
        </text:list-item>
      </text:list>
      <text:p text:style-name="P137"/>
      <text:p text:style-name="P137"/>
      <text:p text:style-name="P137">used in conjunction with stacking, chroots, containers</text:p>
      <text:p text:style-name="P137"/>
      <text:p text:style-name="P137">Uses for policy namespaces</text:p>
      <text:list xml:id="list3760831093565704289" text:style-name="L10">
        <text:list-item>
          <text:p text:style-name="P258">containers/chroots</text:p>
        </text:list-item>
        <text:list-item>
          <text:p text:style-name="P258">user namespaces</text:p>
        </text:list-item>
      </text:list>
      <text:p text:style-name="P137"/>
      <text:p text:style-name="P137">uses for stacking</text:p>
      <text:list xml:id="list201659908745155201" text:style-name="L11">
        <text:list-item>
          <text:p text:style-name="P259">containers/chroots</text:p>
        </text:list-item>
        <text:list-item>
          <text:p text:style-name="P259">user/system confinement</text:p>
        </text:list-item>
        <text:list-item>
          <text:p text:style-name="P259">policy composition</text:p>
        </text:list-item>
      </text:list>
      <text:p text:style-name="P137"/>
      <text:p text:style-name="P137">A Note about implicit labeling</text:p>
      <text:p text:style-name="P137"/>
      <text:p text:style-name="P137">Implicit labeling is largely an implementation detail and theoretical construct, that is used to provide a more functional implementation in an architecture (LSM) largely designed around labeling, to explain profile path based rule interaction with explicit labeling, and as a theory to allow a more detailed comparison with labeling based security systems. Despite its extensive use as a core part of AppArmor's policy the average user/administrator does not need to know what implicit labeling is.</text:p>
      <text:p text:style-name="P137"/>
      <text:p text:style-name="P137"/>
      <text:p text:style-name="P137">labeling, namespaces and revalidation. <text:s text:c="2"/>What if a change in namespace is encountered</text:p>
      <text:p text:style-name="P137"/>
      <text:p text:style-name="P137"><text:soft-page-break/>labeling and stacking (how does this work in with namespaces)</text:p>
      <text:p text:style-name="P137"/>
      <text:p text:style-name="P137">implicit labeling and stacks. - how the stack label is expanded when a path specifies a compound label</text:p>
      <text:p text:style-name="P137"/>
      <text:p text:style-name="P137">implicit labeling is handled at the instance level instead of the permanent object level so, that a clean label is started with every time. <text:s/>This is done becomes policy reloads may change the labeling and currently policy loading can be done incrementally meaning that the full label can not be computed in advance.</text:p>
      <text:p text:style-name="P137"/>
      <text:p text:style-name="P137">What of label comparison between a stacked and unstacked</text:p>
      <text:list xml:id="list6556002684762226865" text:style-name="L12">
        <text:list-item>
          <text:p text:style-name="P260">If they have the same namespaces then the comparison is as normal</text:p>
        </text:list-item>
        <text:list-item>
          <text:p text:style-name="P260">If one has more namespaces, a deeper stack</text:p>
          <text:list>
            <text:list-item>
              <text:p text:style-name="P260">If the actor has the smaller stack, it is not confined by the deeper stack and so comparison is at the same level of their stack</text:p>
            </text:list-item>
            <text:list-item>
              <text:p text:style-name="P260">If the actor has the deeper stack, it really shouldn't be able to interact with the other namespace?</text:p>
            </text:list-item>
          </text:list>
        </text:list-item>
        <text:list-item>
          <text:p text:style-name="P260">What if they have the same depth but different namespaces</text:p>
        </text:list-item>
        <text:list-item>
          <text:p text:style-name="P260"/>
        </text:list-item>
      </text:list>
      <text:p text:style-name="P137"/>
      <text:p text:style-name="P137"/>
      <text:p text:style-name="P137"/>
      <text:p text:style-name="P137"/>
      <text:p text:style-name="P137">When is the label subset test used vs. when a label equivalence test used.</text:p>
      <text:p text:style-name="P137"/>
      <text:p text:style-name="P137">Ie communicate with A != communcicate with A&amp;B, but for revalidation purposes A is a subset of A&amp;B is valid</text:p>
      <text:p text:style-name="P137"/>
      <text:p text:style-name="P137"/>
      <text:p text:style-name="P137">Labeling can be done on File object or inode</text:p>
      <text:list xml:id="list8392117864069285391" text:style-name="L13">
        <text:list-item>
          <text:p text:style-name="P261">delegation needs to be done on the file object as it should not be visible globally?</text:p>
          <text:list>
            <text:list-item>
              <text:p text:style-name="P261">Well if delegating to profile it could be visible globally</text:p>
            </text:list-item>
            <text:list-item>
              <text:p text:style-name="P261">if delegating to task, the it must be on the file object</text:p>
            </text:list-item>
          </text:list>
        </text:list-item>
        <text:list-item>
          <text:p text:style-name="P261">Labeling or the inode could be done incrementally or all at once</text:p>
          <text:list>
            <text:list-item>
              <text:p text:style-name="P261">if incrementally labeling rules have issues</text:p>
            </text:list-item>
            <text:list-item>
              <text:p text:style-name="P261">if done all at once, its only done at the fs namespace level because the name can only be looked up against that namespace.</text:p>
              <text:list>
                <text:list-item>
                  <text:p text:style-name="P261">Lookup name, iterate over all profiles, build label.</text:p>
                </text:list-item>
                <text:list-item>
                  <text:p text:style-name="P261">If profiles are replaced or added the label still needs to be incrementally updated</text:p>
                </text:list-item>
                <text:list-item>
                  <text:p text:style-name="P261">Does a change in labeling lead to revocation? (separate but related issue)</text:p>
                </text:list-item>
              </text:list>
            </text:list-item>
          </text:list>
        </text:list-item>
        <text:list-item>
          <text:p text:style-name="P261">What of filesystem namespaces, do we force a new profile namespace when a new namespace is created?</text:p>
          <text:list>
            <text:list-item>
              <text:p text:style-name="P261">Do we track old roots? </text:p>
            </text:list-item>
          </text:list>
        </text:list-item>
      </text:list>
      <text:p text:style-name="P137"/>
      <text:p text:style-name="P137">If labeling is stored on an inode then, a rename needs to invalidate the old implicit labeling.</text:p>
      <text:p text:style-name="P137"/>
      <text:p text:style-name="P137"/>
      <text:p text:style-name="P137"/>
      <text:p text:style-name="P137"/>
      <text:p text:style-name="P137"><text:soft-page-break/>How this works for fs namespaces</text:p>
      <text:list xml:id="list6367408583384446426" text:style-name="L14">
        <text:list-item>
          <text:p text:style-name="P262">they are aliases</text:p>
        </text:list-item>
        <text:list-item>
          <text:p text:style-name="P262">two possibilities</text:p>
          <text:list>
            <text:list-item>
              <text:p text:style-name="P262">different fs namespaces are confined by a separate profile namespace</text:p>
            </text:list-item>
            <text:list-item>
              <text:p text:style-name="P262">different fs namespaces are confined by the same profile namespace</text:p>
              <text:p text:style-name="P262"/>
            </text:list-item>
          </text:list>
        </text:list-item>
      </text:list>
      <text:p text:style-name="P137"/>
      <text:p text:style-name="P137"/>
      <text:p text:style-name="P137">How apparmor policy is static and dynamic.</text:p>
      <text:list xml:id="list5979537284408670722" text:style-name="L15">
        <text:list-item>
          <text:p text:style-name="P263">Implicit labels static for any given location</text:p>
        </text:list-item>
        <text:list-item>
          <text:p text:style-name="P263">Dynamically composed, so run time situation, mounts, dynamic hardlinks, are important</text:p>
        </text:list-item>
        <text:list-item>
          <text:p text:style-name="P263">how conditionals and explicit labeling change this</text:p>
        </text:list-item>
      </text:list>
      <text:p text:style-name="P137"/>
      <text:p text:style-name="P137"/>
      <text:p text:style-name="P137">how to handle replaced profiles</text:p>
      <text:list xml:id="list4217075892352316276" text:style-name="L16">
        <text:list-item>
          <text:p text:style-name="P264">forwarding</text:p>
        </text:list-item>
        <text:list-item>
          <text:p text:style-name="P264">ignore old label / update label?</text:p>
        </text:list-item>
        <text:list-item>
          <text:p text:style-name="P264">Revocation</text:p>
        </text:list-item>
        <text:list-item>
          <text:p text:style-name="P264">revalidation</text:p>
        </text:list-item>
        <text:list-item>
          <text:p text:style-name="P264">deny access because of label conflicts</text:p>
        </text:list-item>
        <text:list-item>
          <text:p text:style-name="P264">problem want old labeling to go away, but sticking it on inodes is problematic, as it may not go away where it can on the file. <text:s/>But we are told we can't change the file.</text:p>
        </text:list-item>
      </text:list>
      <text:p text:style-name="P137"/>
      <text:p text:style-name="P137"/>
      <text:p text:style-name="P137"/>
      <text:p text:style-name="P137"/>
      <text:p text:style-name="P137"/>
      <text:p text:style-name="P137">Policydb layout</text:p>
      <text:p text:style-name="P137"/>
      <text:p text:style-name="P137"/>
      <text:p text:style-name="P137"/>
      <text:p text:style-name="P137">Task Label – issues</text:p>
      <text:list xml:id="list3493085228724179017" text:style-name="L17">
        <text:list-item>
          <text:p text:style-name="P265">using the dfa state to represent a label has several issues</text:p>
          <text:list>
            <text:list-item>
              <text:p text:style-name="P265">the dfa must have a state to profile mapping so which profiles are in play can be found</text:p>
            </text:list-item>
            <text:list-item>
              <text:p text:style-name="P265">the extra level of indirection slows anything requiring profile access down</text:p>
            </text:list-item>
            <text:list-item>
              <text:p text:style-name="P265">name aliases means that a label might not be unique for the profile list. That is permutations of the profiles are possible because aliases match different states in the dfa</text:p>
            </text:list-item>
          </text:list>
        </text:list-item>
        <text:list-item>
          <text:p text:style-name="P265">Advantages</text:p>
          <text:list>
            <text:list-item>
              <text:p text:style-name="P265">faster, can reduce the # of states to walk (one state can represent multiple profiles)</text:p>
            </text:list-item>
            <text:list-item>
              <text:p text:style-name="P265">can possibly be used to help solve disconnected path problems</text:p>
            </text:list-item>
          </text:list>
        </text:list-item>
      </text:list>
      <text:p text:style-name="P137"/>
      <text:p text:style-name="P137">Idea for multiple profiles on the same dfa, allocate contiguously, guarantees sorted into a group (if sorting by address)</text:p>
      <text:p text:style-name="P137"/>
      <text:p text:style-name="P137"/>
      <text:p text:style-name="P137"/>
      <text:p text:style-name="P266">discuss profile hierarchy</text:p>
      <text:p text:style-name="P266"><text:soft-page-break/></text:p>
      <text:p text:style-name="P266"/>
      <text:h text:style-name="P299" text:outline-level="1"/>
      <text:p text:style-name="P137"/>
      <text:p text:style-name="P270"/>
      <text:p text:style-name="P267"/>
      <text:p text:style-name="P268"/>
      <text:p text:style-name="P268"/>
      <text:p text:style-name="P268"/>
      <text:p text:style-name="P268"/>
      <text:h text:style-name="P302" text:outline-level="1"/>
      <text:h text:style-name="P307" text:outline-level="1"><text:span text:style-name="T119">Understanding AppArmor Labeling</text:span></text:h>
      <text:p text:style-name="P138">AppArmor policy is defined by the profile, which when attached to a subject (task) is the set of rules used for access mediation when the subject is permforming an action (executing), that is the profile is the subjects domain.</text:p>
      <text:p text:style-name="P138"/>
      <text:p text:style-name="P139"><text:span text:style-name="T120">Many of apparmor's rules are expressed in the form of access paths, however a label can also be specified as a further refinement or alternate form of control. The behavior of labels and label rules is tightly coupled to profiles and profile names (profile</text:span><text:span text:style-name="T121">s</text:span><text:span text:style-name="T120"> are label</text:span><text:span text:style-name="T121">s</text:span><text:span text:style-name="T120">), ??? understanding this integration/coupling </text:span><text:span text:style-name="T121">is important to be able to author good policy </text:span><text:span text:style-name="T120">???.</text:span></text:p>
      <text:p text:style-name="P138"/>
      <text:h text:style-name="P312" text:outline-level="3">The intersection of Profiles</text:h>
      <text:p text:style-name="P139"><text:span text:style-name="T122">I</text:span><text:span text:style-name="T122">nternally apparmor treats all objects as labeled, however the label is lazily derived from the domains operating on it. These dervived labels are known as implicit labels won't often appear directly in policy. The set of implicit labels is dynamic and may change as the set of rules in the system change (profiles are added, removed, or replaced).</text:span></text:p>
      <text:p text:style-name="P141"/>
      <text:p text:style-name="P141">While apparmor does not compute a global set of rules from its profiles (so that certain dynamic binding proerties exist ???reference??) it is instructive to examine the behavior of doing so, as it is the basis for how apparmor's labeling works.</text:p>
      <text:p text:style-name="P141"/>
      <text:p text:style-name="P139"><text:span text:style-name="T122">To understand </text:span><text:span text:style-name="T121">how </text:span><text:span text:style-name="T122">apparmor's implicit labels are derived we will start with a simple example </text:span><text:span text:style-name="T131">(</text:span><text:span text:style-name="T131"><text:sequence-ref text:reference-format="category-and-value" text:ref-name="refFigure0">Figure 1</text:sequence-ref></text:span><text:span text:style-name="T131">) </text:span><text:span text:style-name="T122">with three profiles (A, B, C) that each contain a set of path based access rules. Each profile has access to a unique file and some files that are shared.</text:span></text:p>
      <text:p text:style-name="P139"/>
      <text:p text:style-name="P139"><draw:frame draw:style-name="fr2" draw:name="Frame12" text:anchor-type="paragraph" svg:width="4.2528in" draw:z-index="2"><draw:text-box fo:min-height="2.0028in"><text:p text:style-name="P321"><draw:g text:anchor-type="paragraph" draw:z-index="3" draw:style-name="gr1"><svg:title>Fig 1</svg:title><svg:desc>The list of files accessible in domain A, B and C</svg:desc><draw:g draw:style-name="gr14"><draw:custom-shape draw:style-name="gr15" draw:text-style-name="P330" svg:width="1.2504in" svg:height="2.0004in" svg:x="0.0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6" draw:text-style-name="P331" svg:x1="0.0012in" svg:y1="0.5in" svg:x2="1.2512in" svg:y2="0.5in"><text:p/></draw:line><draw:frame draw:style-name="gr17" draw:text-style-name="P332" svg:width="0.3657in" svg:height="0.387in" svg:x="0.4445in" svg:y="0.1217in"><draw:text-box><text:p text:style-name="P326"><text:span text:style-name="T144">A</text:span></text:p></draw:text-box></draw:frame><draw:frame draw:style-name="gr17" draw:text-style-name="P333" svg:width="0.5142in" svg:height="0.8661in" svg:x="0.2516in" svg:y="0.75in"><draw:text-box><text:p text:style-name="P326"><text:span text:style-name="T145">/a</text:span></text:p><text:p text:style-name="P326"><text:span text:style-name="T145">/ab</text:span></text:p><text:p text:style-name="P326"><text:span text:style-name="T145">/ac</text:span></text:p><text:p text:style-name="P326"><text:span text:style-name="T145">/abc</text:span></text:p></draw:text-box></draw:frame></draw:g><draw:g draw:style-name="gr14"><draw:custom-shape draw:style-name="gr18" draw:text-style-name="P330" svg:width="1.2504in" svg:height="2.0004in" svg:x="1.5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6" draw:text-style-name="P331" svg:x1="1.5012in" svg:y1="0.5in" svg:x2="2.7512in" svg:y2="0.5in"><text:p/></draw:line><draw:frame draw:style-name="gr17" draw:text-style-name="P332" svg:width="0.3657in" svg:height="0.387in" svg:x="1.9445in" svg:y="0.1217in"><draw:text-box><text:p text:style-name="P326"><text:span text:style-name="T144">B</text:span></text:p></draw:text-box></draw:frame><draw:frame draw:style-name="gr17" draw:text-style-name="P333" svg:width="0.5142in" svg:height="0.8661in" svg:x="1.7378in" svg:y="0.6547in"><draw:text-box><text:p text:style-name="P326"><text:span text:style-name="T145">/b</text:span></text:p><text:p text:style-name="P326"><text:span text:style-name="T145">/ab</text:span></text:p><text:p text:style-name="P326"><text:span text:style-name="T145">/bc</text:span></text:p><text:p text:style-name="P326"><text:span text:style-name="T145">/abc</text:span></text:p></draw:text-box></draw:frame></draw:g><draw:g draw:style-name="gr14"><draw:custom-shape draw:style-name="gr19" draw:text-style-name="P330" svg:width="1.2504in" svg:height="2.0004in" svg:x="3.0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6" draw:text-style-name="P331" svg:x1="3.0012in" svg:y1="0.5in" svg:x2="4.2512in" svg:y2="0.5in"><text:p/></draw:line><draw:frame draw:style-name="gr17" draw:text-style-name="P332" svg:width="0.3795in" svg:height="0.387in" svg:x="3.4378in" svg:y="0.1217in"><draw:text-box><text:p text:style-name="P326"><text:span text:style-name="T144">C</text:span></text:p></draw:text-box></draw:frame><draw:frame draw:style-name="gr17" draw:text-style-name="P333" svg:width="0.5142in" svg:height="0.8661in" svg:x="3.2378in" svg:y="0.6547in"><draw:text-box><text:p text:style-name="P326"><text:span text:style-name="T145">/c</text:span></text:p><text:p text:style-name="P326"><text:span text:style-name="T145">/ac</text:span></text:p><text:p text:style-name="P326"><text:span text:style-name="T145">/bc</text:span></text:p><text:p text:style-name="P326"><text:span text:style-name="T145">/abc</text:span></text:p></draw:text-box></draw:frame></draw:g></draw:g>Figure <text:sequence text:ref-name="refFigure0" text:name="Figure" text:formula="ooow:Figure+1" style:num-format="1">1</text:sequence>: List of files accessible from profiles A, B, and C</text:p></draw:text-box></draw:frame></text:p>
      <text:p text:style-name="P142"/>
      <text:p text:style-name="P139"><text:span text:style-name="T131">The intersection of these profiles is nicely shown with a Venn Diagram. </text:span><text:span text:style-name="T121">Each section of the Venn Diagram shows which profiles and their rules that intersected to create the section. The set of profiles that creates the section is the “derived” label,</text:span><text:span text:style-name="T131"> </text:span><text:span text:style-name="T121">s</text:span><text:span text:style-name="T131">o for th</text:span><text:span text:style-name="T121">e</text:span><text:span text:style-name="T131"> example as sho</text:span><text:span text:style-name="T121">wn </text:span><text:span text:style-name="T131">in </text:span><text:span text:style-name="T131"><text:sequence-ref text:reference-format="category-and-value" text:ref-name="refFigure1">Figure 2</text:sequence-ref></text:span><text:span text:style-name="T131"> we have the set of derived labels A, B, C, AB, AC, BC, and ABC.</text:span></text:p>
      <text:p text:style-name="P142"/>
      <text:p text:style-name="P141"><draw:frame draw:style-name="fr3" draw:name="Frame13" text:anchor-type="paragraph" svg:width="3.7528in" draw:z-index="4"><draw:text-box fo:min-height="3.5098in"><text:p text:style-name="P321"><draw:g text:anchor-type="paragraph" draw:z-index="5" draw:style-name="gr1"><draw:g draw:style-name="gr14"><draw:g draw:style-name="gr14"><draw:custom-shape draw:style-name="gr15" draw:text-style-name="P330" svg:width="2.5004in" svg:height="2.5004in" svg:x="0.0016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330" svg:width="2.5004in" svg:height="2.5004in" svg:x="1.2516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19" draw:text-style-name="P330" svg:width="2.5004in" svg:height="2.5004in" svg:x="0.6272in" svg:y="1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17" draw:text-style-name="P333" svg:width="0.3378in" svg:height="0.2913in" svg:x="0.5016in" svg:y="0.75in"><draw:text-box><text:p text:style-name="P326"><text:span text:style-name="T145">/a</text:span></text:p></draw:text-box></draw:frame><draw:frame draw:style-name="gr17" draw:text-style-name="P333" svg:width="0.3378in" svg:height="0.2913in" svg:x="2.9142in" svg:y="0.75in"><draw:text-box><text:p text:style-name="P326"><text:span text:style-name="T145">/b</text:span></text:p></draw:text-box></draw:frame><draw:frame draw:style-name="gr17" draw:text-style-name="P333" svg:width="0.3287in" svg:height="0.2913in" svg:x="1.7126in" svg:y="2.75in"><draw:text-box><text:p text:style-name="P326"><text:span text:style-name="T145">/c</text:span></text:p></draw:text-box></draw:frame><draw:frame draw:style-name="gr17" draw:text-style-name="P333" svg:width="0.4307in" svg:height="0.2913in" svg:x="1.6614in" svg:y="0.7146in"><draw:text-box><text:p text:style-name="P326"><text:span text:style-name="T145">/ab</text:span></text:p></draw:text-box></draw:frame><draw:frame draw:style-name="gr17" draw:text-style-name="P333" svg:width="0.4213in" svg:height="0.2913in" svg:x="0.8307in" svg:y="1.75in"><draw:text-box><text:p text:style-name="P326"><text:span text:style-name="T145">/ac</text:span></text:p></draw:text-box></draw:frame><draw:frame draw:style-name="gr17" draw:text-style-name="P333" svg:width="0.5142in" svg:height="0.2913in" svg:x="1.6197in" svg:y="1.5in"><draw:text-box><text:p text:style-name="P326"><text:span text:style-name="T145">/abc</text:span></text:p></draw:text-box></draw:frame><draw:frame draw:style-name="gr17" draw:text-style-name="P333" svg:width="0.4213in" svg:height="0.2913in" svg:x="2.5016in" svg:y="1.75in"><draw:text-box><text:p text:style-name="P326"><text:span text:style-name="T145">/bc</text:span></text:p></draw:text-box></draw:frame><draw:frame draw:style-name="gr17" draw:text-style-name="P332" svg:width="0.3657in" svg:height="0.387in" svg:x="0.8878in" svg:y="0in"><draw:text-box><text:p text:style-name="P326"><text:span text:style-name="T144">A</text:span></text:p></draw:text-box></draw:frame><draw:frame draw:style-name="gr17" draw:text-style-name="P332" svg:width="0.3657in" svg:height="0.387in" svg:x="2.5016in" svg:y="0in"><draw:text-box><text:p text:style-name="P326"><text:span text:style-name="T144">B</text:span></text:p></draw:text-box></draw:frame><draw:frame draw:style-name="gr17" draw:text-style-name="P332" svg:width="0.3795in" svg:height="0.387in" svg:x="1.6878in" svg:y="3.1217in"><draw:text-box><text:p text:style-name="P326"><text:span text:style-name="T144">C</text:span></text:p></draw:text-box></draw:frame><draw:frame draw:style-name="gr17" draw:text-style-name="P332" svg:width="0.5323in" svg:height="0.387in" svg:x="1.6114in" svg:y="0.25in"><draw:text-box><text:p text:style-name="P326"><text:span text:style-name="T144">AB</text:span></text:p></draw:text-box></draw:frame><draw:frame draw:style-name="gr17" draw:text-style-name="P332" svg:width="0.5461in" svg:height="0.387in" svg:x="0.9571in" svg:y="2.1217in"><draw:text-box><text:p text:style-name="P326"><text:span text:style-name="T144">AC</text:span></text:p></draw:text-box></draw:frame><draw:frame draw:style-name="gr17" draw:text-style-name="P332" svg:width="0.5461in" svg:height="0.387in" svg:x="2.2516in" svg:y="2.1217in"><draw:text-box><text:p text:style-name="P326"><text:span text:style-name="T144">BC</text:span></text:p></draw:text-box></draw:frame><draw:frame draw:style-name="gr17" draw:text-style-name="P332" svg:width="0.713in" svg:height="0.387in" svg:x="1.5209in" svg:y="1.1217in"><draw:text-box><text:p text:style-name="P326"><text:span text:style-name="T144">ABC</text:span></text:p></draw:text-box></draw:frame></draw:g>Figure <text:sequence text:ref-name="refFigure1" text:name="Figure" text:formula="ooow:Figure+1" style:num-format="1">2</text:sequence>: Labels derived from profiles A, B, and C</text:p></draw:text-box></draw:frame><text:soft-page-break/></text:p>
      <text:p text:style-name="P141"/>
      <text:p text:style-name="P142">These derived labels are the base of AppArmor's implicit labels, the difference being that the implicit label is dynamic and may be start out as the base profile, and tighten as the intersections are discovered.</text:p>
      <text:p text:style-name="P142"/>
      <text:p text:style-name="P142">It is important to note that the derived (or implicit) label is not a type (in the sense of type enforcement) as by itself it does not have enough information to determine access permissions. The derived label however could be further split to arrive at a “type”.</text:p>
      <text:p text:style-name="P142"/>
      <text:p text:style-name="P139"><text:span text:style-name="T132">To find the “type”, in a system with a single profile it is sufficient to </text:span><text:span text:style-name="T133">partition</text:span><text:span text:style-name="T132"> the profile rules into different “types” based on the set of permissions granted. For rules that overlap and have different permissions the overlapping rules are split into new rules and assigned to the appropriate </text:span><text:span text:style-name="T133">partition</text:span><text:span text:style-name="T132">. The new rule that represents the intersection has permissions that are the union of the two rules.</text:span></text:p>
      <text:p text:style-name="P143"/>
      <text:p text:style-name="P139"><text:span text:style-name="T132">A simple example of this </text:span><text:span text:style-name="T133">partitioning to find the</text:span><text:span text:style-name="T132"> “typ</text:span><text:span text:style-name="T133">e</text:span><text:span text:style-name="T132">” can be seen in </text:span><text:span text:style-name="T132"><text:sequence-ref text:reference-format="category-and-value" text:ref-name="refFigure2">Figure 3</text:sequence-ref></text:span><text:span text:style-name="T132">. </text:span><text:span text:style-name="T134">The type name in this case is based off the profile name A, and the permissions represented by the partition (A_r, A_w, A_k, A_rk, A_wk, A_rwk). </text:span><text:span text:style-name="T135">There is no unique partition based on the </text:span><text:span text:style-name="T136">/abc rk,</text:span><text:span text:style-name="T135"> rule because this rule intersects with other rules and the permissions of those intersections merge resulting in the A_rwk partition.</text:span></text:p>
      <text:p text:style-name="P143"/>
      <text:p text:style-name="P139"><text:span text:style-name="T132">The </text:span><text:span text:style-name="T133">sytem could then be labeled with the partion</text:span><text:span text:style-name="T132"> types </text:span><text:span text:style-name="T133">using the rules in the partition. Permission lookups then could be performed by directly mapping the type to the allowed access permissions for an object without using the file path and match rule.</text:span></text:p>
      <text:p text:style-name="P143"/>
      <text:p text:style-name="P144"><draw:frame draw:style-name="fr3" draw:name="Frame14" text:anchor-type="paragraph" svg:width="5.7528in" draw:z-index="6"><draw:text-box fo:min-height="3.5102in"><text:p text:style-name="P321"><draw:g text:anchor-type="paragraph" draw:z-index="7" draw:style-name="gr1"><draw:g draw:style-name="gr14"><draw:custom-shape draw:style-name="gr20" draw:text-style-name="P334" svg:width="1.2504in" svg:height="2.0004in" svg:x="0.0016in" svg:y="0.7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draw:text-style-name="P334" svg:width="1.2504in" svg:height="1.5004in" svg:x="0.0016in" svg:y="0.7252in"><text:p/><draw:enhanced-geometry svg:viewBox="0 0 21600 21600" draw:type="rectangle" draw:enhanced-path="M 0 0 L 21600 0 21600 21600 0 21600 0 0 Z N"/></draw:custom-shape><draw:custom-shape draw:style-name="gr22" draw:text-style-name="P330" svg:width="1.2504in" svg:height="2.0004in" svg:x="0.0016in" svg:y="0.7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6" draw:text-style-name="P331" svg:x1="0.0016in" svg:y1="1.0496in" svg:x2="1.2516in" svg:y2="1.0496in"><text:p/></draw:line><draw:frame draw:style-name="gr17" draw:text-style-name="P332" svg:width="0.3657in" svg:height="0.387in" svg:x="0.4445in" svg:y="0.6717in"><draw:text-box><text:p text:style-name="P326"><text:span text:style-name="T144">A</text:span></text:p></draw:text-box></draw:frame><draw:custom-shape draw:style-name="gr23" draw:text-style-name="P334" svg:width="1.2504in" svg:height="0.5004in" svg:x="0.0016in" svg:y="1.2252in"><text:p/><draw:enhanced-geometry svg:viewBox="0 0 21600 21600" draw:type="rectangle" draw:enhanced-path="M 0 0 L 21600 0 21600 21600 0 21600 0 0 Z N"/></draw:custom-shape><draw:frame draw:style-name="gr17" draw:text-style-name="P333" svg:width="0.5421in" svg:height="0.2913in" svg:x="0.1252in" svg:y="1.35in"><draw:text-box><text:p text:style-name="P335"><text:span text:style-name="T145">/a* r,</text:span></text:p></draw:text-box></draw:frame><draw:custom-shape draw:style-name="gr24" draw:text-style-name="P334" svg:width="1.2504in" svg:height="0.5004in" svg:x="0.0016in" svg:y="1.7252in"><text:p/><draw:enhanced-geometry svg:viewBox="0 0 21600 21600" draw:type="rectangle" draw:enhanced-path="M 0 0 L 21600 0 21600 21600 0 21600 0 0 Z N"/></draw:custom-shape><draw:frame draw:style-name="gr25" draw:text-style-name="P336" svg:width="0.8752in" svg:height="0.4831in" svg:x="0.1252in" svg:y="1.728in"><draw:text-box><text:p text:style-name="P335"><text:span text:style-name="T146">/b* <text:s text:c="5"/>w,</text:span></text:p><text:p text:style-name="P335"><text:span text:style-name="T146">/ab{c,} w,</text:span></text:p></draw:text-box></draw:frame><draw:frame draw:style-name="gr26" draw:text-style-name="P336" svg:width="1.0516in" svg:height="0.4831in" svg:x="0.1252in" svg:y="2.2252in"><draw:text-box><text:p text:style-name="P335"><text:span text:style-name="T146">/c <text:s/>k,</text:span></text:p><text:p text:style-name="P335"><text:span text:style-name="T146">/{a,}{b,}c <text:s/>k,</text:span></text:p></draw:text-box></draw:frame><draw:frame draw:style-name="gr26" draw:text-style-name="P336" svg:width="0.7453in" svg:height="0.2913in" svg:x="0.1252in" svg:y="0.9898in"><draw:text-box><text:p text:style-name="P335"><text:span text:style-name="T146">/abc rk,</text:span></text:p></draw:text-box></draw:frame></draw:g><draw:g draw:style-name="gr14"><draw:custom-shape draw:style-name="gr15" draw:text-style-name="P330" svg:width="2.5004in" svg:height="2.5012in" svg:x="2.0016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330" svg:width="2.5004in" svg:height="2.5012in" svg:x="3.2516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330" svg:width="2.5004in" svg:height="2.5012in" svg:x="2.6268in" svg:y="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 draw:text-style-name="P338" svg:width="0.8886in" svg:height="0.4831in" svg:x="2.0189in" svg:y="0.8898in"><draw:text-box><text:p text:style-name="P337"><text:span text:style-name="T145">/a[^b]* r,</text:span></text:p><text:p text:style-name="P337"><text:span text:style-name="T145">/a[^bc]* r,</text:span></text:p></draw:text-box></draw:frame><draw:frame draw:style-name="gr17" draw:text-style-name="P330" svg:width="0.8606in" svg:height="0.2913in" svg:x="4.726in" svg:y="0.9in"><draw:text-box><text:p text:style-name="P339"><text:span text:style-name="T145">/b[^c]* w,</text:span></text:p></draw:text-box></draw:frame><draw:frame draw:style-name="gr17" draw:text-style-name="P333" svg:width="0.5043in" svg:height="0.2913in" svg:x="3.6217in" svg:y="2.6752in"><draw:text-box><text:p text:style-name="P335"><text:span text:style-name="T145">/c k,</text:span></text:p></draw:text-box></draw:frame><draw:frame draw:style-name="gr17" draw:text-style-name="P332" svg:width="0.5878in" svg:height="0.387in" svg:x="2.837in" svg:y="0in"><draw:text-box><text:p text:style-name="P326"><text:span text:style-name="T144">A_r</text:span></text:p></draw:text-box></draw:frame><draw:frame draw:style-name="gr17" draw:text-style-name="P332" svg:width="0.685in" svg:height="0.387in" svg:x="4.2689in" svg:y="0in"><draw:text-box><text:p text:style-name="P326"><text:span text:style-name="T144">A_w</text:span></text:p></draw:text-box></draw:frame><draw:frame draw:style-name="gr17" draw:text-style-name="P332" svg:width="0.6295in" svg:height="0.387in" svg:x="3.5516in" svg:y="3.1217in"><draw:text-box><text:p text:style-name="P326"><text:span text:style-name="T144">A_k</text:span></text:p></draw:text-box></draw:frame><draw:frame draw:style-name="gr17" draw:text-style-name="P332" svg:width="0.7685in" svg:height="0.387in" svg:x="3.485in" svg:y="0.25in"><draw:text-box><text:p text:style-name="P326"><text:span text:style-name="T144">A_rw</text:span></text:p></draw:text-box></draw:frame><draw:frame draw:style-name="gr17" draw:text-style-name="P332" svg:width="0.713in" svg:height="0.387in" svg:x="2.889in" svg:y="2.1165in"><draw:text-box><text:p text:style-name="P326"><text:span text:style-name="T144">A_rk</text:span></text:p></draw:text-box></draw:frame><draw:frame draw:style-name="gr17" draw:text-style-name="P332" svg:width="0.8098in" svg:height="0.387in" svg:x="4.1441in" svg:y="2.1252in"><draw:text-box><text:p text:style-name="P326"><text:span text:style-name="T144">A_wk</text:span></text:p></draw:text-box></draw:frame><draw:frame draw:style-name="gr17" draw:text-style-name="P332" svg:width="0.8933in" svg:height="0.387in" svg:x="3.4106in" svg:y="1.05in"><draw:text-box><text:p text:style-name="P326"><text:span text:style-name="T144">A_rwk</text:span></text:p></draw:text-box></draw:frame><draw:frame draw:style-name="gr26" draw:text-style-name="P336" svg:width="0.6898in" svg:height="0.2913in" svg:x="3.5661in" svg:y="0.6646in"><draw:text-box><text:p text:style-name="P335"><text:span text:style-name="T146">/ab rw,</text:span></text:p></draw:text-box></draw:frame><draw:frame draw:style-name="gr26" draw:text-style-name="P336" svg:width="0.6531in" svg:height="0.2913in" svg:x="2.7488in" svg:y="1.7752in"><draw:text-box><text:p text:style-name="P335"><text:span text:style-name="T146">/ac rk,</text:span></text:p></draw:text-box></draw:frame><draw:frame draw:style-name="gr26" draw:text-style-name="P336" svg:width="0.7177in" svg:height="0.2913in" svg:x="4.3516in" svg:y="1.7752in"><draw:text-box><text:p text:style-name="P335"><text:span text:style-name="T146">/bc wk,</text:span></text:p></draw:text-box></draw:frame><draw:frame draw:style-name="gr26" draw:text-style-name="P336" svg:width="0.9122in" svg:height="0.2913in" svg:x="3.4382in" svg:y="1.5252in"><draw:text-box><text:p text:style-name="P335"><text:span text:style-name="T146">/abc <text:s/>rwk,</text:span></text:p></draw:text-box></draw:frame></draw:g><draw:line draw:style-name="gr27" draw:text-style-name="P340" svg:x1="1.4012in" svg:y1="1.7252in" svg:x2="1.9012in" svg:y2="1.7252in"><text:p/></draw:line></draw:g>Figure <text:sequence text:ref-name="refFigure2" text:name="Figure" text:formula="ooow:Figure+1" style:num-format="1">3</text:sequence>: Partitioning of a profiles rules for type</text:p></draw:text-box></draw:frame><text:soft-page-break/></text:p>
      <text:p text:style-name="P143"/>
      <text:p text:style-name="P143"/>
      <text:p text:style-name="P139"><text:span text:style-name="T133">This single profile direct mapping of type to access permissions is not sufficient for systems with more than one profile. </text:span><text:span text:style-name="T137">T</text:span><text:span text:style-name="T132">he </text:span><text:span text:style-name="T137">partitioning</text:span><text:span text:style-name="T132"> </text:span><text:span text:style-name="T137">needs</text:span><text:span text:style-name="T132"> to be done for every profile, and the</text:span><text:span text:style-name="T137">n the</text:span><text:span text:style-name="T132"> intersection of the </text:span><text:span text:style-name="T137">partitions between </text:span><text:span text:style-name="T132">profiles. This will arrive at a unique type for all possible intersections. As shown in figure ???. </text:span><text:span text:style-name="T138">How to this splitting and typing can be achieved when regular expressions are involved is covered in ????.</text:span></text:p>
      <text:p text:style-name="P143"/>
      <text:p text:style-name="P143"/>
      <text:p text:style-name="P139"><text:span text:style-name="T139">???The derived “type” comes from combining the profile name, </text:span><text:span text:style-name="T140">rule segmentation</text:span><text:span text:style-name="T139"> and </text:span><text:span text:style-name="T140">permission sets</text:span><text:span text:style-name="T139">. </text:span><text:span text:style-name="T141">For a system with a single profile, the “type” would be derived from the different permisions as shown in ???.</text:span></text:p>
      <text:p text:style-name="P145"/>
      <text:p text:style-name="P145">??? shows two profiles with file accesses and the their permissions for each profile.</text:p>
      <text:p text:style-name="P145"/>
      <text:p text:style-name="P139"><text:span text:style-name="T139">??? </text:span><text:span text:style-name="T132">why we are not using type – HUGE, too brittle for apparmor purposes (keeps changing), results in really long type names, doesn't mesh with partial loads, and needs for cross checks.</text:span></text:p>
      <text:p text:style-name="P145"/>
      <text:p text:style-name="P145"/>
      <text:p text:style-name="P145">After computing the set of derived labels we could then label each file with a label that would indicate the set of profiles that have access to it. The set of access permissions could either be found by looking up the intersection of the set of rules in the profiles, or making a set of global rules based on the derived type.</text:p>
      <text:p text:style-name="P138"/>
      <text:p text:style-name="P138"/>
      <text:p text:style-name="P138"/>
      <text:p text:style-name="P138"/>
      <text:p text:style-name="P138"/>
      <text:p text:style-name="P138"><text:s/>However apparmor does not specify labels on all objects, in many policies having an explicit label is <text:soft-page-break/>an exception.</text:p>
      <text:p text:style-name="P139"/>
      <text:p text:style-name="P139"/>
      <text:p text:style-name="P139">global policy – single dfa: state provides label</text:p>
      <text:p text:style-name="P139">- problematic in dynamic system, changes in namespaces etc (have to recompile dfa etc)</text:p>
      <text:p text:style-name="P139"/>
      <text:p text:style-name="P139">- Solutions, multiple dfas and composition, options</text:p>
      <text:p text:style-name="P138"/>
      <text:p text:style-name="P138">- stacking</text:p>
      <text:p text:style-name="P138">- interaction of tasks</text:p>
      <text:p text:style-name="P138"/>
      <text:p text:style-name="P138">- not type</text:p>
      <text:p text:style-name="P138"/>
      <text:p text:style-name="P138">- cross check (because profiles express independently who can communicate)</text:p>
      <text:p text:style-name="P138">communicating domains</text:p>
      <text:p text:style-name="P138"/>
      <text:p text:style-name="P141">- live replacement/no revocation</text:p>
      <text:p text:style-name="P141"/>
      <text:p text:style-name="P141"/>
      <text:p text:style-name="P141"/>
      <text:p text:style-name="P141"/>
      <text:p text:style-name="P141"/>
      <text:p text:style-name="P141"/>
      <text:p text:style-name="P141"/>
      <text:h text:style-name="P272" text:outline-level="10"/>
      <text:h text:style-name="P313" text:outline-level="3"/>
      <text:h text:style-name="P316" text:outline-level="4"><text:bookmark-start text:name="__RefHeading__5463_1830547727"/>Regular expression based rules and implicit labels<text:bookmark-end text:name="__RefHeading__5463_1830547727"/></text:h>
      <text:p text:style-name="P269">The addition of regular expressions to the set of domain rules complicates the analysis of domain intersection, but does not make it impossible. <text:s/>To determine the intersection of the domain rules we turn to analysis using a minimized dfa. The accept states of the dfa will encode <text:span text:style-name="T39">where </text:span>the domain<text:span text:style-name="T39">'</text:span>s state belongs, and from that we can derive the labeling.</text:p>
      <text:p text:style-name="P269"/>
      <text:p text:style-name="P269">We will revisit the above example using regular expressions to specify the files that each domain can access. <text:s/>Each domain has a single rule that will match all of the files specified in the previous example and several more. <text:s/>The domains overlap again but in a more general way because of the regular expressions.</text:p>
      <text:p text:style-name="P269"/>
      <text:p text:style-name="P269"><draw:frame draw:style-name="fr5" draw:name="Frame7" text:anchor-type="paragraph" svg:y="0in" svg:width="4.2535in" draw:z-index="18"><draw:text-box fo:min-height="1.2535in"><text:p text:style-name="Illustration"><draw:g text:anchor-type="paragraph" draw:z-index="19" draw:style-name="gr1"><draw:custom-shape draw:style-name="gr15" draw:text-style-name="P330" svg:width="1.2504in" svg:height="1.2512in" svg:x="0.0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333" svg:width="0.5976in" svg:height="0.2913in" svg:x="0.1898in" svg:y="0.7146in"><draw:text-box><text:p text:style-name="P326"><text:span text:style-name="T145">/**a**</text:span></text:p></draw:text-box></draw:frame><draw:line draw:style-name="gr16" draw:text-style-name="P331" svg:x1="0.0008in" svg:y1="0.5in" svg:x2="1.2508in" svg:y2="0.5in"><text:p/></draw:line><draw:frame draw:style-name="gr17" draw:text-style-name="P332" svg:width="0.3657in" svg:height="0.387in" svg:x="0.4437in" svg:y="0.1217in"><draw:text-box><text:p text:style-name="P326"><text:span text:style-name="T144">A</text:span></text:p></draw:text-box></draw:frame><draw:custom-shape draw:style-name="gr18" draw:text-style-name="P330" svg:width="1.2504in" svg:height="1.2512in" svg:x="1.5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333" svg:width="0.5976in" svg:height="0.2913in" svg:x="1.7516in" svg:y="0.7146in"><draw:text-box><text:p text:style-name="P326"><text:span text:style-name="T145">/**b**</text:span></text:p></draw:text-box></draw:frame><draw:line draw:style-name="gr16" draw:text-style-name="P331" svg:x1="1.5008in" svg:y1="0.5in" svg:x2="2.7508in" svg:y2="0.5in"><text:p/></draw:line><draw:frame draw:style-name="gr17" draw:text-style-name="P332" svg:width="0.3657in" svg:height="0.387in" svg:x="1.9437in" svg:y="0.1217in"><draw:text-box><text:p text:style-name="P326"><text:span text:style-name="T144">B</text:span></text:p></draw:text-box></draw:frame><draw:custom-shape draw:style-name="gr19" draw:text-style-name="P330" svg:width="1.2504in" svg:height="1.2512in" svg:x="3.0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333" svg:width="0.5878in" svg:height="0.2913in" svg:x="3.2516in" svg:y="0.7146in"><draw:text-box><text:p text:style-name="P326"><text:span text:style-name="T145">/**c**</text:span></text:p></draw:text-box></draw:frame><draw:line draw:style-name="gr16" draw:text-style-name="P331" svg:x1="3.0008in" svg:y1="0.5in" svg:x2="4.2508in" svg:y2="0.5in"><text:p/></draw:line><draw:frame draw:style-name="gr17" draw:text-style-name="P332" svg:width="0.3795in" svg:height="0.387in" svg:x="3.437in" svg:y="0.1217in"><draw:text-box><text:p text:style-name="P326"><text:span text:style-name="T144">C</text:span></text:p></draw:text-box></draw:frame></draw:g>Illustration <text:sequence text:ref-name="refIllustration0" text:name="Illustration" text:formula="ooow:Illustration+1" style:num-format="1">1</text:sequence>: regular expressions showing what files a domain can access</text:p></draw:text-box></draw:frame><text:soft-page-break/></text:p>
      <text:p text:style-name="P269"/>
      <text:p text:style-name="P269">The minimized DFA for the regular expression for domain A is shown in <text:sequence-ref text:reference-format="category-and-value" text:ref-name="refIllustration1">Illustration 2</text:sequence-ref>. <text:s/>The domain labeling <text:span text:style-name="T83">A</text:span> is encoded on the accept state. <text:s/>The DFAs generated for the other domains are the same except that the domain label encoded on the accept state and the character being matched is substituted.</text:p>
      <text:p text:style-name="P269"/>
      <text:p text:style-name="P269"/>
      <text:p text:style-name="P269"><draw:frame draw:style-name="fr4" draw:name="Frame4" text:anchor-type="paragraph" svg:y="0in" svg:width="2.8425in" draw:z-index="8"><draw:text-box fo:min-height="1.0091in"><text:p text:style-name="Illustration"><draw:g text:anchor-type="paragraph" draw:z-index="9" draw:style-name="gr1"><draw:frame draw:style-name="gr17" draw:text-style-name="P333" svg:width="0.463in" svg:height="0.2913in" svg:x="0.9988in" svg:y="0in"><draw:text-box><text:p text:style-name="P326"><text:span text:style-name="T145">[^a]</text:span></text:p></draw:text-box></draw:frame><draw:frame draw:style-name="gr17" draw:text-style-name="P333" svg:width="0.2921in" svg:height="0.2913in" svg:x="2.5488in" svg:y="0.1665in"><draw:text-box><text:p text:style-name="P326"><text:span text:style-name="T145">?</text:span></text:p></draw:text-box></draw:frame><draw:custom-shape draw:style-name="gr15" draw:text-style-name="P331" xml:id="id19" draw:id="id19" svg:width="0.5012in" svg:height="0.5004in" svg:x="0.0008in" svg:y="0.5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31" xml:id="id20" draw:id="id20" svg:width="0.5012in" svg:height="0.5004in" svg:x="1in" svg:y="0.5071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8" draw:text-style-name="P331" draw:type="line" svg:x1="0.5016in" svg:y1="0.7571in" svg:x2="1in" svg:y2="0.7571in" draw:start-shape="id19" draw:start-glue-point="10" draw:end-shape="id20" draw:end-glue-point="6" svg:d="m1274 1923h1266" svg:viewBox="0 0 1268 2"><text:p/></draw:connector><draw:connector draw:style-name="gr28" draw:text-style-name="P331" draw:type="line" svg:x1="1.5008in" svg:y1="0.7571in" svg:x2="2in" svg:y2="0.7571in" draw:start-shape="id20" draw:start-glue-point="10" draw:end-shape="id21" draw:end-glue-point="3" svg:d="m3812 1923h1268" svg:viewBox="0 0 1270 2"><text:p/></draw:connector><draw:connector draw:style-name="gr28" draw:text-style-name="P331" draw:type="curve" svg:x1="1.428in" svg:y1="0.5799in" svg:x2="1.0728in" svg:y2="0.5799in" draw:start-shape="id20" draw:start-glue-point="11" draw:end-shape="id20" draw:end-glue-point="5" svg:d="m3627 1473c0-1028-902-1028-902 0" svg:viewBox="0 0 903 773"><text:p/></draw:connector><draw:frame draw:style-name="gr17" draw:text-style-name="P333" svg:width="0.2921in" svg:height="0.2913in" svg:x="1.5406in" svg:y="0.4992in"><draw:text-box><text:p text:style-name="P326"><text:span text:style-name="T145">a</text:span></text:p></draw:text-box></draw:frame><draw:frame draw:style-name="gr17" draw:text-style-name="P333" svg:width="0.2453in" svg:height="0.2913in" svg:x="0.5398in" svg:y="0.4937in"><draw:text-box><text:p text:style-name="P326"><text:span text:style-name="T145">/</text:span></text:p></draw:text-box></draw:frame><draw:frame draw:style-name="gr17" draw:text-style-name="P333" svg:width="0.3098in" svg:height="0.2913in" svg:x="2.0961in" svg:y="0.6146in"><draw:text-box><text:p text:style-name="P326"><text:span text:style-name="T145">A</text:span></text:p></draw:text-box></draw:frame><draw:g draw:style-name="gr14" xml:id="id21" draw:id="id21"><draw:custom-shape draw:style-name="gr15" draw:text-style-name="P331" svg:width="0.5012in" svg:height="0.5012in" svg:x="2in" svg:y="0.5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331" svg:width="0.3012in" svg:height="0.3012in" svg:x="2.1in" svg:y="0.6071in"><text:p/><draw:enhanced-geometry svg:viewBox="0 0 21600 21600" draw:glue-points="10800 0 3163 3163 0 10800 3163 18437 10800 21600 18437 18437 21600 10800 18437 3163" draw:text-areas="3163 3163 18437 18437" draw:type="ellipse" draw:enhanced-path="U 10800 10800 10800 10800 0 360 Z N"/></draw:custom-shape></draw:g><draw:connector draw:style-name="gr28" draw:text-style-name="P331" draw:type="curve" svg:x1="2.5008in" svg:y1="0.7571in" svg:x2="2.25in" svg:y2="0.5071in" draw:start-shape="id21" draw:start-glue-point="1" draw:end-shape="id21" draw:end-glue-point="0" svg:d="m6352 1923c751 0 626-570 280-918s-917-471-917 283" svg:viewBox="0 0 1192 1192"><text:p/></draw:connector></draw:g>Illustration <text:sequence text:ref-name="refIllustration1" text:name="Illustration" text:formula="ooow:Illustration+1" style:num-format="1">2</text:sequence>: /**a** converted into a minimized DFA.</text:p></draw:text-box></draw:frame><text:tab/></text:p>
      <text:p text:style-name="P269"/>
      <text:p text:style-name="P269">To find the policies<text:span text:style-name="T39">'</text:span> implicit labeling, the DFAs for the domains are merged together into a single DFA. <text:s/>When an accept state is merged with another state it is given a new label that is the union of the accept state and the state it is merged with (nonaccept states have a null labeling). <text:s/>The new DFA is then minimized to ensure the minimum number of states (a minimum number of states isn't strictly necessary but a minimum number of accept states is). The result is a DFA as seen in <text:sequence-ref text:reference-format="category-and-value" text:ref-name="refIllustration2">Illustration 3</text:sequence-ref> with labels that match points of domain intersection similar to the Venn diagram.</text:p>
      <text:p text:style-name="P269"><draw:frame draw:style-name="fr4" draw:name="Frame5" text:anchor-type="paragraph" svg:y="0.0098in" svg:width="3.5346in" draw:z-index="10"><draw:text-box fo:min-height="4.8728in"><text:p text:style-name="Illustration"><draw:g text:anchor-type="paragraph" draw:z-index="11" draw:style-name="gr1"><draw:connector draw:style-name="gr28" draw:text-style-name="P330" draw:type="line" svg:x1="2.5016in" svg:y1="2.2508in" svg:x2="1.752in" svg:y2="3in" draw:start-shape="id22" draw:start-glue-point="3" draw:end-shape="id23" draw:end-glue-point="0" svg:d="m6354 5717-1904 1903" svg:viewBox="0 0 1905 1905"><text:p/></draw:connector><draw:custom-shape draw:style-name="gr15" draw:text-style-name="P331" xml:id="id25" draw:id="id25" svg:width="0.5012in" svg:height="0.5016in" svg:x="1.5012in" svg:y="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31" xml:id="id24" draw:id="id24" svg:width="0.5012in" svg:height="0.5016in" svg:x="1.5012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 draw:text-style-name="P333" svg:width="0.2921in" svg:height="0.2913in" svg:x="1.0181in" svg:y="2.7575in"><draw:text-box><text:p text:style-name="P326"><text:span text:style-name="T145">a</text:span></text:p></draw:text-box></draw:frame><draw:frame draw:style-name="gr17" draw:text-style-name="P333" svg:width="0.2921in" svg:height="0.2913in" svg:x="1.7102in" svg:y="3.5736in"><draw:text-box><text:p text:style-name="P326"><text:span text:style-name="T145">b</text:span></text:p></draw:text-box></draw:frame><draw:frame draw:style-name="gr30" draw:text-style-name="P333" svg:width="0.2913in" svg:height="0.2913in" svg:x="0.7764in" svg:y="3.7311in"><draw:text-box><text:p text:style-name="P326"><text:span text:style-name="T145">c</text:span></text:p></draw:text-box></draw:frame><draw:frame draw:style-name="gr17" draw:text-style-name="P333" svg:width="0.463in" svg:height="0.2913in" svg:x="2.8528in" svg:y="3.6689in"><draw:text-box><text:p text:style-name="P326"><text:span text:style-name="T145">[^a]</text:span></text:p></draw:text-box></draw:frame><draw:frame draw:style-name="gr17" draw:text-style-name="P333" svg:width="0.463in" svg:height="0.2913in" svg:x="1.0358in" svg:y="3.572in"><draw:text-box><text:p text:style-name="P326"><text:span text:style-name="T145">[^b]</text:span></text:p></draw:text-box></draw:frame><draw:frame draw:style-name="gr31" draw:text-style-name="P333" svg:width="0.5551in" svg:height="0.2913in" draw:transform="rotate (-0.785398163397448) translate (3.14236111111111in 1.52569444444444in)"><draw:text-box><text:p text:style-name="P326"><text:span text:style-name="T145">[^ab]</text:span></text:p></draw:text-box></draw:frame><draw:frame draw:style-name="gr17" draw:text-style-name="P333" svg:width="0.5461in" svg:height="0.2913in" draw:transform="rotate (0.785398163397448) translate (1.02291666666667in 1.89444444444444in)"><draw:text-box><text:p text:style-name="P326"><text:span text:style-name="T145">[^ac]</text:span></text:p></draw:text-box></draw:frame><draw:frame draw:style-name="gr32" draw:text-style-name="P333" svg:width="0.2453in" svg:height="0.2913in" svg:x="1.7157in" svg:y="0.4992in"><draw:text-box><text:p text:style-name="P326"><text:span text:style-name="T145">/</text:span></text:p></draw:text-box></draw:frame><draw:frame draw:style-name="gr17" draw:text-style-name="P333" svg:width="0.2921in" svg:height="0.2913in" svg:x="2.3965in" svg:y="3.7598in"><draw:text-box><text:p text:style-name="P326"><text:span text:style-name="T145">a</text:span></text:p></draw:text-box></draw:frame><draw:frame draw:style-name="gr17" draw:text-style-name="P333" svg:width="0.2921in" svg:height="0.2913in" svg:x="2.2803in" svg:y="2.3209in"><draw:text-box><text:p text:style-name="P326"><text:span text:style-name="T145">a</text:span></text:p></draw:text-box></draw:frame><draw:frame draw:style-name="gr33" draw:text-style-name="P333" svg:width="0.2925in" svg:height="0.2913in" svg:x="0.8846in" svg:y="1.4362in"><draw:text-box><text:p text:style-name="P326"><text:span text:style-name="T145">a</text:span></text:p></draw:text-box></draw:frame><draw:frame draw:style-name="gr17" draw:text-style-name="P333" svg:width="0.2823in" svg:height="0.2913in" svg:x="2.3673in" svg:y="1.4362in"><draw:text-box><text:p text:style-name="P326"><text:span text:style-name="T145">c</text:span></text:p></draw:text-box></draw:frame><draw:frame draw:style-name="gr17" draw:text-style-name="P333" svg:width="0.2921in" svg:height="0.2913in" svg:x="1.6965in" svg:y="1.5047in"><draw:text-box><text:p text:style-name="P326"><text:span text:style-name="T145">b</text:span></text:p></draw:text-box></draw:frame><draw:frame draw:style-name="gr17" draw:text-style-name="P333" svg:width="0.2921in" svg:height="0.2913in" svg:x="0.5102in" svg:y="2.511in"><draw:text-box><text:p text:style-name="P326"><text:span text:style-name="T145">b</text:span></text:p></draw:text-box></draw:frame><draw:frame draw:style-name="gr17" draw:text-style-name="P333" svg:width="0.2921in" svg:height="0.2913in" svg:x="2.7083in" svg:y="2.511in"><draw:text-box><text:p text:style-name="P326"><text:span text:style-name="T145">b</text:span></text:p></draw:text-box></draw:frame><draw:frame draw:style-name="gr34" draw:text-style-name="P333" svg:width="0.2823in" svg:height="0.2913in" svg:x="0.9346in" svg:y="2.3209in"><draw:text-box><text:p text:style-name="P326"><text:span text:style-name="T145">c</text:span></text:p></draw:text-box></draw:frame><draw:g draw:style-name="gr14" xml:id="id23" draw:id="id23"><draw:g draw:style-name="gr14"><draw:g draw:style-name="gr14"><draw:custom-shape draw:style-name="gr15" draw:text-style-name="P331" svg:width="0.5012in" svg:height="0.5016in" svg:x="1.5012in" svg:y="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331" svg:width="0.3012in" svg:height="0.3016in" svg:x="1.6012in" svg:y="3.1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style-name="gr19" draw:text-style-name="P331" svg:width="0.5016in" svg:height="0.5016in" svg:x="1.5012in" svg:y="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331" svg:width="0.3016in" svg:height="0.3016in" svg:x="1.6012in" svg:y="3.1in"><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style-name="gr17" draw:text-style-name="P333" svg:width="0.4303in" svg:height="0.2913in" svg:x="1.5366in" svg:y="3.1075in"><draw:text-box><text:p text:style-name="P326"><text:span text:style-name="T145">AC</text:span></text:p></draw:text-box></draw:frame></draw:g><draw:connector draw:style-name="gr28" draw:text-style-name="P330" draw:type="line" svg:x1="1.752in" svg:y1="0.5016in" svg:x2="1.752in" svg:y2="1in" draw:start-shape="id24" draw:start-glue-point="8" draw:end-shape="id25" draw:end-glue-point="4" svg:d="m4450 1274v1266" svg:viewBox="0 0 2 1268"><text:p/></draw:connector><draw:connector draw:style-name="gr28" draw:text-style-name="P330" draw:type="line" svg:x1="1.5012in" svg:y1="1.2508in" svg:x2="0.7512in" svg:y2="2in" draw:start-shape="id25" draw:start-glue-point="6" draw:end-shape="id26" draw:end-glue-point="0" svg:d="m3813 3177-1905 1903" svg:viewBox="0 0 1907 1905"><text:p/></draw:connector><draw:connector draw:style-name="gr28" draw:text-style-name="P330" draw:type="line" svg:x1="1.7516in" svg:y1="1.5016in" svg:x2="1.7512in" svg:y2="2in" draw:start-shape="id25" draw:start-glue-point="8" draw:end-shape="id27" draw:end-glue-point="0" svg:d="m4449 3814-1 1266" svg:viewBox="0 0 4 1268"><text:p/></draw:connector><draw:connector draw:style-name="gr28" draw:text-style-name="P330" draw:type="line" svg:x1="2.002in" svg:y1="1.2508in" svg:x2="2.7516in" svg:y2="2in" draw:start-shape="id25" draw:start-glue-point="10" draw:end-shape="id22" draw:end-glue-point="0" svg:d="m5085 3177 1904 1903" svg:viewBox="0 0 1905 1905"><text:p/></draw:connector><draw:connector draw:style-name="gr28" draw:text-style-name="P330" draw:type="line" svg:x1="1.002in" svg:y1="2.2508in" svg:x2="1.752in" svg:y2="3in" draw:start-shape="id26" draw:start-glue-point="1" draw:end-shape="id23" draw:end-glue-point="0" svg:d="m2545 5717 1905 1903" svg:viewBox="0 0 1907 1905"><text:p/></draw:connector><draw:connector draw:style-name="gr28" draw:text-style-name="P330" draw:type="line" svg:x1="2.7512in" svg:y1="2.5016in" svg:x2="2.7512in" svg:y2="3.0008in" draw:start-shape="id22" draw:start-glue-point="2" draw:end-shape="id28" draw:end-glue-point="0" svg:d="m6988 6354v1268" svg:viewBox="0 0 2 1270"><text:p/></draw:connector><draw:connector draw:style-name="gr28" draw:text-style-name="P330" draw:type="line" svg:x1="1.7516in" svg:y1="2.5016in" svg:x2="0.9618in" svg:y2="3.2528in" draw:start-shape="id27" draw:start-glue-point="2" draw:end-shape="id29" draw:end-glue-point="1" svg:d="m4449 6354-2006 1908" svg:viewBox="0 0 2007 1910"><text:p/></draw:connector><draw:connector draw:style-name="gr28" draw:text-style-name="P330" draw:type="line" svg:x1="1.7512in" svg:y1="2.5016in" svg:x2="2.5362in" svg:y2="3.2528in" draw:start-shape="id27" draw:start-glue-point="2" draw:end-shape="id30" draw:end-glue-point="3" svg:d="m4448 6354 1994 1908" svg:viewBox="0 0 1997 1910"><text:p/></draw:connector><draw:connector draw:style-name="gr28" draw:text-style-name="P330" draw:type="line" svg:x1="0.7512in" svg:y1="3.5008in" svg:x2="1.4862in" svg:y2="4.3189in" draw:start-shape="id31" draw:start-glue-point="2" draw:end-shape="id32" draw:end-glue-point="3" svg:d="m1908 8892 1867 2078" svg:viewBox="0 0 1870 2080"><text:p/></draw:connector><draw:frame draw:style-name="gr34" draw:text-style-name="P333" svg:width="0.2823in" svg:height="0.2913in" svg:x="2.1646in" svg:y="2.748in"><draw:text-box><text:p text:style-name="P326"><text:span text:style-name="T145">c</text:span></text:p></draw:text-box></draw:frame><draw:g draw:style-name="gr14" xml:id="id27" draw:id="id27"><draw:custom-shape draw:style-name="gr18" draw:text-style-name="P331" svg:width="0.5012in" svg:height="0.5016in" svg:x="1.5012in" svg:y="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331" svg:width="0.3012in" svg:height="0.3016in" svg:x="1.6012in" svg:y="2.1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 xml:id="id22" draw:id="id22"><draw:custom-shape draw:style-name="gr19" draw:text-style-name="P331" svg:width="0.5012in" svg:height="0.5016in" svg:x="2.5012in" svg:y="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331" svg:width="0.3012in" svg:height="0.3016in" svg:x="2.6012in" svg:y="2.1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 xml:id="id26" draw:id="id26"><draw:custom-shape draw:style-name="gr15" draw:text-style-name="P331" svg:width="0.5012in" svg:height="0.5016in" svg:x="0.5012in" svg:y="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331" svg:width="0.3012in" svg:height="0.3016in" svg:x="0.6012in" svg:y="2.1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 xml:id="id31" draw:id="id31"><draw:g draw:style-name="gr14"><draw:custom-shape draw:style-name="gr15" draw:text-style-name="P331" svg:width="0.5012in" svg:height="0.5004in" svg:x="0.5012in" svg:y="3.0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331" svg:width="0.3012in" svg:height="0.3004in" svg:x="0.6012in" svg:y="3.1008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style-name="gr18" draw:text-style-name="P331" svg:width="0.5012in" svg:height="0.5004in" svg:x="0.5012in" svg:y="3.0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331" svg:width="0.3012in" svg:height="0.3004in" svg:x="0.6012in" svg:y="3.1008in"><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 draw:style-name="gr14" xml:id="id28" draw:id="id28"><draw:g draw:style-name="gr14"><draw:custom-shape draw:style-name="gr18" draw:text-style-name="P331" svg:width="0.5016in" svg:height="0.5004in" svg:x="2.5008in" svg:y="3.0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331" svg:width="0.3016in" svg:height="0.3004in" svg:x="2.6008in" svg:y="3.1008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style-name="gr19" draw:text-style-name="P331" svg:width="0.5016in" svg:height="0.5004in" svg:x="2.5008in" svg:y="3.0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331" svg:width="0.3016in" svg:height="0.3004in" svg:x="2.6008in" svg:y="3.1008in"><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style-name="gr17" draw:text-style-name="P333" svg:width="0.3098in" svg:height="0.2913in" svg:x="0.5965in" svg:y="2.1075in"><draw:text-box><text:p text:style-name="P326"><text:span text:style-name="T145">A</text:span></text:p></draw:text-box></draw:frame><draw:frame draw:style-name="gr17" draw:text-style-name="P333" svg:width="0.3098in" svg:height="0.2913in" svg:x="1.5965in" svg:y="2.1075in"><draw:text-box><text:p text:style-name="P326"><text:span text:style-name="T145">B</text:span></text:p></draw:text-box></draw:frame><draw:frame draw:style-name="gr17" draw:text-style-name="P333" svg:width="0.3189in" svg:height="0.2913in" svg:x="2.5921in" svg:y="2.1075in"><draw:text-box><text:p text:style-name="P326"><text:span text:style-name="T145">C</text:span></text:p></draw:text-box></draw:frame><draw:frame draw:style-name="gr17" draw:text-style-name="P333" xml:id="id29" draw:id="id29" svg:width="0.4213in" svg:height="0.2913in" svg:x="0.5409in" svg:y="3.1075in"><draw:text-box><text:p text:style-name="P326"><text:span text:style-name="T145">AB</text:span></text:p></draw:text-box></draw:frame><draw:connector draw:style-name="gr28" draw:text-style-name="P331" draw:type="curve" svg:x1="0.7512in" svg:y1="2.5016in" svg:x2="0.7512in" svg:y2="3.0008in" draw:start-shape="id26" draw:start-glue-point="2" draw:end-shape="id31" draw:end-glue-point="0" svg:d="m1908 6354v1268" svg:viewBox="0 0 2 1270"><text:p/></draw:connector><draw:frame draw:style-name="gr17" draw:text-style-name="P333" xml:id="id30" draw:id="id30" svg:width="0.4303in" svg:height="0.2913in" svg:x="2.5366in" svg:y="3.1075in"><draw:text-box><text:p text:style-name="P326"><text:span text:style-name="T145">BC</text:span></text:p></draw:text-box></draw:frame><draw:g draw:style-name="gr14" xml:id="id32" draw:id="id32"><draw:g draw:style-name="gr14"><draw:g draw:style-name="gr14"><draw:custom-shape draw:style-name="gr15" draw:text-style-name="P331" svg:width="0.5016in" svg:height="0.5012in" svg:x="1.5067in" svg:y="4.0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331" svg:width="0.3016in" svg:height="0.3012in" svg:x="1.6067in" svg:y="4.1689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style-name="gr18" draw:text-style-name="P331" svg:width="0.5016in" svg:height="0.5012in" svg:x="1.5067in" svg:y="4.0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331" svg:width="0.3016in" svg:height="0.3012in" svg:x="1.6067in" svg:y="4.1689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style-name="gr19" draw:text-style-name="P331" svg:width="0.5016in" svg:height="0.5012in" svg:x="1.5067in" svg:y="4.0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331" svg:width="0.3016in" svg:height="0.3012in" svg:x="1.6067in" svg:y="4.1689in"><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style-name="gr17" draw:text-style-name="P333" svg:width="0.5413in" svg:height="0.2913in" svg:x="1.4866in" svg:y="4.1764in"><draw:text-box><text:p text:style-name="P326"><text:span text:style-name="T145">ABC</text:span></text:p></draw:text-box></draw:frame></draw:g><draw:connector draw:style-name="gr28" draw:text-style-name="P330" draw:type="line" svg:x1="2.7512in" svg:y1="3.5008in" svg:x2="2.0276in" svg:y2="4.3189in" draw:start-shape="id28" draw:start-glue-point="2" draw:end-shape="id32" draw:end-glue-point="1" svg:d="m6988 8892-1838 2078" svg:viewBox="0 0 1840 2080"><text:p/></draw:connector><draw:connector draw:style-name="gr28" draw:text-style-name="P331" draw:type="curve" svg:x1="1.752in" svg:y1="3.5016in" svg:x2="1.7571in" svg:y2="4.0689in" draw:start-shape="id23" draw:start-glue-point="2" draw:end-shape="id32" draw:end-glue-point="0" svg:d="m4450 8894c0 1081 13 361 13 1441" svg:viewBox="0 0 14 1443"><text:p/></draw:connector><draw:connector draw:style-name="gr28" draw:text-style-name="P331" draw:type="curve" svg:x1="0.5016in" svg:y1="2.2508in" svg:x2="0.7516in" svg:y2="2in" draw:start-shape="id26" draw:start-glue-point="3" draw:end-shape="id26" draw:end-glue-point="0" svg:d="m1274 5717c-754 0-628-570-283-917s918-471 918 280" svg:viewBox="0 0 1192 1192"><text:p/></draw:connector><draw:connector draw:style-name="gr28" draw:text-style-name="P331" draw:type="curve" svg:x1="1.5016in" svg:y1="2.2508in" svg:x2="1.7516in" svg:y2="2in" draw:start-shape="id27" draw:start-glue-point="3" draw:end-shape="id27" draw:end-glue-point="0" svg:d="m3814 5717c-754 0-628-570-283-917s918-471 918 280" svg:viewBox="0 0 1192 1192"><text:p/></draw:connector><draw:connector draw:style-name="gr28" draw:text-style-name="P331" draw:type="curve" svg:x1="3.0016in" svg:y1="2.2508in" svg:x2="2.7512in" svg:y2="2in" draw:start-shape="id22" draw:start-glue-point="1" draw:end-shape="id22" draw:end-glue-point="0" svg:d="m7624 5717c752 0 626-570 281-917s-917-471-917 280" svg:viewBox="0 0 1192 1192"><text:p/></draw:connector><draw:connector draw:style-name="gr28" draw:text-style-name="P331" draw:type="curve" svg:x1="0.7516in" svg:y1="3.5008in" svg:x2="0.5016in" svg:y2="3.2508in" draw:start-shape="id31" draw:start-glue-point="2" draw:end-shape="id31" draw:end-glue-point="3" svg:d="m1909 8892c0 753-570 628-918 282s-471-917 283-917" svg:viewBox="0 0 1192 1192"><text:p/></draw:connector><draw:connector draw:style-name="gr28" draw:text-style-name="P331" draw:type="curve" svg:x1="1.752in" svg:y1="3.5016in" svg:x2="1.5016in" svg:y2="3.2508in" draw:start-shape="id23" draw:start-glue-point="2" draw:end-shape="id23" draw:end-glue-point="3" svg:d="m4450 8894c0 753-569 627-917 280s-473-917 281-917" svg:viewBox="0 0 1194 1194"><text:p/></draw:connector><draw:connector draw:style-name="gr28" draw:text-style-name="P331" draw:type="curve" svg:x1="2.7512in" svg:y1="3.5008in" svg:x2="2.9661in" svg:y2="3.2528in" draw:start-shape="id28" draw:start-glue-point="2" draw:end-shape="id30" draw:end-glue-point="1" svg:d="m6988 8892c0 753 569 628 929 282s506-912-383-912" svg:viewBox="0 0 1212 1187"><text:p/></draw:connector><draw:connector draw:style-name="gr28" draw:text-style-name="P331" draw:type="curve" svg:x1="1.7567in" svg:y1="4.5693in" svg:x2="2.0276in" svg:y2="4.3189in" draw:start-shape="id32" draw:start-glue-point="2" draw:end-shape="id32" draw:end-glue-point="1" svg:d="m4462 11606c0 752 594 627 952 281s483-917-264-917" svg:viewBox="0 0 1238 1192"><text:p/></draw:connector><draw:frame draw:style-name="gr17" draw:text-style-name="P333" svg:width="0.2921in" svg:height="0.2913in" svg:x="2.0831in" svg:y="4.5846in"><draw:text-box><text:p text:style-name="P326"><text:span text:style-name="T145">?</text:span></text:p></draw:text-box></draw:frame><draw:connector draw:style-name="gr28" draw:text-style-name="P330" draw:type="curve" svg:x1="1.5016in" svg:y1="1.2508in" svg:x2="1.752in" svg:y2="1in" draw:start-shape="id25" draw:start-glue-point="6" draw:end-shape="id25" draw:end-glue-point="4" svg:d="m3814 3177c-754 0-628-570-281-917s917-471 917 280" svg:viewBox="0 0 1194 1192"><text:p/></draw:connector><draw:frame draw:style-name="gr17" draw:text-style-name="P333" svg:width="0.6386in" svg:height="0.2913in" draw:transform="rotate (0.785398163397448) translate (0.972916666666667in 0.927777777777778in)"><draw:text-box><text:p text:style-name="P326"><text:span text:style-name="T145">[^abc]</text:span></text:p></draw:text-box></draw:frame><draw:frame draw:style-name="gr17" draw:text-style-name="P333" svg:width="0.5461in" svg:height="0.2913in" draw:transform="rotate (0.785398163397448) translate (-0.000694444444444444in 1.90694444444444in)"><draw:text-box><text:p text:style-name="P326"><text:span text:style-name="T145">[^bc]</text:span></text:p></draw:text-box></draw:frame><draw:frame draw:style-name="gr17" draw:text-style-name="P333" svg:width="0.4531in" svg:height="0.2913in" svg:x="0.1957in" svg:y="3.6508in"><draw:text-box><text:p text:style-name="P326"><text:span text:style-name="T145">[^c]</text:span></text:p></draw:text-box></draw:frame></draw:g>Illustration <text:sequence text:ref-name="refIllustration2" text:name="Illustration" text:formula="ooow:Illustration+1" style:num-format="1">3</text:sequence>: Merged DFA showing the implicit labels for the policy created from domains A, B, and C</text:p></draw:text-box></draw:frame><text:soft-page-break/></text:p>
      <text:p text:style-name="P269">Like in the Venn diagram example the unique accept state labels comprise the base set of labels that are enforced by the current policy, and just like the early example these labels are fragile in that they may change if any rules in a domain is changed.</text:p>
      <text:p text:style-name="P269">The situation however isn't quite this simple. <text:s/>The base set of labels is really just the set of all possible combinations of domain names. <text:s/>What is fragile is which of these labels are in use by policy and what a given label represents. <text:s/>The representation of the label changes as it represents a specific set of files that are shared by the policies current domains, at any given time.</text:p>
      <text:h text:style-name="P313" text:outline-level="3"><text:bookmark-start text:name="__RefHeading__5465_1830547727"/>Bringing permissions into the analysis<text:bookmark-end text:name="__RefHeading__5465_1830547727"/></text:h>
      <text:p text:style-name="P116">Inter domain labeling is not sufficient for analysis, it needs to be combined with the per domain permissions to arrive at the final label set. <text:s/>To do the analysis a domain needs a single set of permissions per label but for any given inter domain label a domain can have may have more than one rule, with potentially different permissions, that at least partially maps to it. <text:s/>That is a domains permissions may cause an inter domain label to be split.</text:p>
      <text:p text:style-name="P269">To achieve this instead of labeling accept states with just the domain or just the permissions each state gets encoded with permission domain pairs. <text:s/>These pairs are then merged as the label sets just as was done before. <text:s/>The resultant labeling contains is unique for the set of domains and permissions.</text:p>
      <text:p text:style-name="P269"/>
      <text:p text:style-name="P269"><draw:frame draw:style-name="fr5" draw:name="Frame10" text:anchor-type="paragraph" svg:y="0in" svg:width="4.2535in" draw:z-index="20"><draw:text-box fo:min-height="1.2543in"><text:p text:style-name="Illustration"><draw:g text:anchor-type="paragraph" draw:z-index="21" draw:style-name="gr1"><draw:custom-shape draw:style-name="gr15" draw:text-style-name="P330" svg:width="1.2512in" svg:height="1.2516in" svg:x="0.0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333" svg:width="0.7362in" svg:height="0.2913in" svg:x="0.1898in" svg:y="0.7146in"><draw:text-box><text:p text:style-name="P326"><text:span text:style-name="T145">/**a** r,</text:span></text:p></draw:text-box></draw:frame><draw:line draw:style-name="gr16" draw:text-style-name="P331" svg:x1="0.0008in" svg:y1="0.5in" svg:x2="1.2508in" svg:y2="0.5in"><text:p/></draw:line><draw:frame draw:style-name="gr17" draw:text-style-name="P332" svg:width="0.3657in" svg:height="0.387in" svg:x="0.4437in" svg:y="0.1217in"><draw:text-box><text:p text:style-name="P326"><text:span text:style-name="T144">A</text:span></text:p></draw:text-box></draw:frame><draw:custom-shape draw:style-name="gr18" draw:text-style-name="P330" svg:width="1.2512in" svg:height="1.2516in" svg:x="1.5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333" svg:width="0.8476in" svg:height="0.2913in" svg:x="1.7516in" svg:y="0.7146in"><draw:text-box><text:p text:style-name="P326"><text:span text:style-name="T145">/**b** <text:s/>w,</text:span></text:p></draw:text-box></draw:frame><draw:line draw:style-name="gr16" draw:text-style-name="P331" svg:x1="1.5008in" svg:y1="0.5in" svg:x2="2.7508in" svg:y2="0.5in"><text:p/></draw:line><draw:frame draw:style-name="gr17" draw:text-style-name="P332" svg:width="0.3657in" svg:height="0.387in" svg:x="1.9437in" svg:y="0.1217in"><draw:text-box><text:p text:style-name="P326"><text:span text:style-name="T144">B</text:span></text:p></draw:text-box></draw:frame><draw:custom-shape draw:style-name="gr19" draw:text-style-name="P330" svg:width="1.2512in" svg:height="1.2516in" svg:x="3.0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333" svg:width="0.9122in" svg:height="0.2913in" svg:x="3.2516in" svg:y="0.7146in"><draw:text-box><text:p text:style-name="P326"><text:span text:style-name="T145">/**c** <text:s/>mr,</text:span></text:p></draw:text-box></draw:frame><draw:line draw:style-name="gr16" draw:text-style-name="P331" svg:x1="3.0008in" svg:y1="0.5in" svg:x2="4.2508in" svg:y2="0.5in"><text:p/></draw:line><draw:frame draw:style-name="gr17" draw:text-style-name="P332" svg:width="0.3795in" svg:height="0.387in" svg:x="3.437in" svg:y="0.1217in"><draw:text-box><text:p text:style-name="P326"><text:span text:style-name="T144">C</text:span></text:p></draw:text-box></draw:frame></draw:g>Illustration <text:sequence text:ref-name="refIllustration3" text:name="Illustration" text:formula="ooow:Illustration+1" style:num-format="1">4</text:sequence>: Domains from <text:sequence-ref text:reference-format="category-and-value" text:ref-name="refIllustration0">Illustration 1</text:sequence-ref> showing rules with permissions</text:p></draw:text-box></draw:frame><text:soft-page-break/></text:p>
      <text:p text:style-name="P269"/>
      <text:p text:style-name="P269">Reworking the domain example with permissions we can see how ???</text:p>
      <text:p text:style-name="P269"/>
      <text:p text:style-name="P269"><draw:frame draw:style-name="fr5" draw:name="Frame11" text:anchor-type="paragraph" svg:y="0in" svg:width="6.0909in" draw:z-index="23"><draw:text-box fo:min-height="1.0189in"><text:p text:style-name="Illustration"><draw:g text:anchor-type="paragraph" draw:z-index="24" draw:style-name="gr1"><draw:frame draw:style-name="gr17" draw:text-style-name="P333" svg:width="0.463in" svg:height="0.2913in" svg:x="0.998in" svg:y="0.0083in"><draw:text-box><text:p text:style-name="P326"><text:span text:style-name="T145">[^a]</text:span></text:p></draw:text-box></draw:frame><draw:frame draw:style-name="gr17" draw:text-style-name="P333" svg:width="0.2921in" svg:height="0.2913in" svg:x="2.548in" svg:y="0.1752in"><draw:text-box><text:p text:style-name="P326"><text:span text:style-name="T145">?</text:span></text:p></draw:text-box></draw:frame><draw:custom-shape draw:style-name="gr15" draw:text-style-name="P331" xml:id="id50" draw:id="id50" svg:width="0.5016in" svg:height="0.5016in" svg:x="0in" svg:y="0.5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31" xml:id="id51" draw:id="id51" svg:width="0.5016in" svg:height="0.5016in" svg:x="0.9992in" svg:y="0.51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8" draw:text-style-name="P331" draw:type="line" svg:x1="0.5016in" svg:y1="0.7661in" svg:x2="0.9992in" svg:y2="0.7661in" draw:start-shape="id50" draw:start-glue-point="10" draw:end-shape="id51" draw:end-glue-point="6" svg:d="m1274 1946h1264" svg:viewBox="0 0 1266 2"><text:p/></draw:connector><draw:connector draw:style-name="gr28" draw:text-style-name="P331" draw:type="line" svg:x1="1.5008in" svg:y1="0.7661in" svg:x2="1.9992in" svg:y2="0.7661in" draw:start-shape="id51" draw:start-glue-point="10" svg:d="m3812 1946h1266" svg:viewBox="0 0 1268 2"><text:p/></draw:connector><draw:connector draw:style-name="gr28" draw:text-style-name="P331" draw:type="curve" svg:x1="1.428in" svg:y1="0.5882in" svg:x2="1.072in" svg:y2="0.5882in" draw:start-shape="id51" draw:start-glue-point="11" draw:end-shape="id51" draw:end-glue-point="5" svg:d="m3627 1494c0-1028-904-1028-904 0" svg:viewBox="0 0 905 773"><text:p/></draw:connector><draw:frame draw:style-name="gr17" draw:text-style-name="P333" svg:width="0.2921in" svg:height="0.2913in" svg:x="1.5398in" svg:y="0.5075in"><draw:text-box><text:p text:style-name="P326"><text:span text:style-name="T145">a</text:span></text:p></draw:text-box></draw:frame><draw:frame draw:style-name="gr17" draw:text-style-name="P333" svg:width="0.2453in" svg:height="0.2913in" svg:x="0.539in" svg:y="0.502in"><draw:text-box><text:p text:style-name="P326"><text:span text:style-name="T145">/</text:span></text:p></draw:text-box></draw:frame><draw:custom-shape draw:style-name="gr15" draw:text-style-name="P331" xml:id="id52" draw:id="id52" svg:width="0.5016in" svg:height="0.5016in" svg:x="1.9992in" svg:y="0.51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 draw:text-style-name="P333" svg:width="0.3657in" svg:height="0.2913in" svg:x="2.0953in" svg:y="0.6228in"><draw:text-box><text:p text:style-name="P326"><text:span text:style-name="T145">rA</text:span></text:p></draw:text-box></draw:frame><draw:custom-shape draw:style-name="gr29" draw:text-style-name="P331" svg:width="0.3016in" svg:height="0.3016in" svg:x="2.0992in" svg:y="0.61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8" draw:text-style-name="P325" draw:type="curve" svg:x1="2.5008in" svg:y1="0.7661in" svg:x2="2.25in" svg:y2="0.5154in" draw:start-shape="id52" draw:start-glue-point="10" draw:end-shape="id52" draw:end-glue-point="4" svg:d="m6352 1946c753 0 628-570 280-918s-917-471-917 281" svg:viewBox="0 0 1194 1192"><text:p/></draw:connector><draw:frame draw:style-name="gr17" draw:text-style-name="P333" svg:width="0.4531in" svg:height="0.2913in" svg:x="4.248in" svg:y="0in"><draw:text-box><text:p text:style-name="P326"><text:span text:style-name="T145">[^c]</text:span></text:p></draw:text-box></draw:frame><draw:frame draw:style-name="gr17" draw:text-style-name="P333" svg:width="0.2921in" svg:height="0.2913in" svg:x="5.798in" svg:y="0.1665in"><draw:text-box><text:p text:style-name="P326"><text:span text:style-name="T145">?</text:span></text:p></draw:text-box></draw:frame><draw:custom-shape draw:style-name="gr15" draw:text-style-name="P331" xml:id="id53" draw:id="id53" svg:width="0.5016in" svg:height="0.5016in" svg:x="3.25in" svg:y="0.5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31" xml:id="id54" draw:id="id54" svg:width="0.5016in" svg:height="0.5016in" svg:x="4.2492in" svg:y="0.5071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8" draw:text-style-name="P331" draw:type="line" svg:x1="3.7516in" svg:y1="0.7575in" svg:x2="4.2492in" svg:y2="0.7575in" draw:start-shape="id53" draw:start-glue-point="10" draw:end-shape="id54" draw:end-glue-point="6" svg:d="m9529 1924h1264" svg:viewBox="0 0 1266 2"><text:p/></draw:connector><draw:connector draw:style-name="gr28" draw:text-style-name="P331" draw:type="line" svg:x1="4.7508in" svg:y1="0.7575in" svg:x2="5.2492in" svg:y2="0.7575in" draw:start-shape="id54" draw:start-glue-point="10" svg:d="m12067 1924h1266" svg:viewBox="0 0 1268 2"><text:p/></draw:connector><draw:connector draw:style-name="gr28" draw:text-style-name="P331" draw:type="curve" svg:x1="4.678in" svg:y1="0.5799in" svg:x2="4.322in" svg:y2="0.5799in" draw:start-shape="id54" draw:start-glue-point="11" draw:end-shape="id54" draw:end-glue-point="5" svg:d="m11882 1473c0-1028-904-1028-904 0" svg:viewBox="0 0 905 773"><text:p/></draw:connector><draw:frame draw:style-name="gr17" draw:text-style-name="P333" svg:width="0.2823in" svg:height="0.2913in" svg:x="4.7898in" svg:y="0.4992in"><draw:text-box><text:p text:style-name="P326"><text:span text:style-name="T145">c</text:span></text:p></draw:text-box></draw:frame><draw:frame draw:style-name="gr17" draw:text-style-name="P333" svg:width="0.2453in" svg:height="0.2913in" svg:x="3.789in" svg:y="0.4937in"><draw:text-box><text:p text:style-name="P326"><text:span text:style-name="T145">/</text:span></text:p></draw:text-box></draw:frame><draw:custom-shape draw:style-name="gr15" draw:text-style-name="P331" xml:id="id55" draw:id="id55" svg:width="0.5016in" svg:height="0.5016in" svg:x="5.2492in" svg:y="0.507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 draw:text-style-name="P330" svg:width="0.4579in" svg:height="0.4831in" svg:x="5.272in" svg:y="0.522in"><draw:text-box><text:p text:style-name="P323"><text:span text:style-name="T145">mC</text:span></text:p><text:p text:style-name="P323"><text:span text:style-name="T145">rC</text:span></text:p></draw:text-box></draw:frame><draw:custom-shape draw:style-name="gr29" draw:text-style-name="P331" svg:width="0.3016in" svg:height="0.3016in" svg:x="5.3492in" svg:y="0.607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28" draw:text-style-name="P325" draw:type="curve" svg:x1="5.7508in" svg:y1="0.7575in" svg:x2="5.5in" svg:y2="0.5071in" draw:start-shape="id55" draw:start-glue-point="10" draw:end-shape="id55" draw:end-glue-point="4" svg:d="m14607 1924c753 0 628-569 280-917s-917-471-917 281" svg:viewBox="0 0 1194 1192"><text:p/></draw:connector></draw:g>Illustration <text:sequence text:ref-name="refIllustration4" text:name="Illustration" text:formula="ooow:Illustration+1" style:num-format="1">5</text:sequence>: /**a** r, and /**c** mr, rules with accept state labeled with permission domain pairs</text:p></draw:text-box></draw:frame></text:p>
      <text:p text:style-name="P269"/>
      <text:p text:style-name="P269"/>
      <text:p text:style-name="P269">foo</text:p>
      <text:p text:style-name="P269"/>
      <text:p text:style-name="P269"><draw:g text:anchor-type="paragraph" draw:z-index="22" draw:style-name="gr37"><draw:g draw:style-name="gr14" xml:id="id49" draw:id="id49"><draw:g draw:style-name="gr14"><draw:custom-shape draw:style-name="gr15" draw:text-style-name="P331" svg:width="0.5024in" svg:height="0.5016in" svg:x="3.202in" svg:y="4.078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331" svg:width="0.3024in" svg:height="0.3016in" svg:x="3.302in" svg:y="4.1787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style-name="gr18" draw:text-style-name="P331" svg:width="0.5024in" svg:height="0.5016in" svg:x="3.202in" svg:y="4.078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331" svg:width="0.3024in" svg:height="0.3016in" svg:x="3.302in" svg:y="4.1787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style-name="gr19" draw:text-style-name="P331" svg:width="0.5024in" svg:height="0.5016in" svg:x="3.202in" svg:y="4.078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331" svg:width="0.3024in" svg:height="0.3016in" svg:x="3.302in" svg:y="4.1787in"><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style-name="gr17" draw:text-style-name="P330" svg:width="0.6343in" svg:height="0.4831in" svg:x="3.1374in" svg:y="4.0933in"><draw:text-box><text:p text:style-name="P323"><text:span text:style-name="T145">rAwB</text:span></text:p><text:p text:style-name="P323"><text:span text:style-name="T145">mCrC</text:span></text:p></draw:text-box></draw:frame><draw:g draw:style-name="gr14" xml:id="id48" draw:id="id48"><draw:g draw:style-name="gr14"><draw:custom-shape draw:style-name="gr15" draw:text-style-name="P331" svg:width="0.5016in" svg:height="0.5016in" svg:x="3.1945in" svg:y="3.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331" svg:width="0.3016in" svg:height="0.3016in" svg:x="3.2945in" svg:y="3.1098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style-name="gr19" draw:text-style-name="P331" svg:width="0.5016in" svg:height="0.5016in" svg:x="3.1945in" svg:y="3.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331" svg:width="0.3016in" svg:height="0.3016in" svg:x="3.2945in" svg:y="3.1098in"><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style-name="gr17" draw:text-style-name="P330" svg:width="0.6248in" svg:height="0.4831in" svg:x="3.1343in" svg:y="3.0252in"><draw:text-box><text:p text:style-name="P323"><text:span text:style-name="T145">rAmC</text:span></text:p><text:p text:style-name="P323"><text:span text:style-name="T145">rC</text:span></text:p></draw:text-box></draw:frame><draw:g draw:style-name="gr14" xml:id="id43" draw:id="id43"><draw:custom-shape draw:style-name="gr15" draw:text-style-name="P331" svg:width="0.5016in" svg:height="0.5016in" svg:x="2.1965in" svg:y="2.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331" svg:width="0.3016in" svg:height="0.3016in" svg:x="2.2965in" svg:y="2.1098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17" draw:text-style-name="P333" svg:width="0.3657in" svg:height="0.2913in" svg:x="2.2654in" svg:y="2.1173in"><draw:text-box><text:p text:style-name="P326"><text:span text:style-name="T145">rA</text:span></text:p></draw:text-box></draw:frame><draw:custom-shape draw:style-name="gr15" draw:text-style-name="P331" xml:id="id42" draw:id="id42" svg:width="0.5016in" svg:height="0.5016in" svg:x="3.1965in" svg:y="1.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31" xml:id="id41" draw:id="id41" svg:width="0.5016in" svg:height="0.5016in" svg:x="3.1965in" svg:y="0.00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 draw:text-style-name="P333" svg:width="0.2921in" svg:height="0.2913in" svg:x="2.7134in" svg:y="2.7673in"><draw:text-box><text:p text:style-name="P326"><text:span text:style-name="T145">a</text:span></text:p></draw:text-box></draw:frame><draw:frame draw:style-name="gr17" draw:text-style-name="P333" svg:width="0.2921in" svg:height="0.2913in" svg:x="3.4055in" svg:y="3.5835in"><draw:text-box><text:p text:style-name="P326"><text:span text:style-name="T145">b</text:span></text:p></draw:text-box></draw:frame><draw:frame draw:style-name="gr30" draw:text-style-name="P333" svg:width="0.2913in" svg:height="0.2913in" svg:x="2.4717in" svg:y="3.7409in"><draw:text-box><text:p text:style-name="P326"><text:span text:style-name="T145">c</text:span></text:p></draw:text-box></draw:frame><draw:frame draw:style-name="gr17" draw:text-style-name="P333" svg:width="0.463in" svg:height="0.2913in" svg:x="4.548in" svg:y="3.6787in"><draw:text-box><text:p text:style-name="P326"><text:span text:style-name="T145">[^a]</text:span></text:p></draw:text-box></draw:frame><draw:frame draw:style-name="gr17" draw:text-style-name="P333" svg:width="0.463in" svg:height="0.2913in" svg:x="2.7311in" svg:y="3.5819in"><draw:text-box><text:p text:style-name="P326"><text:span text:style-name="T145">[^b]</text:span></text:p></draw:text-box></draw:frame><draw:frame draw:style-name="gr31" draw:text-style-name="P333" svg:width="0.5551in" svg:height="0.2913in" draw:transform="rotate (-0.785398163397448) translate (4.8375in 1.53541666666667in)"><draw:text-box><text:p text:style-name="P326"><text:span text:style-name="T145">[^ab]</text:span></text:p></draw:text-box></draw:frame><draw:frame draw:style-name="gr17" draw:text-style-name="P333" svg:width="0.5461in" svg:height="0.2913in" draw:transform="rotate (0.785398163397448) translate (2.71805555555556in 1.90416666666667in)"><draw:text-box><text:p text:style-name="P326"><text:span text:style-name="T145">[^ac]</text:span></text:p></draw:text-box></draw:frame><draw:frame draw:style-name="gr32" draw:text-style-name="P333" svg:width="0.2453in" svg:height="0.2913in" svg:x="3.411in" svg:y="0.5091in"><draw:text-box><text:p text:style-name="P326"><text:span text:style-name="T145">/</text:span></text:p></draw:text-box></draw:frame><draw:frame draw:style-name="gr17" draw:text-style-name="P333" svg:width="0.2921in" svg:height="0.2913in" svg:x="4.0917in" svg:y="3.7697in"><draw:text-box><text:p text:style-name="P326"><text:span text:style-name="T145">a</text:span></text:p></draw:text-box></draw:frame><draw:frame draw:style-name="gr17" draw:text-style-name="P333" svg:width="0.2921in" svg:height="0.2913in" svg:x="3.9756in" svg:y="2.3307in"><draw:text-box><text:p text:style-name="P326"><text:span text:style-name="T145">a</text:span></text:p></draw:text-box></draw:frame><draw:frame draw:style-name="gr33" draw:text-style-name="P333" svg:width="0.2925in" svg:height="0.2913in" svg:x="2.5799in" svg:y="1.4461in"><draw:text-box><text:p text:style-name="P326"><text:span text:style-name="T145">a</text:span></text:p></draw:text-box></draw:frame><draw:frame draw:style-name="gr17" draw:text-style-name="P333" svg:width="0.2823in" svg:height="0.2913in" svg:x="4.0626in" svg:y="1.4461in"><draw:text-box><text:p text:style-name="P326"><text:span text:style-name="T145">c</text:span></text:p></draw:text-box></draw:frame><draw:frame draw:style-name="gr17" draw:text-style-name="P333" svg:width="0.2921in" svg:height="0.2913in" svg:x="3.3917in" svg:y="1.5146in"><draw:text-box><text:p text:style-name="P326"><text:span text:style-name="T145">b</text:span></text:p></draw:text-box></draw:frame><draw:frame draw:style-name="gr17" draw:text-style-name="P333" svg:width="0.2921in" svg:height="0.2913in" svg:x="2.2055in" svg:y="2.5209in"><draw:text-box><text:p text:style-name="P326"><text:span text:style-name="T145">b</text:span></text:p></draw:text-box></draw:frame><draw:frame draw:style-name="gr17" draw:text-style-name="P333" svg:width="0.2921in" svg:height="0.2913in" svg:x="4.4035in" svg:y="2.5209in"><draw:text-box><text:p text:style-name="P326"><text:span text:style-name="T145">b</text:span></text:p></draw:text-box></draw:frame><draw:frame draw:style-name="gr34" draw:text-style-name="P333" svg:width="0.2823in" svg:height="0.2913in" svg:x="2.6299in" svg:y="2.3307in"><draw:text-box><text:p text:style-name="P326"><text:span text:style-name="T145">c</text:span></text:p></draw:text-box></draw:frame><draw:connector draw:style-name="gr28" draw:text-style-name="P330" draw:type="line" svg:x1="3.4472in" svg:y1="0.5114in" svg:x2="3.4472in" svg:y2="1.0102in" draw:start-shape="id41" draw:start-glue-point="8" draw:end-shape="id42" draw:end-glue-point="4" svg:d="m8756 1299v1267" svg:viewBox="0 0 2 1268"><text:p/></draw:connector><draw:connector draw:style-name="gr28" draw:text-style-name="P330" draw:type="line" svg:x1="3.1965in" svg:y1="1.2606in" svg:x2="2.4472in" svg:y2="2.0102in" draw:start-shape="id42" draw:start-glue-point="6" draw:end-shape="id43" draw:end-glue-point="0" svg:d="m8119 3202-1903 1904" svg:viewBox="0 0 1905 1905"><text:p/></draw:connector><draw:connector draw:style-name="gr28" draw:text-style-name="P330" draw:type="line" svg:x1="3.4472in" svg:y1="1.5114in" svg:x2="3.4472in" svg:y2="2.0102in" draw:start-shape="id42" draw:start-glue-point="8" draw:end-shape="id44" draw:end-glue-point="0" svg:d="m8756 3839v1267" svg:viewBox="0 0 2 1268"><text:p/></draw:connector><draw:connector draw:style-name="gr28" draw:text-style-name="P330" draw:type="line" svg:x1="3.698in" svg:y1="1.2606in" svg:x2="4.4472in" svg:y2="2.0102in" draw:start-shape="id42" draw:start-glue-point="10" draw:end-shape="id45" draw:end-glue-point="0" svg:d="m9393 3202 1903 1904" svg:viewBox="0 0 1905 1905"><text:p/></draw:connector><draw:connector draw:style-name="gr28" draw:text-style-name="P330" draw:type="line" svg:x1="4.4472in" svg:y1="2.5114in" svg:x2="4.4465in" svg:y2="3.0106in" draw:start-shape="id45" draw:start-glue-point="2" draw:end-shape="id46" draw:end-glue-point="0" svg:d="m11296 6379-2 1268" svg:viewBox="0 0 4 1270"><text:p/></draw:connector><draw:frame draw:style-name="gr34" draw:text-style-name="P333" svg:width="0.2823in" svg:height="0.2913in" svg:x="3.8598in" svg:y="2.7579in"><draw:text-box><text:p text:style-name="P326"><text:span text:style-name="T145">c</text:span></text:p></draw:text-box></draw:frame><draw:g draw:style-name="gr14" xml:id="id44" draw:id="id44"><draw:custom-shape draw:style-name="gr18" draw:text-style-name="P331" svg:width="0.5016in" svg:height="0.5016in" svg:x="3.1965in" svg:y="2.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331" svg:width="0.3016in" svg:height="0.3016in" svg:x="3.2965in" svg:y="2.1098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 xml:id="id45" draw:id="id45"><draw:custom-shape draw:style-name="gr19" draw:text-style-name="P331" svg:width="0.5016in" svg:height="0.5016in" svg:x="4.1965in" svg:y="2.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331" svg:width="0.3016in" svg:height="0.3016in" svg:x="4.2965in" svg:y="2.1098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 xml:id="id47" draw:id="id47"><draw:g draw:style-name="gr14"><draw:custom-shape draw:style-name="gr15" draw:text-style-name="P331" svg:width="0.5016in" svg:height="0.5012in" svg:x="2.1965in" svg:y="3.01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331" svg:width="0.3016in" svg:height="0.3012in" svg:x="2.2965in" svg:y="3.1106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style-name="gr18" draw:text-style-name="P331" svg:width="0.5016in" svg:height="0.5012in" svg:x="2.1965in" svg:y="3.01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331" svg:width="0.3016in" svg:height="0.3012in" svg:x="2.2965in" svg:y="3.1106in"><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 draw:style-name="gr38" xml:id="id46" draw:id="id46"><draw:g draw:style-name="gr14"><draw:custom-shape draw:style-name="gr18" draw:text-style-name="P331" svg:width="0.5024in" svg:height="0.5012in" svg:x="4.1961in" svg:y="3.01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331" svg:width="0.3024in" svg:height="0.3012in" svg:x="4.2961in" svg:y="3.1106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style-name="gr19" draw:text-style-name="P331" svg:width="0.5024in" svg:height="0.5012in" svg:x="4.1961in" svg:y="3.01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331" svg:width="0.3024in" svg:height="0.3012in" svg:x="4.2961in" svg:y="3.1106in"><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style-name="gr17" draw:text-style-name="P333" svg:width="0.4303in" svg:height="0.2913in" svg:x="3.2327in" svg:y="2.1173in"><draw:text-box><text:p text:style-name="P326"><text:span text:style-name="T145">wB</text:span></text:p></draw:text-box></draw:frame><draw:frame draw:style-name="gr17" draw:text-style-name="P333" svg:width="0.6343in" svg:height="0.2913in" svg:x="4.1319in" svg:y="2.1173in"><draw:text-box><text:p text:style-name="P326"><text:span text:style-name="T145">mCrC</text:span></text:p></draw:text-box></draw:frame><draw:frame draw:style-name="gr17" draw:text-style-name="P333" svg:width="0.5941in" svg:height="0.2913in" svg:x="2.1516in" svg:y="3.1173in"><draw:text-box><text:p text:style-name="P326"><text:span text:style-name="T145">rAwB</text:span></text:p></draw:text-box></draw:frame><draw:connector draw:style-name="gr28" draw:text-style-name="P331" draw:type="curve" svg:x1="2.4472in" svg:y1="2.5114in" svg:x2="2.4472in" svg:y2="3.0106in" draw:start-shape="id43" draw:start-glue-point="2" draw:end-shape="id47" draw:end-glue-point="0" svg:d="m6216 6379v1268" svg:viewBox="0 0 2 1270"><text:p/></draw:connector><draw:frame draw:style-name="gr17" draw:text-style-name="P330" svg:width="0.6898in" svg:height="0.4831in" svg:x="4.1126in" svg:y="3.0252in"><draw:text-box><text:p text:style-name="P323"><text:span text:style-name="T145">wBmC</text:span></text:p><text:p text:style-name="P323"><text:span text:style-name="T145">rC</text:span></text:p></draw:text-box></draw:frame><draw:connector draw:style-name="gr28" draw:text-style-name="P331" draw:type="curve" svg:x1="2.1965in" svg:y1="2.2602in" svg:x2="2.4472in" svg:y2="2.0098in" draw:start-shape="id43" draw:start-glue-point="3" draw:end-shape="id43" draw:end-glue-point="0" svg:d="m5579 5741c-751 0-626-569-280-917s917-471 917 281" svg:viewBox="0 0 1192 1192"><text:p/></draw:connector><draw:connector draw:style-name="gr28" draw:text-style-name="P331" draw:type="curve" svg:x1="3.1965in" svg:y1="2.2602in" svg:x2="3.4472in" svg:y2="2.0098in" draw:start-shape="id44" draw:start-glue-point="3" draw:end-shape="id44" draw:end-glue-point="0" svg:d="m8119 5741c-751 0-626-569-280-917s917-471 917 281" svg:viewBox="0 0 1192 1192"><text:p/></draw:connector><draw:connector draw:style-name="gr28" draw:text-style-name="P331" draw:type="curve" svg:x1="4.698in" svg:y1="2.2602in" svg:x2="4.4472in" svg:y2="2.0098in" draw:start-shape="id45" draw:start-glue-point="1" draw:end-shape="id45" draw:end-glue-point="0" svg:d="m11933 5741c753 0 628-569 280-917s-917-471-917 281" svg:viewBox="0 0 1194 1192"><text:p/></draw:connector><draw:connector draw:style-name="gr28" draw:text-style-name="P331" draw:type="curve" svg:x1="2.4472in" svg:y1="3.5114in" svg:x2="2.1965in" svg:y2="3.2606in" draw:start-shape="id47" draw:start-glue-point="2" draw:end-shape="id47" draw:end-glue-point="3" svg:d="m6216 8919c0 752-570 626-917 281s-471-918 280-918" svg:viewBox="0 0 1192 1192"><text:p/></draw:connector><draw:frame draw:style-name="gr17" draw:text-style-name="P333" svg:width="0.2921in" svg:height="0.2913in" svg:x="3.7783in" svg:y="4.5945in"><draw:text-box><text:p text:style-name="P326"><text:span text:style-name="T145">?</text:span></text:p></draw:text-box></draw:frame><draw:connector draw:style-name="gr28" draw:text-style-name="P330" draw:type="curve" svg:x1="3.1965in" svg:y1="1.2602in" svg:x2="3.4472in" svg:y2="1.0098in" draw:start-shape="id42" draw:start-glue-point="6" draw:end-shape="id42" draw:end-glue-point="4" svg:d="m8119 3201c-751 0-626-569-280-917s917-471 917 281" svg:viewBox="0 0 1192 1192"><text:p/></draw:connector><draw:frame draw:style-name="gr17" draw:text-style-name="P333" svg:width="0.6386in" svg:height="0.2913in" draw:transform="rotate (0.785398163397448) translate (2.66805555555556in 0.9375in)"><draw:text-box><text:p text:style-name="P326"><text:span text:style-name="T145">[^abc]</text:span></text:p></draw:text-box></draw:frame><draw:frame draw:style-name="gr17" draw:text-style-name="P333" svg:width="0.5461in" svg:height="0.2913in" draw:transform="rotate (0.785398163397448) translate (1.69444444444444in 1.91666666666667in)"><draw:text-box><text:p text:style-name="P326"><text:span text:style-name="T145">[^bc]</text:span></text:p></draw:text-box></draw:frame><draw:frame draw:style-name="gr17" draw:text-style-name="P333" svg:width="0.4531in" svg:height="0.2913in" svg:x="1.8909in" svg:y="3.6606in"><draw:text-box><text:p text:style-name="P326"><text:span text:style-name="T145">[^c]</text:span></text:p></draw:text-box></draw:frame><draw:connector draw:style-name="gr28" draw:text-style-name="P325" draw:type="line" svg:x1="3.4472in" svg:y1="2.5114in" svg:x2="2.698in" svg:y2="3.2606in" draw:start-shape="id44" draw:start-glue-point="2" draw:end-shape="id47" svg:d="m8756 6379-1903 1903" svg:viewBox="0 0 1905 1905"><text:p/></draw:connector><draw:connector draw:style-name="gr28" draw:text-style-name="P325" draw:type="line" svg:x1="3.4472in" svg:y1="2.5114in" svg:x2="4.1957in" svg:y2="3.2606in" draw:start-shape="id44" draw:start-glue-point="2" draw:end-shape="id46" svg:d="m8756 6379 1901 1903" svg:viewBox="0 0 1903 1905"><text:p/></draw:connector><draw:connector draw:style-name="gr28" draw:text-style-name="P325" draw:type="curve" svg:x1="4.4465in" svg:y1="3.5114in" svg:x2="4.698in" svg:y2="3.2606in" draw:start-shape="id46" draw:start-glue-point="2" draw:end-shape="id46" draw:end-glue-point="1" svg:d="m11294 8919c0 752 570 626 917 281s473-918-278-918" svg:viewBox="0 0 1194 1192"><text:p/></draw:connector><draw:connector draw:style-name="gr28" draw:text-style-name="P325" draw:type="curve" svg:x1="3.4453in" svg:y1="3.5114in" svg:x2="3.1945in" svg:y2="3.2606in" draw:start-shape="id48" draw:start-glue-point="2" draw:end-shape="id48" draw:end-glue-point="3" svg:d="m8751 8919c0 753-570 628-918 281s-471-918 281-918" svg:viewBox="0 0 1192 1194"><text:p/></draw:connector><draw:connector draw:style-name="gr28" draw:text-style-name="P325" draw:type="curve" svg:x1="3.4453in" svg:y1="3.5114in" svg:x2="3.452in" svg:y2="4.0815in" draw:start-shape="id48" draw:start-glue-point="2" svg:d="m8751 8919c0 1462 17 739 17 1448" svg:viewBox="0 0 19 1450"><text:p/></draw:connector><draw:connector draw:style-name="gr28" draw:text-style-name="P325" draw:type="line" svg:x1="4.1965in" svg:y1="2.2606in" svg:x2="3.4453in" svg:y2="3.0102in" draw:start-shape="id45" draw:start-glue-point="3" draw:end-shape="id48" svg:d="m10659 5742-1908 1904" svg:viewBox="0 0 1910 1905"><text:p/></draw:connector><draw:connector draw:style-name="gr28" draw:text-style-name="P325" draw:type="line" svg:x1="2.698in" svg:y1="2.2606in" svg:x2="3.4453in" svg:y2="3.0102in" draw:start-shape="id43" draw:start-glue-point="1" draw:end-shape="id48" draw:end-glue-point="0" svg:d="m6853 5742 1898 1904" svg:viewBox="0 0 1900 1905"><text:p/></draw:connector><draw:connector draw:style-name="gr28" draw:text-style-name="P325" draw:type="line" svg:x1="4.4465in" svg:y1="3.5114in" svg:x2="3.7043in" svg:y2="4.3295in" draw:start-shape="id46" draw:start-glue-point="2" draw:end-shape="id49" svg:d="m11294 8919-1885 2078" svg:viewBox="0 0 1887 2080"><text:p/></draw:connector><draw:connector draw:style-name="gr28" draw:text-style-name="P325" draw:type="line" svg:x1="2.4472in" svg:y1="3.5114in" svg:x2="3.202in" svg:y2="4.3295in" draw:start-shape="id47" draw:start-glue-point="2" draw:end-shape="id49" draw:end-glue-point="3" svg:d="m6216 8919 1917 2078" svg:viewBox="0 0 1919 2080"><text:p/></draw:connector><draw:connector draw:style-name="gr28" draw:text-style-name="P325" draw:type="curve" svg:x1="3.4528in" svg:y1="4.5799in" svg:x2="3.7043in" svg:y2="4.3291in" draw:start-shape="id49" draw:start-glue-point="2" draw:end-shape="id49" draw:end-glue-point="1" svg:d="m8770 11633c0 753 570 628 917 280s473-917-278-917" svg:viewBox="0 0 1194 1194"><text:p/></draw:connector></draw:g></text:p>
      <text:p text:style-name="P269"><text:soft-page-break/>The label can be used directly for analysis or <text:s/>the permissions for each domain can the be extracted, along with the set of intersecting domains, and the domain label can be renamed to make it easier to deal with.</text:p>
      <text:p text:style-name="P269"/>
      <text:p text:style-name="P269">?????? revisit previous example with permissions, can we get a split label with it</text:p>
      <text:p text:style-name="P116"/>
      <text:p text:style-name="P116">?????? NOTE: below needs reworked, moved or deleted ?????</text:p>
      <text:h text:style-name="P313" text:outline-level="3"/>
      <table:table table:name="Table1" table:style-name="Table1">
        <table:table-column table:style-name="Table1.A"/>
        <table:table-column table:style-name="Table1.B"/>
        <table:table-row>
          <table:table-cell table:style-name="Table1.A1" office:value-type="string">
            <text:p text:style-name="P317">Rule</text:p>
          </table:table-cell>
          <table:table-cell table:style-name="Table1.B1" office:value-type="string">
            <text:p text:style-name="P317">Label</text:p>
          </table:table-cell>
        </table:table-row>
        <table:table-row>
          <table:table-cell table:style-name="Table1.A2" office:value-type="string">
            <text:p text:style-name="P318">/home/ r,</text:p>
          </table:table-cell>
          <table:table-cell table:style-name="Table1.B3" office:value-type="string">
            <text:p text:style-name="P318">r</text:p>
          </table:table-cell>
        </table:table-row>
        <table:table-row>
          <table:table-cell table:style-name="Table1.A3" office:value-type="string">
            <text:p text:style-name="P318">/dev/null w,</text:p>
          </table:table-cell>
          <table:table-cell table:style-name="Table1.B3" office:value-type="string">
            <text:p text:style-name="P318">w</text:p>
          </table:table-cell>
        </table:table-row>
        <table:table-row>
          <table:table-cell table:style-name="Table1.A4" office:value-type="string">
            <text:p text:style-name="P318">/tmp/ rw,</text:p>
          </table:table-cell>
          <table:table-cell table:style-name="Table1.B4" office:value-type="string">
            <text:p text:style-name="P318">rw</text:p>
          </table:table-cell>
        </table:table-row>
      </table:table>
      <text:p text:style-name="P319">Table <text:sequence text:ref-name="refTable0" text:name="Table" text:formula="ooow:Table+1" style:num-format="1">1</text:sequence>: Example domain requiring 3 unique labels</text:p>
      <text:p text:style-name="P116"/>
      <text:h text:style-name="P316" text:outline-level="4"/>
      <text:p text:style-name="P269">To understand how rule overlaps are calculated when regular expressions are present in rules, a little formal language and automata theory is needed. <text:s/>For every regular expressions there is a regular language and a set of equivalent finite automata. <text:s/>Using automata theory it is possible to do set operations to determine the intersections of the domain rules. <text:s/>For the purpose of our analysis we will use a minimized deterministic finite automata (DFA).</text:p>
      <text:p text:style-name="P269"/>
      <text:p text:style-name="P269">The regular expressions in the domain can be converted into a DFA using the well known <text:s/>steps of first converting to an NFA and then using the subset construction to generate the DFA. <text:s/>The DFA can then be minimized and its accept states can be encoded with the permissions (labels) that a match belongs to. <text:s/>This conversion can be seen in <text:sequence-ref text:reference-format="category-and-value" text:ref-name="refIllustration5">Illustration 6</text:sequence-ref> where the apparmor rule /**a** r, has been converted into a dfa with its accept state labeled with the r permissions.</text:p>
      <text:p text:style-name="P269"><draw:frame draw:style-name="fr5" draw:name="Frame6" text:anchor-type="paragraph" svg:y="0in" svg:width="2.8417in" draw:z-index="12"><draw:text-box fo:min-height="1.0102in"><text:p text:style-name="Illustration"><draw:g text:anchor-type="paragraph" draw:z-index="13" draw:style-name="gr1"><draw:g draw:style-name="gr14" xml:id="id35" draw:id="id35"><draw:custom-shape draw:style-name="gr15" draw:text-style-name="P331" svg:width="0.5016in" svg:height="0.5016in" svg:x="2in" svg:y="0.5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331" svg:width="0.3016in" svg:height="0.3016in" svg:x="2.1in" svg:y="0.6035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17" draw:text-style-name="P333" svg:width="0.463in" svg:height="0.2913in" svg:x="0.9988in" svg:y="0in"><draw:text-box><text:p text:style-name="P326"><text:span text:style-name="T145">[^a]</text:span></text:p></draw:text-box></draw:frame><draw:frame draw:style-name="gr17" draw:text-style-name="P333" svg:width="0.2921in" svg:height="0.2913in" svg:x="2.5488in" svg:y="0.1665in"><draw:text-box><text:p text:style-name="P326"><text:span text:style-name="T145">?</text:span></text:p></draw:text-box></draw:frame><draw:custom-shape draw:style-name="gr15" draw:text-style-name="P331" xml:id="id33" draw:id="id33" svg:width="0.5016in" svg:height="0.5016in" svg:x="0.0008in" svg:y="0.5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31" xml:id="id34" draw:id="id34" svg:width="0.5016in" svg:height="0.5016in" svg:x="1in" svg:y="0.5071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8" draw:text-style-name="P331" draw:type="line" svg:x1="0.5024in" svg:y1="0.7575in" svg:x2="1.0004in" svg:y2="0.7575in" draw:start-shape="id33" draw:start-glue-point="10" draw:end-shape="id34" draw:end-glue-point="6" svg:d="m1276 1924h1265" svg:viewBox="0 0 1266 2"><text:p/></draw:connector><draw:connector draw:style-name="gr28" draw:text-style-name="P331" draw:type="line" svg:x1="1.5016in" svg:y1="0.7575in" svg:x2="2in" svg:y2="0.7543in" draw:start-shape="id34" draw:start-glue-point="10" draw:end-shape="id35" draw:end-glue-point="3" svg:d="m3814 1924 1266-8" svg:viewBox="0 0 1268 11"><text:p/></draw:connector><draw:connector draw:style-name="gr28" draw:text-style-name="P331" draw:type="curve" svg:x1="1.4283in" svg:y1="0.5799in" svg:x2="1.0728in" svg:y2="0.5799in" draw:start-shape="id34" draw:start-glue-point="11" draw:end-shape="id34" draw:end-glue-point="5" svg:d="m3628 1473c0-1028-903-1028-903 0" svg:viewBox="0 0 905 773"><text:p/></draw:connector><draw:frame draw:style-name="gr17" draw:text-style-name="P333" svg:width="0.2921in" svg:height="0.2913in" svg:x="1.5406in" svg:y="0.4992in"><draw:text-box><text:p text:style-name="P326"><text:span text:style-name="T145">a</text:span></text:p></draw:text-box></draw:frame><draw:frame draw:style-name="gr17" draw:text-style-name="P333" svg:width="0.2453in" svg:height="0.2913in" svg:x="0.5398in" svg:y="0.4937in"><draw:text-box><text:p text:style-name="P326"><text:span text:style-name="T145">/</text:span></text:p></draw:text-box></draw:frame><draw:connector draw:style-name="gr28" draw:text-style-name="P331" draw:type="curve" svg:x1="2.5016in" svg:y1="0.7543in" svg:x2="2.2508in" svg:y2="0.5035in" draw:start-shape="id35" draw:start-glue-point="1" draw:end-shape="id35" draw:end-glue-point="0" svg:d="m6354 1916c753 0 627-570 280-918s-917-471-917 281" svg:viewBox="0 0 1194 1192"><text:p/></draw:connector><draw:frame draw:style-name="gr17" draw:text-style-name="P333" svg:width="0.2543in" svg:height="0.2913in" svg:x="2.1244in" svg:y="0.6118in"><draw:text-box><text:p text:style-name="P326"><text:span text:style-name="T145">r</text:span></text:p></draw:text-box></draw:frame></draw:g>Illustration <text:sequence text:ref-name="refIllustration5" text:name="Illustration" text:formula="ooow:Illustration+1" style:num-format="1">6</text:sequence>: AppArmor rule /**a** r, as a minimized dfa with the accept state labeled with the permission granted</text:p></draw:text-box></draw:frame></text:p>
      <text:p text:style-name="P269"/>
      <text:p text:style-name="P269">When rules intersect we need to resolve what permissions will be assigned to the portion of the rules that overlap. <text:s/>For AppArmor this usually is done by accumulating permissions as shown in the Venn diagram in <text:sequence-ref text:reference-format="category-and-value" text:ref-name="refIllustration8">Error: Reference source not found</text:sequence-ref>.</text:p>
      <text:p text:style-name="P269"><draw:frame draw:style-name="fr5" draw:name="Frame8" text:anchor-type="paragraph" svg:y="0in" svg:width="2.5028in" draw:z-index="14"><draw:text-box fo:min-height="1.7528in"><text:p text:style-name="Illustration"><draw:g text:anchor-type="paragraph" draw:z-index="15" draw:style-name="gr1"><draw:custom-shape draw:style-name="gr18" draw:text-style-name="P331" svg:width="1.7504in" svg:height="1.7504in" svg:x="0.7516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31" svg:width="1.7504in" svg:height="1.7504in" svg:x="0.0016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5" draw:text-style-name="P333" svg:width="0.6433in" svg:height="0.2913in" svg:x="0.1071in" svg:y="0.5in"><draw:text-box><text:p text:style-name="P326"><text:span text:style-name="T145">/**a** </text:span></text:p></draw:text-box></draw:frame><draw:frame draw:style-name="gr17" draw:text-style-name="P333" svg:width="0.7831in" svg:height="0.2913in" svg:x="1.7181in" svg:y="0.4646in"><draw:text-box><text:p text:style-name="P326"><text:span text:style-name="T145"><text:s text:c="4"/></text:span><text:span text:style-name="T145">/**b**</text:span></text:p></draw:text-box></draw:frame><draw:frame draw:style-name="gr17" draw:text-style-name="P333" svg:width="1.0331in" svg:height="0.2913in" svg:x="0.7516in" svg:y="0.5in"><draw:text-box><text:p text:style-name="P326"><text:span text:style-name="T145">/**{ab,ba}**</text:span></text:p></draw:text-box></draw:frame><draw:frame draw:style-name="gr17" draw:text-style-name="P333" svg:width="0.2543in" svg:height="0.2913in" svg:x="0.2516in" svg:y="1in"><draw:text-box><text:p text:style-name="P326"><text:span text:style-name="T145">r</text:span></text:p></draw:text-box></draw:frame><draw:frame draw:style-name="gr17" draw:text-style-name="P333" svg:width="0.3189in" svg:height="0.2913in" svg:x="2.0016in" svg:y="1in"><draw:text-box><text:p text:style-name="P326"><text:span text:style-name="T145">w</text:span></text:p></draw:text-box></draw:frame><draw:frame draw:style-name="gr17" draw:text-style-name="P333" svg:width="0.3748in" svg:height="0.2913in" svg:x="1.1287in" svg:y="1in"><draw:text-box><text:p text:style-name="P326"><text:span text:style-name="T145">rw</text:span></text:p></draw:text-box></draw:frame></draw:g>Illustration <text:sequence text:ref-name="refIllustration6" text:name="Illustration" text:formula="ooow:Illustration+1" style:num-format="1">7</text:sequence>: Permission for intersecting rules /**a** r, and /**b** w,</text:p></draw:text-box></draw:frame><text:soft-page-break/></text:p>
      <text:p text:style-name="P269"/>
      <text:p text:style-name="P269">The overlapping of permissions is handle by the dfa construction where accept states get labeled with a set of permissions. <text:s/>When two accept states are merged due to minimization then the new states label is union of sets of permissions of the merged states. <text:s/>The resultant minimized dfa (shown in <text:sequence-ref text:reference-format="category-and-value" text:ref-name="ref0">Error: Reference source not found</text:sequence-ref>) will contain M accept states with M unique permission sets (some accept states may have the same permission set).</text:p>
      <text:p text:style-name="P269"/>
      <text:p text:style-name="P269"><draw:frame draw:style-name="fr2" draw:name="Frame9" text:anchor-type="paragraph" svg:width="3.8717in" draw:z-index="16"><draw:text-box fo:min-height="2.0772in"><text:p text:style-name="Illustration"><draw:g text:anchor-type="paragraph" draw:z-index="17" draw:style-name="gr1"><draw:g draw:style-name="gr14"><draw:custom-shape draw:style-name="gr18" draw:text-style-name="P331" svg:width="0.5016in" svg:height="0.5016in" svg:x="3in" svg:y="0.7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331" svg:width="0.3016in" svg:height="0.3016in" svg:x="3.1in" svg:y="0.88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 xml:id="id38" draw:id="id38"><draw:custom-shape draw:style-name="gr15" draw:text-style-name="P331" svg:width="0.5016in" svg:height="0.5016in" svg:x="1.9984in" svg:y="0.2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331" svg:width="0.3016in" svg:height="0.3016in" svg:x="2.0984in" svg:y="0.38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17" draw:text-style-name="P333" svg:width="0.5551in" svg:height="0.2913in" svg:x="0.9091in" svg:y="0.2854in"><draw:text-box><text:p text:style-name="P326"><text:span text:style-name="T145">[^ab]</text:span></text:p></draw:text-box></draw:frame><draw:custom-shape draw:style-name="gr15" draw:text-style-name="P331" xml:id="id36" draw:id="id36" svg:width="0.5016in" svg:height="0.5012in" svg:x="0in" svg:y="0.7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31" xml:id="id37" draw:id="id37" svg:width="0.5016in" svg:height="0.5012in" svg:x="1in" svg:y="0.7846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8" draw:text-style-name="P331" draw:type="line" svg:x1="0.5016in" svg:y1="1.0354in" svg:x2="1in" svg:y2="1.0354in" draw:start-shape="id36" draw:start-glue-point="10" draw:end-shape="id37" draw:end-glue-point="6" svg:d="m1274 2630h1266" svg:viewBox="0 0 1268 2"><text:p/></draw:connector><draw:connector draw:style-name="gr28" draw:text-style-name="P331" draw:type="line" svg:x1="1.5016in" svg:y1="1.0354in" svg:x2="1.9984in" svg:y2="0.5362in" draw:start-shape="id37" draw:start-glue-point="10" draw:end-shape="id38" draw:end-glue-point="3" svg:d="m3814 2630 1262-1268" svg:viewBox="0 0 1265 1270"><text:p/></draw:connector><draw:connector draw:style-name="gr28" draw:text-style-name="P331" draw:type="curve" svg:x1="1.4283in" svg:y1="0.8575in" svg:x2="1.0728in" svg:y2="0.8575in" draw:start-shape="id37" draw:start-glue-point="11" draw:end-shape="id37" draw:end-glue-point="5" svg:d="m3628 2178c0-1031-903-1031-903 0" svg:viewBox="0 0 905 776"><text:p/></draw:connector><draw:frame draw:style-name="gr17" draw:text-style-name="P333" svg:width="0.2921in" svg:height="0.2913in" svg:x="1.5in" svg:y="0.5354in"><draw:text-box><text:p text:style-name="P326"><text:span text:style-name="T145">a</text:span></text:p></draw:text-box></draw:frame><draw:frame draw:style-name="gr17" draw:text-style-name="P333" svg:width="0.2453in" svg:height="0.2913in" svg:x="0.4508in" svg:y="0.7791in"><draw:text-box><text:p text:style-name="P326"><text:span text:style-name="T145">/</text:span></text:p></draw:text-box></draw:frame><draw:frame draw:style-name="gr36" draw:text-style-name="P333" svg:width="0.3748in" svg:height="0.2913in" svg:x="3.0634in" svg:y="0.8925in"><draw:text-box><text:p text:style-name="P326"><text:span text:style-name="T145">rw</text:span></text:p></draw:text-box></draw:frame><draw:connector draw:style-name="gr28" draw:text-style-name="P331" draw:type="curve" svg:x1="2.5in" svg:y1="0.5362in" svg:x2="2.2492in" svg:y2="0.2854in" draw:start-shape="id38" draw:start-glue-point="1" draw:end-shape="id38" draw:end-glue-point="0" svg:d="m6350 1362c753 0 628-570 280-917s-917-471-917 280" svg:viewBox="0 0 1194 1192"><text:p/></draw:connector><draw:connector draw:style-name="gr28" draw:text-style-name="P331" draw:type="line" svg:x1="1.5016in" svg:y1="1.0354in" svg:x2="2.0008in" svg:y2="1.5346in" draw:start-shape="id37" draw:start-glue-point="10" svg:d="m3814 2630 1268 1268" svg:viewBox="0 0 1270 1270"><text:p/></draw:connector><draw:frame draw:style-name="gr17" draw:text-style-name="P333" svg:width="0.2921in" svg:height="0.2913in" svg:x="1.5in" svg:y="1.2854in"><draw:text-box><text:p text:style-name="P326"><text:span text:style-name="T145">b</text:span></text:p></draw:text-box></draw:frame><draw:g draw:style-name="gr14" xml:id="id39" draw:id="id39"><draw:custom-shape draw:style-name="gr15" draw:text-style-name="P331" svg:width="0.5016in" svg:height="0.5016in" svg:x="2.9984in" svg:y="0.7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331" svg:width="0.3016in" svg:height="0.3016in" svg:x="3.0984in" svg:y="0.8839in"><text:p/><draw:enhanced-geometry svg:viewBox="0 0 21600 21600" draw:glue-points="10800 0 3163 3163 0 10800 3163 18437 10800 21600 18437 18437 21600 10800 18437 3163" draw:text-areas="3163 3163 18437 18437" draw:type="ellipse" draw:enhanced-path="U 10800 10800 10800 10800 0 360 Z N"/></draw:custom-shape></draw:g><draw:connector draw:style-name="gr28" draw:text-style-name="P330" draw:type="line" svg:x1="2.5in" svg:y1="1.5346in" svg:x2="2.9984in" svg:y2="1.0346in" draw:end-shape="id39" draw:end-glue-point="3" svg:d="m6350 3898 1266-1270" svg:viewBox="0 0 1268 1272"><text:p/></draw:connector><draw:connector draw:style-name="gr28" draw:text-style-name="P330" draw:type="line" svg:x1="2.5in" svg:y1="0.5362in" svg:x2="2.9984in" svg:y2="1.0346in" draw:start-shape="id38" draw:start-glue-point="1" draw:end-shape="id39" draw:end-glue-point="3" svg:d="m6350 1362 1266 1266" svg:viewBox="0 0 1268 1268"><text:p/></draw:connector><draw:frame draw:style-name="gr17" draw:text-style-name="P333" svg:width="0.463in" svg:height="0.2913in" svg:x="2.5437in" svg:y="0in"><draw:text-box><text:p text:style-name="P326"><text:span text:style-name="T145">[^b]</text:span></text:p></draw:text-box></draw:frame><draw:frame draw:style-name="gr17" draw:text-style-name="P333" svg:width="0.463in" svg:height="0.2913in" svg:x="2.5437in" svg:y="1.7854in"><draw:text-box><text:p text:style-name="P326"><text:span text:style-name="T145">[^a]</text:span></text:p></draw:text-box></draw:frame><draw:frame draw:style-name="gr17" draw:text-style-name="P333" svg:width="0.2921in" svg:height="0.2913in" svg:x="2.7091in" svg:y="1.25in"><draw:text-box><text:p text:style-name="P326"><text:span text:style-name="T145">a</text:span></text:p></draw:text-box></draw:frame><draw:frame draw:style-name="gr17" draw:text-style-name="P333" svg:width="0.2921in" svg:height="0.2913in" svg:x="2.7091in" svg:y="0.5in"><draw:text-box><text:p text:style-name="P326"><text:span text:style-name="T145">b</text:span></text:p></draw:text-box></draw:frame><draw:connector draw:style-name="gr28" draw:text-style-name="P330" draw:type="curve" svg:x1="3.5in" svg:y1="1.0346in" svg:x2="3.2492in" svg:y2="0.7839in" draw:start-shape="id39" draw:start-glue-point="1" draw:end-shape="id39" draw:end-glue-point="0" svg:d="m8890 2628c753 0 628-570 280-917s-917-471-917 280" svg:viewBox="0 0 1194 1192"><text:p/></draw:connector><draw:frame draw:style-name="gr17" draw:text-style-name="P333" svg:width="0.2921in" svg:height="0.2913in" svg:x="3.5783in" svg:y="0.4425in"><draw:text-box><text:p text:style-name="P326"><text:span text:style-name="T145">?</text:span></text:p></draw:text-box></draw:frame><draw:frame draw:style-name="gr17" draw:text-style-name="P333" svg:width="0.2543in" svg:height="0.2913in" svg:x="2.1228in" svg:y="0.3929in"><draw:text-box><text:p text:style-name="P326"><text:span text:style-name="T145">r</text:span></text:p></draw:text-box></draw:frame><draw:g draw:style-name="gr14" xml:id="id40" draw:id="id40"><draw:g draw:style-name="gr14"><draw:custom-shape draw:style-name="gr18" draw:text-style-name="P331" svg:width="0.5016in" svg:height="0.5016in" svg:x="1.9984in" svg:y="1.2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331" svg:width="0.3016in" svg:height="0.3016in" svg:x="2.0984in" svg:y="1.38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17" draw:text-style-name="P333" svg:width="0.3189in" svg:height="0.2913in" svg:x="2.0902in" svg:y="1.3929in"><draw:text-box><text:p text:style-name="P326"><text:span text:style-name="T145">w</text:span></text:p></draw:text-box></draw:frame></draw:g><draw:connector draw:style-name="gr28" draw:text-style-name="P330" draw:type="curve" svg:x1="2.5in" svg:y1="1.5362in" svg:x2="2.2492in" svg:y2="1.7866in" draw:start-shape="id40" draw:start-glue-point="1" draw:end-shape="id40" draw:end-glue-point="2" svg:d="m6350 3902c753 0 628 569 280 917s-917 473-917-281" svg:viewBox="0 0 1194 1194"><text:p/></draw:connector></draw:g>Illustration <text:sequence text:ref-name="refIllustration7" text:name="Illustration" text:formula="ooow:Illustration+1" style:num-format="1">8</text:sequence>: Dfa for combination of AppArmor rules /**a**r, and /**b** w,</text:p></draw:text-box></draw:frame><text:soft-page-break/></text:p>
      <text:p text:style-name="P269"/>
      <text:p text:style-name="P269"/>
      <text:p text:style-name="P269"/>
      <text:p text:style-name="P269"/>
      <text:p text:style-name="P135">Resolving dominance for overlapping rules</text:p>
      <text:p text:style-name="P135"/>
      <text:h text:style-name="P304" text:outline-level="1"><text:bookmark-start text:name="__RefHeading__2369_2002668406"/>Glossary of Terms<text:bookmark-end text:name="__RefHeading__2369_2002668406"/></text:h>
      <text:h text:style-name="P289" text:outline-level="10"><text:span text:style-name="T43">Subject</text:span></text:h>
      <text:p text:style-name="P115"><text:span text:style-name="T43">A task process or a proxy for a task/process. The labeling on a subject determines the set of rules being enforced.</text:span></text:p>
      <text:h text:style-name="P289" text:outline-level="10"><text:span text:style-name="T118">Subject</text:span></text:h>
      <text:p text:style-name="P115"><text:span text:style-name="T118">A task/process or a proxy for a task/process. The labeling on a subject determines the set of rules being enfoced.</text:span></text:p>
      <text:h text:style-name="P289" text:outline-level="10"><text:span text:style-name="T118">Proxy</text:span></text:h>
      <text:p text:style-name="P115"><text:span text:style-name="T118">A task or object that is acting on the behalf of a subject. It uses the subjects label to determine the set of rules to enforce.</text:span></text:p>
      <text:h text:style-name="P289" text:outline-level="10"><text:span text:style-name="T118">Object</text:span></text:h>
      <text:p text:style-name="P115"><text:span text:style-name="T118">An object is a resource (file, record, message, ..) that a subject interacts with.</text:span></text:p>
      <text:h text:style-name="P289" text:outline-level="10"><text:bookmark-start text:name="__RefHeading__2371_2002668406"/>Task<text:bookmark-end text:name="__RefHeading__2371_2002668406"/></text:h>
      <text:p text:style-name="P55">A kernel level process or thread of execution</text:p>
      <text:h text:style-name="P275" text:outline-level="10"><text:bookmark-start text:name="__RefHeading__2373_2002668406"/>Confinement<text:bookmark-end text:name="__RefHeading__2373_2002668406"/></text:h>
      <text:p text:style-name="P55">A generic term for the set of restrictions that AppArmor is placing on a task.</text:p>
      <text:h text:style-name="P275" text:outline-level="10"><text:bookmark-start text:name="__RefHeading__2375_2002668406"/>Confined<text:bookmark-end text:name="__RefHeading__2375_2002668406"/></text:h>
      <text:p text:style-name="P55">A task is said to be confined if AppArmor is mediating its access to any objects or resources.</text:p>
      <text:h text:style-name="P275" text:outline-level="10"><text:bookmark-start text:name="__RefHeading__2377_2002668406"/>Unconfined<text:bookmark-end text:name="__RefHeading__2377_2002668406"/></text:h>
      <text:p text:style-name="P55">A special task state where AppArmor is not mediating its behavior. <text:s/>It is also a special profile that AppArmor uses to track which tasks are in the unconfined state.</text:p>
      <text:h text:style-name="P275" text:outline-level="10"><text:bookmark-start text:name="__RefHeading__2379_2002668406"/>Profile<text:bookmark-end text:name="__RefHeading__2379_2002668406"/></text:h>
      <text:p text:style-name="P55">The profile is <text:span text:style-name="T76">a label with rules and is </text:span>the base unit of task confinement in AppArmor. <text:s/>Each profile has a unique name, some control flags, and a white list that defines the sets of rules and relations that govern what permissions a task will have.</text:p>
      <text:h text:style-name="P276" text:outline-level="10"><text:bookmark-start text:name="__RefHeading__2381_2002668406"/>Profile name<text:bookmark-end text:name="__RefHeading__2381_2002668406"/></text:h>
      <text:p text:style-name="P60">A unique name that is u<text:span text:style-name="T76">s</text:span>ed to disti<text:span text:style-name="T76">n</text:span>guish between profiles. <text:span text:style-name="T76">It may also be used to determine how a profile attaches if an attachment is not provided.</text:span></text:p>
      <text:h text:style-name="P277" text:outline-level="10"><text:bookmark-start text:name="__RefHeading__2383_2002668406"/>Attachment<text:bookmark-end text:name="__RefHeading__2383_2002668406"/></text:h>
      <text:p text:style-name="P56">Attachment is how a profile specifies which executables it applies to.</text:p>
      <text:h text:style-name="P276" text:outline-level="10"><text:bookmark-start text:name="__RefHeading__2385_2002668406"/>Fully qualified profile name<text:bookmark-end text:name="__RefHeading__2385_2002668406"/></text:h>
      <text:p text:style-name="P60">The name of a profile including its namespace and all path components separated by //.</text:p>
      <text:p text:style-name="P60">eg. :namespace://parent profile//child//grandchild</text:p>
      <text:h text:style-name="P278" text:outline-level="10"><text:bookmark-start text:name="__RefHeading__2387_2002668406"/><text:soft-page-break/>Policy<text:bookmark-end text:name="__RefHeading__2387_2002668406"/></text:h>
      <text:p text:style-name="P61">The total set of profiles that determines system confinement.</text:p>
      <text:h text:style-name="P275" text:outline-level="10"><text:bookmark-start text:name="__RefHeading__2389_2002668406"/>Subprofile/Child profile<text:bookmark-end text:name="__RefHeading__2389_2002668406"/></text:h>
      <text:p text:style-name="P55">A sub or child profile is a profile that is declared to exist within another profile. <text:s/>It acts similar to a namespace for profiles in that child transition x rules will do attachments against the child profile set.</text:p>
      <text:h text:style-name="P279" text:outline-level="10"><text:bookmark-start text:name="__RefHeading__2391_2002668406"/>Sibling profile<text:bookmark-end text:name="__RefHeading__2391_2002668406"/></text:h>
      <text:p text:style-name="P89">A profile that exists at the same level (within the same list), as the profile in question.</text:p>
      <text:h text:style-name="P275" text:outline-level="10"><text:bookmark-start text:name="__RefHeading__2393_2002668406"/>Hat profile<text:bookmark-end text:name="__RefHeading__2393_2002668406"/></text:h>
      <text:p text:style-name="P55">A hat profile is a special child profile that has been flagged as being available to change_hat operation.</text:p>
      <text:h text:style-name="P275" text:outline-level="10"><text:bookmark-start text:name="__RefHeading__2395_2002668406"/>change_hat<text:bookmark-end text:name="__RefHeading__2395_2002668406"/></text:h>
      <text:p text:style-name="P55">A task directed profile change via an api call. <text:s/>It allows temporarily changing a task's profile to a hat profile, and then return to the original profile via a random token.</text:p>
      <text:h text:style-name="P280" text:outline-level="10"><text:bookmark-start text:name="__RefHeading__2397_2002668406"/>Domain<text:bookmark-end text:name="__RefHeading__2397_2002668406"/></text:h>
      <text:p text:style-name="P59">The confinement on a task. In apparmor this is the usually <text:span text:style-name="T76">a</text:span> profile, <text:span text:style-name="T76">but may be a compound label.</text:span></text:p>
      <text:h text:style-name="P280" text:outline-level="10"><text:bookmark-start text:name="__RefHeading__2399_2002668406"/>Domain transition<text:bookmark-end text:name="__RefHeading__2399_2002668406"/></text:h>
      <text:p text:style-name="P59">The process of transition a tasks domain from the current confinement to a new confinement.</text:p>
      <text:h text:style-name="P275" text:outline-level="10"><text:bookmark-start text:name="__RefHeading__2401_2002668406"/>change_profile<text:bookmark-end text:name="__RefHeading__2401_2002668406"/></text:h>
      <text:p text:style-name="P55">A task directed profile change via an api call. This is analogous to selinux's setcon. In apparmor terms it is not considered as setting the context as it may or may not operate on the full context (stack of profiles).</text:p>
      <text:h text:style-name="P275" text:outline-level="10"><text:bookmark-start text:name="__RefHeading__2403_2002668406"/>Label<text:bookmark-end text:name="__RefHeading__2403_2002668406"/></text:h>
      <text:p text:style-name="P55">A label is <text:span text:style-name="T76">the</text:span> type/mediation information attached to an object, which is used in determining what permissions a task has when accessing an object. <text:s/>Each label has a unique name which can used to reference it. <text:s/>In AppArmor. A label can be anything from an individual unit (explicit label, profile), or a representation of a set of units like an implicit label or profile stack.</text:p>
      <text:h text:style-name="P275" text:outline-level="10"><text:bookmark-start text:name="__RefHeading__2405_2002668406"/>Explicit label<text:bookmark-end text:name="__RefHeading__2405_2002668406"/></text:h>
      <text:p text:style-name="P55">Explicit labels are labels that are defined as part of policy and can be permanently applied to a system object. <text:s/>As such they can be stored on disk and remain defined across sessions and machine reboots.</text:p>
      <text:h text:style-name="P275" text:outline-level="10"><text:bookmark-start text:name="__RefHeading__2407_2002668406"/>Implicit label<text:bookmark-end text:name="__RefHeading__2407_2002668406"/></text:h>
      <text:p text:style-name="P55">Implicit labels are labels that are <text:span text:style-name="T76">derived</text:span> from p<text:span text:style-name="T76">rofile</text:span> rules for access paths, <text:span text:style-name="T76">and</text:span> literally represent the set of profiles that have access to a given object on a given path. <text:s/><text:span text:style-name="T76">T</text:span>he simplest implicit label is a profile, with more complex implicit labels being the set of profiles that can access the object.</text:p>
      <text:p text:style-name="P55"/>
      <text:p text:style-name="P55">The name of an implicit label is based off of the name of the profiles it is derived from with the simplest being the profile name. <text:s/>More complex labels are known as compound <text:span text:style-name="T44">labels.</text:span></text:p>
      <text:p text:style-name="P54"/>
      <text:p text:style-name="P89">Implicit labels can converted into explicit labels by a rule specifying that the labeling should be stored.</text:p>
      <text:h text:style-name="P281" text:outline-level="10"><text:bookmark-start text:name="__RefHeading__2409_2002668406"/>Simple label<text:bookmark-end text:name="__RefHeading__2409_2002668406"/></text:h>
      <text:p text:style-name="P87"><text:span text:style-name="T76">A label that consists of </text:span><text:span text:style-name="T80">just a name that is a single term in length</text:span><text:span text:style-name="T76">.</text:span></text:p>
      <text:h text:style-name="P275" text:outline-level="10"><text:bookmark-start text:name="__RefHeading__2411_2002668406"/><text:soft-page-break/>Compound label <text:span text:style-name="T80">(name)</text:span><text:bookmark-end text:name="__RefHeading__2411_2002668406"/></text:h>
      <text:p text:style-name="P55">Is a combined set of namespaces and labels. Usually just referred to as a label.</text:p>
      <text:h text:style-name="P282" text:outline-level="10"><text:bookmark-start text:name="__RefHeading__2413_2002668406"/>Term<text:bookmark-end text:name="__RefHeading__2413_2002668406"/></text:h>
      <text:p text:style-name="P54">A subcomponent (grouping) of a compound label that is used to determine domain transitions.</text:p>
      <text:h text:style-name="P275" text:outline-level="10"><text:bookmark-start text:name="__RefHeading__2415_2002668406"/>Access path<text:bookmark-end text:name="__RefHeading__2415_2002668406"/></text:h>
      <text:p text:style-name="P55">The access path is the “name” <text:span text:style-name="T77">and information</text:span> used to access/find an object, and it used in computing the implicit label for an object. <text:s/>The access path will vary depending on the type of object an example would be a file path name.</text:p>
      <text:h text:style-name="P283" text:outline-level="10"><text:bookmark-start text:name="__RefHeading__2417_2002668406"/>Handle<text:bookmark-end text:name="__RefHeading__2417_2002668406"/></text:h>
      <text:p text:style-name="P90">A handle is an identifier used to reference an object without specifying an “access path” (eg. file descriptor). Objects referenced by handles will have a labeling associated with them, and may grant different access permissions than are available via a lookup of the object done by access path. This is due to permission changes to a live object are not generally revoked, and delegation may grant permissions not granted via access path rules.</text:p>
      <text:h text:style-name="P275" text:outline-level="10"><text:bookmark-start text:name="__RefHeading__2419_2002668406"/>Disconnected paths<text:bookmark-end text:name="__RefHeading__2419_2002668406"/></text:h>
      <text:p text:style-name="P55">Disconnected paths are paths that can not be resolved to an expected root for the object type. <text:s/>These can occur in file names when a file system is lazily unmounted our a mount has been removed from the namespace, either via chroots, bind mounts, or pivot roots.</text:p>
      <text:h text:style-name="P275" text:outline-level="10"><text:bookmark-start text:name="__RefHeading__2421_2002668406"/><text:span text:style-name="T50">Revalidate/</text:span>Revalidation<text:bookmark-end text:name="__RefHeading__2421_2002668406"/></text:h>
      <text:p text:style-name="P55">Revalidation is a permission check that is done against an object after it has been opened. <text:s/>It is done when an object fails the labeling test, which forces a path lookup and reevaluation of permissions and conditionals.</text:p>
      <text:p text:style-name="P55"/>
      <text:p text:style-name="P55">If permission access is granted revalidation may update <text:span text:style-name="T77">an</text:span> objects labeling. <text:s/>If it does, further accesses <text:span text:style-name="T77">may</text:span> be subject to revalidation as well.</text:p>
      <text:h text:style-name="P280" text:outline-level="10"><text:bookmark-start text:name="__RefHeading__2423_2002668406"/>Revoke/Revocation<text:bookmark-end text:name="__RefHeading__2423_2002668406"/></text:h>
      <text:p text:style-name="P59">Revocation is the process of revoking access to objects that a task may have already been granted access to. Revocation will cause further access to revoked objects <text:span text:style-name="T77">to fail </text:span>with an error. In apparmor revocation is handled at the profile level, when <text:span text:style-name="T77">a </text:span>profile is revoked all live objects that have access granted by that profile will possible lose access pending a revalidation check.</text:p>
      <text:h text:style-name="P284" text:outline-level="10"><text:bookmark-start text:name="__RefHeading__2425_2002668406"/>Taint/tainting<text:bookmark-end text:name="__RefHeading__2425_2002668406"/></text:h>
      <text:p text:style-name="P63">Tainting is the process of placing a special taint mark on and object. In apparmor tainting occurs when an object label is extended through delegation, or revalidation. That is tainting in apparmor is just the dynamic extension of the label set on an object. Tainting when combined with rules can be used to dynamically limit what profiles can interact with the object.</text:p>
      <text:h text:style-name="P284" text:outline-level="10"><text:bookmark-start text:name="__RefHeading__2427_2002668406"/>Taint loss<text:bookmark-end text:name="__RefHeading__2427_2002668406"/></text:h>
      <text:p text:style-name="P63">Taint loss is the process of losing a taint. In apparmor this may occur at domain transitions.</text:p>
      <text:h text:style-name="P275" text:outline-level="10"><text:bookmark-start text:name="__RefHeading__2429_2002668406"/>Namespace<text:bookmark-end text:name="__RefHeading__2429_2002668406"/></text:h>
      <text:p text:style-name="P55">A namespace is a logical separation of names so that a given name can be used to represent different things in the separate spaces. Linux has several namespaces (fs, net, pid, ..) and they may affect the mean of access paths in profiles. <text:s/>In addition AppArmor defines its own policy namespaces for separating out sets of profiles.</text:p>
      <text:h text:style-name="P275" text:outline-level="10"><text:bookmark-start text:name="__RefHeading__2431_2002668406"/><text:soft-page-break/>Policy Namespaces<text:bookmark-end text:name="__RefHeading__2431_2002668406"/></text:h>
      <text:p text:style-name="P55">A policy namespace contains the set of profiles that is visible and available to attach to a given task. <text:s/>They allow separating profiles into separate functional groups that can be managed independently, allowing for different policy to be applied to different groups within the system.</text:p>
      <text:h text:style-name="P275" text:outline-level="10"><text:bookmark-start text:name="__RefHeading__2433_2002668406"/>User policy namespaces<text:bookmark-end text:name="__RefHeading__2433_2002668406"/></text:h>
      <text:p text:style-name="P55">User policy namespaces are a special namespace that allow a user to define policy for their own tasks. <text:s/>They allow for users to be able to define and manipulate MAC policy for their own tasks independent of what system policy defines.</text:p>
      <text:h text:style-name="P275" text:outline-level="10"><text:bookmark-start text:name="__RefHeading__2435_2002668406"/>Profile stack<text:bookmark-end text:name="__RefHeading__2435_2002668406"/></text:h>
      <text:p text:style-name="P55">A profile stack is the set of profiles (labeling) on a task. <text:s/>The labeling is distinct from the labeling of an object in that the last profile added to the stack is tracked as the top of the stack, and determines the current namespace.</text:p>
      <text:h text:style-name="P275" text:outline-level="10"><text:bookmark-start text:name="__RefHeading__2437_2002668406"/>Stacking<text:bookmark-end text:name="__RefHeading__2437_2002668406"/></text:h>
      <text:p text:style-name="P55">The processing of <text:span text:style-name="T45">adding a new profile </text:span>and/or namespace to a tasks current labeling <text:span text:style-name="T46">(profile stack).</text:span></text:p>
      <text:h text:style-name="P275" text:outline-level="10"><text:bookmark-start text:name="__RefHeading__2439_2002668406"/>Conditional<text:bookmark-end text:name="__RefHeading__2439_2002668406"/></text:h>
      <text:p text:style-name="P55">A conditional is a rule modifier that modifies the kernel object, policy, and match; that can be used to dynamically determine permissions.</text:p>
      <text:h text:style-name="P285" text:outline-level="10"><text:bookmark-start text:name="__RefHeading__2441_2002668406"/>Variable<text:bookmark-end text:name="__RefHeading__2441_2002668406"/></text:h>
      <text:p text:style-name="P53">Any policy variable whether boolean, single or multi-valued, compile time or kernel side.</text:p>
      <text:h text:style-name="P285" text:outline-level="10"><text:bookmark-start text:name="__RefHeading__2443_2002668406"/><text:span text:style-name="T99">Static variable (c</text:span>ompile time<text:span text:style-name="T99">)</text:span><text:bookmark-end text:name="__RefHeading__2443_2002668406"/></text:h>
      <text:p text:style-name="P53">A variable whose value is substituted at policy compile time, and can not be changed unless policy is recompiled and reloaded.</text:p>
      <text:h text:style-name="P285" text:outline-level="10"><text:bookmark-start text:name="__RefHeading__2445_2002668406"/>dynamic variable <text:span text:style-name="T99">(usually a kernel variable</text:span>)<text:bookmark-end text:name="__RefHeading__2445_2002668406"/></text:h>
      <text:p text:style-name="P53">Any variable that can have its value altered dynamically after the policy has been loaded into the kernel.</text:p>
      <text:h text:style-name="P286" text:outline-level="10"><text:bookmark-start text:name="__RefHeading__4023_510320029"/>Instance variable<text:bookmark-end text:name="__RefHeading__4023_510320029"/></text:h>
      <text:p text:style-name="P91">A variable whose values is determined by a particular instance or instantiation, eg. UID</text:p>
      <text:h text:style-name="P285" text:outline-level="10"><text:bookmark-start text:name="__RefHeading__2447_2002668406"/><text:span text:style-name="T99">System</text:span> kernel variable<text:bookmark-end text:name="__RefHeading__2447_2002668406"/></text:h>
      <text:p text:style-name="P53">A<text:span text:style-name="T99">n instance</text:span> kernel variable whose value can not be set but is determined by system values like PID, UID, etc.</text:p>
      <text:h text:style-name="P285" text:outline-level="10"><text:bookmark-start text:name="__RefHeading__2449_2002668406"/>Namespace kernel variable<text:bookmark-end text:name="__RefHeading__2449_2002668406"/></text:h>
      <text:p text:style-name="P53">A kernel variable that is scoped at the policy namespace level.</text:p>
      <text:h text:style-name="P285" text:outline-level="10"><text:bookmark-start text:name="__RefHeading__2451_2002668406"/>Profile kernel variable<text:bookmark-end text:name="__RefHeading__2451_2002668406"/></text:h>
      <text:p text:style-name="P53">A kernel variable that is scoped at the profile level.</text:p>
      <text:h text:style-name="P285" text:outline-level="10"><text:bookmark-start text:name="__RefHeading__2453_2002668406"/><text:span text:style-name="T99">Instance</text:span> kernel variable<text:bookmark-end text:name="__RefHeading__2453_2002668406"/></text:h>
      <text:p text:style-name="P53">A kernel variable that is scoped at the task/cred level.</text:p>
      <text:h text:style-name="P285" text:outline-level="10"><text:bookmark-start text:name="__RefHeading__2455_2002668406"/>Conditional variable<text:bookmark-end text:name="__RefHeading__2455_2002668406"/></text:h>
      <text:p text:style-name="P53">A variable that can be used in a conditional expression.</text:p>
      <text:h text:style-name="P285" text:outline-level="10"><text:bookmark-start text:name="__RefHeading__2457_2002668406"/><text:soft-page-break/>Matching variable<text:bookmark-end text:name="__RefHeading__2457_2002668406"/></text:h>
      <text:p text:style-name="P53">A variable that can be used in a pattern match.</text:p>
      <text:h text:style-name="P280" text:outline-level="10"><text:bookmark-start text:name="__RefHeading__2459_2002668406"/>Policy Compilation<text:bookmark-end text:name="__RefHeading__2459_2002668406"/></text:h>
      <text:p text:style-name="P59">The process of converting text based profiles into the binary state machines and permissions used to enforce policy.</text:p>
      <text:h text:style-name="P280" text:outline-level="10"><text:bookmark-start text:name="__RefHeading__2461_2002668406"/>Policy Cache<text:bookmark-end text:name="__RefHeading__2461_2002668406"/></text:h>
      <text:p text:style-name="P59">A cache of precompiled profiles that are used to speed up loading of policy on boot or policy reloads as long as there are no changes to the cached profiles. The policy cache is dependent on policy, compiler and kernel versions.</text:p>
      <text:h text:style-name="P275" text:outline-level="10"><text:bookmark-start text:name="__RefHeading__2463_2002668406"/>Permission Check<text:bookmark-end text:name="__RefHeading__2463_2002668406"/></text:h>
      <text:p text:style-name="P55">When a task wishes to access an object a permission check is done to determine whether the task has sufficient permissions under its current confinement. <text:s/>The permission check is done in multiple steps and can succeed or fail at any point.</text:p>
      <text:h text:style-name="P275" text:outline-level="10"><text:bookmark-start text:name="__RefHeading__2465_2002668406"/>Delegation<text:bookmark-end text:name="__RefHeading__2465_2002668406"/></text:h>
      <text:p text:style-name="P55">Delegation is the ability of a task to delegate some of its authority to another task confined by another profile. This allows a task to effectively expand the permissions of another task beyond what is allowed within its statically defined profile.</text:p>
      <text:h text:style-name="P275" text:outline-level="10"><text:bookmark-start text:name="__RefHeading__2467_2002668406"/>Implicit Delegation<text:bookmark-end text:name="__RefHeading__2467_2002668406"/></text:h>
      <text:p text:style-name="P55">Implicit <text:span text:style-name="T49">delegation </text:span>allows for a basic form of delegation <text:span text:style-name="T49">in which a set of objects can be automatically marked for delegation when accessed </text:span>without modifying an application. <text:s/>However it will not work for applications that pass information via access path.</text:p>
      <text:h text:style-name="P287" text:outline-level="10"><text:bookmark-start text:name="__RefHeading__2469_2002668406"/>Explicit Delegation<text:bookmark-end text:name="__RefHeading__2469_2002668406"/></text:h>
      <text:p text:style-name="P52">Explicit delegation allows a task to specify <text:span text:style-name="T78">which objects it wants pass to another task, out of the</text:span> objects it has access to <text:span text:style-name="T78">(within the constraints of the confining policy)</text:span>. This requires a task be modified to so that it can “identify” the objects that should be passed.</text:p>
      <text:h text:style-name="P287" text:outline-level="10"><text:bookmark-start text:name="__RefHeading__2471_2002668406"/>Explicit Object Delegation<text:bookmark-end text:name="__RefHeading__2471_2002668406"/></text:h>
      <text:p text:style-name="P52">Explicit object delegation allows a task to specify which open objects can be passed to another task/inherited.</text:p>
      <text:h text:style-name="P275" text:outline-level="10"><text:bookmark-start text:name="__RefHeading__2473_2002668406"/>Explicit <text:span text:style-name="T49">Rule </text:span>Delegation<text:bookmark-end text:name="__RefHeading__2473_2002668406"/></text:h>
      <text:p text:style-name="P55">Explicit <text:span text:style-name="T78">rule d</text:span>elegation allows a task to indicate an access <text:span text:style-name="T49">rule</text:span> that can be passed to another task. <text:s/><text:span text:style-name="T49">This allows extending the target policy so that it can access object that the delegator may not have </text:span><text:span text:style-name="T78">been able to </text:span><text:span text:style-name="T49">access (ie allows passing a path instead of an object).</text:span></text:p>
      <text:h text:style-name="P288" text:outline-level="10"><text:bookmark-start text:name="__RefHeading__2475_2002668406"/>Profile instance<text:bookmark-end text:name="__RefHeading__2475_2002668406"/></text:h>
      <text:p text:style-name="P67">A specific version of a profile, as profile can be changed by profile replacement, etc.</text:p>
      <text:h text:style-name="P288" text:outline-level="10"><text:bookmark-start text:name="__RefHeading__2477_2002668406"/>Derived profile<text:bookmark-end text:name="__RefHeading__2477_2002668406"/></text:h>
      <text:p text:style-name="P67">A profile that is derived from a base profile. This is usually used to refer to profile instances modified by delegation of stacking, but could also be applied to a modified profile loaded through profile replacement.</text:p>
      <text:h text:style-name="P275" text:outline-level="10"><text:bookmark-start text:name="__RefHeading__2479_2002668406"/>Context<text:bookmark-end text:name="__RefHeading__2479_2002668406"/></text:h>
      <text:p text:style-name="P55">A context is the full set of information used to mediate a given object. <text:s/>The context consists of a label and some <text:soft-page-break/>other information depending on the object in consideration, there are different contexts for different types of objects (task context, file contexts, …). <text:s/>The context is a kernel based view of mediation, and is only partially exposed in userspace through the api.</text:p>
      <text:h text:style-name="P275" text:outline-level="10"><text:bookmark-start text:name="__RefHeading__2481_2002668406"/>Security Identifier (secid)<text:bookmark-end text:name="__RefHeading__2481_2002668406"/></text:h>
      <text:p text:style-name="P55">The secid is a unique number that maps to a label. <text:s/>For explict labels the secid is a predefined value that is part of the label definition. <text:s/>For implicit labels the secid is dynamically defined when the label is encountered for the first time.</text:p>
      <text:p text:style-name="P55"/>
      <text:p text:style-name="P48"/>
      <text:p text:style-name="P48"/>
      <text:p text:style-name="P95"/>
      <text:p text:style-name="P64"/>
      <text:p text:style-name="P64">Extending AppArmor with with <text:span text:style-name="T63">Trusted processes</text:span></text:p>
      <text:p text:style-name="P73"/>
      <text:p text:style-name="P74">- X, Dbus</text:p>
      <text:p text:style-name="P74"/>
      <text:p text:style-name="P64"/>
      <text:p text:style-name="P64"/>
      <text:p text:style-name="P64">Extending Dbus to support AppArmor</text:p>
      <text:p text:style-name="P64"/>
      <text:p text:style-name="P64">Dbus is a userspace message bus that pretends to be object oriented, but in reality is just a structured message bus, with the bindings providing the object orientation.</text:p>
      <text:p text:style-name="P64"/>
      <text:p text:style-name="P64">Several fields as part of its addressing</text:p>
      <text:p text:style-name="P64">policy in userspace vs kernel</text:p>
      <text:p text:style-name="P64">messages go in and out of the kernel</text:p>
      <text:p text:style-name="P64">apparmor reletionship diagrams</text:p>
      <text:p text:style-name="P64"/>
      <text:p text:style-name="P68">dbus provides the id of the task</text:p>
      <text:p text:style-name="P68">- look up the task confinement</text:p>
      <text:p text:style-name="P65"><text:span text:style-name="T60"><text:s text:c="2"/></text:span><text:span text:style-name="T61">- if task goes a way get peer sock labeling (why use task first? Socket could have tainting on it, maybe we should use only)</text:span></text:p>
      <text:p text:style-name="P65"><text:span text:style-name="T60">- </text:span><text:span text:style-name="T61">do a permission check</text:span></text:p>
      <text:p text:style-name="P69"><text:tab/>- policy loaded into the kernel</text:p>
      <text:p text:style-name="P69"><text:tab/><text:tab/>- policy doesn't need to be in kernel but is there to provde a single point for policy lookup, and support AF_DBUS (kernel debus) if it happens</text:p>
      <text:p text:style-name="P69"><text:tab/>- userspace could send the check to the kernel, or sync against kernel policy and do check in userspace</text:p>
      <text:p text:style-name="P69"><text:tab/><text:tab/>- userspace check is more efficient, cache policy decisions in userspace</text:p>
      <text:p text:style-name="P69"><text:tab/><text:tab/>- matching message contents vs. address probably won't be done in kernel</text:p>
      <text:p text:style-name="P70">- do the operation</text:p>
      <text:p text:style-name="P70"/>
      <text:p text:style-name="P70">- dbus rules combine path access and label rules</text:p>
      <text:p text:style-name="P70"><text:tab/>- don't need to test label at other end if only one task can bind to a give address</text:p>
      <text:p text:style-name="P70"><text:tab/>- policy can be written as if the address is trusted, or untrusted by inserting a conditional label rule</text:p>
      <text:p text:style-name="P70"/>
      <text:p text:style-name="P70">dbus needs to be setup as a “trusted” app with a profile</text:p>
      <text:p text:style-name="P70">- apps are then given permission to talk to dbus in their profile, this does not grant them privilege to talk over the dbus</text:p>
      <text:p text:style-name="P70"><text:tab/>- the system bus, and session dbus can use different profiles (names), with the same basic contents, or the same profile (same profile is easiest)</text:p>
      <text:p text:style-name="P70">- app profiles need dbus rules to indicate who they can talk to, what interfaces they can use, what interfaces they can bind to</text:p>
      <text:p text:style-name="P70"><text:soft-page-break/><text:tab/>- these rules govern who/what can be comunicated with over the dbus</text:p>
      <text:p text:style-name="P70">- policy is not configured as part of the dbus config file, it is included as part of the profile</text:p>
      <text:p text:style-name="P70">- if a patched dbus is not used, dbus policy is ignored</text:p>
      <text:p text:style-name="P70"/>
      <text:p text:style-name="P71">- logging done to syslog</text:p>
      <text:p text:style-name="P71"/>
      <text:p text:style-name="P72">- delegation and dbus ?</text:p>
      <text:p text:style-name="P64"/>
      <text:p text:style-name="P64"/>
      <text:p text:style-name="P97">A dbus address consists of</text:p>
      <text:p text:style-name="Preformatted_20_Text">- socket/port that the task communicates with dbus over. <text:s text:c="2"/>We ignore this in the</text:p>
      <text:p text:style-name="Preformatted_20_Text"><text:s text:c="2"/>dbus portion of the policy, but it is mediated by the file rules.</text:p>
      <text:p text:style-name="Preformatted_20_Text">- connection/bus name. <text:s/>Basically each new connection get a unique name like</text:p>
      <text:p text:style-name="Preformatted_20_Text"><text:s text:c="3"/>:34-907</text:p>
      <text:p text:style-name="Preformatted_20_Text"><text:s text:c="2"/>but a connection can acquire (bind) to a well known name (you only do this if</text:p>
      <text:p text:style-name="Preformatted_20_Text"><text:s text:c="2"/>you are providing a service)</text:p>
      <text:p text:style-name="Preformatted_20_Text"><text:s text:c="3"/>com.acme.Foo</text:p>
      <text:p text:style-name="Preformatted_20_Text">- message/operation type. <text:s/>method_call, signal, aquire, method_return, error</text:p>
      <text:p text:style-name="Preformatted_20_Text">- object/path. <text:s/>Yet another name for the "object" being communicated with. <text:s/>They</text:p>
      <text:p text:style-name="Preformatted_20_Text"><text:s text:c="2"/>look like file paths.</text:p>
      <text:p text:style-name="Preformatted_20_Text"><text:s text:c="3"/>/com/acme/foo</text:p>
      <text:p text:style-name="Preformatted_20_Text">- interface. <text:s/>An object can support multiple interfaces, and message can specify</text:p>
      <text:p text:style-name="Preformatted_20_Text"><text:s text:c="2"/>which interface its intended for (this is only needed if two interface overlap).</text:p>
      <text:p text:style-name="Preformatted_20_Text"><text:s text:c="2"/>They look like connection/bus names</text:p>
      <text:p text:style-name="Preformatted_20_Text"><text:s text:c="3"/>com.acme.Foo</text:p>
      <text:p text:style-name="Preformatted_20_Text">- method. <text:s/>The name of method being called. <text:s/>They look like</text:p>
      <text:p text:style-name="Preformatted_20_Text"><text:s text:c="2"/>ListName</text:p>
      <text:p text:style-name="Preformatted_20_Text">- actual message pay load (we don't do anything with it currently)</text:p>
      <text:p text:style-name="Preformatted_20_Text"/>
      <text:p text:style-name="P96">And of course there are multiple buses (system and session).</text:p>
      <text:p text:style-name="P64"/>
      <text:p text:style-name="P64"/>
      <text:p text:style-name="P64"/>
      <text:p text:style-name="P70">X mediation</text:p>
      <text:p text:style-name="P70">- uses Xace hook infrastructure</text:p>
      <text:p text:style-name="P66"><text:span text:style-name="T61">- uses labeling of </text:span><text:span text:style-name="T62">structures based on task confinement</text:span></text:p>
      <text:p text:style-name="P71">- when a task sets up window structure, Xace grabs labeling of tasks</text:p>
      <text:p text:style-name="P71"><text:tab/>- when task labeling is unreliable, or unaviable use labeling on object</text:p>
      <text:p text:style-name="P71"><text:tab/>- use sock getpeersec when necessary</text:p>
      <text:p text:style-name="P71">- policy is based on label and capability</text:p>
      <text:p text:style-name="P71"><text:tab/>- check label is correct</text:p>
      <text:p text:style-name="P71">- check that capability (screen grab …) is in label capability</text:p>
      <text:p text:style-name="P71"/>
      <text:p text:style-name="P71">- logging done to syslog</text:p>
      <text:p text:style-name="P71">- setting window colors via tag that the WM can interpret and assign color/name info to</text:p>
      <text:p text:style-name="P71">- X should have its own loose profile so who can communicate with X separate from unconfined tasks can be controlled.</text:p>
      <text:p text:style-name="P71">- X rules are then used to mediate what can be done in X, and who can be communicated with over X ipc</text:p>
      <text:p text:style-name="P71"/>
      <text:p text:style-name="P72">- delegation and X objects</text:p>
      <text:p text:style-name="P72"/>
      <text:p text:style-name="P57">Notes/Outline</text:p>
      <text:p text:style-name="P88"/>
      <text:p text:style-name="P79">explicit label</text:p>
      <text:p text:style-name="P79"><text:soft-page-break/>- check label rule</text:p>
      <text:p text:style-name="P79">- check path rule if more specific</text:p>
      <text:p text:style-name="P79">implicit label</text:p>
      <text:p text:style-name="P79">- check label rule</text:p>
      <text:p text:style-name="P79">- check path rule if more specific, augment label if access granted</text:p>
      <text:p text:style-name="P79">invalid label</text:p>
      <text:p text:style-name="P79">- task: try to update, if can't use stale label. <text:s/>For each confined profile</text:p>
      <text:p text:style-name="P88"><text:span text:style-name="T74">- </text:span><text:span text:style-name="T75">subset test: use most recent version (name cmps and rcu off of replacedby if needed)</text:span></text:p>
      <text:p text:style-name="P79">invalid profile in label, not yet invalid itself</text:p>
      <text:p text:style-name="P80">- trigger subset matching similar to invalid label</text:p>
      <text:p text:style-name="P79">delegation in label</text:p>
      <text:p text:style-name="P80">- not stored on task context but object context</text:p>
      <text:p text:style-name="P80">- </text:p>
      <text:p text:style-name="P79">- doesn't actually change label, delegating a static label doesn't change it, neither should it for implicit</text:p>
      <text:p text:style-name="P80">- patch order, don't store perm indexes, just for relookup, storing indexes is a later patch</text:p>
      <text:p text:style-name="P80"/>
      <text:p text:style-name="P79">invalid label with name change</text:p>
      <text:p text:style-name="P80">- set flag indicating invalid and needs reordering</text:p>
      <text:p text:style-name="P79">revoked label</text:p>
      <text:p text:style-name="P80">- set flag indicating some perms have been revoked</text:p>
      <text:p text:style-name="P80"/>
      <text:p text:style-name="P88"/>
      <text:p text:style-name="P81">static explicit labels – are just profiles, when encountered they are looked up and linked to a profile, if no profile is found an auto-remove profile is created and put in the unconfined state.</text:p>
      <text:p text:style-name="P81">- static labels without rules == unconfined</text:p>
      <text:p text:style-name="P81">- no special namespace</text:p>
      <text:p text:style-name="P81">- any profile name can be written as a static label</text:p>
      <text:p text:style-name="P81"/>
      <text:p text:style-name="P81">How does stacking interact with explicit labels?</text:p>
      <text:p text:style-name="P82">- can't set unless all profiles in the stack (within a namespace) agree</text:p>
      <text:p text:style-name="P82">- can be compound but only if all profiles agree to write a label</text:p>
      <text:p text:style-name="P82"><text:s text:c="3"/>- if they don't it would change access perms</text:p>
      <text:p text:style-name="P82">- profiles in and of themselves aren't static so how do we mark a label as static and not a profile?</text:p>
      <text:p text:style-name="P88"><text:span text:style-name="T70"><text:s text:c="2"/>- can have a single/</text:span><text:span text:style-name="T71">multiple</text:span><text:span text:style-name="T70"> entry label, pointing to a profile</text:span></text:p>
      <text:p text:style-name="P88"><text:span text:style-name="T71">- </text:span><text:span text:style-name="T72">explicit labels take precedence</text:span></text:p>
      <text:p text:style-name="P83"><text:s text:c="2"/>- are the only part of a label considered for label rules, if no static full implicit is considered</text:p>
      <text:p text:style-name="P83"><text:s text:c="2"/>- can still cache profile accesses and delegation</text:p>
      <text:p text:style-name="P88"><text:span text:style-name="T72"><text:s text:c="2"/></text:span><text:span text:style-name="T73">- double walk on explicit label</text:span></text:p>
      <text:p text:style-name="P84"><text:s text:c="4"/>- check if label is subset, on explicit and the implicit</text:p>
      <text:p text:style-name="P84"><text:s text:c="4"/>- if that doesn't pass check label rules</text:p>
      <text:p text:style-name="P84"><text:s text:c="6"/>- label without path (so only disconnected) ??? Do we want these</text:p>
      <text:p text:style-name="P84"><text:s text:c="6"/>- label at path</text:p>
      <text:p text:style-name="P84"><text:s text:c="6"/>- any label, want these as often the rule would be</text:p>
      <text:p text:style-name="P84"><text:s text:c="10"/>label=foo <text:s/>rw,</text:p>
      <text:p text:style-name="P84"><text:s text:c="8"/>this also lets us short circuit and avoid a path lookup</text:p>
      <text:p text:style-name="P84">- need flag to say its an explicit label</text:p>
      <text:p text:style-name="P84"><text:s text:c="3"/>- should not be set on the “profile” label so it can be replaced, and the labels referencing it can still behave</text:p>
      <text:p text:style-name="P84"><text:s text:c="5"/>correctly</text:p>
      <text:p text:style-name="P88"><text:span text:style-name="T70"><text:s text:c="3"/></text:span><text:span text:style-name="T73">- </text:span></text:p>
      <text:p text:style-name="P84"/>
      <text:p text:style-name="P85">- how does explicit label affect attachment?</text:p>
      <text:p text:style-name="P85"><text:s text:c="2"/>- specific label overrides</text:p>
      <text:p text:style-name="P85"><text:s text:c="2"/>- this affects which labels are checked in task checks</text:p>
      <text:p text:style-name="P88"><text:soft-page-break/></text:p>
      <text:p text:style-name="P86">- overlapping path perm bit to let label rules know there is a more specific path rule that overrides, can drop for overlapping reads, but could provide deny, audit, more specific write</text:p>
      <text:p text:style-name="P88"/>
      <text:p text:style-name="P88"/>
      <text:p text:style-name="P58">separate out design consideratio exposition (different choices etc to different section of document)</text:p>
      <text:p text:style-name="P58"/>
      <text:p text:style-name="P88">Multiple documents</text:p>
      <text:list xml:id="list3015414189546540401" text:style-name="L18">
        <text:list-item>
          <text:p text:style-name="P124">Over view document discussion policy, labeling etc</text:p>
        </text:list-item>
        <text:list-item>
          <text:p text:style-name="P124">technical documents discussing details</text:p>
          <text:list>
            <text:list-item>
              <text:p text:style-name="P124">document on deriving labels from paths</text:p>
            </text:list-item>
            <text:list-item>
              <text:p text:style-name="P124">aliases</text:p>
            </text:list-item>
            <text:list-item>
              <text:p text:style-name="P124">access path and permission layouts</text:p>
            </text:list-item>
            <text:list-item>
              <text:p text:style-name="P124"/>
            </text:list-item>
          </text:list>
        </text:list-item>
      </text:list>
      <text:p text:style-name="P88"/>
      <text:p text:style-name="P88">Hrmm dealing with which profiles could apply to a file based on namespacing could be an issue. <text:s/>It will require at least a partially incremental build</text:p>
      <text:p text:style-name="P88"/>
      <text:p text:style-name="P88"/>
      <text:p text:style-name="P46">Hrmm this needs to be presented at different level</text:p>
      <text:p text:style-name="P46">- A global overview, profile, namespace, object, task, context, stack, delegation, permission check</text:p>
      <text:p text:style-name="P46"/>
      <text:p text:style-name="P46">A more specific view of the profile and attachment, delegation etc</text:p>
      <text:p text:style-name="P46"/>
      <text:p text:style-name="P46">Introduction</text:p>
      <text:p text:style-name="P46">unconfined/confined</text:p>
      <text:p text:style-name="P46">Profile</text:p>
      <text:p text:style-name="P46">- Simple example</text:p>
      <text:p text:style-name="P46">globbing/re</text:p>
      <text:p text:style-name="P46">attachment</text:p>
      <text:p text:style-name="P46">- globbing in profiles</text:p>
      <text:p text:style-name="P46">Default profile</text:p>
      <text:p text:style-name="P46">labeling</text:p>
      <text:p text:style-name="P46">Namespaces</text:p>
      <text:p text:style-name="P46"/>
      <text:p text:style-name="P46"/>
      <text:p text:style-name="P46">Policy composition</text:p>
      <text:p text:style-name="P46">- stacking</text:p>
      <text:p text:style-name="P46">- delegation</text:p>
      <text:p text:style-name="P46"><text:s text:c="2"/>- explicit delegation</text:p>
      <text:p text:style-name="P46"><text:s text:c="2"/>- implicit</text:p>
      <text:p text:style-name="P46"><text:s text:c="2"/>- object /rule</text:p>
      <text:p text:style-name="P46">- Interaction of Stacking and Delegation</text:p>
      <text:p text:style-name="P46"/>
      <text:p text:style-name="P47">Under the hood – labeling</text:p>
      <text:p text:style-name="P47">- explicit labeling</text:p>
      <text:p text:style-name="P47">- implicit labeling</text:p>
      <text:p text:style-name="P47"><text:s text:c="2"/>- lazy evaluation</text:p>
      <text:p text:style-name="P47"><text:s text:c="2"/>- profile not enough, dfa state, permission</text:p>
      <text:p text:style-name="P47">- <text:s/>object vs. handle labeling</text:p>
      <text:p text:style-name="P47">- namespaces</text:p>
      <text:p text:style-name="P47">- stacking</text:p>
      <text:p text:style-name="P47">- delegation</text:p>
      <text:p text:style-name="P47"><text:soft-page-break/>- putting it all together</text:p>
      <text:p text:style-name="P88"/>
      <text:p text:style-name="P47">Aliasing and Namespaces</text:p>
      <text:p text:style-name="P47"/>
      <text:p text:style-name="P57">Misc Discussions, where to put them?</text:p>
      <text:p text:style-name="P57"/>
      <text:p text:style-name="P50">Alternative strategies to explicit labeling</text:p>
      <text:p text:style-name="P50"/>
      <text:p text:style-name="P51">update profiles with stacking like information, could be single global list with conditional rules, save off and update at next load. <text:s/>Maybe write it from an exploring options pov instead of alternative stategies</text:p>
      <text:p text:style-name="P50"/>
      <text:p text:style-name="P50">Explicit labeling has its disadvantages in that information must be stored on disk, which might not always be possible because of the filesystem or tools in use. There are two strategies that can be used to avoid the use</text:p>
      <text:p text:style-name="P50">of explicit labels.</text:p>
      <text:p text:style-name="P50"/>
      <text:p text:style-name="P50">Segregation: force apps to only write to an exclusive location or at least a location that can be treated the same by implicit labeling.</text:p>
      <text:p text:style-name="P50"/>
      <text:p text:style-name="P50">Overlay: create a filesystem overlay that can store an application writes to a separate location but that appears to the application to have standard filesystem access. <text:s/>How does this work in with domain transitions??? Generally you don't want to transition domains unless you can also transition overlay.</text:p>
      <text:p text:style-name="P57"/>
      <text:p text:style-name="P47"/>
      <text:p text:style-name="P47"/>
      <text:p text:style-name="P88">On changing Implicit labels and orthogonality to explicit labeling</text:p>
      <text:p text:style-name="P88"/>
      <text:p text:style-name="P88">When an object (file, …) <text:s/>is moved/renamed, given an alias (hard link, bind mount, ..) this may change the implicit label on the object. <text:s/>This happens regardless of whether an object is just renamed within a file system, or the rename is a copy across to different filesystems. <text:s/>The labeling of a file will be consistent regardless of whether it has been renamed or the contents have been read, and then written to a new location.</text:p>
      <text:p text:style-name="P88"/>
      <text:p text:style-name="P88">This is in contrast to an explicit labeling system may keep the label on a file the same for a rename, but if its contents are read and written to the same location as what the rename would have been a different label if chosen based of the domain of the task doing the copying.</text:p>
      <text:p text:style-name="P88"/>
      <text:p text:style-name="P88">These properties are orthogonal, for implicit labeling to keep the label in the case of the rename, it needs to recognize a rename is happening, and modify the policy rules that provide the resultant label. <text:s/>For an explicit labeling system to ensure that the labeling at the target is always consistent it needs to have rule to recognize the change and adjust it.</text:p>
      <text:p text:style-name="P88"/>
      <text:p text:style-name="P88">In practice both properties have there uses dependent on the resource being accessed, and the type of policy being enforced. <text:s/>To achieve this AppArmor uses a hybrid system with both implicit and explicit labeling, which is more efficient than updating the policy dynamically. <text:s/>The type of policy will determine what type of labeling is dominant. <text:s/>While the AppArmor profile language favors implicit labeling, it would be possible to use an alternate language and compile it into an apparmor policy usable by the enforcement engine.</text:p>
      <text:p text:style-name="P88"/>
      <text:p text:style-name="P47"/>
      <text:p text:style-name="P47"/>
      <text:p text:style-name="P47"/>
      <text:p text:style-name="P51">Shared write locations when data labeling should be unique</text:p>
      <text:p text:style-name="P51"/>
      <text:p text:style-name="P49">Implicit labeling provides a default labeling for all the files in the system. It works well when the set of files being mediated has known properties and locations, however it is less effective when a files labeling needs to be <text:soft-page-break/>modified in response to an confined applications actions.</text:p>
      <text:p text:style-name="P49"/>
      <text:p text:style-name="P49">For security purposes file labeling may need to be modified beyond the default labeling when a confined application writes a file to a shared location. If the location is not shared then no special labeling is needed because a single profile encompasses all possible interactions, and if a file is not written/updated by application it can not change the file in a way that the labeling would need to be changed.</text:p>
      <text:p text:style-name="P49"/>
      <text:p text:style-name="P93"><text:span text:style-name="T40">To handle the cases where there is a shared location </text:span><text:span text:style-name="T41">(/tmp, users home) </text:span><text:span text:style-name="T40">where the data written by one application </text:span><text:span text:style-name="T41">but </text:span><text:span text:style-name="T40">should not be able to be read/written by another application apparmor uses explicit labeling. An explicit label is a named label written to disk as part of the file object (using the security xattr field).</text:span></text:p>
      <text:p text:style-name="P49"/>
      <text:p text:style-name="P50">An explicit label on a file takes precedence over implicit labels, so that even if another profile has rules stating it can access a file at that location it can not unless it can access a file with that label.</text:p>
      <text:p text:style-name="P50"/>
      <text:p text:style-name="P50"/>
      <text:p text:style-name="P50">Accessing labeled objects</text:p>
      <text:p text:style-name="P50">setting labels</text:p>
      <text:p text:style-name="P50">file move/rename – label changes done by kernel (keeping label, adding label, dropping label, changing label)</text:p>
      <text:p text:style-name="P50"/>
      <text:p text:style-name="P47"/>
      <text:p text:style-name="P44">How to provide global rules</text:p>
      <text:p text:style-name="P44">- write them in an include.</text:p>
      <text:p text:style-name="P44">- need to discuss default profile, with unconfined</text:p>
      <text:p text:style-name="P45">- hrmm need a separate doc discussing how to best author policy</text:p>
      <text:p text:style-name="P45"/>
      <text:p text:style-name="P62">Docs needed</text:p>
      <text:p text:style-name="P62">- policy author guide – guide to writing policy, things to do and watch for</text:p>
      <text:p text:style-name="P62">- core policy reference manual</text:p>
      <text:p text:style-name="P62">- apparmor policy internals (this doc)</text:p>
      <text:p text:style-name="P62">- techdoc – variables</text:p>
      <text:p text:style-name="P62">- techdoc – policy layout</text:p>
      <text:p text:style-name="P62">- techdoc – extending apparmor for <text:span text:style-name="T64">trusted userspace daemons (</text:span>dbus, <text:span text:style-name="T64">Xace)</text:span> mediation</text:p>
      <text:p text:style-name="P62"/>
      <text:p text:style-name="P62"/>
      <text:p text:style-name="P62"/>
      <text:p text:style-name="P75">implicit <text:span text:style-name="T69">(implied, derived) </text:span>label – a label that is implicit in the set of rules, and thus does not need to be written out. It is more dynamic and changeable than an explicit label.</text:p>
      <text:p text:style-name="P75">There are three ways to do implicit labels</text:p>
      <text:p text:style-name="P75">- eager static: compute as profiles are loaded.</text:p>
      <text:p text:style-name="P75"><text:s text:c="2"/>- Requires updating existing objects</text:p>
      <text:p text:style-name="P75"><text:s text:c="2"/>- Requires mass relabel on dir move</text:p>
      <text:p text:style-name="P75">- eager dynamic (compromise between eager and lazy): compute complete label at access</text:p>
      <text:p text:style-name="P75"><text:s text:c="2"/>- don't relabel objects on new profile loads</text:p>
      <text:p text:style-name="P75"><text:s text:c="2"/>- don't do mass relabel on dir, … moves</text:p>
      <text:p text:style-name="P75"><text:s text:c="2"/>- use revalidation</text:p>
      <text:p text:style-name="P75">- lazy: compute label as profile accesses object.</text:p>
      <text:p text:style-name="P75"><text:s text:c="2"/>- More dynamic can result in partial implicit labels</text:p>
      <text:p text:style-name="P75"><text:s text:c="2"/>- use revalidation (relookup path, and find access).</text:p>
      <text:p text:style-name="P75"/>
      <text:p text:style-name="P75">This means all objects can be considered labeled, and label rules should work with them.</text:p>
      <text:p text:style-name="P75">- a missing label rule means use the implicit label</text:p>
      <text:p text:style-name="P75"/>
      <text:p text:style-name="P75">An implicit label is the intersection of profiles and permissions. <text:s/>We do not need to store the permissions because <text:soft-page-break/>they are implicit in the rule. <text:s/>So only the set of profiles is needed. Permissions can be “cached” to avoid having to relookup the access path (avoid disconnected paths), but should not be written to disk.</text:p>
      <text:p text:style-name="P75"/>
      <text:p text:style-name="P76">Implicit labels start based on the task “labeling” the handle, and maybe others from a set of labels the initial lookup is applied against.</text:p>
      <text:p text:style-name="P76"/>
      <text:p text:style-name="P76"/>
      <text:p text:style-name="P75">There needs to be an explicit labeling that is equal to the implicit label.</text:p>
      <text:p text:style-name="P75"><text:s text:c="2"/>label=implied</text:p>
      <text:p text:style-name="P75"/>
      <text:p text:style-name="P75">There needs to be an explicit labeling that is equal to the task</text:p>
      <text:p text:style-name="P75"><text:s text:c="2"/>label=task</text:p>
      <text:p text:style-name="P75"><text:s text:c="2"/>label=inherit</text:p>
      <text:p text:style-name="P75"><text:s text:c="2"/>label</text:p>
      <text:p text:style-name="P75"/>
      <text:p text:style-name="P75">There needs to be a generic label rule that covers implicit and explicit</text:p>
      <text:p text:style-name="P75"><text:s text:c="2"/>label=**</text:p>
      <text:p text:style-name="P75"/>
      <text:p text:style-name="P62"><text:span text:style-name="T65">How do label rules play into matching implicit labels, since implicit labels maybe stale or </text:span><text:span text:style-name="T66">partial</text:span></text:p>
      <text:p text:style-name="P76"/>
      <text:p text:style-name="P76">How do<text:span text:style-name="T68">es</text:span> handle labeling differ from object labeling?</text:p>
      <text:p text:style-name="P76">- the handle label may be stale this is how we localize stale labels</text:p>
      <text:p text:style-name="P76">- the handle provides access to objects that are no longer accessible via natural lookup unless revocation is used</text:p>
      <text:p text:style-name="P76"/>
      <text:p text:style-name="P76">Explicit labels are only created if a special label permission is used. What should that permission be?</text:p>
      <text:p text:style-name="P76">- should be able to specify a label or take that tasks label, use a variable, ..</text:p>
      <text:p text:style-name="P76"/>
      <text:p text:style-name="P76">Information flow and labels?</text:p>
      <text:p text:style-name="P76">- write end of a socket “labels” the packet</text:p>
      <text:p text:style-name="P62"><text:span text:style-name="T66">- read end, uses supplied label, </text:span><text:span text:style-name="T67">get_peersec</text:span><text:span text:style-name="T66"> or applies rules to label a packet</text:span></text:p>
      <text:p text:style-name="P77">- socket label becomes proxy for task. <text:s/>How does this work for explicit label?</text:p>
      <text:p text:style-name="P77"><text:s text:c="2"/>- get implicit and explit label?</text:p>
      <text:p text:style-name="P77"/>
      <text:p text:style-name="P78">Do we ever store permission as part of explict label derived from task type? <text:s/>No setting a label makes it no longer implicit.</text:p>
      <text:p text:style-name="P78"/>
      <text:p text:style-name="P78">The move/rename of a file does not result in loosing access to an object (there is no revocation of existing handles) but it is sufficient to stop new lookups. <text:s/>If revocation of object access is needed then profile revocation needs to be done.</text:p>
      <text:p text:style-name="P78"/>
      <text:h text:style-name="P273" text:outline-level="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Fine_20_Dashed" draw:display-name="Fine Dashed" draw:style="rect" draw:dots1="1" draw:dots1-length="0.1134in" draw:dots2="1" draw:dots2-length="0.1134in" draw:distance="0.113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Johansen</meta:initial-creator>
    <meta:creation-date>2011-11-18T14:24:29</meta:creation-date>
    <dc:date>2013-05-02T10:42:05</dc:date>
    <dc:creator>John Johansen</dc:creator>
    <meta:editing-duration>P37DT22H7M16S</meta:editing-duration>
    <meta:editing-cycles>182</meta:editing-cycles>
    <meta:generator>LibreOffice/4.0.2.2$Linux_X86_64 LibreOffice_project/400m0$Build-2</meta:generator>
    <meta:printed-by>John Johansen</meta:printed-by>
    <meta:print-date>2013-04-19T22:27:41</meta:print-date>
    <meta:document-statistic meta:table-count="1" meta:image-count="0" meta:object-count="0" meta:page-count="46" meta:paragraph-count="849" meta:word-count="12491" meta:character-count="73006" meta:non-whitespace-character-count="61147"/>
  </office:meta>
</office:document-meta>
</file>

<file path=VersionList.xml><?xml version="1.0" encoding="utf-8"?>
<VL:version-list xmlns:dc="http://purl.org/dc/elements/1.1/" xmlns:VL="http://openoffice.org/2001/versions-list">
  <VL:version-entry VL:title="Version1" VL:comment="john's version" VL:creator="Jamie Strandboge" dc:date-time="2013-04-30T23:57:45"/>
  <VL:version-entry VL:title="Version2" VL:comment="jdstrand0.1" VL:creator="Jamie Strandboge" dc:date-time="2013-05-01T14:13:14"/>
  <VL:version-entry VL:title="Version3" VL:comment="updates from jamies notes&#10;" VL:creator="John Johansen" dc:date-time="2013-05-02T09:26:09"/>
  <VL:version-entry VL:title="Version4" VL:comment="Merge in Advanced discussion" VL:creator="John Johansen" dc:date-time="2013-05-02T10:14:00"/>
  <VL:version-entry VL:title="Version5" VL:comment="Make style formatting consistent" VL:creator="John Johansen" dc:date-time="2013-05-02T10:42:06"/>
</VL:version-list>
</file>